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25in" style:rel-column-width="11829*"/>
    </style:style>
    <style:style style:name="Table3.B" style:family="table-column">
      <style:table-column-properties style:column-width="1.125in" style:rel-column-width="10646*"/>
    </style:style>
    <style:style style:name="Table3.C" style:family="table-column">
      <style:table-column-properties style:column-width="4.55in" style:rel-column-width="43060*"/>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0.6333in" style:rel-column-width="5993*"/>
    </style:style>
    <style:style style:name="Table4.B" style:family="table-column">
      <style:table-column-properties style:column-width="0.8042in" style:rel-column-width="7610*"/>
    </style:style>
    <style:style style:name="Table4.C" style:family="table-column">
      <style:table-column-properties style:column-width="0.6875in" style:rel-column-width="6506*"/>
    </style:style>
    <style:style style:name="Table4.D" style:family="table-column">
      <style:table-column-properties style:column-width="0.625in" style:rel-column-width="5914*"/>
    </style:style>
    <style:style style:name="Table4.E" style:family="table-column">
      <style:table-column-properties style:column-width="4.175in" style:rel-column-width="39512*"/>
    </style:style>
    <style:style style:name="Table4.A1" style:family="table-cell">
      <style:table-cell-properties style:vertical-align="middle" fo:padding="0in" fo:border="none" style:writing-mode="page"/>
    </style:style>
    <style:style style:name="Table4.A2" style:family="table-cell">
      <style:table-cell-properties fo:padding="0in" fo:border="none" style:writing-mode="page"/>
    </style:style>
    <style:style style:name="Table4.B2" style:family="table-cell">
      <style:table-cell-properties fo:padding="0in" fo:border="none" style:writing-mode="page"/>
    </style:style>
    <style:style style:name="Table4.C2" style:family="table-cell">
      <style:table-cell-properties fo:padding="0in" fo:border="none" style:writing-mode="page"/>
    </style:style>
    <style:style style:name="Table4.D2" style:family="table-cell">
      <style:table-cell-properties fo:padding="0in" fo:border="none" style:writing-mode="page"/>
    </style:style>
    <style:style style:name="Table4.E2" style:family="table-cell">
      <style:table-cell-properties fo:padding="0in" fo:border="none" style:writing-mode="page"/>
    </style:style>
    <style:style style:name="Table4.A3" style:family="table-cell">
      <style:table-cell-properties fo:padding="0in" fo:border="none" style:writing-mode="page"/>
    </style:style>
    <style:style style:name="Table4.B3" style:family="table-cell">
      <style:table-cell-properties fo:padding="0in" fo:border="none" style:writing-mode="page"/>
    </style:style>
    <style:style style:name="Table4.C3" style:family="table-cell">
      <style:table-cell-properties fo:padding="0in" fo:border="none" style:writing-mode="page"/>
    </style:style>
    <style:style style:name="Table4.D3" style:family="table-cell">
      <style:table-cell-properties fo:padding="0in" fo:border="none" style:writing-mode="page"/>
    </style:style>
    <style:style style:name="Table4.E3" style:family="table-cell">
      <style:table-cell-properties fo:padding="0in" fo:border="none" style:writing-mode="page"/>
    </style:style>
    <style:style style:name="Table4.A4" style:family="table-cell">
      <style:table-cell-properties fo:padding="0in" fo:border="none" style:writing-mode="page"/>
    </style:style>
    <style:style style:name="Table4.B4" style:family="table-cell">
      <style:table-cell-properties fo:padding="0in" fo:border="none" style:writing-mode="page"/>
    </style:style>
    <style:style style:name="Table4.C4" style:family="table-cell">
      <style:table-cell-properties fo:padding="0in" fo:border="none" style:writing-mode="page"/>
    </style:style>
    <style:style style:name="Table4.D4" style:family="table-cell">
      <style:table-cell-properties fo:padding="0in" fo:border="none" style:writing-mode="page"/>
    </style:style>
    <style:style style:name="Table4.E4" style:family="table-cell">
      <style:table-cell-properties fo:padding="0in" fo:border="none" style:writing-mode="page"/>
    </style:style>
    <style:style style:name="Table4.A5" style:family="table-cell">
      <style:table-cell-properties fo:padding="0in" fo:border="none" style:writing-mode="page"/>
    </style:style>
    <style:style style:name="Table4.B5" style:family="table-cell">
      <style:table-cell-properties fo:padding="0in" fo:border="none" style:writing-mode="page"/>
    </style:style>
    <style:style style:name="Table4.C5" style:family="table-cell">
      <style:table-cell-properties fo:padding="0in" fo:border="none" style:writing-mode="page"/>
    </style:style>
    <style:style style:name="Table4.D5" style:family="table-cell">
      <style:table-cell-properties fo:padding="0in" fo:border="none" style:writing-mode="page"/>
    </style:style>
    <style:style style:name="Table4.E5" style:family="table-cell">
      <style:table-cell-properties fo:padding="0in" fo:border="none" style:writing-mode="page"/>
    </style:style>
    <style:style style:name="Table4.A6" style:family="table-cell">
      <style:table-cell-properties fo:padding="0in" fo:border="none" style:writing-mode="page"/>
    </style:style>
    <style:style style:name="Table4.B6" style:family="table-cell">
      <style:table-cell-properties fo:padding="0in" fo:border="none" style:writing-mode="page"/>
    </style:style>
    <style:style style:name="Table4.C6" style:family="table-cell">
      <style:table-cell-properties fo:padding="0in" fo:border="none" style:writing-mode="page"/>
    </style:style>
    <style:style style:name="Table4.D6" style:family="table-cell">
      <style:table-cell-properties fo:padding="0in" fo:border="none" style:writing-mode="page"/>
    </style:style>
    <style:style style:name="Table4.E6" style:family="table-cell">
      <style:table-cell-properties fo:padding="0in" fo:border="none" style:writing-mode="page"/>
    </style:style>
    <style:style style:name="Table4.A7" style:family="table-cell">
      <style:table-cell-properties fo:padding="0in" fo:border="none" style:writing-mode="page"/>
    </style:style>
    <style:style style:name="Table4.B7" style:family="table-cell">
      <style:table-cell-properties fo:padding="0in" fo:border="none" style:writing-mode="page"/>
    </style:style>
    <style:style style:name="Table4.C7" style:family="table-cell">
      <style:table-cell-properties fo:padding="0in" fo:border="none" style:writing-mode="page"/>
    </style:style>
    <style:style style:name="Table4.D7" style:family="table-cell">
      <style:table-cell-properties fo:padding="0in" fo:border="none" style:writing-mode="page"/>
    </style:style>
    <style:style style:name="Table4.E7" style:family="table-cell">
      <style:table-cell-properties fo:padding="0in" fo:border="none" style:writing-mode="page"/>
    </style:style>
    <style:style style:name="Table4.A8" style:family="table-cell">
      <style:table-cell-properties fo:padding="0in" fo:border="none" style:writing-mode="page"/>
    </style:style>
    <style:style style:name="Table4.B8" style:family="table-cell">
      <style:table-cell-properties fo:padding="0in" fo:border="none" style:writing-mode="page"/>
    </style:style>
    <style:style style:name="Table4.C8" style:family="table-cell">
      <style:table-cell-properties fo:padding="0in" fo:border="none" style:writing-mode="page"/>
    </style:style>
    <style:style style:name="Table4.D8" style:family="table-cell">
      <style:table-cell-properties fo:padding="0in" fo:border="none" style:writing-mode="page"/>
    </style:style>
    <style:style style:name="Table4.E8"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799in" style:rel-column-width="6433*"/>
    </style:style>
    <style:style style:name="Table18.B" style:family="table-column">
      <style:table-column-properties style:column-width="0.666in" style:rel-column-width="6302*"/>
    </style:style>
    <style:style style:name="Table18.C" style:family="table-column">
      <style:table-column-properties style:column-width="5.5792in" style:rel-column-width="52800*"/>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875in" style:rel-column-width="11237*"/>
    </style:style>
    <style:style style:name="Table8.B" style:family="table-column">
      <style:table-column-properties style:column-width="5.7375in" style:rel-column-width="54298*"/>
    </style:style>
    <style:style style:name="Table8.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0.8243in" style:rel-column-width="7800*"/>
    </style:style>
    <style:style style:name="Table12.B" style:family="table-column">
      <style:table-column-properties style:column-width="0.8632in" style:rel-column-width="8168*"/>
    </style:style>
    <style:style style:name="Table12.C" style:family="table-column">
      <style:table-column-properties style:column-width="5.2375in" style:rel-column-width="49567*"/>
    </style:style>
    <style:style style:name="Table12.A1" style:family="table-cell">
      <style:table-cell-properties fo:padding="0in" fo:border="none" style:writing-mode="page"/>
    </style:style>
    <style:style style:name="Table12.A2" style:family="table-cell">
      <style:table-cell-properties style:vertical-align="middle" fo:padding="0in" fo:border="none" style:writing-mode="page"/>
    </style:style>
    <style:style style:name="Table7" style:family="table">
      <style:table-properties style:width="6.925in" table:align="margins"/>
    </style:style>
    <style:style style:name="Table7.A" style:family="table-column">
      <style:table-column-properties style:column-width="0.8257in" style:rel-column-width="7813*"/>
    </style:style>
    <style:style style:name="Table7.D" style:family="table-column">
      <style:table-column-properties style:column-width="4.4479in" style:rel-column-width="42096*"/>
    </style:style>
    <style:style style:name="Table7.A1" style:family="table-cell">
      <style:table-cell-properties fo:padding="0in" fo:border="none" style:writing-mode="page"/>
    </style:style>
    <style:style style:name="Table7.A2" style:family="table-cell">
      <style:table-cell-properties style:vertical-align="middle" fo:padding="0in" fo:border="none" style:writing-mode="page"/>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1.3847in" style:rel-column-width="13107*"/>
    </style:style>
    <style:style style:name="Table14.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1.1875in" style:rel-column-width="11237*"/>
    </style:style>
    <style:style style:name="Table6.B" style:family="table-column">
      <style:table-column-properties style:column-width="5.7375in" style:rel-column-width="54298*"/>
    </style:style>
    <style:style style:name="Table6.A1" style:family="table-cell">
      <style:table-cell-properties fo:padding="0in" fo:border="none" style:writing-mode="page"/>
    </style:style>
    <style:style style:name="Table29" style:family="table">
      <style:table-properties style:width="6.925in" table:align="margins" fo:background-color="transparent">
        <style:background-image/>
      </style:table-properties>
    </style:style>
    <style:style style:name="Table29.A" style:family="table-column">
      <style:table-column-properties style:column-width="1.3847in" style:rel-column-width="13107*"/>
    </style:style>
    <style:style style:name="Table29.A1" style:family="table-cell">
      <style:table-cell-properties fo:padding="0in" fo:border="none" style:writing-mode="page"/>
    </style:style>
    <style:style style:name="Table29.5" style:family="table-row">
      <style:table-row-properties fo:background-color="transparent">
        <style:background-image/>
      </style:table-row-properties>
    </style:style>
    <style:style style:name="Table29.C5" style:family="table-cell">
      <style:table-cell-properties fo:background-color="#cccccc" fo:padding="0in" fo:border="none" style:writing-mode="page">
        <style:background-image/>
      </style:table-cell-properties>
    </style:style>
    <style:style style:name="Table29.B6" style:family="table-cell">
      <style:table-cell-properties style:vertical-align="middle" fo:padding="0in" fo:border="none" style:writing-mode="page"/>
    </style:style>
    <style:style style:name="Table30" style:family="table">
      <style:table-properties style:width="6.925in" table:align="margins"/>
    </style:style>
    <style:style style:name="Table30.A" style:family="table-column">
      <style:table-column-properties style:column-width="0.6924in" style:rel-column-width="6552*"/>
    </style:style>
    <style:style style:name="Table30.C" style:family="table-column">
      <style:table-column-properties style:column-width="1.3847in" style:rel-column-width="13104*"/>
    </style:style>
    <style:style style:name="Table30.D" style:family="table-column">
      <style:table-column-properties style:column-width="0.7931in" style:rel-column-width="7505*"/>
    </style:style>
    <style:style style:name="Table30.E" style:family="table-column">
      <style:table-column-properties style:column-width="0.5625in" style:rel-column-width="5323*"/>
    </style:style>
    <style:style style:name="Table30.F" style:family="table-column">
      <style:table-column-properties style:column-width="2.8in" style:rel-column-width="26499*"/>
    </style:style>
    <style:style style:name="Table30.A1" style:family="table-cell">
      <style:table-cell-properties fo:padding="0in" fo:border="none" style:writing-mode="page"/>
    </style:style>
    <style:style style:name="Table30.E1" style:family="table-cell">
      <style:table-cell-properties style:vertical-align="middle" fo:padding="0in" fo:border="none" style:writing-mode="page"/>
    </style:style>
    <style:style style:name="Table31" style:family="table">
      <style:table-properties style:width="6.925in" table:align="margins"/>
    </style:style>
    <style:style style:name="Table31.A" style:family="table-column">
      <style:table-column-properties style:column-width="1.375in" style:rel-column-width="13012*"/>
    </style:style>
    <style:style style:name="Table31.B" style:family="table-column">
      <style:table-column-properties style:column-width="5.55in" style:rel-column-width="52523*"/>
    </style:style>
    <style:style style:name="Table31.A1" style:family="table-cell">
      <style:table-cell-properties fo:padding="0in" fo:border="none" style:writing-mode="page"/>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0.216in" style:rel-column-width="2047*"/>
    </style:style>
    <style:style style:name="Table1.f" style:family="table-column">
      <style:table-column-properties style:column-width="0.2194in" style:rel-column-width="2078*"/>
    </style:style>
    <style:style style:name="Table1.1" style:family="table-row">
      <style:table-row-properties fo:background-color="transparent">
        <style:background-image/>
      </style:table-row-properties>
    </style:style>
    <style:style style:name="Table1.A1" style:family="table-cell">
      <style:table-cell-properties fo:background-color="#b2b2b2" fo:padding="0in" fo:border="none" style:writing-mode="page">
        <style:background-image/>
      </style:table-cell-properties>
    </style:style>
    <style:style style:name="Table1.Q1" style:family="table-cell">
      <style:table-cell-properties fo:padding="0in" fo:border="none" style:writing-mode="page"/>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D2" style:family="table-cell">
      <style:table-cell-properties fo:padding="0in" fo:border="none" style:writing-mode="page"/>
    </style:style>
    <style:style style:name="Table1.E2" style:family="table-cell">
      <style:table-cell-properties fo:padding="0in" fo:border="none" style:writing-mode="page"/>
    </style:style>
    <style:style style:name="Table1.F2" style:family="table-cell">
      <style:table-cell-properties fo:padding="0in" fo:border="none" style:writing-mode="page"/>
    </style:style>
    <style:style style:name="Table1.G2" style:family="table-cell">
      <style:table-cell-properties fo:padding="0in" fo:border="none" style:writing-mode="page"/>
    </style:style>
    <style:style style:name="Table1.H2" style:family="table-cell">
      <style:table-cell-properties fo:padding="0in" fo:border="none" style:writing-mode="page"/>
    </style:style>
    <style:style style:name="Table1.I2" style:family="table-cell">
      <style:table-cell-properties fo:padding="0in" fo:border="none" style:writing-mode="page"/>
    </style:style>
    <style:style style:name="Table1.J2" style:family="table-cell">
      <style:table-cell-properties fo:padding="0in" fo:border="none" style:writing-mode="page"/>
    </style:style>
    <style:style style:name="Table1.K2" style:family="table-cell">
      <style:table-cell-properties fo:padding="0in" fo:border="none" style:writing-mode="page"/>
    </style:style>
    <style:style style:name="Table1.L2" style:family="table-cell">
      <style:table-cell-properties fo:padding="0in" fo:border="none" style:writing-mode="page"/>
    </style:style>
    <style:style style:name="Table1.M2" style:family="table-cell">
      <style:table-cell-properties fo:padding="0in" fo:border="none" style:writing-mode="page"/>
    </style:style>
    <style:style style:name="Table1.N2" style:family="table-cell">
      <style:table-cell-properties fo:padding="0in" fo:border="none" style:writing-mode="page"/>
    </style:style>
    <style:style style:name="Table1.O2" style:family="table-cell">
      <style:table-cell-properties fo:padding="0in" fo:border="none" style:writing-mode="page"/>
    </style:style>
    <style:style style:name="Table1.P2" style:family="table-cell">
      <style:table-cell-properties fo:padding="0in" fo:border="none" style:writing-mode="page"/>
    </style:style>
    <style:style style:name="Table1.Q2" style:family="table-cell">
      <style:table-cell-properties fo:padding="0in" fo:border="none" style:writing-mode="page"/>
    </style:style>
    <style:style style:name="Table1.R2" style:family="table-cell">
      <style:table-cell-properties fo:padding="0in" fo:border="none" style:writing-mode="page"/>
    </style:style>
    <style:style style:name="Table1.S2" style:family="table-cell">
      <style:table-cell-properties fo:padding="0in" fo:border="none" style:writing-mode="page"/>
    </style:style>
    <style:style style:name="Table1.T2" style:family="table-cell">
      <style:table-cell-properties fo:padding="0in" fo:border="none" style:writing-mode="page"/>
    </style:style>
    <style:style style:name="Table1.U2" style:family="table-cell">
      <style:table-cell-properties fo:padding="0in" fo:border="none" style:writing-mode="page"/>
    </style:style>
    <style:style style:name="Table1.V2" style:family="table-cell">
      <style:table-cell-properties fo:padding="0in" fo:border="none" style:writing-mode="page"/>
    </style:style>
    <style:style style:name="Table1.W2" style:family="table-cell">
      <style:table-cell-properties fo:padding="0in" fo:border="none" style:writing-mode="page"/>
    </style:style>
    <style:style style:name="Table1.X2" style:family="table-cell">
      <style:table-cell-properties fo:padding="0in" fo:border="none" style:writing-mode="page"/>
    </style:style>
    <style:style style:name="Table1.Y2" style:family="table-cell">
      <style:table-cell-properties fo:padding="0in" fo:border="none" style:writing-mode="page"/>
    </style:style>
    <style:style style:name="Table1.Z2" style:family="table-cell">
      <style:table-cell-properties fo:padding="0in" fo:border="none" style:writing-mode="page"/>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d2" style:family="table-cell">
      <style:table-cell-properties fo:padding="0in" fo:border="none" style:writing-mode="page"/>
    </style:style>
    <style:style style:name="Table1.e2" style:family="table-cell">
      <style:table-cell-properties fo:padding="0in" fo:border="none" style:writing-mode="page"/>
    </style:style>
    <style:style style:name="Table1.f2" style:family="table-cell">
      <style:table-cell-properties fo:padding="0in" fo:border="none" style:writing-mode="page"/>
    </style:style>
    <style:style style:name="Table32" style:family="table">
      <style:table-properties style:width="6.925in" table:align="margins"/>
    </style:style>
    <style:style style:name="Table32.A" style:family="table-column">
      <style:table-column-properties style:column-width="0.216in" style:rel-column-width="2047*"/>
    </style:style>
    <style:style style:name="Table32.f" style:family="table-column">
      <style:table-column-properties style:column-width="0.2194in" style:rel-column-width="2078*"/>
    </style:style>
    <style:style style:name="Table32.A1" style:family="table-cell">
      <style:table-cell-properties fo:padding="0in" fo:border="none" style:writing-mode="page"/>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B" style:family="table-column">
      <style:table-column-properties style:column-width="0.6924in" style:rel-column-width="6553*"/>
    </style:style>
    <style:style style:name="Table10.C" style:family="table-column">
      <style:table-column-properties style:column-width="0.1729in" style:rel-column-width="1638*"/>
    </style:style>
    <style:style style:name="Table10.F" style:family="table-column">
      <style:table-column-properties style:column-width="0.1736in" style:rel-column-width="1640*"/>
    </style:style>
    <style:style style:name="Table10.N" style:family="table-column">
      <style:table-column-properties style:column-width="0.1736in" style:rel-column-width="1641*"/>
    </style:style>
    <style:style style:name="Table10.A1" style:family="table-cell">
      <style:table-cell-properties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1.3847in" style:rel-column-width="13107*"/>
    </style:style>
    <style:style style:name="Table25.B" style:family="table-column">
      <style:table-column-properties style:column-width="0.6924in" style:rel-column-width="6553*"/>
    </style:style>
    <style:style style:name="Table25.C" style:family="table-column">
      <style:table-column-properties style:column-width="0.1729in" style:rel-column-width="1638*"/>
    </style:style>
    <style:style style:name="Table25.F" style:family="table-column">
      <style:table-column-properties style:column-width="0.1736in" style:rel-column-width="1640*"/>
    </style:style>
    <style:style style:name="Table25.N" style:family="table-column">
      <style:table-column-properties style:column-width="0.1736in" style:rel-column-width="1641*"/>
    </style:style>
    <style:style style:name="Table25.A1" style:family="table-cell">
      <style:table-cell-properties style:writing-mode="page"/>
    </style:style>
    <style:style style:name="Table25.2" style:family="table-row">
      <style:table-row-properties fo:background-color="transparent">
        <style:background-image/>
      </style:table-row-properties>
    </style:style>
    <style:style style:name="Table25.B2" style:family="table-cell">
      <style:table-cell-properties fo:background-color="#bbe33d" style:writing-mode="page">
        <style:background-image/>
      </style:table-cell-properties>
    </style:style>
    <style:style style:name="Table25.B3" style:family="table-cell">
      <style:table-cell-properties fo:background-color="#729fcf" style:writing-mode="page">
        <style:background-image/>
      </style:table-cell-properties>
    </style:style>
    <style:style style:name="Table25.O3" style:family="table-cell">
      <style:table-cell-properties fo:background-color="#b2b2b2" style:writing-mode="page">
        <style:background-image/>
      </style:table-cell-properties>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1.3847in" style:rel-column-width="13107*"/>
    </style:style>
    <style:style style:name="Table26.B" style:family="table-column">
      <style:table-column-properties style:column-width="0.6924in" style:rel-column-width="6553*"/>
    </style:style>
    <style:style style:name="Table26.C" style:family="table-column">
      <style:table-column-properties style:column-width="0.1729in" style:rel-column-width="1638*"/>
    </style:style>
    <style:style style:name="Table26.F" style:family="table-column">
      <style:table-column-properties style:column-width="0.1736in" style:rel-column-width="1640*"/>
    </style:style>
    <style:style style:name="Table26.N" style:family="table-column">
      <style:table-column-properties style:column-width="0.1736in" style:rel-column-width="1641*"/>
    </style:style>
    <style:style style:name="Table26.A1" style:family="table-cell">
      <style:table-cell-properties style:writing-mode="page"/>
    </style:style>
    <style:style style:name="Table26.2" style:family="table-row">
      <style:table-row-properties fo:background-color="transparent">
        <style:background-image/>
      </style:table-row-properties>
    </style:style>
    <style:style style:name="Table26.B2" style:family="table-cell">
      <style:table-cell-properties fo:background-color="#bbe33d" style:writing-mode="page">
        <style:background-image/>
      </style:table-cell-properties>
    </style:style>
    <style:style style:name="Table26.B3" style:family="table-cell">
      <style:table-cell-properties fo:background-color="#729fcf" style:writing-mode="page">
        <style:background-image/>
      </style:table-cell-properties>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1.3847in" style:rel-column-width="13107*"/>
    </style:style>
    <style:style style:name="Table27.B" style:family="table-column">
      <style:table-column-properties style:column-width="0.6924in" style:rel-column-width="6552*"/>
    </style:style>
    <style:style style:name="Table27.C" style:family="table-column">
      <style:table-column-properties style:column-width="0.1729in" style:rel-column-width="1638*"/>
    </style:style>
    <style:style style:name="Table27.E" style:family="table-column">
      <style:table-column-properties style:column-width="0.3465in" style:rel-column-width="3279*"/>
    </style:style>
    <style:style style:name="Table27.G" style:family="table-column">
      <style:table-column-properties style:column-width="1.2118in" style:rel-column-width="11469*"/>
    </style:style>
    <style:style style:name="Table27.A1" style:family="table-cell">
      <style:table-cell-properties style:writing-mode="page"/>
    </style:style>
    <style:style style:name="Table27.2" style:family="table-row">
      <style:table-row-properties fo:background-color="transparent">
        <style:background-image/>
      </style:table-row-properties>
    </style:style>
    <style:style style:name="Table27.B2" style:family="table-cell">
      <style:table-cell-properties fo:background-color="#bbe33d" style:writing-mode="page">
        <style:background-image/>
      </style:table-cell-properties>
    </style:style>
    <style:style style:name="Table27.F2" style:family="table-cell">
      <style:table-cell-properties fo:background-color="transparent" style:writing-mode="page">
        <style:background-image/>
      </style:table-cell-properties>
    </style:style>
    <style:style style:name="Table27.G2" style:family="table-cell">
      <style:table-cell-properties fo:background-color="#b2b2b2"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1.3847in" style:rel-column-width="13107*"/>
    </style:style>
    <style:style style:name="Table28.B" style:family="table-column">
      <style:table-column-properties style:column-width="0.6924in" style:rel-column-width="6552*"/>
    </style:style>
    <style:style style:name="Table28.C" style:family="table-column">
      <style:table-column-properties style:column-width="0.1729in" style:rel-column-width="1638*"/>
    </style:style>
    <style:style style:name="Table28.E" style:family="table-column">
      <style:table-column-properties style:column-width="0.3465in" style:rel-column-width="3279*"/>
    </style:style>
    <style:style style:name="Table28.M" style:family="table-column">
      <style:table-column-properties style:column-width="0.1736in" style:rel-column-width="1641*"/>
    </style:style>
    <style:style style:name="Table28.O" style:family="table-column">
      <style:table-column-properties style:column-width="0.5194in" style:rel-column-width="4914*"/>
    </style:style>
    <style:style style:name="Table28.P" style:family="table-column">
      <style:table-column-properties style:column-width="0.6924in" style:rel-column-width="6555*"/>
    </style:style>
    <style:style style:name="Table28.R" style:family="table-column">
      <style:table-column-properties style:column-width="0.866in" style:rel-column-width="8193*"/>
    </style:style>
    <style:style style:name="Table28.A1" style:family="table-cell">
      <style:table-cell-properties style:writing-mode="page"/>
    </style:style>
    <style:style style:name="Table28.2" style:family="table-row">
      <style:table-row-properties fo:background-color="transparent">
        <style:background-image/>
      </style:table-row-properties>
    </style:style>
    <style:style style:name="Table28.B2" style:family="table-cell">
      <style:table-cell-properties fo:background-color="#bbe33d" style:writing-mode="page">
        <style:background-image/>
      </style:table-cell-properties>
    </style:style>
    <style:style style:name="Table28.F2" style:family="table-cell">
      <style:table-cell-properties fo:background-color="transparent" style:writing-mode="page">
        <style:background-image/>
      </style:table-cell-properties>
    </style:style>
    <style:style style:name="Table28.K2" style:family="table-cell">
      <style:table-cell-properties fo:background-color="#729fcf"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1.1875in" style:rel-column-width="11237*"/>
    </style:style>
    <style:style style:name="Table9.B" style:family="table-column">
      <style:table-column-properties style:column-width="5.7375in" style:rel-column-width="54298*"/>
    </style:style>
    <style:style style:name="Table9.A1" style:family="table-cell">
      <style:table-cell-properties fo:padding="0in" fo:border="none" style:writing-mode="page"/>
    </style:style>
    <style:style style:name="Table13" style:family="table">
      <style:table-properties style:width="6.925in" table:align="margins"/>
    </style:style>
    <style:style style:name="Table13.A" style:family="table-column">
      <style:table-column-properties style:column-width="0.825in" style:rel-column-width="7807*"/>
    </style:style>
    <style:style style:name="Table13.B" style:family="table-column">
      <style:table-column-properties style:column-width="0.8in" style:rel-column-width="7570*"/>
    </style:style>
    <style:style style:name="Table13.C" style:family="table-column">
      <style:table-column-properties style:column-width="5.3in" style:rel-column-width="50158*"/>
    </style:style>
    <style:style style:name="Table13.A1" style:family="table-cell">
      <style:table-cell-properties fo:padding="0in" fo:border="none" style:writing-mode="page"/>
    </style:style>
    <style:style style:name="Table13.A2" style:family="table-cell">
      <style:table-cell-properties style:vertical-align="middle" fo:padding="0in" fo:border="none" style:writing-mode="page"/>
    </style:style>
    <style:style style:name="Table23" style:family="table">
      <style:table-properties style:width="6.925in" table:align="margins"/>
    </style:style>
    <style:style style:name="Table23.A" style:family="table-column">
      <style:table-column-properties style:column-width="0.7826in" style:rel-column-width="7406*"/>
    </style:style>
    <style:style style:name="Table23.B" style:family="table-column">
      <style:table-column-properties style:column-width="0.7833in" style:rel-column-width="7413*"/>
    </style:style>
    <style:style style:name="Table23.C" style:family="table-column">
      <style:table-column-properties style:column-width="0.559in" style:rel-column-width="5290*"/>
    </style:style>
    <style:style style:name="Table23.D" style:family="table-column">
      <style:table-column-properties style:column-width="0.7278in" style:rel-column-width="6887*"/>
    </style:style>
    <style:style style:name="Table23.E" style:family="table-column">
      <style:table-column-properties style:column-width="0.7271in" style:rel-column-width="6880*"/>
    </style:style>
    <style:style style:name="Table23.F" style:family="table-column">
      <style:table-column-properties style:column-width="3.3451in" style:rel-column-width="31659*"/>
    </style:style>
    <style:style style:name="Table23.A1" style:family="table-cell">
      <style:table-cell-properties style:vertical-align="middle" fo:padding="0in" fo:border="none" style:writing-mode="page"/>
    </style:style>
    <style:style style:name="Table23.B1" style:family="table-cell">
      <style:table-cell-properties fo:padding="0in" fo:border="none" style:writing-mode="page"/>
    </style:style>
    <style:style style:name="Table23.C1" style:family="table-cell">
      <style:table-cell-properties fo:padding="0in" fo:border="none" style:writing-mode="page"/>
    </style:style>
    <style:style style:name="Table23.D1" style:family="table-cell">
      <style:table-cell-properties fo:padding="0in" fo:border="none" style:writing-mode="page"/>
    </style:style>
    <style:style style:name="Table23.E1" style:family="table-cell">
      <style:table-cell-properties fo:padding="0in" fo:border="none" style:writing-mode="page"/>
    </style:style>
    <style:style style:name="Table23.F1" style:family="table-cell">
      <style:table-cell-properties fo:padding="0in" fo:border="none" style:writing-mode="page"/>
    </style:style>
    <style:style style:name="Table23.A2" style:family="table-cell">
      <style:table-cell-properties fo:padding="0in" fo:border="none" style:writing-mode="page"/>
    </style:style>
    <style:style style:name="Table23.B2" style:family="table-cell">
      <style:table-cell-properties fo:padding="0in" fo:border="none" style:writing-mode="page"/>
    </style:style>
    <style:style style:name="Table23.C2" style:family="table-cell">
      <style:table-cell-properties fo:padding="0in" fo:border="none" style:writing-mode="page"/>
    </style:style>
    <style:style style:name="Table23.D2" style:family="table-cell">
      <style:table-cell-properties fo:padding="0in" fo:border="none" style:writing-mode="page"/>
    </style:style>
    <style:style style:name="Table23.E2" style:family="table-cell">
      <style:table-cell-properties fo:padding="0in" fo:border="none" style:writing-mode="page"/>
    </style:style>
    <style:style style:name="Table23.F2" style:family="table-cell">
      <style:table-cell-properties fo:padding="0in" fo:border="none" style:writing-mode="page"/>
    </style:style>
    <style:style style:name="Table23.A3" style:family="table-cell">
      <style:table-cell-properties fo:padding="0in" fo:border="none" style:writing-mode="page"/>
    </style:style>
    <style:style style:name="Table23.B3" style:family="table-cell">
      <style:table-cell-properties fo:padding="0in" fo:border="none" style:writing-mode="page"/>
    </style:style>
    <style:style style:name="Table23.C3" style:family="table-cell">
      <style:table-cell-properties fo:padding="0in" fo:border="none" style:writing-mode="page"/>
    </style:style>
    <style:style style:name="Table23.D3" style:family="table-cell">
      <style:table-cell-properties fo:padding="0in" fo:border="none" style:writing-mode="page"/>
    </style:style>
    <style:style style:name="Table23.E3" style:family="table-cell">
      <style:table-cell-properties fo:padding="0in" fo:border="none" style:writing-mode="page"/>
    </style:style>
    <style:style style:name="Table23.F3" style:family="table-cell">
      <style:table-cell-properties fo:padding="0in" fo:border="none" style:writing-mode="page"/>
    </style:style>
    <style:style style:name="Table23.A4" style:family="table-cell">
      <style:table-cell-properties fo:padding="0in" fo:border="none" style:writing-mode="page"/>
    </style:style>
    <style:style style:name="Table23.B4" style:family="table-cell">
      <style:table-cell-properties fo:padding="0in" fo:border="none" style:writing-mode="page"/>
    </style:style>
    <style:style style:name="Table23.C4" style:family="table-cell">
      <style:table-cell-properties fo:padding="0in" fo:border="none" style:writing-mode="page"/>
    </style:style>
    <style:style style:name="Table23.D4" style:family="table-cell">
      <style:table-cell-properties fo:padding="0in" fo:border="none" style:writing-mode="page"/>
    </style:style>
    <style:style style:name="Table23.E4" style:family="table-cell">
      <style:table-cell-properties fo:padding="0in" fo:border="none" style:writing-mode="page"/>
    </style:style>
    <style:style style:name="Table23.F4" style:family="table-cell">
      <style:table-cell-properties fo:padding="0in" fo:border="none" style:writing-mode="page"/>
    </style:style>
    <style:style style:name="Table23.A5" style:family="table-cell">
      <style:table-cell-properties fo:padding="0in" fo:border="none" style:writing-mode="page"/>
    </style:style>
    <style:style style:name="Table23.B5" style:family="table-cell">
      <style:table-cell-properties fo:padding="0in" fo:border="none" style:writing-mode="page"/>
    </style:style>
    <style:style style:name="Table23.C5" style:family="table-cell">
      <style:table-cell-properties fo:padding="0in" fo:border="none" style:writing-mode="page"/>
    </style:style>
    <style:style style:name="Table23.D5" style:family="table-cell">
      <style:table-cell-properties fo:padding="0in" fo:border="none" style:writing-mode="page"/>
    </style:style>
    <style:style style:name="Table23.E5" style:family="table-cell">
      <style:table-cell-properties fo:padding="0in" fo:border="none" style:writing-mode="page"/>
    </style:style>
    <style:style style:name="Table23.F5" style:family="table-cell">
      <style:table-cell-properties fo:padding="0in" fo:border="none" style:writing-mode="page"/>
    </style:style>
    <style:style style:name="Table23.A6" style:family="table-cell">
      <style:table-cell-properties fo:padding="0in" fo:border="none" style:writing-mode="page"/>
    </style:style>
    <style:style style:name="Table23.B6" style:family="table-cell">
      <style:table-cell-properties fo:padding="0in" fo:border="none" style:writing-mode="page"/>
    </style:style>
    <style:style style:name="Table23.C6" style:family="table-cell">
      <style:table-cell-properties fo:padding="0in" fo:border="none" style:writing-mode="page"/>
    </style:style>
    <style:style style:name="Table23.D6" style:family="table-cell">
      <style:table-cell-properties fo:padding="0in" fo:border="none" style:writing-mode="page"/>
    </style:style>
    <style:style style:name="Table23.E6" style:family="table-cell">
      <style:table-cell-properties fo:padding="0in" fo:border="none" style:writing-mode="page"/>
    </style:style>
    <style:style style:name="Table23.F6" style:family="table-cell">
      <style:table-cell-properties fo:padding="0in" fo:border="none" style:writing-mode="page"/>
    </style:style>
    <style:style style:name="Table23.A7" style:family="table-cell">
      <style:table-cell-properties fo:padding="0in" fo:border="none" style:writing-mode="page"/>
    </style:style>
    <style:style style:name="Table23.B7" style:family="table-cell">
      <style:table-cell-properties fo:padding="0in" fo:border="none" style:writing-mode="page"/>
    </style:style>
    <style:style style:name="Table23.C7" style:family="table-cell">
      <style:table-cell-properties fo:padding="0in" fo:border="none" style:writing-mode="page"/>
    </style:style>
    <style:style style:name="Table23.D7" style:family="table-cell">
      <style:table-cell-properties fo:padding="0in" fo:border="none" style:writing-mode="page"/>
    </style:style>
    <style:style style:name="Table23.E7" style:family="table-cell">
      <style:table-cell-properties fo:padding="0in" fo:border="none" style:writing-mode="page"/>
    </style:style>
    <style:style style:name="Table23.F7" style:family="table-cell">
      <style:table-cell-properties fo:padding="0in" fo:border="none" style:writing-mode="page"/>
    </style:style>
    <style:style style:name="Table23.A8" style:family="table-cell">
      <style:table-cell-properties fo:padding="0in" fo:border="none" style:writing-mode="page"/>
    </style:style>
    <style:style style:name="Table23.B8" style:family="table-cell">
      <style:table-cell-properties fo:padding="0in" fo:border="none" style:writing-mode="page"/>
    </style:style>
    <style:style style:name="Table23.C8" style:family="table-cell">
      <style:table-cell-properties fo:padding="0in" fo:border="none" style:writing-mode="page"/>
    </style:style>
    <style:style style:name="Table23.D8" style:family="table-cell">
      <style:table-cell-properties fo:padding="0in" fo:border="none" style:writing-mode="page"/>
    </style:style>
    <style:style style:name="Table23.E8" style:family="table-cell">
      <style:table-cell-properties fo:padding="0in" fo:border="none" style:writing-mode="page"/>
    </style:style>
    <style:style style:name="Table23.F8" style:family="table-cell">
      <style:table-cell-properties fo:padding="0in" fo:border="none" style:writing-mode="page"/>
    </style:style>
    <style:style style:name="Table23.A9" style:family="table-cell">
      <style:table-cell-properties fo:padding="0in" fo:border="none" style:writing-mode="page"/>
    </style:style>
    <style:style style:name="Table23.B9" style:family="table-cell">
      <style:table-cell-properties fo:padding="0in" fo:border="none" style:writing-mode="page"/>
    </style:style>
    <style:style style:name="Table23.C9" style:family="table-cell">
      <style:table-cell-properties fo:padding="0in" fo:border="none" style:writing-mode="page"/>
    </style:style>
    <style:style style:name="Table23.D9" style:family="table-cell">
      <style:table-cell-properties fo:padding="0in" fo:border="none" style:writing-mode="page"/>
    </style:style>
    <style:style style:name="Table23.E9" style:family="table-cell">
      <style:table-cell-properties fo:padding="0in" fo:border="none" style:writing-mode="page"/>
    </style:style>
    <style:style style:name="Table23.F9" style:family="table-cell">
      <style:table-cell-properties fo:padding="0in" fo:border="none" style:writing-mode="page"/>
    </style:style>
    <style:style style:name="Table23.A10" style:family="table-cell">
      <style:table-cell-properties fo:padding="0in" fo:border="none" style:writing-mode="page"/>
    </style:style>
    <style:style style:name="Table23.B10" style:family="table-cell">
      <style:table-cell-properties fo:padding="0in" fo:border="none" style:writing-mode="page"/>
    </style:style>
    <style:style style:name="Table23.C10" style:family="table-cell">
      <style:table-cell-properties fo:padding="0in" fo:border="none" style:writing-mode="page"/>
    </style:style>
    <style:style style:name="Table23.D10" style:family="table-cell">
      <style:table-cell-properties fo:padding="0in" fo:border="none" style:writing-mode="page"/>
    </style:style>
    <style:style style:name="Table23.E10" style:family="table-cell">
      <style:table-cell-properties fo:padding="0in" fo:border="none" style:writing-mode="page"/>
    </style:style>
    <style:style style:name="Table23.F10" style:family="table-cell">
      <style:table-cell-properties fo:padding="0in" fo:border="none" style:writing-mode="page"/>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1.3847in" style:rel-column-width="13107*"/>
    </style:style>
    <style:style style:name="Table16.A1" style:family="table-cell">
      <style:table-cell-properties fo:padding="0in" fo:border="none" style:writing-mode="page"/>
    </style:style>
    <style:style style:name="Table16.4" style:family="table-row">
      <style:table-row-properties fo:background-color="transparent">
        <style:background-image/>
      </style:table-row-properties>
    </style:style>
    <style:style style:name="Table16.C4" style:family="table-cell">
      <style:table-cell-properties fo:background-color="#b2b2b2" fo:padding="0in" fo:border="none" style:writing-mode="page">
        <style:background-image/>
      </style:table-cell-properties>
    </style:style>
    <style:style style:name="Table16.D4" style:family="table-cell">
      <style:table-cell-properties fo:background-color="transparent" fo:padding="0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1875in" style:rel-column-width="11237*"/>
    </style:style>
    <style:style style:name="Table15.B" style:family="table-column">
      <style:table-column-properties style:column-width="5.7375in" style:rel-column-width="54298*"/>
    </style:style>
    <style:style style:name="Table15.A1" style:family="table-cell">
      <style:table-cell-properties fo:padding="0in" fo:border="none" style:writing-mode="page"/>
    </style:style>
    <style:style style:name="Table24" style:family="table">
      <style:table-properties style:width="6.925in" table:align="margins"/>
    </style:style>
    <style:style style:name="Table24.A" style:family="table-column">
      <style:table-column-properties style:column-width="0.4951in" style:rel-column-width="4685*"/>
    </style:style>
    <style:style style:name="Table24.B" style:family="table-column">
      <style:table-column-properties style:column-width="0.6299in" style:rel-column-width="5960*"/>
    </style:style>
    <style:style style:name="Table24.C" style:family="table-column">
      <style:table-column-properties style:column-width="1.125in" style:rel-column-width="10646*"/>
    </style:style>
    <style:style style:name="Table24.D" style:family="table-column">
      <style:table-column-properties style:column-width="4.675in" style:rel-column-width="44244*"/>
    </style:style>
    <style:style style:name="Table24.A1" style:family="table-cell">
      <style:table-cell-properties fo:padding="0in" fo:border="none" style:writing-mode="page"/>
    </style:style>
    <style:style style:name="Table24.A2" style:family="table-cell">
      <style:table-cell-properties style:vertical-align="middle" fo:padding="0in" fo:border="none" style:writing-mode="page"/>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1.3847in" style:rel-column-width="13107*"/>
    </style:style>
    <style:style style:name="Table17.B" style:family="table-column">
      <style:table-column-properties style:column-width="0.6924in" style:rel-column-width="6553*"/>
    </style:style>
    <style:style style:name="Table17.C" style:family="table-column">
      <style:table-column-properties style:column-width="0.1729in" style:rel-column-width="1638*"/>
    </style:style>
    <style:style style:name="Table17.F" style:family="table-column">
      <style:table-column-properties style:column-width="0.1736in" style:rel-column-width="1640*"/>
    </style:style>
    <style:style style:name="Table17.N" style:family="table-column">
      <style:table-column-properties style:column-width="0.1736in" style:rel-column-width="1641*"/>
    </style:style>
    <style:style style:name="Table17.A1" style:family="table-cell">
      <style:table-cell-properties style:writing-mode="page"/>
    </style:style>
    <style:style style:name="Table17.2" style:family="table-row">
      <style:table-row-properties fo:background-color="transparent">
        <style:background-image/>
      </style:table-row-properties>
    </style:style>
    <style:style style:name="Table17.B2" style:family="table-cell">
      <style:table-cell-properties fo:background-color="#bbe33d" style:writing-mode="page">
        <style:background-image/>
      </style:table-cell-properties>
    </style:style>
    <style:style style:name="Table17.B3" style:family="table-cell">
      <style:table-cell-properties fo:background-color="#729fcf" style:writing-mode="page">
        <style:background-image/>
      </style:table-cell-properties>
    </style:style>
    <style:style style:name="Table17.O3" style:family="table-cell">
      <style:table-cell-properties fo:background-color="#b2b2b2" style:writing-mode="page">
        <style:background-image/>
      </style:table-cell-properties>
    </style:style>
    <style:style style:name="Table19" style:family="table">
      <style:table-properties style:width="6.925in" table:align="margins" fo:background-color="transparent">
        <style:background-image/>
      </style:table-properties>
    </style:style>
    <style:style style:name="Table19.A" style:family="table-column">
      <style:table-column-properties style:column-width="1.3847in" style:rel-column-width="13107*"/>
    </style:style>
    <style:style style:name="Table19.B" style:family="table-column">
      <style:table-column-properties style:column-width="0.6924in" style:rel-column-width="6553*"/>
    </style:style>
    <style:style style:name="Table19.C" style:family="table-column">
      <style:table-column-properties style:column-width="0.1729in" style:rel-column-width="1638*"/>
    </style:style>
    <style:style style:name="Table19.F" style:family="table-column">
      <style:table-column-properties style:column-width="0.1736in" style:rel-column-width="1640*"/>
    </style:style>
    <style:style style:name="Table19.N" style:family="table-column">
      <style:table-column-properties style:column-width="0.1736in" style:rel-column-width="1641*"/>
    </style:style>
    <style:style style:name="Table19.A1" style:family="table-cell">
      <style:table-cell-properties style:writing-mode="page"/>
    </style:style>
    <style:style style:name="Table19.2" style:family="table-row">
      <style:table-row-properties fo:background-color="transparent">
        <style:background-image/>
      </style:table-row-properties>
    </style:style>
    <style:style style:name="Table19.B2" style:family="table-cell">
      <style:table-cell-properties fo:background-color="#bbe33d" style:writing-mode="page">
        <style:background-image/>
      </style:table-cell-properties>
    </style:style>
    <style:style style:name="Table19.B3" style:family="table-cell">
      <style:table-cell-properties fo:background-color="#729fcf"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0.8243in" style:rel-column-width="7800*"/>
    </style:style>
    <style:style style:name="Table22.B" style:family="table-column">
      <style:table-column-properties style:column-width="0.8632in" style:rel-column-width="8168*"/>
    </style:style>
    <style:style style:name="Table22.C" style:family="table-column">
      <style:table-column-properties style:column-width="5.2375in" style:rel-column-width="49567*"/>
    </style:style>
    <style:style style:name="Table22.A1" style:family="table-cell">
      <style:table-cell-properties fo:padding="0in" fo:border="none" style:writing-mode="page"/>
    </style:style>
    <style:style style:name="Table22.A2" style:family="table-cell">
      <style:table-cell-properties style:vertical-align="middle" fo:padding="0in" fo:border="none" style:writing-mode="page"/>
    </style:style>
    <style:style style:name="Table21" style:family="table">
      <style:table-properties style:width="6.925in" table:align="margins"/>
    </style:style>
    <style:style style:name="Table21.A" style:family="table-column">
      <style:table-column-properties style:column-width="0.9375in" style:rel-column-width="8872*"/>
    </style:style>
    <style:style style:name="Table21.B" style:family="table-column">
      <style:table-column-properties style:column-width="5.9875in" style:rel-column-width="56663*"/>
    </style:style>
    <style:style style:name="Table21.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0.9375in" style:rel-column-width="8872*"/>
    </style:style>
    <style:style style:name="Table5.B" style:family="table-column">
      <style:table-column-properties style:column-width="5.9875in" style:rel-column-width="56663*"/>
    </style:style>
    <style:style style:name="Table5.A1" style:family="table-cell">
      <style:table-cell-properties fo:padding="0in" fo:border="none" style:writing-mode="page"/>
    </style:style>
    <style:style style:name="Table33" style:family="table">
      <style:table-properties style:width="6.925in" table:align="margins"/>
    </style:style>
    <style:style style:name="Table33.A" style:family="table-column">
      <style:table-column-properties style:column-width="0.875in" style:rel-column-width="8280*"/>
    </style:style>
    <style:style style:name="Table33.B" style:family="table-column">
      <style:table-column-properties style:column-width="0.8125in" style:rel-column-width="7689*"/>
    </style:style>
    <style:style style:name="Table33.C" style:family="table-column">
      <style:table-column-properties style:column-width="0.75in" style:rel-column-width="7097*"/>
    </style:style>
    <style:style style:name="Table33.E" style:family="table-column">
      <style:table-column-properties style:column-width="3.675in" style:rel-column-width="34780*"/>
    </style:style>
    <style:style style:name="Table33.A1" style:family="table-cell">
      <style:table-cell-properties fo:padding="0in" fo:border="none" style:writing-mode="page"/>
    </style:style>
    <style:style style:name="Table33.B2" style:family="table-cell" style:data-style-name="N0">
      <style:table-cell-properties fo:padding="0in" fo:border="none" style:writing-mode="page"/>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7313in" style:rel-column-width="16383*"/>
    </style:style>
    <style:style style:name="Table34.D" style:family="table-column">
      <style:table-column-properties style:column-width="1.7313in" style:rel-column-width="16386*"/>
    </style:style>
    <style:style style:name="Table34.1" style:family="table-row">
      <style:table-row-properties fo:background-color="transparent">
        <style:background-image/>
      </style:table-row-properties>
    </style:style>
    <style:style style:name="Table34.A1" style:family="table-cell">
      <style:table-cell-properties style:writing-mode="page"/>
    </style:style>
    <style:style style:name="Table34.C1" style:family="table-cell">
      <style:table-cell-properties fo:background-color="#81d41a" style:writing-mode="page">
        <style:background-image/>
      </style:table-cell-properties>
    </style:style>
    <style:style style:name="Table34.D1" style:family="table-cell">
      <style:table-cell-properties fo:background-color="#ff860d"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0.875in" style:rel-column-width="8280*"/>
    </style:style>
    <style:style style:name="Table35.B" style:family="table-column">
      <style:table-column-properties style:column-width="0.8125in" style:rel-column-width="7689*"/>
    </style:style>
    <style:style style:name="Table35.C" style:family="table-column">
      <style:table-column-properties style:column-width="0.75in" style:rel-column-width="7097*"/>
    </style:style>
    <style:style style:name="Table35.E" style:family="table-column">
      <style:table-column-properties style:column-width="3.675in" style:rel-column-width="34780*"/>
    </style:style>
    <style:style style:name="Table35.A1" style:family="table-cell">
      <style:table-cell-properties fo:padding="0in" fo:border="none" style:writing-mode="page"/>
    </style:style>
    <style:style style:name="Table35.B2" style:family="table-cell" style:data-style-name="N0">
      <style:table-cell-properties fo:padding="0in" fo:border="none" style:writing-mode="page"/>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0.6924in" style:rel-column-width="6553*"/>
    </style:style>
    <style:style style:name="Table11.J" style:family="table-column">
      <style:table-column-properties style:column-width="0.6931in" style:rel-column-width="6558*"/>
    </style:style>
    <style:style style:name="Table11.A1" style:family="table-cell">
      <style:table-cell-properties style:writing-mode="page"/>
    </style:style>
    <style:style style:name="Table11.2" style:family="table-row">
      <style:table-row-properties fo:background-color="transparent">
        <style:background-image/>
      </style:table-row-properties>
    </style:style>
    <style:style style:name="Table11.B2" style:family="table-cell">
      <style:table-cell-properties fo:background-color="#81d41a" style:writing-mode="page">
        <style:background-image/>
      </style:table-cell-properties>
    </style:style>
    <style:style style:name="Table11.D2" style:family="table-cell">
      <style:table-cell-properties fo:background-color="#ffff00" style:writing-mode="page">
        <style:background-image/>
      </style:table-cell-properties>
    </style:style>
    <style:style style:name="Table11.E2" style:family="table-cell">
      <style:table-cell-properties fo:background-color="#b2b2b2" style:writing-mode="page">
        <style:background-image/>
      </style:table-cell-properties>
    </style:style>
    <style:style style:name="Table11.F2" style:family="table-cell">
      <style:table-cell-properties fo:background-color="#729fcf" style:writing-mode="page">
        <style:background-image/>
      </style:table-cell-properties>
    </style:style>
    <style:style style:name="Table11.J2" style:family="table-cell">
      <style:table-cell-properties fo:background-color="#ff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384in" style:rel-column-width="13097*"/>
    </style:style>
    <style:style style:name="Table2.B" style:family="table-column">
      <style:table-column-properties style:column-width="1.616in" style:rel-column-width="15292*"/>
    </style:style>
    <style:style style:name="Table2.C" style:family="table-column">
      <style:table-column-properties style:column-width="1.5618in" style:rel-column-width="14780*"/>
    </style:style>
    <style:style style:name="Table2.D" style:family="table-column">
      <style:table-column-properties style:column-width="1.3125in" style:rel-column-width="12420*"/>
    </style:style>
    <style:style style:name="Table2.E" style:family="table-column">
      <style:table-column-properties style:column-width="1.0507in" style:rel-column-width="9946*"/>
    </style:style>
    <style:style style:name="Table2.A1" style:family="table-cell">
      <style:table-cell-properties fo:padding="0in" fo:border="none" style:writing-mode="page"/>
    </style:style>
    <style:style style:name="Table36" style:family="table">
      <style:table-properties style:width="6.925in" table:align="margins"/>
    </style:style>
    <style:style style:name="Table36.A" style:family="table-column">
      <style:table-column-properties style:column-width="0.9375in" style:rel-column-width="8872*"/>
    </style:style>
    <style:style style:name="Table36.B" style:family="table-column">
      <style:table-column-properties style:column-width="1.0625in" style:rel-column-width="10055*"/>
    </style:style>
    <style:style style:name="Table36.C" style:family="table-column">
      <style:table-column-properties style:column-width="4.925in" style:rel-column-width="46608*"/>
    </style:style>
    <style:style style:name="Table36.A1" style:family="table-cell">
      <style:table-cell-properties fo:padding="0in" fo:border="none" style:writing-mode="page"/>
    </style:style>
    <style:style style:name="Table38" style:family="table">
      <style:table-properties style:width="6.925in" table:align="margins"/>
    </style:style>
    <style:style style:name="Table38.A" style:family="table-column">
      <style:table-column-properties style:column-width="0.8125in" style:rel-column-width="7691*"/>
    </style:style>
    <style:style style:name="Table38.B" style:family="table-column">
      <style:table-column-properties style:column-width="0.9215in" style:rel-column-width="8718*"/>
    </style:style>
    <style:style style:name="Table38.C" style:family="table-column">
      <style:table-column-properties style:column-width="0.9208in" style:rel-column-width="8717*"/>
    </style:style>
    <style:style style:name="Table38.D" style:family="table-column">
      <style:table-column-properties style:column-width="4.2701in" style:rel-column-width="40409*"/>
    </style:style>
    <style:style style:name="Table38.A1" style:family="table-cell">
      <style:table-cell-properties fo:padding="0in" fo:border="none" style:writing-mode="page"/>
    </style:style>
    <style:style style:name="Table37" style:family="table">
      <style:table-properties style:width="6.925in" table:align="margins"/>
    </style:style>
    <style:style style:name="Table37.A" style:family="table-column">
      <style:table-column-properties style:column-width="0.9375in" style:rel-column-width="8872*"/>
    </style:style>
    <style:style style:name="Table37.B" style:family="table-column">
      <style:table-column-properties style:column-width="1.0625in" style:rel-column-width="10055*"/>
    </style:style>
    <style:style style:name="Table37.C" style:family="table-column">
      <style:table-column-properties style:column-width="4.925in" style:rel-column-width="46608*"/>
    </style:style>
    <style:style style:name="Table37.A1" style:family="table-cell">
      <style:table-cell-properties fo:padding="0in" fo:border="none" style:writing-mode="page"/>
    </style:style>
    <style:style style:name="Table39" style:family="table">
      <style:table-properties style:width="6.925in" table:align="margins"/>
    </style:style>
    <style:style style:name="Table39.A" style:family="table-column">
      <style:table-column-properties style:column-width="0.8125in" style:rel-column-width="7691*"/>
    </style:style>
    <style:style style:name="Table39.B" style:family="table-column">
      <style:table-column-properties style:column-width="0.9215in" style:rel-column-width="8718*"/>
    </style:style>
    <style:style style:name="Table39.C" style:family="table-column">
      <style:table-column-properties style:column-width="0.9208in" style:rel-column-width="8717*"/>
    </style:style>
    <style:style style:name="Table39.D" style:family="table-column">
      <style:table-column-properties style:column-width="4.2701in" style:rel-column-width="40409*"/>
    </style:style>
    <style:style style:name="Table39.A1" style:family="table-cell">
      <style:table-cell-properties fo:padding="0in" fo:border="none" style:writing-mode="page"/>
    </style:style>
    <style:style style:name="Table39.A2" style:family="table-cell">
      <style:table-cell-properties style:vertical-align="middle" fo:padding="0in" fo:border="none" style:writing-mode="page"/>
    </style:style>
    <style:style style:name="P1" style:family="paragraph" style:parent-style-name="Header">
      <style:paragraph-properties fo:text-align="center" style:justify-single-word="false"/>
      <style:text-properties fo:font-size="14pt" officeooo:rsid="000784ab" officeooo:paragraph-rsid="000784ab" style:font-size-asian="14pt" style:font-size-complex="14pt"/>
    </style:style>
    <style:style style:name="P2" style:family="paragraph" style:parent-style-name="Footer">
      <style:paragraph-properties fo:text-align="center" style:justify-single-word="false"/>
      <style:text-properties fo:font-size="12pt" officeooo:rsid="02a7f0ab" officeooo:paragraph-rsid="02a7f0ab" style:font-size-asian="12pt" style:font-size-complex="12pt"/>
    </style:style>
    <style:style style:name="P3" style:family="paragraph" style:parent-style-name="Text_20_body">
      <style:text-properties style:font-name="Liberation Serif" officeooo:paragraph-rsid="000784ab"/>
    </style:style>
    <style:style style:name="P4" style:family="paragraph" style:parent-style-name="Text_20_body">
      <style:text-properties style:font-name="Liberation Serif" officeooo:rsid="01660315" officeooo:paragraph-rsid="00a274a5"/>
    </style:style>
    <style:style style:name="P5" style:family="paragraph" style:parent-style-name="Text_20_body">
      <style:text-properties style:font-name="Liberation Serif" officeooo:rsid="01330403" officeooo:paragraph-rsid="01330403"/>
    </style:style>
    <style:style style:name="P6" style:family="paragraph" style:parent-style-name="Text_20_body">
      <style:text-properties style:font-name="Liberation Serif" fo:font-weight="normal" officeooo:rsid="0257609d" officeooo:paragraph-rsid="0257609d" style:font-weight-asian="normal" style:font-weight-complex="normal"/>
    </style:style>
    <style:style style:name="P7" style:family="paragraph" style:parent-style-name="Text_20_body">
      <style:text-properties style:font-name="Liberation Serif" fo:font-weight="normal" officeooo:rsid="0257609d" officeooo:paragraph-rsid="026768cf" style:font-weight-asian="normal" style:font-weight-complex="normal"/>
    </style:style>
    <style:style style:name="P8" style:family="paragraph" style:parent-style-name="Text_20_body">
      <style:text-properties style:font-name="Liberation Serif" fo:font-weight="normal" officeooo:rsid="026befdf" officeooo:paragraph-rsid="026befdf" style:font-weight-asian="normal" style:font-weight-complex="normal"/>
    </style:style>
    <style:style style:name="P9" style:family="paragraph" style:parent-style-name="Text_20_body">
      <style:text-properties style:font-name="Liberation Serif" fo:font-weight="normal" officeooo:rsid="026cb1e2" officeooo:paragraph-rsid="025fc0c7" style:font-weight-asian="normal" style:font-weight-complex="normal"/>
    </style:style>
    <style:style style:name="P10" style:family="paragraph" style:parent-style-name="Text_20_body">
      <style:text-properties style:font-name="Liberation Serif" fo:font-weight="normal" officeooo:rsid="0275449d" officeooo:paragraph-rsid="0274284d" style:font-weight-asian="normal" style:font-weight-complex="normal"/>
    </style:style>
    <style:style style:name="P11" style:family="paragraph" style:parent-style-name="Text_20_body">
      <style:text-properties officeooo:rsid="000784ab" officeooo:paragraph-rsid="000784ab"/>
    </style:style>
    <style:style style:name="P12" style:family="paragraph" style:parent-style-name="Text_20_body">
      <style:text-properties officeooo:rsid="000784ab" officeooo:paragraph-rsid="0069c276"/>
    </style:style>
    <style:style style:name="P13" style:family="paragraph" style:parent-style-name="Text_20_body">
      <style:text-properties officeooo:rsid="000784ab" officeooo:paragraph-rsid="0204595a"/>
    </style:style>
    <style:style style:name="P14" style:family="paragraph" style:parent-style-name="Text_20_body">
      <style:text-properties officeooo:rsid="000b40bc" officeooo:paragraph-rsid="000b40bc"/>
    </style:style>
    <style:style style:name="P15" style:family="paragraph" style:parent-style-name="Text_20_body">
      <style:text-properties officeooo:rsid="000b40bc" officeooo:paragraph-rsid="0204595a"/>
    </style:style>
    <style:style style:name="P16" style:family="paragraph" style:parent-style-name="Text_20_body">
      <style:text-properties officeooo:paragraph-rsid="000b40bc"/>
    </style:style>
    <style:style style:name="P17" style:family="paragraph" style:parent-style-name="Text_20_body">
      <style:text-properties officeooo:rsid="00164080" officeooo:paragraph-rsid="00164080"/>
    </style:style>
    <style:style style:name="P18" style:family="paragraph" style:parent-style-name="Text_20_body">
      <style:text-properties officeooo:paragraph-rsid="00161a8a"/>
    </style:style>
    <style:style style:name="P19" style:family="paragraph" style:parent-style-name="Text_20_body">
      <style:text-properties officeooo:rsid="001793ad" officeooo:paragraph-rsid="00194e8d"/>
    </style:style>
    <style:style style:name="P20" style:family="paragraph" style:parent-style-name="Text_20_body">
      <style:text-properties officeooo:paragraph-rsid="001ab0c9"/>
    </style:style>
    <style:style style:name="P21" style:family="paragraph" style:parent-style-name="Text_20_body">
      <style:text-properties officeooo:rsid="001bb12e" officeooo:paragraph-rsid="001bb12e"/>
    </style:style>
    <style:style style:name="P22" style:family="paragraph" style:parent-style-name="Text_20_body">
      <style:text-properties officeooo:paragraph-rsid="001bb12e"/>
    </style:style>
    <style:style style:name="P23" style:family="paragraph" style:parent-style-name="Text_20_body">
      <style:text-properties officeooo:rsid="001d070b" officeooo:paragraph-rsid="001d070b"/>
    </style:style>
    <style:style style:name="P24" style:family="paragraph" style:parent-style-name="Text_20_body">
      <style:text-properties officeooo:rsid="001f7aae" officeooo:paragraph-rsid="001f7aae"/>
    </style:style>
    <style:style style:name="P25" style:family="paragraph" style:parent-style-name="Text_20_body">
      <style:text-properties officeooo:rsid="002aaa86" officeooo:paragraph-rsid="002aaa86"/>
    </style:style>
    <style:style style:name="P26" style:family="paragraph" style:parent-style-name="Text_20_body">
      <style:text-properties officeooo:paragraph-rsid="002d8aac"/>
    </style:style>
    <style:style style:name="P27" style:family="paragraph" style:parent-style-name="Text_20_body">
      <style:text-properties officeooo:paragraph-rsid="005e3e85"/>
    </style:style>
    <style:style style:name="P28" style:family="paragraph" style:parent-style-name="Text_20_body">
      <style:text-properties officeooo:rsid="0063aa54" officeooo:paragraph-rsid="0064ec77"/>
    </style:style>
    <style:style style:name="P29" style:family="paragraph" style:parent-style-name="Text_20_body">
      <style:text-properties officeooo:paragraph-rsid="0052efee"/>
    </style:style>
    <style:style style:name="P30" style:family="paragraph" style:parent-style-name="Text_20_body">
      <style:text-properties officeooo:rsid="0067e3bd" officeooo:paragraph-rsid="0067e3bd"/>
    </style:style>
    <style:style style:name="P31" style:family="paragraph" style:parent-style-name="Text_20_body">
      <style:text-properties officeooo:rsid="0069c276" officeooo:paragraph-rsid="0069c276"/>
    </style:style>
    <style:style style:name="P32" style:family="paragraph" style:parent-style-name="Text_20_body">
      <style:text-properties officeooo:paragraph-rsid="003371e5"/>
    </style:style>
    <style:style style:name="P33" style:family="paragraph" style:parent-style-name="Text_20_body">
      <style:text-properties officeooo:rsid="0037ec47" officeooo:paragraph-rsid="0037ec47"/>
    </style:style>
    <style:style style:name="P34" style:family="paragraph" style:parent-style-name="Text_20_body">
      <style:text-properties officeooo:rsid="00835552" officeooo:paragraph-rsid="00835552"/>
    </style:style>
    <style:style style:name="P35" style:family="paragraph" style:parent-style-name="Text_20_body">
      <style:text-properties officeooo:rsid="00845b33" officeooo:paragraph-rsid="00845b33"/>
    </style:style>
    <style:style style:name="P36" style:family="paragraph" style:parent-style-name="Text_20_body">
      <style:text-properties officeooo:paragraph-rsid="00845b33"/>
    </style:style>
    <style:style style:name="P37" style:family="paragraph" style:parent-style-name="Text_20_body">
      <style:text-properties officeooo:rsid="0087cfa4" officeooo:paragraph-rsid="0087cfa4"/>
    </style:style>
    <style:style style:name="P38" style:family="paragraph" style:parent-style-name="Text_20_body">
      <style:text-properties officeooo:paragraph-rsid="00884046"/>
    </style:style>
    <style:style style:name="P39" style:family="paragraph" style:parent-style-name="Text_20_body">
      <style:text-properties officeooo:rsid="008e3d7b" officeooo:paragraph-rsid="0095aebc"/>
    </style:style>
    <style:style style:name="P40" style:family="paragraph" style:parent-style-name="Text_20_body">
      <style:text-properties officeooo:rsid="0090631b" officeooo:paragraph-rsid="0095aebc"/>
    </style:style>
    <style:style style:name="P41" style:family="paragraph" style:parent-style-name="Text_20_body">
      <style:text-properties officeooo:rsid="007b67de" officeooo:paragraph-rsid="0095aebc"/>
    </style:style>
    <style:style style:name="P42" style:family="paragraph" style:parent-style-name="Text_20_body">
      <style:text-properties officeooo:rsid="007dfbf0" officeooo:paragraph-rsid="0095aebc"/>
    </style:style>
    <style:style style:name="P43" style:family="paragraph" style:parent-style-name="Text_20_body">
      <style:text-properties officeooo:paragraph-rsid="0095aebc"/>
    </style:style>
    <style:style style:name="P44" style:family="paragraph" style:parent-style-name="Text_20_body">
      <style:text-properties officeooo:paragraph-rsid="00988cec"/>
    </style:style>
    <style:style style:name="P45" style:family="paragraph" style:parent-style-name="Text_20_body">
      <style:text-properties officeooo:rsid="009a5c2f" officeooo:paragraph-rsid="009a5c2f"/>
    </style:style>
    <style:style style:name="P46" style:family="paragraph" style:parent-style-name="Text_20_body">
      <style:text-properties officeooo:paragraph-rsid="009f95ec"/>
    </style:style>
    <style:style style:name="P47" style:family="paragraph" style:parent-style-name="Text_20_body">
      <style:text-properties officeooo:rsid="00a2fd25" officeooo:paragraph-rsid="00a2fd25"/>
    </style:style>
    <style:style style:name="P48" style:family="paragraph" style:parent-style-name="Text_20_body">
      <style:text-properties officeooo:rsid="00a47503" officeooo:paragraph-rsid="00a47503"/>
    </style:style>
    <style:style style:name="P49" style:family="paragraph" style:parent-style-name="Text_20_body">
      <style:text-properties officeooo:paragraph-rsid="00ad9c96"/>
    </style:style>
    <style:style style:name="P50" style:family="paragraph" style:parent-style-name="Text_20_body">
      <style:text-properties officeooo:rsid="00953153" officeooo:paragraph-rsid="0095aebc"/>
    </style:style>
    <style:style style:name="P51" style:family="paragraph" style:parent-style-name="Text_20_body">
      <style:text-properties officeooo:paragraph-rsid="002aaa86"/>
    </style:style>
    <style:style style:name="P52" style:family="paragraph" style:parent-style-name="Text_20_body">
      <style:text-properties officeooo:rsid="00ed34da" officeooo:paragraph-rsid="011d411f"/>
    </style:style>
    <style:style style:name="P53" style:family="paragraph" style:parent-style-name="Text_20_body">
      <style:text-properties officeooo:rsid="00ee3717" officeooo:paragraph-rsid="011d411f"/>
    </style:style>
    <style:style style:name="P54" style:family="paragraph" style:parent-style-name="Text_20_body">
      <style:text-properties officeooo:rsid="00ee3717" officeooo:paragraph-rsid="0151d300"/>
    </style:style>
    <style:style style:name="P55" style:family="paragraph" style:parent-style-name="Text_20_body">
      <style:text-properties officeooo:rsid="00ee3717" officeooo:paragraph-rsid="015ed927"/>
    </style:style>
    <style:style style:name="P56" style:family="paragraph" style:parent-style-name="Text_20_body">
      <style:text-properties officeooo:rsid="00ee3717" officeooo:paragraph-rsid="01749782"/>
    </style:style>
    <style:style style:name="P57" style:family="paragraph" style:parent-style-name="Text_20_body">
      <style:text-properties officeooo:rsid="00e0eab3" officeooo:paragraph-rsid="00e0eab3"/>
    </style:style>
    <style:style style:name="P58" style:family="paragraph" style:parent-style-name="Text_20_body">
      <style:text-properties officeooo:paragraph-rsid="00ec8fb9"/>
    </style:style>
    <style:style style:name="P59" style:family="paragraph" style:parent-style-name="Text_20_body">
      <style:text-properties officeooo:rsid="00702bb3" officeooo:paragraph-rsid="010e530b"/>
    </style:style>
    <style:style style:name="P60" style:family="paragraph" style:parent-style-name="Text_20_body">
      <style:text-properties officeooo:rsid="00d64758" officeooo:paragraph-rsid="010e530b"/>
    </style:style>
    <style:style style:name="P61" style:family="paragraph" style:parent-style-name="Text_20_body">
      <style:text-properties officeooo:rsid="00d78dda" officeooo:paragraph-rsid="010e530b"/>
    </style:style>
    <style:style style:name="P62" style:family="paragraph" style:parent-style-name="Text_20_body">
      <style:text-properties officeooo:rsid="00d8d890" officeooo:paragraph-rsid="010e530b"/>
    </style:style>
    <style:style style:name="P63" style:family="paragraph" style:parent-style-name="Text_20_body">
      <style:text-properties officeooo:paragraph-rsid="010e530b"/>
    </style:style>
    <style:style style:name="P64" style:family="paragraph" style:parent-style-name="Text_20_body">
      <style:text-properties officeooo:rsid="010e530b" officeooo:paragraph-rsid="016a5933"/>
    </style:style>
    <style:style style:name="P65" style:family="paragraph" style:parent-style-name="Text_20_body">
      <style:text-properties officeooo:rsid="010e530b" officeooo:paragraph-rsid="01e4a136"/>
    </style:style>
    <style:style style:name="P66" style:family="paragraph" style:parent-style-name="Text_20_body">
      <style:text-properties officeooo:rsid="01103b17" officeooo:paragraph-rsid="01103b17"/>
    </style:style>
    <style:style style:name="P67" style:family="paragraph" style:parent-style-name="Text_20_body">
      <style:text-properties officeooo:paragraph-rsid="011d411f"/>
    </style:style>
    <style:style style:name="P68" style:family="paragraph" style:parent-style-name="Text_20_body">
      <style:text-properties officeooo:rsid="011f569a" officeooo:paragraph-rsid="011f569a"/>
    </style:style>
    <style:style style:name="P69" style:family="paragraph" style:parent-style-name="Text_20_body">
      <style:text-properties officeooo:paragraph-rsid="0008bd00"/>
    </style:style>
    <style:style style:name="P70" style:family="paragraph" style:parent-style-name="Text_20_body">
      <style:text-properties officeooo:rsid="012a0119" officeooo:paragraph-rsid="012a0119"/>
    </style:style>
    <style:style style:name="P71" style:family="paragraph" style:parent-style-name="Text_20_body">
      <style:text-properties officeooo:rsid="012bcc41" officeooo:paragraph-rsid="012bcc41"/>
    </style:style>
    <style:style style:name="P72" style:family="paragraph" style:parent-style-name="Text_20_body">
      <style:text-properties officeooo:rsid="012d5be1" officeooo:paragraph-rsid="012d5be1"/>
    </style:style>
    <style:style style:name="P73" style:family="paragraph" style:parent-style-name="Text_20_body">
      <style:text-properties officeooo:rsid="0134d68a" officeooo:paragraph-rsid="0134d68a"/>
    </style:style>
    <style:style style:name="P74" style:family="paragraph" style:parent-style-name="Text_20_body">
      <style:text-properties officeooo:paragraph-rsid="01368ccd"/>
    </style:style>
    <style:style style:name="P75" style:family="paragraph" style:parent-style-name="Text_20_body">
      <style:text-properties officeooo:rsid="0138d6dc" officeooo:paragraph-rsid="0138d6dc"/>
    </style:style>
    <style:style style:name="P76" style:family="paragraph" style:parent-style-name="Text_20_body">
      <style:text-properties officeooo:paragraph-rsid="013c1c4b"/>
    </style:style>
    <style:style style:name="P77" style:family="paragraph" style:parent-style-name="Text_20_body">
      <style:text-properties officeooo:paragraph-rsid="013fcac6"/>
    </style:style>
    <style:style style:name="P78" style:family="paragraph" style:parent-style-name="Text_20_body">
      <style:text-properties officeooo:paragraph-rsid="014aaca9"/>
    </style:style>
    <style:style style:name="P79" style:family="paragraph" style:parent-style-name="Text_20_body">
      <style:text-properties officeooo:paragraph-rsid="0153abcf"/>
    </style:style>
    <style:style style:name="P80" style:family="paragraph" style:parent-style-name="Text_20_body">
      <style:text-properties officeooo:rsid="015ed927" officeooo:paragraph-rsid="015ed927"/>
    </style:style>
    <style:style style:name="P81" style:family="paragraph" style:parent-style-name="Text_20_body">
      <style:text-properties officeooo:paragraph-rsid="015ed927"/>
    </style:style>
    <style:style style:name="P82" style:family="paragraph" style:parent-style-name="Text_20_body">
      <style:text-properties officeooo:paragraph-rsid="016b6a11"/>
    </style:style>
    <style:style style:name="P83" style:family="paragraph" style:parent-style-name="Text_20_body">
      <style:text-properties officeooo:paragraph-rsid="00ed34da"/>
    </style:style>
    <style:style style:name="P84" style:family="paragraph" style:parent-style-name="Text_20_body">
      <style:text-properties fo:font-weight="bold" officeooo:rsid="00ee3717" officeooo:paragraph-rsid="016d9fef" style:font-weight-asian="bold" style:font-weight-complex="bold"/>
    </style:style>
    <style:style style:name="P85" style:family="paragraph" style:parent-style-name="Text_20_body">
      <style:text-properties fo:font-weight="bold" officeooo:rsid="00ee3717" officeooo:paragraph-rsid="01a3a248" style:font-weight-asian="bold" style:font-weight-complex="bold"/>
    </style:style>
    <style:style style:name="P86" style:family="paragraph" style:parent-style-name="Text_20_body">
      <style:text-properties fo:font-weight="bold" officeooo:rsid="019c17ea" officeooo:paragraph-rsid="019e043d" style:font-weight-asian="bold" style:font-weight-complex="bold"/>
    </style:style>
    <style:style style:name="P87" style:family="paragraph" style:parent-style-name="Text_20_body">
      <style:text-properties fo:font-weight="bold" officeooo:rsid="01ebcc60" officeooo:paragraph-rsid="01ebcc60" style:font-weight-asian="bold" style:font-weight-complex="bold"/>
    </style:style>
    <style:style style:name="P88" style:family="paragraph" style:parent-style-name="Text_20_body">
      <style:text-properties fo:font-weight="bold" officeooo:rsid="01f2a9eb" officeooo:paragraph-rsid="01f2a9eb" style:font-weight-asian="bold" style:font-weight-complex="bold"/>
    </style:style>
    <style:style style:name="P89" style:family="paragraph" style:parent-style-name="Text_20_body">
      <style:text-properties fo:font-weight="bold" officeooo:rsid="01f37569" officeooo:paragraph-rsid="01f37569" style:font-weight-asian="bold" style:font-weight-complex="bold"/>
    </style:style>
    <style:style style:name="P90" style:family="paragraph" style:parent-style-name="Text_20_body">
      <style:text-properties fo:font-weight="bold" officeooo:rsid="01f7b5aa" officeooo:paragraph-rsid="01f7b5aa" style:font-weight-asian="bold" style:font-weight-complex="bold"/>
    </style:style>
    <style:style style:name="P91" style:family="paragraph" style:parent-style-name="Text_20_body">
      <style:text-properties fo:font-weight="bold" officeooo:rsid="01fabdd4" officeooo:paragraph-rsid="01fabdd4" style:font-weight-asian="bold" style:font-weight-complex="bold"/>
    </style:style>
    <style:style style:name="P92" style:family="paragraph" style:parent-style-name="Text_20_body">
      <style:text-properties fo:font-weight="bold" officeooo:rsid="01fda986" officeooo:paragraph-rsid="01fda986" style:font-weight-asian="bold" style:font-weight-complex="bold"/>
    </style:style>
    <style:style style:name="P93" style:family="paragraph" style:parent-style-name="Text_20_body">
      <style:text-properties fo:font-weight="bold" officeooo:rsid="02034033" officeooo:paragraph-rsid="02034033" style:font-weight-asian="bold" style:font-weight-complex="bold"/>
    </style:style>
    <style:style style:name="P94" style:family="paragraph" style:parent-style-name="Text_20_body">
      <style:text-properties fo:font-weight="bold" officeooo:rsid="01dfee75" officeooo:paragraph-rsid="01dfee75" style:font-weight-asian="bold" style:font-weight-complex="bold"/>
    </style:style>
    <style:style style:name="P95" style:family="paragraph" style:parent-style-name="Text_20_body">
      <style:text-properties fo:font-weight="bold" officeooo:rsid="0278f401" officeooo:paragraph-rsid="0278f401" style:font-weight-asian="bold" style:font-weight-complex="bold"/>
    </style:style>
    <style:style style:name="P96" style:family="paragraph" style:parent-style-name="Text_20_body">
      <style:text-properties fo:font-weight="bold" officeooo:rsid="028dd5ae" officeooo:paragraph-rsid="028dd5ae" style:font-weight-asian="bold" style:font-weight-complex="bold"/>
    </style:style>
    <style:style style:name="P97" style:family="paragraph" style:parent-style-name="Text_20_body">
      <style:text-properties officeooo:paragraph-rsid="01747f23"/>
    </style:style>
    <style:style style:name="P98" style:family="paragraph" style:parent-style-name="Text_20_body">
      <style:text-properties officeooo:paragraph-rsid="0188aa49"/>
    </style:style>
    <style:style style:name="P99" style:family="paragraph" style:parent-style-name="Text_20_body">
      <style:text-properties officeooo:paragraph-rsid="01650598"/>
    </style:style>
    <style:style style:name="P100" style:family="paragraph" style:parent-style-name="Text_20_body">
      <style:text-properties officeooo:paragraph-rsid="016d9fef"/>
    </style:style>
    <style:style style:name="P101" style:family="paragraph" style:parent-style-name="Text_20_body">
      <style:text-properties officeooo:rsid="01939116" officeooo:paragraph-rsid="01939116"/>
    </style:style>
    <style:style style:name="P102" style:family="paragraph" style:parent-style-name="Text_20_body">
      <style:text-properties officeooo:rsid="01956c8c" officeooo:paragraph-rsid="01956c8c"/>
    </style:style>
    <style:style style:name="P103" style:family="paragraph" style:parent-style-name="Text_20_body">
      <style:text-properties officeooo:rsid="01967cc6" officeooo:paragraph-rsid="01967cc6"/>
    </style:style>
    <style:style style:name="P104" style:family="paragraph" style:parent-style-name="Text_20_body">
      <style:text-properties officeooo:paragraph-rsid="01967cc6"/>
    </style:style>
    <style:style style:name="P105" style:family="paragraph" style:parent-style-name="Text_20_body">
      <style:text-properties officeooo:paragraph-rsid="019849ed"/>
    </style:style>
    <style:style style:name="P106" style:family="paragraph" style:parent-style-name="Text_20_body">
      <style:text-properties officeooo:rsid="019dd198" officeooo:paragraph-rsid="019dd198"/>
    </style:style>
    <style:style style:name="P107" style:family="paragraph" style:parent-style-name="Text_20_body">
      <style:text-properties officeooo:rsid="01a3a248" officeooo:paragraph-rsid="01a3a248"/>
    </style:style>
    <style:style style:name="P108" style:family="paragraph" style:parent-style-name="Text_20_body">
      <style:text-properties fo:font-weight="normal" officeooo:rsid="01aa46e5" officeooo:paragraph-rsid="01aa46e5" style:font-weight-asian="normal" style:font-weight-complex="normal"/>
    </style:style>
    <style:style style:name="P109" style:family="paragraph" style:parent-style-name="Text_20_body">
      <style:text-properties fo:font-weight="normal" officeooo:rsid="01ebcc60" officeooo:paragraph-rsid="01ebcc60" style:font-weight-asian="normal" style:font-weight-complex="normal"/>
    </style:style>
    <style:style style:name="P110" style:family="paragraph" style:parent-style-name="Text_20_body">
      <style:text-properties fo:font-weight="normal" officeooo:rsid="01ebcc60" officeooo:paragraph-rsid="01ed0800" style:font-weight-asian="normal" style:font-weight-complex="normal"/>
    </style:style>
    <style:style style:name="P111" style:family="paragraph" style:parent-style-name="Text_20_body">
      <style:text-properties fo:font-weight="normal" officeooo:rsid="01ed0800" officeooo:paragraph-rsid="01ed0800" style:font-weight-asian="normal" style:font-weight-complex="normal"/>
    </style:style>
    <style:style style:name="P112" style:family="paragraph" style:parent-style-name="Text_20_body">
      <style:text-properties fo:font-weight="normal" officeooo:rsid="01f351ed" officeooo:paragraph-rsid="01f351ed" style:font-weight-asian="normal" style:font-weight-complex="normal"/>
    </style:style>
    <style:style style:name="P113" style:family="paragraph" style:parent-style-name="Text_20_body">
      <style:text-properties fo:font-weight="normal" officeooo:rsid="01f37569" officeooo:paragraph-rsid="01f4e9dd" style:font-weight-asian="normal" style:font-weight-complex="normal"/>
    </style:style>
    <style:style style:name="P114" style:family="paragraph" style:parent-style-name="Text_20_body">
      <style:text-properties fo:font-weight="normal" officeooo:rsid="01f40bc1" officeooo:paragraph-rsid="0209a19f" style:font-weight-asian="normal" style:font-weight-complex="normal"/>
    </style:style>
    <style:style style:name="P115" style:family="paragraph" style:parent-style-name="Text_20_body">
      <style:text-properties fo:font-weight="normal" officeooo:rsid="00261343" officeooo:paragraph-rsid="01f40bc1" style:font-weight-asian="normal" style:font-weight-complex="normal"/>
    </style:style>
    <style:style style:name="P116" style:family="paragraph" style:parent-style-name="Text_20_body">
      <style:text-properties fo:font-weight="normal" officeooo:rsid="00ed34da" officeooo:paragraph-rsid="00ed34da" style:font-weight-asian="normal" style:font-weight-complex="normal"/>
    </style:style>
    <style:style style:name="P117" style:family="paragraph" style:parent-style-name="Text_20_body">
      <style:text-properties fo:font-weight="normal" officeooo:rsid="0257609d" officeooo:paragraph-rsid="0257609d" style:font-weight-asian="normal" style:font-weight-complex="normal"/>
    </style:style>
    <style:style style:name="P118" style:family="paragraph" style:parent-style-name="Text_20_body">
      <style:text-properties fo:font-weight="normal" officeooo:rsid="0278f401" officeooo:paragraph-rsid="0278f401" style:font-weight-asian="normal" style:font-weight-complex="normal"/>
    </style:style>
    <style:style style:name="P119" style:family="paragraph" style:parent-style-name="Text_20_body">
      <style:text-properties fo:font-weight="normal" officeooo:rsid="02034033" officeooo:paragraph-rsid="02034033" style:font-weight-asian="normal" style:font-weight-complex="normal"/>
    </style:style>
    <style:style style:name="P120" style:family="paragraph" style:parent-style-name="Text_20_body">
      <style:text-properties fo:font-weight="normal" officeooo:rsid="028dd5ae" officeooo:paragraph-rsid="028dd5ae" style:font-weight-asian="normal" style:font-weight-complex="normal"/>
    </style:style>
    <style:style style:name="P121" style:family="paragraph" style:parent-style-name="Text_20_body">
      <style:text-properties officeooo:rsid="01b755e0" officeooo:paragraph-rsid="01b755e0"/>
    </style:style>
    <style:style style:name="P122" style:family="paragraph" style:parent-style-name="Text_20_body">
      <style:text-properties officeooo:paragraph-rsid="01bfb82a"/>
    </style:style>
    <style:style style:name="P123" style:family="paragraph" style:parent-style-name="Text_20_body">
      <style:text-properties officeooo:paragraph-rsid="01278e6e"/>
    </style:style>
    <style:style style:name="P124" style:family="paragraph" style:parent-style-name="Text_20_body">
      <style:text-properties officeooo:paragraph-rsid="012a0119"/>
    </style:style>
    <style:style style:name="P125" style:family="paragraph" style:parent-style-name="Text_20_body">
      <style:text-properties officeooo:paragraph-rsid="001f7aae"/>
    </style:style>
    <style:style style:name="P126" style:family="paragraph" style:parent-style-name="Text_20_body">
      <style:text-properties officeooo:rsid="01cf87ca" officeooo:paragraph-rsid="01cf87ca"/>
    </style:style>
    <style:style style:name="P127" style:family="paragraph" style:parent-style-name="Text_20_body">
      <style:text-properties officeooo:rsid="01d52983" officeooo:paragraph-rsid="01d52983"/>
    </style:style>
    <style:style style:name="P128" style:family="paragraph" style:parent-style-name="Text_20_body">
      <style:text-properties officeooo:paragraph-rsid="01bdbff5"/>
    </style:style>
    <style:style style:name="P129" style:family="paragraph" style:parent-style-name="Text_20_body">
      <style:text-properties officeooo:paragraph-rsid="019e043d"/>
    </style:style>
    <style:style style:name="P130" style:family="paragraph" style:parent-style-name="Text_20_body">
      <style:text-properties officeooo:paragraph-rsid="01ba022b"/>
    </style:style>
    <style:style style:name="P131" style:family="paragraph" style:parent-style-name="Text_20_body">
      <style:text-properties officeooo:rsid="01dd8afa" officeooo:paragraph-rsid="01dd8afa"/>
    </style:style>
    <style:style style:name="P132" style:family="paragraph" style:parent-style-name="Text_20_body">
      <style:text-properties officeooo:rsid="01dfee75" officeooo:paragraph-rsid="01dfee75"/>
    </style:style>
    <style:style style:name="P133" style:family="paragraph" style:parent-style-name="Text_20_body">
      <style:text-properties officeooo:rsid="01e1da69" officeooo:paragraph-rsid="01e1da69"/>
    </style:style>
    <style:style style:name="P134" style:family="paragraph" style:parent-style-name="Text_20_body">
      <style:text-properties officeooo:paragraph-rsid="01e1da69"/>
    </style:style>
    <style:style style:name="P135" style:family="paragraph" style:parent-style-name="Text_20_body">
      <style:text-properties officeooo:rsid="01e383ad" officeooo:paragraph-rsid="01e383ad"/>
    </style:style>
    <style:style style:name="P136" style:family="paragraph" style:parent-style-name="Text_20_body">
      <style:text-properties officeooo:rsid="01e383ad" officeooo:paragraph-rsid="01e77fcf"/>
    </style:style>
    <style:style style:name="P137" style:family="paragraph" style:parent-style-name="Text_20_body">
      <style:text-properties officeooo:paragraph-rsid="01e4a136"/>
    </style:style>
    <style:style style:name="P138" style:family="paragraph" style:parent-style-name="Text_20_body">
      <style:text-properties officeooo:rsid="01e4a136" officeooo:paragraph-rsid="01e4a136"/>
    </style:style>
    <style:style style:name="P139" style:family="paragraph" style:parent-style-name="Text_20_body">
      <style:text-properties officeooo:paragraph-rsid="01e77fcf"/>
    </style:style>
    <style:style style:name="P140" style:family="paragraph" style:parent-style-name="Text_20_body">
      <style:text-properties officeooo:rsid="01e77fcf" officeooo:paragraph-rsid="01e77fcf"/>
    </style:style>
    <style:style style:name="P141" style:family="paragraph" style:parent-style-name="Text_20_body">
      <style:text-properties officeooo:paragraph-rsid="01e924b3"/>
    </style:style>
    <style:style style:name="P142" style:family="paragraph" style:parent-style-name="Text_20_body">
      <style:text-properties officeooo:rsid="01ea9978" officeooo:paragraph-rsid="01ea9978"/>
    </style:style>
    <style:style style:name="P143" style:family="paragraph" style:parent-style-name="Text_20_body">
      <style:text-properties officeooo:rsid="01ebcc60" officeooo:paragraph-rsid="01ebcc60"/>
    </style:style>
    <style:style style:name="P144" style:family="paragraph" style:parent-style-name="Text_20_body">
      <style:text-properties officeooo:rsid="00220083" officeooo:paragraph-rsid="01f40bc1"/>
    </style:style>
    <style:style style:name="P145" style:family="paragraph" style:parent-style-name="Text_20_body">
      <style:text-properties officeooo:rsid="01f4e9dd" officeooo:paragraph-rsid="01f4e9dd"/>
    </style:style>
    <style:style style:name="P146" style:family="paragraph" style:parent-style-name="Text_20_body">
      <style:text-properties officeooo:paragraph-rsid="01f7b5aa"/>
    </style:style>
    <style:style style:name="P147" style:family="paragraph" style:parent-style-name="Text_20_body">
      <style:text-properties officeooo:rsid="01fabdd4" officeooo:paragraph-rsid="01fabdd4"/>
    </style:style>
    <style:style style:name="P148" style:family="paragraph" style:parent-style-name="Text_20_body">
      <style:text-properties officeooo:paragraph-rsid="01fda986"/>
    </style:style>
    <style:style style:name="P149" style:family="paragraph" style:parent-style-name="Text_20_body">
      <style:text-properties officeooo:rsid="02002bbd" officeooo:paragraph-rsid="02002bbd"/>
    </style:style>
    <style:style style:name="P150" style:family="paragraph" style:parent-style-name="Text_20_body">
      <style:text-properties officeooo:rsid="003b9596" officeooo:paragraph-rsid="0204595a"/>
    </style:style>
    <style:style style:name="P151" style:family="paragraph" style:parent-style-name="Text_20_body">
      <style:text-properties officeooo:rsid="00507802" officeooo:paragraph-rsid="0204595a"/>
    </style:style>
    <style:style style:name="P152" style:family="paragraph" style:parent-style-name="Text_20_body">
      <style:text-properties officeooo:rsid="0079e000" officeooo:paragraph-rsid="0204595a"/>
    </style:style>
    <style:style style:name="P153" style:family="paragraph" style:parent-style-name="Text_20_body">
      <style:text-properties officeooo:rsid="005264ed" officeooo:paragraph-rsid="0204595a"/>
    </style:style>
    <style:style style:name="P154" style:family="paragraph" style:parent-style-name="Text_20_body">
      <style:text-properties officeooo:rsid="00bc529d" officeooo:paragraph-rsid="0204595a"/>
    </style:style>
    <style:style style:name="P155" style:family="paragraph" style:parent-style-name="Text_20_body">
      <style:text-properties officeooo:rsid="00bec5a0" officeooo:paragraph-rsid="0204595a"/>
    </style:style>
    <style:style style:name="P156" style:family="paragraph" style:parent-style-name="Text_20_body">
      <style:text-properties officeooo:rsid="00cb2e19" officeooo:paragraph-rsid="0204595a"/>
    </style:style>
    <style:style style:name="P157" style:family="paragraph" style:parent-style-name="Text_20_body">
      <style:text-properties officeooo:rsid="00c67184" officeooo:paragraph-rsid="0204595a"/>
    </style:style>
    <style:style style:name="P158" style:family="paragraph" style:parent-style-name="Text_20_body">
      <style:text-properties officeooo:rsid="00cbd086" officeooo:paragraph-rsid="0204595a"/>
    </style:style>
    <style:style style:name="P159" style:family="paragraph" style:parent-style-name="Text_20_body">
      <style:text-properties officeooo:rsid="00ad31da" officeooo:paragraph-rsid="0204595a"/>
    </style:style>
    <style:style style:name="P160" style:family="paragraph" style:parent-style-name="Text_20_body">
      <style:text-properties officeooo:rsid="00d23905" officeooo:paragraph-rsid="0204595a"/>
    </style:style>
    <style:style style:name="P161" style:family="paragraph" style:parent-style-name="Text_20_body">
      <style:text-properties officeooo:paragraph-rsid="0204595a"/>
    </style:style>
    <style:style style:name="P162" style:family="paragraph" style:parent-style-name="Text_20_body">
      <style:text-properties officeooo:paragraph-rsid="0209a19f"/>
    </style:style>
    <style:style style:name="P163" style:family="paragraph" style:parent-style-name="Text_20_body">
      <style:text-properties officeooo:rsid="0207c22f" officeooo:paragraph-rsid="0207c22f"/>
    </style:style>
    <style:style style:name="P164" style:family="paragraph" style:parent-style-name="Text_20_body">
      <style:text-properties officeooo:rsid="021191c5" officeooo:paragraph-rsid="021191c5"/>
    </style:style>
    <style:style style:name="P165" style:family="paragraph" style:parent-style-name="Text_20_body">
      <style:text-properties officeooo:rsid="021191c5" officeooo:paragraph-rsid="02121296"/>
    </style:style>
    <style:style style:name="P166" style:family="paragraph" style:parent-style-name="Text_20_body">
      <style:text-properties officeooo:rsid="02121296" officeooo:paragraph-rsid="02121296"/>
    </style:style>
    <style:style style:name="P167" style:family="paragraph" style:parent-style-name="Text_20_body">
      <style:text-properties officeooo:rsid="0213d2b3" officeooo:paragraph-rsid="0213d2b3"/>
    </style:style>
    <style:style style:name="P168" style:family="paragraph" style:parent-style-name="Text_20_body">
      <style:text-properties officeooo:rsid="0224a655" officeooo:paragraph-rsid="0224a655"/>
    </style:style>
    <style:style style:name="P169" style:family="paragraph" style:parent-style-name="Text_20_body">
      <style:text-properties officeooo:rsid="02266f45" officeooo:paragraph-rsid="02266f45"/>
    </style:style>
    <style:style style:name="P170" style:family="paragraph" style:parent-style-name="Text_20_body">
      <style:text-properties officeooo:paragraph-rsid="01dd8afa"/>
    </style:style>
    <style:style style:name="P171" style:family="paragraph" style:parent-style-name="Text_20_body">
      <style:text-properties officeooo:paragraph-rsid="01dd9573"/>
    </style:style>
    <style:style style:name="P172" style:family="paragraph" style:parent-style-name="Text_20_body">
      <style:text-properties officeooo:paragraph-rsid="0224a655"/>
    </style:style>
    <style:style style:name="P173" style:family="paragraph" style:parent-style-name="Text_20_body">
      <style:text-properties officeooo:rsid="0229c50e" officeooo:paragraph-rsid="0229c50e"/>
    </style:style>
    <style:style style:name="P174" style:family="paragraph" style:parent-style-name="Text_20_body">
      <style:text-properties officeooo:rsid="022e9136" officeooo:paragraph-rsid="022e9136"/>
    </style:style>
    <style:style style:name="P175" style:family="paragraph" style:parent-style-name="Text_20_body">
      <style:text-properties officeooo:paragraph-rsid="022e9136"/>
    </style:style>
    <style:style style:name="P176" style:family="paragraph" style:parent-style-name="Text_20_body">
      <style:text-properties officeooo:rsid="0230433c" officeooo:paragraph-rsid="0230433c"/>
    </style:style>
    <style:style style:name="P177" style:family="paragraph" style:parent-style-name="Text_20_body">
      <style:text-properties officeooo:paragraph-rsid="0230433c"/>
    </style:style>
    <style:style style:name="P178" style:family="paragraph" style:parent-style-name="Text_20_body">
      <style:text-properties officeooo:paragraph-rsid="0201454b"/>
    </style:style>
    <style:style style:name="P179" style:family="paragraph" style:parent-style-name="Text_20_body">
      <style:text-properties officeooo:paragraph-rsid="02121296"/>
    </style:style>
    <style:style style:name="P180" style:family="paragraph" style:parent-style-name="Text_20_body">
      <style:text-properties officeooo:paragraph-rsid="023d6573"/>
    </style:style>
    <style:style style:name="P181" style:family="paragraph" style:parent-style-name="Text_20_body">
      <style:text-properties officeooo:paragraph-rsid="01956c8c"/>
    </style:style>
    <style:style style:name="P182" style:family="paragraph" style:parent-style-name="Text_20_body">
      <style:text-properties officeooo:paragraph-rsid="0257609d"/>
    </style:style>
    <style:style style:name="P183" style:family="paragraph" style:parent-style-name="Text_20_body">
      <style:text-properties officeooo:paragraph-rsid="02595c67"/>
    </style:style>
    <style:style style:name="P184" style:family="paragraph" style:parent-style-name="Text_20_body">
      <style:text-properties officeooo:paragraph-rsid="026768cf"/>
    </style:style>
    <style:style style:name="P185" style:family="paragraph" style:parent-style-name="Text_20_body">
      <style:text-properties officeooo:rsid="0257609d" officeooo:paragraph-rsid="0257609d"/>
    </style:style>
    <style:style style:name="P186" style:family="paragraph" style:parent-style-name="Text_20_body">
      <style:text-properties officeooo:rsid="025e0cc7" officeooo:paragraph-rsid="025e0cc7"/>
    </style:style>
    <style:style style:name="P187" style:family="paragraph" style:parent-style-name="Text_20_body">
      <style:text-properties officeooo:rsid="025e814b" officeooo:paragraph-rsid="025e814b"/>
    </style:style>
    <style:style style:name="P188" style:family="paragraph" style:parent-style-name="Text_20_body">
      <style:text-properties officeooo:paragraph-rsid="025fc0c7"/>
    </style:style>
    <style:style style:name="P189" style:family="paragraph" style:parent-style-name="Text_20_body">
      <style:text-properties officeooo:paragraph-rsid="0067e3bd"/>
    </style:style>
    <style:style style:name="P190" style:family="paragraph" style:parent-style-name="Text_20_body">
      <style:text-properties officeooo:rsid="026768cf" officeooo:paragraph-rsid="026768cf"/>
    </style:style>
    <style:style style:name="P191" style:family="paragraph" style:parent-style-name="Text_20_body">
      <style:text-properties officeooo:rsid="0274284d" officeooo:paragraph-rsid="0274284d"/>
    </style:style>
    <style:style style:name="P192" style:family="paragraph" style:parent-style-name="Text_20_body">
      <style:text-properties officeooo:paragraph-rsid="0274284d"/>
    </style:style>
    <style:style style:name="P193" style:family="paragraph" style:parent-style-name="Text_20_body">
      <style:text-properties officeooo:rsid="0275449d" officeooo:paragraph-rsid="0275449d"/>
    </style:style>
    <style:style style:name="P194" style:family="paragraph" style:parent-style-name="Text_20_body">
      <style:text-properties officeooo:rsid="0234531e" officeooo:paragraph-rsid="0234531e"/>
    </style:style>
    <style:style style:name="P195" style:family="paragraph" style:parent-style-name="Text_20_body">
      <style:text-properties officeooo:rsid="027f229e" officeooo:paragraph-rsid="027f229e"/>
    </style:style>
    <style:style style:name="P196" style:family="paragraph" style:parent-style-name="Text_20_body">
      <style:text-properties officeooo:paragraph-rsid="027f229e"/>
    </style:style>
    <style:style style:name="P197" style:family="paragraph" style:parent-style-name="Text_20_body">
      <style:text-properties officeooo:paragraph-rsid="027f8a00"/>
    </style:style>
    <style:style style:name="P198" style:family="paragraph" style:parent-style-name="Text_20_body">
      <style:text-properties officeooo:rsid="02848c08" officeooo:paragraph-rsid="02848c08"/>
    </style:style>
    <style:style style:name="P199" style:family="paragraph" style:parent-style-name="Text_20_body">
      <style:text-properties officeooo:paragraph-rsid="01ed0800"/>
    </style:style>
    <style:style style:name="P200" style:family="paragraph" style:parent-style-name="Text_20_body">
      <style:text-properties officeooo:paragraph-rsid="02848c08"/>
    </style:style>
    <style:style style:name="P201" style:family="paragraph" style:parent-style-name="Text_20_body">
      <style:text-properties officeooo:paragraph-rsid="0294364f"/>
    </style:style>
    <style:style style:name="P202" style:family="paragraph" style:parent-style-name="Text_20_body">
      <style:text-properties officeooo:paragraph-rsid="0286e744"/>
    </style:style>
    <style:style style:name="P203" style:family="paragraph" style:parent-style-name="Text_20_body">
      <style:text-properties officeooo:rsid="02a20aa4" officeooo:paragraph-rsid="02a20aa4"/>
    </style:style>
    <style:style style:name="P204" style:family="paragraph" style:parent-style-name="Text_20_body">
      <style:text-properties officeooo:rsid="02a54c76" officeooo:paragraph-rsid="02a54c76"/>
    </style:style>
    <style:style style:name="P205" style:family="paragraph" style:parent-style-name="Text_20_body">
      <style:text-properties officeooo:rsid="02a64199" officeooo:paragraph-rsid="02a64199"/>
    </style:style>
    <style:style style:name="P206" style:family="paragraph" style:parent-style-name="Text_20_body">
      <style:text-properties officeooo:paragraph-rsid="02a64199"/>
    </style:style>
    <style:style style:name="P207" style:family="paragraph" style:parent-style-name="Text_20_body">
      <style:text-properties officeooo:rsid="02a87edc" officeooo:paragraph-rsid="02a87edc"/>
    </style:style>
    <style:style style:name="P208" style:family="paragraph" style:parent-style-name="Table_20_Contents">
      <style:paragraph-properties fo:text-align="center" style:justify-single-word="false"/>
      <style:text-properties officeooo:rsid="006aae42" officeooo:paragraph-rsid="006aae42"/>
    </style:style>
    <style:style style:name="P209" style:family="paragraph" style:parent-style-name="Table_20_Contents">
      <style:paragraph-properties fo:text-align="start" style:justify-single-word="false"/>
      <style:text-properties officeooo:rsid="006aae42" officeooo:paragraph-rsid="006aae42"/>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text-properties officeooo:paragraph-rsid="010e530b"/>
    </style:style>
    <style:style style:name="P212" style:family="paragraph" style:parent-style-name="Table_20_Contents">
      <style:paragraph-properties fo:text-align="center" style:justify-single-word="false"/>
      <style:text-properties officeooo:paragraph-rsid="0151d300"/>
    </style:style>
    <style:style style:name="P213" style:family="paragraph" style:parent-style-name="Table_20_Contents">
      <style:paragraph-properties fo:text-align="center" style:justify-single-word="false"/>
      <style:text-properties officeooo:paragraph-rsid="01bbfb81"/>
    </style:style>
    <style:style style:name="P214" style:family="paragraph" style:parent-style-name="Table_20_Contents">
      <style:paragraph-properties fo:text-align="center" style:justify-single-word="false"/>
      <style:text-properties officeooo:paragraph-rsid="0188aa49"/>
    </style:style>
    <style:style style:name="P215" style:family="paragraph" style:parent-style-name="Table_20_Contents">
      <style:paragraph-properties fo:text-align="center" style:justify-single-word="false"/>
      <style:text-properties officeooo:paragraph-rsid="01898f62"/>
    </style:style>
    <style:style style:name="P216" style:family="paragraph" style:parent-style-name="Table_20_Contents">
      <style:paragraph-properties fo:text-align="center" style:justify-single-word="false"/>
      <style:text-properties officeooo:paragraph-rsid="01e4a136"/>
    </style:style>
    <style:style style:name="P217" style:family="paragraph" style:parent-style-name="Table_20_Contents">
      <style:paragraph-properties fo:text-align="center" style:justify-single-word="false"/>
      <style:text-properties officeooo:paragraph-rsid="01eee99f"/>
    </style:style>
    <style:style style:name="P218" style:family="paragraph" style:parent-style-name="Table_20_Contents">
      <style:paragraph-properties fo:text-align="center" style:justify-single-word="false"/>
      <style:text-properties officeooo:paragraph-rsid="01f37569"/>
    </style:style>
    <style:style style:name="P219" style:family="paragraph" style:parent-style-name="Table_20_Contents">
      <style:paragraph-properties fo:text-align="center" style:justify-single-word="false"/>
      <style:text-properties officeooo:paragraph-rsid="021c147a"/>
    </style:style>
    <style:style style:name="P220" style:family="paragraph" style:parent-style-name="Table_20_Contents">
      <style:paragraph-properties fo:text-align="center" style:justify-single-word="false"/>
      <style:text-properties officeooo:paragraph-rsid="021960f8"/>
    </style:style>
    <style:style style:name="P221" style:family="paragraph" style:parent-style-name="Table_20_Contents">
      <style:paragraph-properties fo:text-align="center" style:justify-single-word="false"/>
      <style:text-properties officeooo:paragraph-rsid="020f5657"/>
    </style:style>
    <style:style style:name="P222" style:family="paragraph" style:parent-style-name="Table_20_Contents">
      <style:paragraph-properties fo:text-align="center" style:justify-single-word="false"/>
      <style:text-properties officeooo:paragraph-rsid="01a557d6"/>
    </style:style>
    <style:style style:name="P223" style:family="paragraph" style:parent-style-name="Table_20_Contents">
      <style:paragraph-properties fo:text-align="center" style:justify-single-word="false"/>
      <style:text-properties officeooo:paragraph-rsid="029a3a2f"/>
    </style:style>
    <style:style style:name="P224" style:family="paragraph" style:parent-style-name="Table_20_Contents">
      <style:paragraph-properties fo:text-align="center" style:justify-single-word="false"/>
      <style:text-properties officeooo:paragraph-rsid="02a64199"/>
    </style:style>
    <style:style style:name="P225" style:family="paragraph" style:parent-style-name="Table_20_Contents">
      <style:paragraph-properties fo:text-align="center" style:justify-single-word="false"/>
      <style:text-properties officeooo:rsid="00d6d9ce" officeooo:paragraph-rsid="010e530b"/>
    </style:style>
    <style:style style:name="P226" style:family="paragraph" style:parent-style-name="Table_20_Contents">
      <style:paragraph-properties fo:text-align="center" style:justify-single-word="false"/>
      <style:text-properties officeooo:rsid="00d6d9ce" officeooo:paragraph-rsid="0188aa49"/>
    </style:style>
    <style:style style:name="P227" style:family="paragraph" style:parent-style-name="Table_20_Contents">
      <style:paragraph-properties fo:text-align="center" style:justify-single-word="false"/>
      <style:text-properties officeooo:rsid="00d6d9ce" officeooo:paragraph-rsid="01898f62"/>
    </style:style>
    <style:style style:name="P228" style:family="paragraph" style:parent-style-name="Table_20_Contents">
      <style:paragraph-properties fo:text-align="center" style:justify-single-word="false"/>
      <style:text-properties officeooo:rsid="00d6d9ce" officeooo:paragraph-rsid="01b9a716"/>
    </style:style>
    <style:style style:name="P229" style:family="paragraph" style:parent-style-name="Table_20_Contents">
      <style:paragraph-properties fo:text-align="center" style:justify-single-word="false"/>
      <style:text-properties officeooo:rsid="00d6d9ce" officeooo:paragraph-rsid="01e4a136"/>
    </style:style>
    <style:style style:name="P230" style:family="paragraph" style:parent-style-name="Table_20_Contents">
      <style:paragraph-properties fo:text-align="center" style:justify-single-word="false"/>
      <style:text-properties officeooo:rsid="00d8d890" officeooo:paragraph-rsid="010e530b"/>
    </style:style>
    <style:style style:name="P231" style:family="paragraph" style:parent-style-name="Table_20_Contents">
      <style:paragraph-properties fo:text-align="center" style:justify-single-word="false"/>
      <style:text-properties officeooo:rsid="00d78dda" officeooo:paragraph-rsid="010e530b"/>
    </style:style>
    <style:style style:name="P232" style:family="paragraph" style:parent-style-name="Table_20_Contents">
      <style:paragraph-properties fo:text-align="center" style:justify-single-word="false"/>
      <style:text-properties officeooo:rsid="00d78dda" officeooo:paragraph-rsid="0188aa49"/>
    </style:style>
    <style:style style:name="P233" style:family="paragraph" style:parent-style-name="Table_20_Contents">
      <style:paragraph-properties fo:text-align="center" style:justify-single-word="false"/>
      <style:text-properties officeooo:rsid="00d78dda" officeooo:paragraph-rsid="01898f62"/>
    </style:style>
    <style:style style:name="P234" style:family="paragraph" style:parent-style-name="Table_20_Contents">
      <style:paragraph-properties fo:text-align="center" style:justify-single-word="false"/>
      <style:text-properties officeooo:rsid="00d78dda" officeooo:paragraph-rsid="01e4a136"/>
    </style:style>
    <style:style style:name="P235" style:family="paragraph" style:parent-style-name="Table_20_Contents">
      <style:paragraph-properties fo:text-align="center" style:justify-single-word="false"/>
      <style:text-properties officeooo:rsid="01114211" officeooo:paragraph-rsid="01114211"/>
    </style:style>
    <style:style style:name="P236" style:family="paragraph" style:parent-style-name="Table_20_Contents">
      <style:text-properties officeooo:rsid="01114211" officeooo:paragraph-rsid="01114211"/>
    </style:style>
    <style:style style:name="P237" style:family="paragraph" style:parent-style-name="Table_20_Contents">
      <style:paragraph-properties fo:text-align="center" style:justify-single-word="false"/>
      <style:text-properties officeooo:rsid="0113157e" officeooo:paragraph-rsid="0113157e"/>
    </style:style>
    <style:style style:name="P238" style:family="paragraph" style:parent-style-name="Table_20_Contents">
      <style:text-properties officeooo:rsid="0113157e" officeooo:paragraph-rsid="0113157e"/>
    </style:style>
    <style:style style:name="P239" style:family="paragraph" style:parent-style-name="Table_20_Contents">
      <style:paragraph-properties fo:text-align="center" style:justify-single-word="false"/>
      <style:text-properties style:font-name="Liberation Mono" officeooo:rsid="01114211" officeooo:paragraph-rsid="01114211"/>
    </style:style>
    <style:style style:name="P240" style:family="paragraph" style:parent-style-name="Table_20_Contents">
      <style:paragraph-properties fo:text-align="center" style:justify-single-word="false"/>
      <style:text-properties style:font-name="Liberation Mono" officeooo:rsid="0113157e" officeooo:paragraph-rsid="0113157e"/>
    </style:style>
    <style:style style:name="P241" style:family="paragraph" style:parent-style-name="Table_20_Contents">
      <style:paragraph-properties fo:text-align="center" style:justify-single-word="false"/>
      <style:text-properties style:font-name="Liberation Mono" officeooo:rsid="011d411f" officeooo:paragraph-rsid="011d411f"/>
    </style:style>
    <style:style style:name="P242" style:family="paragraph" style:parent-style-name="Table_20_Contents">
      <style:paragraph-properties fo:text-align="center" style:justify-single-word="false"/>
      <style:text-properties style:font-name="Liberation Mono" officeooo:rsid="0160e3d9" officeooo:paragraph-rsid="0160e3d9"/>
    </style:style>
    <style:style style:name="P243" style:family="paragraph" style:parent-style-name="Table_20_Contents">
      <style:text-properties style:font-name="Liberation Mono" officeooo:rsid="01749782" officeooo:paragraph-rsid="01749782"/>
    </style:style>
    <style:style style:name="P244" style:family="paragraph" style:parent-style-name="Table_20_Contents">
      <style:paragraph-properties fo:text-align="center" style:justify-single-word="false"/>
      <style:text-properties style:font-name="Liberation Mono" officeooo:rsid="01a557d6" officeooo:paragraph-rsid="01a557d6"/>
    </style:style>
    <style:style style:name="P245" style:family="paragraph" style:parent-style-name="Table_20_Contents">
      <style:paragraph-properties fo:text-align="center" style:justify-single-word="false"/>
      <style:text-properties style:font-name="Liberation Mono" officeooo:rsid="01a71793" officeooo:paragraph-rsid="01a71793"/>
    </style:style>
    <style:style style:name="P246" style:family="paragraph" style:parent-style-name="Table_20_Contents">
      <style:paragraph-properties fo:text-align="center" style:justify-single-word="false"/>
      <style:text-properties style:font-name="Liberation Mono" officeooo:rsid="01a7c31e" officeooo:paragraph-rsid="01a7c31e"/>
    </style:style>
    <style:style style:name="P247" style:family="paragraph" style:parent-style-name="Table_20_Contents">
      <style:paragraph-properties fo:text-align="center" style:justify-single-word="false"/>
      <style:text-properties style:font-name="Liberation Mono" officeooo:rsid="01b00460" officeooo:paragraph-rsid="01b00460"/>
    </style:style>
    <style:style style:name="P248" style:family="paragraph" style:parent-style-name="Table_20_Contents">
      <style:paragraph-properties fo:text-align="center" style:justify-single-word="false"/>
      <style:text-properties style:font-name="Liberation Mono" officeooo:rsid="01bbc642" officeooo:paragraph-rsid="01bed5ed"/>
    </style:style>
    <style:style style:name="P249" style:family="paragraph" style:parent-style-name="Table_20_Contents">
      <style:paragraph-properties fo:text-align="center" style:justify-single-word="false"/>
      <style:text-properties style:font-name="Liberation Mono" officeooo:rsid="01bbfb81" officeooo:paragraph-rsid="01bbfb81"/>
    </style:style>
    <style:style style:name="P250" style:family="paragraph" style:parent-style-name="Table_20_Contents">
      <style:paragraph-properties fo:text-align="center" style:justify-single-word="false"/>
      <style:text-properties style:font-name="Liberation Mono" officeooo:rsid="01bbfb81" officeooo:paragraph-rsid="01bed5ed"/>
    </style:style>
    <style:style style:name="P251" style:family="paragraph" style:parent-style-name="Table_20_Contents">
      <style:paragraph-properties fo:text-align="center" style:justify-single-word="false"/>
      <style:text-properties style:font-name="Liberation Mono" officeooo:rsid="01bc438f" officeooo:paragraph-rsid="01bc438f"/>
    </style:style>
    <style:style style:name="P252" style:family="paragraph" style:parent-style-name="Table_20_Contents">
      <style:paragraph-properties fo:text-align="center" style:justify-single-word="false"/>
      <style:text-properties style:font-name="Liberation Mono" fo:font-weight="bold" officeooo:rsid="01bbfb81" officeooo:paragraph-rsid="01bbfb81" style:font-weight-asian="bold" style:font-weight-complex="bold"/>
    </style:style>
    <style:style style:name="P253" style:family="paragraph" style:parent-style-name="Table_20_Contents">
      <style:paragraph-properties fo:text-align="center" style:justify-single-word="false"/>
      <style:text-properties style:font-name="Liberation Mono" fo:font-weight="bold" officeooo:rsid="00235391" officeooo:paragraph-rsid="0209a19f" style:font-weight-asian="bold" style:font-weight-complex="bold"/>
    </style:style>
    <style:style style:name="P254" style:family="paragraph" style:parent-style-name="Table_20_Contents">
      <style:paragraph-properties fo:text-align="center" style:justify-single-word="false"/>
      <style:text-properties style:font-name="Liberation Mono" fo:font-weight="bold" officeooo:rsid="00235391" officeooo:paragraph-rsid="01f40bc1" style:font-weight-asian="bold" style:font-weight-complex="bold"/>
    </style:style>
    <style:style style:name="P255" style:family="paragraph" style:parent-style-name="Table_20_Contents">
      <style:paragraph-properties fo:text-align="center" style:justify-single-word="false"/>
      <style:text-properties style:font-name="Liberation Mono" fo:font-weight="bold" officeooo:rsid="0209a19f" officeooo:paragraph-rsid="0209a19f" style:font-weight-asian="bold" style:font-weight-complex="bold"/>
    </style:style>
    <style:style style:name="P256" style:family="paragraph" style:parent-style-name="Table_20_Contents">
      <style:paragraph-properties fo:text-align="center" style:justify-single-word="false"/>
      <style:text-properties style:font-name="Liberation Mono" fo:font-weight="bold" officeooo:rsid="00220083" officeooo:paragraph-rsid="01f40bc1" style:font-weight-asian="bold" style:font-weight-complex="bold"/>
    </style:style>
    <style:style style:name="P257" style:family="paragraph" style:parent-style-name="Table_20_Contents">
      <style:paragraph-properties fo:text-align="center" style:justify-single-word="false"/>
      <style:text-properties style:font-name="Liberation Mono" officeooo:rsid="01e69222" officeooo:paragraph-rsid="01e69222"/>
    </style:style>
    <style:style style:name="P258" style:family="paragraph" style:parent-style-name="Table_20_Contents">
      <style:paragraph-properties fo:text-align="center" style:justify-single-word="false"/>
      <style:text-properties style:font-name="Liberation Mono" officeooo:rsid="01e69222" officeooo:paragraph-rsid="01e77fcf"/>
    </style:style>
    <style:style style:name="P259" style:family="paragraph" style:parent-style-name="Table_20_Contents">
      <style:paragraph-properties fo:text-align="center" style:justify-single-word="false"/>
      <style:text-properties style:font-name="Liberation Mono" officeooo:rsid="01e863c7" officeooo:paragraph-rsid="01e863c7"/>
    </style:style>
    <style:style style:name="P260" style:family="paragraph" style:parent-style-name="Table_20_Contents">
      <style:paragraph-properties fo:text-align="center" style:justify-single-word="false"/>
      <style:text-properties style:font-name="Liberation Mono" officeooo:rsid="01e924b3" officeooo:paragraph-rsid="01e924b3"/>
    </style:style>
    <style:style style:name="P261" style:family="paragraph" style:parent-style-name="Table_20_Contents">
      <style:paragraph-properties fo:text-align="center" style:justify-single-word="false"/>
      <style:text-properties style:font-name="Liberation Mono" officeooo:rsid="01f351ed" officeooo:paragraph-rsid="01f351ed"/>
    </style:style>
    <style:style style:name="P262" style:family="paragraph" style:parent-style-name="Table_20_Contents">
      <style:paragraph-properties fo:text-align="center" style:justify-single-word="false"/>
      <style:text-properties style:font-name="Liberation Mono" officeooo:paragraph-rsid="01f351ed"/>
    </style:style>
    <style:style style:name="P263" style:family="paragraph" style:parent-style-name="Table_20_Contents">
      <style:paragraph-properties fo:text-align="center" style:justify-single-word="false"/>
      <style:text-properties style:font-name="Liberation Mono" officeooo:paragraph-rsid="01f37569"/>
    </style:style>
    <style:style style:name="P264" style:family="paragraph" style:parent-style-name="Table_20_Contents">
      <style:paragraph-properties fo:text-align="center" style:justify-single-word="false"/>
      <style:text-properties style:font-name="Liberation Mono" officeooo:rsid="0207c22f" officeooo:paragraph-rsid="0207c22f"/>
    </style:style>
    <style:style style:name="P265" style:family="paragraph" style:parent-style-name="Table_20_Contents">
      <style:paragraph-properties fo:text-align="center" style:justify-single-word="false"/>
      <style:text-properties style:font-name="Liberation Mono" officeooo:rsid="0254ab1e" officeooo:paragraph-rsid="0254ab1e"/>
    </style:style>
    <style:style style:name="P266" style:family="paragraph" style:parent-style-name="Table_20_Contents">
      <style:text-properties style:font-name="Liberation Mono" fo:font-size="10pt" officeooo:rsid="025e814b" officeooo:paragraph-rsid="025e814b" style:font-size-asian="10pt" style:font-size-complex="10pt"/>
    </style:style>
    <style:style style:name="P267" style:family="paragraph" style:parent-style-name="Table_20_Contents">
      <style:text-properties style:font-name="Liberation Mono" fo:font-size="10pt" officeooo:rsid="02714829" officeooo:paragraph-rsid="02714829" style:font-size-asian="10pt" style:font-size-complex="10pt"/>
    </style:style>
    <style:style style:name="P268" style:family="paragraph" style:parent-style-name="Table_20_Contents">
      <style:paragraph-properties fo:text-align="center" style:justify-single-word="false"/>
      <style:text-properties style:font-name="Liberation Mono" fo:font-size="10pt" officeooo:rsid="02714829" officeooo:paragraph-rsid="02714829" style:font-size-asian="10pt" style:font-size-complex="10pt"/>
    </style:style>
    <style:style style:name="P269" style:family="paragraph" style:parent-style-name="Table_20_Contents">
      <style:text-properties style:font-name="Liberation Mono" fo:font-size="10pt" officeooo:rsid="02717bba" officeooo:paragraph-rsid="02717bba" style:font-size-asian="10pt" style:font-size-complex="10pt"/>
    </style:style>
    <style:style style:name="P270" style:family="paragraph" style:parent-style-name="Table_20_Contents">
      <style:paragraph-properties fo:text-align="center" style:justify-single-word="false"/>
      <style:text-properties style:font-name="Liberation Mono" officeooo:rsid="0285f89e" officeooo:paragraph-rsid="0285f89e"/>
    </style:style>
    <style:style style:name="P271" style:family="paragraph" style:parent-style-name="Table_20_Contents">
      <style:paragraph-properties fo:text-align="center" style:justify-single-word="false"/>
      <style:text-properties style:font-name="Liberation Mono" officeooo:rsid="0286e744" officeooo:paragraph-rsid="0286e744"/>
    </style:style>
    <style:style style:name="P272" style:family="paragraph" style:parent-style-name="Table_20_Contents">
      <style:paragraph-properties fo:text-align="center" style:justify-single-word="false"/>
      <style:text-properties style:font-name="Liberation Mono" officeooo:rsid="0294364f" officeooo:paragraph-rsid="0294364f"/>
    </style:style>
    <style:style style:name="P273" style:family="paragraph" style:parent-style-name="Table_20_Contents">
      <style:paragraph-properties fo:text-align="center" style:justify-single-word="false"/>
      <style:text-properties style:font-name="Liberation Mono" officeooo:rsid="02957ea8" officeooo:paragraph-rsid="02957ea8"/>
    </style:style>
    <style:style style:name="P274" style:family="paragraph" style:parent-style-name="Table_20_Contents">
      <style:paragraph-properties fo:text-align="center" style:justify-single-word="false"/>
      <style:text-properties style:font-name="Liberation Mono" officeooo:rsid="029769d1" officeooo:paragraph-rsid="029769d1"/>
    </style:style>
    <style:style style:name="P275" style:family="paragraph" style:parent-style-name="Table_20_Contents">
      <style:paragraph-properties fo:text-align="center" style:justify-single-word="false"/>
      <style:text-properties style:font-name="Liberation Mono" officeooo:rsid="029885b4" officeooo:paragraph-rsid="029885b4"/>
    </style:style>
    <style:style style:name="P276" style:family="paragraph" style:parent-style-name="Table_20_Contents">
      <style:paragraph-properties fo:text-align="center" style:justify-single-word="false"/>
      <style:text-properties style:font-name="Liberation Mono" officeooo:rsid="029ed4ee" officeooo:paragraph-rsid="029ed4ee"/>
    </style:style>
    <style:style style:name="P277" style:family="paragraph" style:parent-style-name="Table_20_Contents">
      <style:paragraph-properties fo:text-align="center" style:justify-single-word="false"/>
      <style:text-properties style:font-name="Liberation Mono" officeooo:rsid="02a1ec28" officeooo:paragraph-rsid="02a1ec28"/>
    </style:style>
    <style:style style:name="P278" style:family="paragraph" style:parent-style-name="Table_20_Contents">
      <style:paragraph-properties fo:text-align="center" style:justify-single-word="false"/>
      <style:text-properties style:font-name="Liberation Mono" officeooo:rsid="02a20aa4" officeooo:paragraph-rsid="02a20aa4"/>
    </style:style>
    <style:style style:name="P279" style:family="paragraph" style:parent-style-name="Table_20_Contents">
      <style:paragraph-properties fo:text-align="center" style:justify-single-word="false"/>
      <style:text-properties style:font-name="Liberation Mono" officeooo:rsid="02a47dac" officeooo:paragraph-rsid="02a47dac"/>
    </style:style>
    <style:style style:name="P280" style:family="paragraph" style:parent-style-name="Table_20_Contents">
      <style:paragraph-properties fo:text-align="center" style:justify-single-word="false"/>
      <style:text-properties style:font-name="Liberation Mono" officeooo:rsid="02a64199" officeooo:paragraph-rsid="02a64199"/>
    </style:style>
    <style:style style:name="P281" style:family="paragraph" style:parent-style-name="Table_20_Contents">
      <style:paragraph-properties fo:text-align="center" style:justify-single-word="false"/>
      <style:text-properties style:font-name="Liberation Mono" officeooo:rsid="02ab5223" officeooo:paragraph-rsid="02ab5223"/>
    </style:style>
    <style:style style:name="P282" style:family="paragraph" style:parent-style-name="Table_20_Contents">
      <style:paragraph-properties fo:text-align="center" style:justify-single-word="false"/>
      <style:text-properties officeooo:rsid="01159e92" officeooo:paragraph-rsid="01159e92"/>
    </style:style>
    <style:style style:name="P283" style:family="paragraph" style:parent-style-name="Table_20_Contents">
      <style:paragraph-properties fo:text-align="center" style:justify-single-word="false"/>
      <style:text-properties officeooo:rsid="0115cdb8" officeooo:paragraph-rsid="0115cdb8"/>
    </style:style>
    <style:style style:name="P284" style:family="paragraph" style:parent-style-name="Table_20_Contents">
      <style:paragraph-properties fo:text-align="center" style:justify-single-word="false"/>
      <style:text-properties officeooo:rsid="011d411f" officeooo:paragraph-rsid="011d411f"/>
    </style:style>
    <style:style style:name="P285" style:family="paragraph" style:parent-style-name="Table_20_Contents">
      <style:text-properties officeooo:rsid="011d411f" officeooo:paragraph-rsid="011d411f"/>
    </style:style>
    <style:style style:name="P286" style:family="paragraph" style:parent-style-name="Table_20_Contents">
      <style:paragraph-properties fo:text-align="center" style:justify-single-word="false"/>
      <style:text-properties officeooo:rsid="0125f70c" officeooo:paragraph-rsid="0125f70c"/>
    </style:style>
    <style:style style:name="P287" style:family="paragraph" style:parent-style-name="Table_20_Contents">
      <style:paragraph-properties fo:text-align="center" style:justify-single-word="false"/>
      <style:text-properties fo:font-weight="bold" officeooo:rsid="013fcac6" officeooo:paragraph-rsid="013fcac6" style:font-weight-asian="bold" style:font-weight-complex="bold"/>
    </style:style>
    <style:style style:name="P288" style:family="paragraph" style:parent-style-name="Table_20_Contents">
      <style:text-properties fo:font-weight="bold" officeooo:rsid="01bbfb81" officeooo:paragraph-rsid="01bbfb81" style:font-weight-asian="bold" style:font-weight-complex="bold"/>
    </style:style>
    <style:style style:name="P289" style:family="paragraph" style:parent-style-name="Table_20_Contents">
      <style:paragraph-properties fo:text-align="center" style:justify-single-word="false"/>
      <style:text-properties fo:font-weight="bold" officeooo:rsid="0024c915" officeooo:paragraph-rsid="01f40bc1" style:font-weight-asian="bold" style:font-weight-complex="bold"/>
    </style:style>
    <style:style style:name="P290" style:family="paragraph" style:parent-style-name="Table_20_Contents">
      <style:paragraph-properties fo:text-align="center" style:justify-single-word="false"/>
      <style:text-properties fo:font-weight="bold" officeooo:rsid="00235391" officeooo:paragraph-rsid="01f40bc1" style:font-weight-asian="bold" style:font-weight-complex="bold"/>
    </style:style>
    <style:style style:name="P291" style:family="paragraph" style:parent-style-name="Table_20_Contents">
      <style:paragraph-properties fo:text-align="center" style:justify-single-word="false"/>
      <style:text-properties fo:font-weight="bold" officeooo:rsid="0209a19f" officeooo:paragraph-rsid="0209a19f" style:font-weight-asian="bold" style:font-weight-complex="bold"/>
    </style:style>
    <style:style style:name="P292" style:family="paragraph" style:parent-style-name="Table_20_Contents">
      <style:paragraph-properties fo:text-align="center" style:justify-single-word="false"/>
      <style:text-properties officeooo:rsid="0140ca4e" officeooo:paragraph-rsid="0140ca4e"/>
    </style:style>
    <style:style style:name="P293" style:family="paragraph" style:parent-style-name="Table_20_Contents">
      <style:paragraph-properties fo:text-align="center" style:justify-single-word="false"/>
      <style:text-properties officeooo:rsid="0140ed99" officeooo:paragraph-rsid="0140ed99"/>
    </style:style>
    <style:style style:name="P294" style:family="paragraph" style:parent-style-name="Table_20_Contents">
      <style:paragraph-properties fo:text-align="center" style:justify-single-word="false"/>
      <style:text-properties officeooo:rsid="01429cfa" officeooo:paragraph-rsid="01429cfa"/>
    </style:style>
    <style:style style:name="P295" style:family="paragraph" style:parent-style-name="Table_20_Contents">
      <style:paragraph-properties fo:text-align="center" style:justify-single-word="false"/>
      <style:text-properties officeooo:rsid="01443be6" officeooo:paragraph-rsid="01443be6"/>
    </style:style>
    <style:style style:name="P296" style:family="paragraph" style:parent-style-name="Table_20_Contents">
      <style:paragraph-properties fo:text-align="center" style:justify-single-word="false"/>
      <style:text-properties officeooo:rsid="0145e394" officeooo:paragraph-rsid="0145e394"/>
    </style:style>
    <style:style style:name="P297" style:family="paragraph" style:parent-style-name="Table_20_Contents">
      <style:paragraph-properties fo:text-align="center" style:justify-single-word="false"/>
      <style:text-properties officeooo:rsid="0151d300" officeooo:paragraph-rsid="0151d300"/>
    </style:style>
    <style:style style:name="P298" style:family="paragraph" style:parent-style-name="Table_20_Contents">
      <style:paragraph-properties fo:text-align="center" style:justify-single-word="false"/>
      <style:text-properties officeooo:rsid="00f5cf5d" officeooo:paragraph-rsid="0151d300"/>
    </style:style>
    <style:style style:name="P299" style:family="paragraph" style:parent-style-name="Table_20_Contents">
      <style:paragraph-properties fo:text-align="center" style:justify-single-word="false"/>
      <style:text-properties officeooo:rsid="00f5cf5d" officeooo:paragraph-rsid="016d9fef"/>
    </style:style>
    <style:style style:name="P300" style:family="paragraph" style:parent-style-name="Table_20_Contents">
      <style:paragraph-properties fo:text-align="center" style:justify-single-word="false"/>
      <style:text-properties officeooo:rsid="00f5cf5d" officeooo:paragraph-rsid="01747f23"/>
    </style:style>
    <style:style style:name="P301" style:family="paragraph" style:parent-style-name="Table_20_Contents">
      <style:paragraph-properties fo:text-align="center" style:justify-single-word="false"/>
      <style:text-properties officeooo:rsid="00f5cf5d" officeooo:paragraph-rsid="019e043d"/>
    </style:style>
    <style:style style:name="P302" style:family="paragraph" style:parent-style-name="Table_20_Contents">
      <style:text-properties officeooo:rsid="00f5cf5d" officeooo:paragraph-rsid="0151d300"/>
    </style:style>
    <style:style style:name="P303" style:family="paragraph" style:parent-style-name="Table_20_Contents">
      <style:paragraph-properties fo:text-align="center" style:justify-single-word="false"/>
      <style:text-properties officeooo:rsid="01213360" officeooo:paragraph-rsid="0151d300"/>
    </style:style>
    <style:style style:name="P304" style:family="paragraph" style:parent-style-name="Table_20_Contents">
      <style:text-properties officeooo:rsid="01213360" officeooo:paragraph-rsid="0151d300"/>
    </style:style>
    <style:style style:name="P305" style:family="paragraph" style:parent-style-name="Table_20_Contents">
      <style:paragraph-properties fo:text-align="center" style:justify-single-word="false"/>
      <style:text-properties officeooo:rsid="0160e3d9" officeooo:paragraph-rsid="0160e3d9"/>
    </style:style>
    <style:style style:name="P306" style:family="paragraph" style:parent-style-name="Table_20_Contents">
      <style:text-properties officeooo:rsid="0160e3d9" officeooo:paragraph-rsid="0160e3d9"/>
    </style:style>
    <style:style style:name="P307" style:family="paragraph" style:parent-style-name="Table_20_Contents">
      <style:text-properties officeooo:rsid="01650598" officeooo:paragraph-rsid="01650598"/>
    </style:style>
    <style:style style:name="P308" style:family="paragraph" style:parent-style-name="Table_20_Contents">
      <style:paragraph-properties fo:text-align="center" style:justify-single-word="false"/>
      <style:text-properties officeooo:rsid="01650598" officeooo:paragraph-rsid="01650598"/>
    </style:style>
    <style:style style:name="P309" style:family="paragraph" style:parent-style-name="Table_20_Contents">
      <style:paragraph-properties fo:text-align="center" style:justify-single-word="false"/>
      <style:text-properties officeooo:rsid="01650598" officeooo:paragraph-rsid="01655b7f"/>
    </style:style>
    <style:style style:name="P310" style:family="paragraph" style:parent-style-name="Table_20_Contents">
      <style:paragraph-properties fo:text-align="center" style:justify-single-word="false"/>
      <style:text-properties officeooo:rsid="01650598" officeooo:paragraph-rsid="01749782"/>
    </style:style>
    <style:style style:name="P311" style:family="paragraph" style:parent-style-name="Table_20_Contents">
      <style:paragraph-properties fo:text-align="center" style:justify-single-word="false"/>
      <style:text-properties officeooo:rsid="01650598" officeooo:paragraph-rsid="019dd198"/>
    </style:style>
    <style:style style:name="P312" style:family="paragraph" style:parent-style-name="Table_20_Contents">
      <style:paragraph-properties fo:text-align="center" style:justify-single-word="false"/>
      <style:text-properties officeooo:rsid="01650598" officeooo:paragraph-rsid="0230e40b"/>
    </style:style>
    <style:style style:name="P313" style:family="paragraph" style:parent-style-name="Table_20_Contents">
      <style:text-properties officeooo:paragraph-rsid="01650598"/>
    </style:style>
    <style:style style:name="P314" style:family="paragraph" style:parent-style-name="Table_20_Contents">
      <style:paragraph-properties fo:text-align="center" style:justify-single-word="false"/>
      <style:text-properties officeooo:rsid="01655b7f" officeooo:paragraph-rsid="01655b7f"/>
    </style:style>
    <style:style style:name="P315" style:family="paragraph" style:parent-style-name="Table_20_Contents">
      <style:paragraph-properties fo:text-align="center" style:justify-single-word="false"/>
      <style:text-properties officeooo:rsid="01655b7f" officeooo:paragraph-rsid="01749782"/>
    </style:style>
    <style:style style:name="P316" style:family="paragraph" style:parent-style-name="Table_20_Contents">
      <style:paragraph-properties fo:text-align="center" style:justify-single-word="false"/>
      <style:text-properties officeooo:rsid="016d9fef" officeooo:paragraph-rsid="016d9fef"/>
    </style:style>
    <style:style style:name="P317" style:family="paragraph" style:parent-style-name="Table_20_Contents">
      <style:paragraph-properties fo:text-align="center" style:justify-single-word="false"/>
      <style:text-properties officeooo:rsid="016d9fef" officeooo:paragraph-rsid="01747f23"/>
    </style:style>
    <style:style style:name="P318" style:family="paragraph" style:parent-style-name="Table_20_Contents">
      <style:text-properties officeooo:rsid="016dccb7" officeooo:paragraph-rsid="016dccb7"/>
    </style:style>
    <style:style style:name="P319" style:family="paragraph" style:parent-style-name="Table_20_Contents">
      <style:text-properties officeooo:paragraph-rsid="01747f23"/>
    </style:style>
    <style:style style:name="P320" style:family="paragraph" style:parent-style-name="Table_20_Contents">
      <style:text-properties officeooo:paragraph-rsid="01749782"/>
    </style:style>
    <style:style style:name="P321" style:family="paragraph" style:parent-style-name="Table_20_Contents">
      <style:paragraph-properties fo:text-align="center" style:justify-single-word="false"/>
      <style:text-properties officeooo:rsid="0175a245" officeooo:paragraph-rsid="0175a245"/>
    </style:style>
    <style:style style:name="P322" style:family="paragraph" style:parent-style-name="Table_20_Contents">
      <style:text-properties style:font-name="Liberation Serif" officeooo:rsid="0175a245" officeooo:paragraph-rsid="0175a245"/>
    </style:style>
    <style:style style:name="P323" style:family="paragraph" style:parent-style-name="Table_20_Contents">
      <style:text-properties style:font-name="Liberation Serif" officeooo:rsid="0175a245" officeooo:paragraph-rsid="019dd198"/>
    </style:style>
    <style:style style:name="P324" style:family="paragraph" style:parent-style-name="Table_20_Contents">
      <style:paragraph-properties fo:text-align="center" style:justify-single-word="false"/>
      <style:text-properties style:font-name="Liberation Serif" officeooo:rsid="01bbfb81" officeooo:paragraph-rsid="01bbfb81"/>
    </style:style>
    <style:style style:name="P325" style:family="paragraph" style:parent-style-name="Table_20_Contents">
      <style:paragraph-properties fo:text-align="center" style:justify-single-word="false"/>
      <style:text-properties style:font-name="Liberation Serif" officeooo:rsid="01bed5ed" officeooo:paragraph-rsid="01bed5ed"/>
    </style:style>
    <style:style style:name="P326" style:family="paragraph" style:parent-style-name="Table_20_Contents">
      <style:paragraph-properties fo:text-align="center" style:justify-single-word="false"/>
      <style:text-properties style:font-name="Liberation Serif" fo:font-size="10pt" officeooo:rsid="02f1d5a1" officeooo:paragraph-rsid="025e814b" style:font-size-asian="10pt" style:font-size-complex="10pt"/>
    </style:style>
    <style:style style:name="P327" style:family="paragraph" style:parent-style-name="Table_20_Contents">
      <style:paragraph-properties fo:text-align="center" style:justify-single-word="false"/>
      <style:text-properties style:font-name="Liberation Serif" fo:font-size="10pt" officeooo:rsid="02f1d5a1" officeooo:paragraph-rsid="02714829" style:font-size-asian="10pt" style:font-size-complex="10pt"/>
    </style:style>
    <style:style style:name="P328" style:family="paragraph" style:parent-style-name="Table_20_Contents">
      <style:text-properties style:font-name="Liberation Serif" fo:font-size="10pt" officeooo:rsid="02714829" officeooo:paragraph-rsid="02714829" style:font-size-asian="10pt" style:font-size-complex="10pt"/>
    </style:style>
    <style:style style:name="P329" style:family="paragraph" style:parent-style-name="Table_20_Contents">
      <style:text-properties style:font-name="Liberation Serif" fo:font-size="10pt" officeooo:rsid="02717bba" officeooo:paragraph-rsid="02717bba" style:font-size-asian="10pt" style:font-size-complex="10pt"/>
    </style:style>
    <style:style style:name="P330" style:family="paragraph" style:parent-style-name="Table_20_Contents">
      <style:paragraph-properties fo:text-align="center" style:justify-single-word="false"/>
      <style:text-properties style:font-name="Liberation Serif" officeooo:rsid="02a47dac" officeooo:paragraph-rsid="02a47dac"/>
    </style:style>
    <style:style style:name="P331" style:family="paragraph" style:parent-style-name="Table_20_Contents">
      <style:text-properties officeooo:paragraph-rsid="0175a245"/>
    </style:style>
    <style:style style:name="P332" style:family="paragraph" style:parent-style-name="Table_20_Contents">
      <style:paragraph-properties fo:text-align="center" style:justify-single-word="false"/>
      <style:text-properties officeooo:rsid="0177223d" officeooo:paragraph-rsid="0177223d"/>
    </style:style>
    <style:style style:name="P333" style:family="paragraph" style:parent-style-name="Table_20_Contents">
      <style:paragraph-properties fo:text-align="center" style:justify-single-word="false"/>
      <style:text-properties officeooo:rsid="0177223d" officeooo:paragraph-rsid="0181eccd"/>
    </style:style>
    <style:style style:name="P334" style:family="paragraph" style:parent-style-name="Table_20_Contents">
      <style:paragraph-properties fo:text-align="center" style:justify-single-word="false"/>
      <style:text-properties officeooo:rsid="0177ff50" officeooo:paragraph-rsid="0177ff50"/>
    </style:style>
    <style:style style:name="P335" style:family="paragraph" style:parent-style-name="Table_20_Contents">
      <style:paragraph-properties fo:text-align="center" style:justify-single-word="false"/>
      <style:text-properties officeooo:rsid="0177ff50" officeooo:paragraph-rsid="017d51ab"/>
    </style:style>
    <style:style style:name="P336" style:family="paragraph" style:parent-style-name="Table_20_Contents">
      <style:paragraph-properties fo:text-align="center" style:justify-single-word="false"/>
      <style:text-properties officeooo:rsid="017b5ef8" officeooo:paragraph-rsid="017b5ef8"/>
    </style:style>
    <style:style style:name="P337" style:family="paragraph" style:parent-style-name="Table_20_Contents">
      <style:paragraph-properties fo:text-align="center" style:justify-single-word="false"/>
      <style:text-properties officeooo:rsid="017b5ef8" officeooo:paragraph-rsid="017d51ab"/>
    </style:style>
    <style:style style:name="P338" style:family="paragraph" style:parent-style-name="Table_20_Contents">
      <style:text-properties officeooo:rsid="017b5ef8" officeooo:paragraph-rsid="017b5ef8"/>
    </style:style>
    <style:style style:name="P339" style:family="paragraph" style:parent-style-name="Table_20_Contents">
      <style:paragraph-properties fo:text-align="center" style:justify-single-word="false"/>
      <style:text-properties officeooo:rsid="017d51ab" officeooo:paragraph-rsid="017d51ab"/>
    </style:style>
    <style:style style:name="P340" style:family="paragraph" style:parent-style-name="Table_20_Contents">
      <style:paragraph-properties fo:text-align="center" style:justify-single-word="false"/>
      <style:text-properties officeooo:rsid="01876582" officeooo:paragraph-rsid="01876582"/>
    </style:style>
    <style:style style:name="P341" style:family="paragraph" style:parent-style-name="Table_20_Contents">
      <style:paragraph-properties fo:text-align="center" style:justify-single-word="false"/>
      <style:text-properties officeooo:rsid="0188aa49" officeooo:paragraph-rsid="0188aa49"/>
    </style:style>
    <style:style style:name="P342" style:family="paragraph" style:parent-style-name="Table_20_Contents">
      <style:paragraph-properties fo:text-align="center" style:justify-single-word="false"/>
      <style:text-properties officeooo:rsid="0188aa49" officeooo:paragraph-rsid="018c1d90"/>
    </style:style>
    <style:style style:name="P343" style:family="paragraph" style:parent-style-name="Table_20_Contents">
      <style:paragraph-properties fo:text-align="center" style:justify-single-word="false"/>
      <style:text-properties officeooo:rsid="0188aa49" officeooo:paragraph-rsid="01e4a136"/>
    </style:style>
    <style:style style:name="P344" style:family="paragraph" style:parent-style-name="Table_20_Contents">
      <style:paragraph-properties fo:text-align="center" style:justify-single-word="false"/>
      <style:text-properties officeooo:rsid="01898f62" officeooo:paragraph-rsid="01898f62"/>
    </style:style>
    <style:style style:name="P345" style:family="paragraph" style:parent-style-name="Table_20_Contents">
      <style:paragraph-properties fo:text-align="center" style:justify-single-word="false"/>
      <style:text-properties officeooo:rsid="01898f62" officeooo:paragraph-rsid="01e4a136"/>
    </style:style>
    <style:style style:name="P346" style:family="paragraph" style:parent-style-name="Table_20_Contents">
      <style:paragraph-properties fo:text-align="center" style:justify-single-word="false"/>
      <style:text-properties officeooo:rsid="0190e51e" officeooo:paragraph-rsid="019e043d"/>
    </style:style>
    <style:style style:name="P347" style:family="paragraph" style:parent-style-name="Table_20_Contents">
      <style:text-properties officeooo:paragraph-rsid="019dd198"/>
    </style:style>
    <style:style style:name="P348" style:family="paragraph" style:parent-style-name="Table_20_Contents">
      <style:text-properties officeooo:rsid="019e043d" officeooo:paragraph-rsid="019e043d"/>
    </style:style>
    <style:style style:name="P349" style:family="paragraph" style:parent-style-name="Table_20_Contents">
      <style:text-properties officeooo:rsid="01a557d6" officeooo:paragraph-rsid="01a557d6"/>
    </style:style>
    <style:style style:name="P350" style:family="paragraph" style:parent-style-name="Table_20_Contents">
      <style:text-properties officeooo:rsid="01a71793" officeooo:paragraph-rsid="01a71793"/>
    </style:style>
    <style:style style:name="P351" style:family="paragraph" style:parent-style-name="Table_20_Contents">
      <style:text-properties officeooo:rsid="01a7c31e" officeooo:paragraph-rsid="01a7c31e"/>
    </style:style>
    <style:style style:name="P352" style:family="paragraph" style:parent-style-name="Table_20_Contents">
      <style:paragraph-properties fo:text-align="center" style:justify-single-word="false"/>
      <style:text-properties officeooo:rsid="01b00460" officeooo:paragraph-rsid="01b00460"/>
    </style:style>
    <style:style style:name="P353" style:family="paragraph" style:parent-style-name="Table_20_Contents">
      <style:paragraph-properties fo:text-align="center" style:justify-single-word="false"/>
      <style:text-properties officeooo:rsid="01b16666" officeooo:paragraph-rsid="01b16666"/>
    </style:style>
    <style:style style:name="P354" style:family="paragraph" style:parent-style-name="Table_20_Contents">
      <style:text-properties officeooo:rsid="01b2c67e" officeooo:paragraph-rsid="01b2c67e"/>
    </style:style>
    <style:style style:name="P355" style:family="paragraph" style:parent-style-name="Table_20_Contents">
      <style:text-properties officeooo:rsid="01b934cf" officeooo:paragraph-rsid="01b934cf"/>
    </style:style>
    <style:style style:name="P356" style:family="paragraph" style:parent-style-name="Table_20_Contents">
      <style:paragraph-properties fo:text-align="center" style:justify-single-word="false"/>
      <style:text-properties officeooo:rsid="01b9a716" officeooo:paragraph-rsid="01b9a716"/>
    </style:style>
    <style:style style:name="P357" style:family="paragraph" style:parent-style-name="Table_20_Contents">
      <style:paragraph-properties fo:text-align="center" style:justify-single-word="false"/>
      <style:text-properties officeooo:rsid="01b9a716" officeooo:paragraph-rsid="01e4a136"/>
    </style:style>
    <style:style style:name="P358" style:family="paragraph" style:parent-style-name="Table_20_Contents">
      <style:text-properties officeooo:rsid="01bbfb81" officeooo:paragraph-rsid="01bbfb81"/>
    </style:style>
    <style:style style:name="P359" style:family="paragraph" style:parent-style-name="Table_20_Contents">
      <style:paragraph-properties fo:text-align="center" style:justify-single-word="false"/>
      <style:text-properties officeooo:rsid="01bbfb81" officeooo:paragraph-rsid="01bbfb81"/>
    </style:style>
    <style:style style:name="P360" style:family="paragraph" style:parent-style-name="Table_20_Contents">
      <style:paragraph-properties fo:text-align="center" style:justify-single-word="false"/>
      <style:text-properties officeooo:rsid="01bc438f" officeooo:paragraph-rsid="01bc438f"/>
    </style:style>
    <style:style style:name="P361" style:family="paragraph" style:parent-style-name="Table_20_Contents">
      <style:text-properties officeooo:paragraph-rsid="01bbfb81"/>
    </style:style>
    <style:style style:name="P362" style:family="paragraph" style:parent-style-name="Table_20_Contents">
      <style:text-properties officeooo:paragraph-rsid="019e043d"/>
    </style:style>
    <style:style style:name="P363" style:family="paragraph" style:parent-style-name="Table_20_Contents">
      <style:paragraph-properties fo:text-align="center" style:justify-single-word="false"/>
      <style:text-properties officeooo:rsid="01bfb82a" officeooo:paragraph-rsid="01bfb82a"/>
    </style:style>
    <style:style style:name="P364" style:family="paragraph" style:parent-style-name="Table_20_Contents">
      <style:text-properties officeooo:paragraph-rsid="01b934cf"/>
    </style:style>
    <style:style style:name="P365" style:family="paragraph" style:parent-style-name="Table_20_Contents">
      <style:text-properties officeooo:rsid="0042ddd0" officeooo:paragraph-rsid="0204595a"/>
    </style:style>
    <style:style style:name="P366" style:family="paragraph" style:parent-style-name="Table_20_Contents">
      <style:paragraph-properties fo:text-align="center" style:justify-single-word="false"/>
      <style:text-properties officeooo:rsid="0042ddd0" officeooo:paragraph-rsid="0204595a"/>
    </style:style>
    <style:style style:name="P367" style:family="paragraph" style:parent-style-name="Table_20_Contents">
      <style:paragraph-properties fo:text-align="center" style:justify-single-word="false"/>
      <style:text-properties officeooo:rsid="01e69222" officeooo:paragraph-rsid="01e69222"/>
    </style:style>
    <style:style style:name="P368" style:family="paragraph" style:parent-style-name="Table_20_Contents">
      <style:paragraph-properties fo:text-align="center" style:justify-single-word="false"/>
      <style:text-properties officeooo:rsid="01e69222" officeooo:paragraph-rsid="01e77fcf"/>
    </style:style>
    <style:style style:name="P369" style:family="paragraph" style:parent-style-name="Table_20_Contents">
      <style:paragraph-properties fo:text-align="center" style:justify-single-word="false"/>
      <style:text-properties officeooo:rsid="01e77fcf" officeooo:paragraph-rsid="01e77fcf"/>
    </style:style>
    <style:style style:name="P370" style:family="paragraph" style:parent-style-name="Table_20_Contents">
      <style:paragraph-properties fo:text-align="center" style:justify-single-word="false"/>
      <style:text-properties officeooo:rsid="01e863c7" officeooo:paragraph-rsid="01e863c7"/>
    </style:style>
    <style:style style:name="P371" style:family="paragraph" style:parent-style-name="Table_20_Contents">
      <style:paragraph-properties fo:text-align="center" style:justify-single-word="false"/>
      <style:text-properties officeooo:rsid="01eabd23" officeooo:paragraph-rsid="01eabd23"/>
    </style:style>
    <style:style style:name="P372" style:family="paragraph" style:parent-style-name="Table_20_Contents">
      <style:text-properties officeooo:rsid="01eee99f" officeooo:paragraph-rsid="01eee99f"/>
    </style:style>
    <style:style style:name="P373" style:family="paragraph" style:parent-style-name="Table_20_Contents">
      <style:paragraph-properties fo:text-align="center" style:justify-single-word="false"/>
      <style:text-properties officeooo:rsid="01eee99f" officeooo:paragraph-rsid="01eee99f"/>
    </style:style>
    <style:style style:name="P374" style:family="paragraph" style:parent-style-name="Table_20_Contents">
      <style:paragraph-properties fo:text-align="center" style:justify-single-word="false"/>
      <style:text-properties officeooo:rsid="01f0de21" officeooo:paragraph-rsid="01f0de21"/>
    </style:style>
    <style:style style:name="P375" style:family="paragraph" style:parent-style-name="Table_20_Contents">
      <style:text-properties officeooo:rsid="01f0de21" officeooo:paragraph-rsid="01f0de21"/>
    </style:style>
    <style:style style:name="P376" style:family="paragraph" style:parent-style-name="Table_20_Contents">
      <style:paragraph-properties fo:text-align="center" style:justify-single-word="false"/>
      <style:text-properties officeooo:rsid="01f2a9eb" officeooo:paragraph-rsid="01f2a9eb"/>
    </style:style>
    <style:style style:name="P377" style:family="paragraph" style:parent-style-name="Table_20_Contents">
      <style:text-properties officeooo:rsid="01f2a9eb" officeooo:paragraph-rsid="01f2a9eb"/>
    </style:style>
    <style:style style:name="P378" style:family="paragraph" style:parent-style-name="Table_20_Contents">
      <style:text-properties officeooo:rsid="01f351ed" officeooo:paragraph-rsid="01f351ed"/>
    </style:style>
    <style:style style:name="P379" style:family="paragraph" style:parent-style-name="Table_20_Contents">
      <style:text-properties officeooo:paragraph-rsid="01f351ed"/>
    </style:style>
    <style:style style:name="P380" style:family="paragraph" style:parent-style-name="Table_20_Contents">
      <style:text-properties officeooo:rsid="01f37569" officeooo:paragraph-rsid="01f37569"/>
    </style:style>
    <style:style style:name="P381" style:family="paragraph" style:parent-style-name="Table_20_Contents">
      <style:paragraph-properties fo:text-align="center" style:justify-single-word="false"/>
      <style:text-properties officeooo:rsid="00220083" officeooo:paragraph-rsid="01f40bc1"/>
    </style:style>
    <style:style style:name="P382" style:family="paragraph" style:parent-style-name="Table_20_Contents">
      <style:paragraph-properties fo:text-align="center" style:justify-single-word="false"/>
      <style:text-properties officeooo:rsid="00220083" officeooo:paragraph-rsid="0209a19f"/>
    </style:style>
    <style:style style:name="P383" style:family="paragraph" style:parent-style-name="Table_20_Contents">
      <style:paragraph-properties fo:text-align="center" style:justify-single-word="false"/>
      <style:text-properties officeooo:rsid="00235391" officeooo:paragraph-rsid="01f40bc1"/>
    </style:style>
    <style:style style:name="P384" style:family="paragraph" style:parent-style-name="Table_20_Contents">
      <style:paragraph-properties fo:text-align="center" style:justify-single-word="false"/>
      <style:text-properties officeooo:rsid="00235391" officeooo:paragraph-rsid="0209a19f"/>
    </style:style>
    <style:style style:name="P385" style:family="paragraph" style:parent-style-name="Table_20_Contents">
      <style:paragraph-properties fo:text-align="center" style:justify-single-word="false"/>
      <style:text-properties officeooo:rsid="0026a7fd" officeooo:paragraph-rsid="01f40bc1"/>
    </style:style>
    <style:style style:name="P386" style:family="paragraph" style:parent-style-name="Table_20_Contents">
      <style:paragraph-properties fo:text-align="center" style:justify-single-word="false"/>
      <style:text-properties officeooo:rsid="003b9596" officeooo:paragraph-rsid="0204595a"/>
    </style:style>
    <style:style style:name="P387" style:family="paragraph" style:parent-style-name="Table_20_Contents">
      <style:text-properties officeooo:rsid="003b9596" officeooo:paragraph-rsid="0204595a"/>
    </style:style>
    <style:style style:name="P388" style:family="paragraph" style:parent-style-name="Table_20_Contents">
      <style:paragraph-properties fo:text-align="center" style:justify-single-word="false"/>
      <style:text-properties officeooo:rsid="003c5455" officeooo:paragraph-rsid="0204595a"/>
    </style:style>
    <style:style style:name="P389" style:family="paragraph" style:parent-style-name="Table_20_Contents">
      <style:text-properties officeooo:rsid="003c5455" officeooo:paragraph-rsid="0204595a"/>
    </style:style>
    <style:style style:name="P390" style:family="paragraph" style:parent-style-name="Table_20_Contents">
      <style:paragraph-properties fo:text-align="center" style:justify-single-word="false"/>
      <style:text-properties officeooo:rsid="00430187" officeooo:paragraph-rsid="0204595a"/>
    </style:style>
    <style:style style:name="P391" style:family="paragraph" style:parent-style-name="Table_20_Contents">
      <style:paragraph-properties fo:text-align="center" style:justify-single-word="false"/>
      <style:text-properties officeooo:rsid="003dd737" officeooo:paragraph-rsid="0204595a"/>
    </style:style>
    <style:style style:name="P392" style:family="paragraph" style:parent-style-name="Table_20_Contents">
      <style:text-properties officeooo:rsid="003dd737" officeooo:paragraph-rsid="0204595a"/>
    </style:style>
    <style:style style:name="P393" style:family="paragraph" style:parent-style-name="Table_20_Contents">
      <style:text-properties officeooo:rsid="004dbc90" officeooo:paragraph-rsid="0204595a"/>
    </style:style>
    <style:style style:name="P394" style:family="paragraph" style:parent-style-name="Table_20_Contents">
      <style:text-properties officeooo:rsid="004f5136" officeooo:paragraph-rsid="0204595a"/>
    </style:style>
    <style:style style:name="P395" style:family="paragraph" style:parent-style-name="Table_20_Contents">
      <style:paragraph-properties fo:text-align="center" style:justify-single-word="false"/>
      <style:text-properties officeooo:rsid="003fc56f" officeooo:paragraph-rsid="0204595a"/>
    </style:style>
    <style:style style:name="P396" style:family="paragraph" style:parent-style-name="Table_20_Contents">
      <style:text-properties officeooo:rsid="003fc56f" officeooo:paragraph-rsid="0204595a"/>
    </style:style>
    <style:style style:name="P397" style:family="paragraph" style:parent-style-name="Table_20_Contents">
      <style:paragraph-properties fo:text-align="center" style:justify-single-word="false"/>
      <style:text-properties officeooo:rsid="00418983" officeooo:paragraph-rsid="0204595a"/>
    </style:style>
    <style:style style:name="P398" style:family="paragraph" style:parent-style-name="Table_20_Contents">
      <style:text-properties officeooo:rsid="00418983" officeooo:paragraph-rsid="0204595a"/>
    </style:style>
    <style:style style:name="P399" style:family="paragraph" style:parent-style-name="Table_20_Contents">
      <style:paragraph-properties fo:text-align="center" style:justify-single-word="false"/>
      <style:text-properties officeooo:rsid="004ac8e1" officeooo:paragraph-rsid="0204595a"/>
    </style:style>
    <style:style style:name="P400" style:family="paragraph" style:parent-style-name="Table_20_Contents">
      <style:paragraph-properties fo:text-align="center" style:justify-single-word="false"/>
      <style:text-properties officeooo:rsid="004c29e4" officeooo:paragraph-rsid="0204595a"/>
    </style:style>
    <style:style style:name="P401" style:family="paragraph" style:parent-style-name="Table_20_Contents">
      <style:paragraph-properties fo:text-align="center" style:justify-single-word="false"/>
      <style:text-properties officeooo:rsid="00ad31da" officeooo:paragraph-rsid="0204595a"/>
    </style:style>
    <style:style style:name="P402" style:family="paragraph" style:parent-style-name="Table_20_Contents">
      <style:text-properties officeooo:paragraph-rsid="0204595a"/>
    </style:style>
    <style:style style:name="P403" style:family="paragraph" style:parent-style-name="Table_20_Contents">
      <style:paragraph-properties fo:text-align="center" style:justify-single-word="false"/>
      <style:text-properties officeooo:rsid="0207c22f" officeooo:paragraph-rsid="0207c22f"/>
    </style:style>
    <style:style style:name="P404" style:family="paragraph" style:parent-style-name="Table_20_Contents">
      <style:text-properties officeooo:rsid="0207c22f" officeooo:paragraph-rsid="0207c22f"/>
    </style:style>
    <style:style style:name="P405" style:family="paragraph" style:parent-style-name="Table_20_Contents">
      <style:paragraph-properties fo:text-align="center" style:justify-single-word="false"/>
      <style:text-properties officeooo:rsid="021960f8" officeooo:paragraph-rsid="021960f8"/>
    </style:style>
    <style:style style:name="P406" style:family="paragraph" style:parent-style-name="Table_20_Contents">
      <style:paragraph-properties fo:text-align="center" style:justify-single-word="false"/>
      <style:text-properties officeooo:rsid="021b2c6e" officeooo:paragraph-rsid="021b2c6e"/>
    </style:style>
    <style:style style:name="P407" style:family="paragraph" style:parent-style-name="Table_20_Contents">
      <style:paragraph-properties fo:text-align="center" style:justify-single-word="false"/>
      <style:text-properties officeooo:rsid="021c147a" officeooo:paragraph-rsid="021c147a"/>
    </style:style>
    <style:style style:name="P408" style:family="paragraph" style:parent-style-name="Table_20_Contents">
      <style:paragraph-properties fo:text-align="center" style:justify-single-word="false"/>
      <style:text-properties officeooo:rsid="021d8b91" officeooo:paragraph-rsid="021d8b91"/>
    </style:style>
    <style:style style:name="P409" style:family="paragraph" style:parent-style-name="Table_20_Contents">
      <style:text-properties officeooo:paragraph-rsid="01d476dc"/>
    </style:style>
    <style:style style:name="P410" style:family="paragraph" style:parent-style-name="Table_20_Contents">
      <style:text-properties officeooo:paragraph-rsid="0230e40b"/>
    </style:style>
    <style:style style:name="P411" style:family="paragraph" style:parent-style-name="Table_20_Contents">
      <style:paragraph-properties fo:text-align="center" style:justify-single-word="false"/>
      <style:text-properties officeooo:rsid="0230e40b" officeooo:paragraph-rsid="0230e40b"/>
    </style:style>
    <style:style style:name="P412" style:family="paragraph" style:parent-style-name="Table_20_Contents">
      <style:paragraph-properties fo:text-align="center" style:justify-single-word="false"/>
      <style:text-properties officeooo:rsid="0232ecb2" officeooo:paragraph-rsid="0232ecb2"/>
    </style:style>
    <style:style style:name="P413" style:family="paragraph" style:parent-style-name="Table_20_Contents">
      <style:paragraph-properties fo:text-align="center" style:justify-single-word="false"/>
      <style:text-properties officeooo:rsid="023f986a" officeooo:paragraph-rsid="023f986a"/>
    </style:style>
    <style:style style:name="P414" style:family="paragraph" style:parent-style-name="Table_20_Contents">
      <style:paragraph-properties fo:text-align="center" style:justify-single-word="false"/>
      <style:text-properties officeooo:rsid="024c8b74" officeooo:paragraph-rsid="024c8b74"/>
    </style:style>
    <style:style style:name="P415" style:family="paragraph" style:parent-style-name="Table_20_Contents">
      <style:text-properties officeooo:rsid="0254ab1e" officeooo:paragraph-rsid="0254ab1e"/>
    </style:style>
    <style:style style:name="P416" style:family="paragraph" style:parent-style-name="Table_20_Contents">
      <style:text-properties officeooo:paragraph-rsid="025e814b"/>
    </style:style>
    <style:style style:name="P417" style:family="paragraph" style:parent-style-name="Table_20_Contents">
      <style:paragraph-properties fo:text-align="center" style:justify-single-word="false"/>
      <style:text-properties officeooo:rsid="02664d3f" officeooo:paragraph-rsid="02664d3f"/>
    </style:style>
    <style:style style:name="P418" style:family="paragraph" style:parent-style-name="Table_20_Contents">
      <style:text-properties officeooo:paragraph-rsid="01b00460"/>
    </style:style>
    <style:style style:name="P419" style:family="paragraph" style:parent-style-name="Table_20_Contents">
      <style:paragraph-properties fo:text-align="center" style:justify-single-word="false"/>
      <style:text-properties officeooo:rsid="0278f401" officeooo:paragraph-rsid="0278f401"/>
    </style:style>
    <style:style style:name="P420" style:family="paragraph" style:parent-style-name="Table_20_Contents">
      <style:text-properties officeooo:rsid="0285f89e" officeooo:paragraph-rsid="0285f89e"/>
    </style:style>
    <style:style style:name="P421" style:family="paragraph" style:parent-style-name="Table_20_Contents">
      <style:text-properties officeooo:paragraph-rsid="0285f89e"/>
    </style:style>
    <style:style style:name="P422" style:family="paragraph" style:parent-style-name="Table_20_Contents">
      <style:paragraph-properties fo:text-align="center" style:justify-single-word="false"/>
      <style:text-properties officeooo:rsid="0286d88c" officeooo:paragraph-rsid="0286d88c"/>
    </style:style>
    <style:style style:name="P423" style:family="paragraph" style:parent-style-name="Table_20_Contents">
      <style:text-properties officeooo:paragraph-rsid="0286d88c"/>
    </style:style>
    <style:style style:name="P424" style:family="paragraph" style:parent-style-name="Table_20_Contents">
      <style:text-properties officeooo:rsid="0286e744" officeooo:paragraph-rsid="0286e744"/>
    </style:style>
    <style:style style:name="P425" style:family="paragraph" style:parent-style-name="Table_20_Contents">
      <style:paragraph-properties fo:text-align="center" style:justify-single-word="false"/>
      <style:text-properties officeooo:rsid="028dd5ae" officeooo:paragraph-rsid="028dd5ae"/>
    </style:style>
    <style:style style:name="P426" style:family="paragraph" style:parent-style-name="Table_20_Contents">
      <style:text-properties officeooo:rsid="0294364f" officeooo:paragraph-rsid="0294364f"/>
    </style:style>
    <style:style style:name="P427" style:family="paragraph" style:parent-style-name="Table_20_Contents">
      <style:text-properties officeooo:rsid="02957ea8" officeooo:paragraph-rsid="02957ea8"/>
    </style:style>
    <style:style style:name="P428" style:family="paragraph" style:parent-style-name="Table_20_Contents">
      <style:text-properties officeooo:rsid="029769d1" officeooo:paragraph-rsid="029769d1"/>
    </style:style>
    <style:style style:name="P429" style:family="paragraph" style:parent-style-name="Table_20_Contents">
      <style:text-properties officeooo:rsid="029885b4" officeooo:paragraph-rsid="029885b4"/>
    </style:style>
    <style:style style:name="P430" style:family="paragraph" style:parent-style-name="Table_20_Contents">
      <style:text-properties officeooo:paragraph-rsid="029769d1"/>
    </style:style>
    <style:style style:name="P431" style:family="paragraph" style:parent-style-name="Table_20_Contents">
      <style:text-properties officeooo:rsid="029ed4ee" officeooo:paragraph-rsid="029ed4ee"/>
    </style:style>
    <style:style style:name="P432" style:family="paragraph" style:parent-style-name="Table_20_Contents">
      <style:text-properties officeooo:rsid="02a1ec28" officeooo:paragraph-rsid="02a1ec28"/>
    </style:style>
    <style:style style:name="P433" style:family="paragraph" style:parent-style-name="Table_20_Contents">
      <style:text-properties officeooo:rsid="02a20aa4" officeooo:paragraph-rsid="02a20aa4"/>
    </style:style>
    <style:style style:name="P434" style:family="paragraph" style:parent-style-name="Table_20_Contents">
      <style:text-properties officeooo:rsid="02a47dac" officeooo:paragraph-rsid="02a47dac"/>
    </style:style>
    <style:style style:name="P435" style:family="paragraph" style:parent-style-name="Table_20_Contents">
      <style:text-properties officeooo:rsid="02a64199" officeooo:paragraph-rsid="02a64199"/>
    </style:style>
    <style:style style:name="P436" style:family="paragraph" style:parent-style-name="Table_20_Contents">
      <style:text-properties officeooo:rsid="02ab5223" officeooo:paragraph-rsid="02ab5223"/>
    </style:style>
    <style:style style:name="P437" style:family="paragraph" style:parent-style-name="Table_20_Contents">
      <style:paragraph-properties fo:text-align="center" style:justify-single-word="false"/>
      <style:text-properties officeooo:rsid="02aee45e" officeooo:paragraph-rsid="02aee45e"/>
    </style:style>
    <style:style style:name="P438" style:family="paragraph" style:parent-style-name="Table_20_Contents">
      <style:text-properties officeooo:rsid="02aee45e" officeooo:paragraph-rsid="02aee45e"/>
    </style:style>
    <style:style style:name="P439" style:family="paragraph" style:parent-style-name="Table_20_Heading">
      <style:text-properties fo:font-weight="bold" officeooo:rsid="01103b17" officeooo:paragraph-rsid="01103b17" style:font-weight-asian="bold" style:font-weight-complex="bold"/>
    </style:style>
    <style:style style:name="P440" style:family="paragraph" style:parent-style-name="Table_20_Heading">
      <style:text-properties fo:font-weight="bold" officeooo:rsid="01a71793" officeooo:paragraph-rsid="01a71793" style:font-weight-asian="bold" style:font-weight-complex="bold"/>
    </style:style>
    <style:style style:name="P441" style:family="paragraph" style:parent-style-name="Table_20_Heading">
      <style:text-properties fo:font-weight="bold" officeooo:rsid="01cc4cfe" officeooo:paragraph-rsid="01cc4cfe" style:font-weight-asian="bold" style:font-weight-complex="bold"/>
    </style:style>
    <style:style style:name="P442" style:family="paragraph" style:parent-style-name="Table_20_Heading">
      <style:paragraph-properties fo:text-align="center" style:justify-single-word="false"/>
      <style:text-properties fo:font-weight="bold" officeooo:rsid="0044856f" officeooo:paragraph-rsid="0204595a" style:font-weight-asian="bold" style:font-weight-complex="bold"/>
    </style:style>
    <style:style style:name="P443" style:family="paragraph" style:parent-style-name="Table_20_Heading">
      <style:text-properties fo:font-weight="bold" officeooo:rsid="02a1ec28" officeooo:paragraph-rsid="02a1ec28" style:font-weight-asian="bold" style:font-weight-complex="bold"/>
    </style:style>
    <style:style style:name="P444" style:family="paragraph" style:parent-style-name="Table_20_Heading">
      <style:text-properties fo:font-weight="bold" officeooo:rsid="02a1ec28" officeooo:paragraph-rsid="02a64199" style:font-weight-asian="bold" style:font-weight-complex="bold"/>
    </style:style>
    <style:style style:name="P445" style:family="paragraph" style:parent-style-name="Table_20_Heading">
      <style:text-properties style:font-name="Liberation Mono" officeooo:rsid="01432a82" officeooo:paragraph-rsid="01432a82"/>
    </style:style>
    <style:style style:name="P446" style:family="paragraph" style:parent-style-name="Table_20_Heading">
      <style:text-properties style:font-name="Liberation Mono" officeooo:rsid="00f5cf5d" officeooo:paragraph-rsid="0151d300"/>
    </style:style>
    <style:style style:name="P447" style:family="paragraph" style:parent-style-name="Table_20_Heading">
      <style:text-properties officeooo:rsid="00f7a3f1" officeooo:paragraph-rsid="01103b17"/>
    </style:style>
    <style:style style:name="P448" style:family="paragraph" style:parent-style-name="Table_20_Heading">
      <style:text-properties officeooo:rsid="00d6d9ce" officeooo:paragraph-rsid="010e530b"/>
    </style:style>
    <style:style style:name="P449" style:family="paragraph" style:parent-style-name="Table_20_Heading">
      <style:text-properties officeooo:rsid="00d6d9ce" officeooo:paragraph-rsid="0188aa49"/>
    </style:style>
    <style:style style:name="P450" style:family="paragraph" style:parent-style-name="Table_20_Heading">
      <style:text-properties officeooo:rsid="00d6d9ce" officeooo:paragraph-rsid="01898f62"/>
    </style:style>
    <style:style style:name="P451" style:family="paragraph" style:parent-style-name="Table_20_Heading">
      <style:text-properties officeooo:rsid="00d6d9ce" officeooo:paragraph-rsid="01e4a136"/>
    </style:style>
    <style:style style:name="P452" style:family="paragraph" style:parent-style-name="Table_20_Heading">
      <style:text-properties officeooo:rsid="013fcac6" officeooo:paragraph-rsid="013fcac6"/>
    </style:style>
    <style:style style:name="P453" style:family="paragraph" style:parent-style-name="Table_20_Heading">
      <style:text-properties officeooo:rsid="00f5cf5d" officeooo:paragraph-rsid="0151d300"/>
    </style:style>
    <style:style style:name="P454" style:family="paragraph" style:parent-style-name="Table_20_Heading">
      <style:text-properties officeooo:rsid="00f5cf5d" officeooo:paragraph-rsid="016d9fef"/>
    </style:style>
    <style:style style:name="P455" style:family="paragraph" style:parent-style-name="Table_20_Heading">
      <style:text-properties officeooo:rsid="00f5cf5d" officeooo:paragraph-rsid="01747f23"/>
    </style:style>
    <style:style style:name="P456" style:family="paragraph" style:parent-style-name="Table_20_Heading">
      <style:text-properties officeooo:rsid="00f5cf5d" officeooo:paragraph-rsid="019e043d"/>
    </style:style>
    <style:style style:name="P457" style:family="paragraph" style:parent-style-name="Table_20_Heading">
      <style:text-properties officeooo:rsid="01650598" officeooo:paragraph-rsid="01650598"/>
    </style:style>
    <style:style style:name="P458" style:family="paragraph" style:parent-style-name="Table_20_Heading">
      <style:text-properties officeooo:rsid="01650598" officeooo:paragraph-rsid="01655b7f"/>
    </style:style>
    <style:style style:name="P459" style:family="paragraph" style:parent-style-name="Table_20_Heading">
      <style:text-properties officeooo:rsid="01650598" officeooo:paragraph-rsid="01749782"/>
    </style:style>
    <style:style style:name="P460" style:family="paragraph" style:parent-style-name="Table_20_Heading">
      <style:text-properties officeooo:rsid="01650598" officeooo:paragraph-rsid="019dd198"/>
    </style:style>
    <style:style style:name="P461" style:family="paragraph" style:parent-style-name="Table_20_Heading">
      <style:text-properties officeooo:rsid="01650598" officeooo:paragraph-rsid="0230e40b"/>
    </style:style>
    <style:style style:name="P462" style:family="paragraph" style:parent-style-name="Table_20_Heading">
      <style:text-properties officeooo:rsid="0177223d" officeooo:paragraph-rsid="0177223d"/>
    </style:style>
    <style:style style:name="P463" style:family="paragraph" style:parent-style-name="Table_20_Heading">
      <style:text-properties officeooo:rsid="0177223d" officeooo:paragraph-rsid="0181eccd"/>
    </style:style>
    <style:style style:name="P464" style:family="paragraph" style:parent-style-name="Table_20_Heading">
      <style:text-properties officeooo:rsid="01a3a248" officeooo:paragraph-rsid="01a3a248"/>
    </style:style>
    <style:style style:name="P465" style:family="paragraph" style:parent-style-name="Table_20_Heading">
      <style:text-properties officeooo:rsid="01a557d6" officeooo:paragraph-rsid="01a557d6"/>
    </style:style>
    <style:style style:name="P466" style:family="paragraph" style:parent-style-name="Table_20_Heading">
      <style:text-properties officeooo:rsid="01bbc642" officeooo:paragraph-rsid="01bbc642"/>
    </style:style>
    <style:style style:name="P467" style:family="paragraph" style:parent-style-name="Table_20_Heading">
      <style:text-properties officeooo:rsid="01e69222" officeooo:paragraph-rsid="01e69222"/>
    </style:style>
    <style:style style:name="P468" style:family="paragraph" style:parent-style-name="Table_20_Heading">
      <style:text-properties officeooo:rsid="01e69222" officeooo:paragraph-rsid="01e77fcf"/>
    </style:style>
    <style:style style:name="P469" style:family="paragraph" style:parent-style-name="Table_20_Heading">
      <style:text-properties officeooo:rsid="01eabd23" officeooo:paragraph-rsid="01eabd23"/>
    </style:style>
    <style:style style:name="P470" style:family="paragraph" style:parent-style-name="Table_20_Heading">
      <style:text-properties officeooo:rsid="01ed0800" officeooo:paragraph-rsid="01ed0800"/>
    </style:style>
    <style:style style:name="P471" style:family="paragraph" style:parent-style-name="Table_20_Heading">
      <style:text-properties officeooo:rsid="01f351ed" officeooo:paragraph-rsid="01f351ed"/>
    </style:style>
    <style:style style:name="P472" style:family="paragraph" style:parent-style-name="Table_20_Heading">
      <style:text-properties officeooo:rsid="003b9596" officeooo:paragraph-rsid="0204595a"/>
    </style:style>
    <style:style style:name="P473" style:family="paragraph" style:parent-style-name="Table_20_Heading">
      <style:text-properties officeooo:rsid="004ac8e1" officeooo:paragraph-rsid="0204595a"/>
    </style:style>
    <style:style style:name="P474" style:family="paragraph" style:parent-style-name="Table_20_Heading">
      <style:text-properties officeooo:rsid="021960f8" officeooo:paragraph-rsid="021960f8"/>
    </style:style>
    <style:style style:name="P475" style:family="paragraph" style:parent-style-name="Table_20_Heading">
      <style:text-properties style:font-name="Liberation Serif" fo:font-size="10pt" officeooo:rsid="0013c336" officeooo:paragraph-rsid="025e814b" style:font-size-asian="10pt" style:font-size-complex="10pt"/>
    </style:style>
    <style:style style:name="P476" style:family="paragraph" style:parent-style-name="Table_20_Heading">
      <style:text-properties style:font-name="Liberation Serif" fo:font-size="10pt" officeooo:rsid="0013c336" officeooo:paragraph-rsid="02714829" style:font-size-asian="10pt" style:font-size-complex="10pt"/>
    </style:style>
    <style:style style:name="P477" style:family="paragraph" style:parent-style-name="Table_20_Heading">
      <style:text-properties officeooo:rsid="0285f89e" officeooo:paragraph-rsid="0285f89e"/>
    </style:style>
    <style:style style:name="P478" style:family="paragraph" style:parent-style-name="Table_20_Heading">
      <style:text-properties officeooo:rsid="0285f89e" officeooo:paragraph-rsid="0294364f"/>
    </style:style>
    <style:style style:name="P479" style:family="paragraph" style:parent-style-name="Table_20_Heading">
      <style:text-properties officeooo:rsid="0285f89e" officeooo:paragraph-rsid="02a1ec28"/>
    </style:style>
    <style:style style:name="P480" style:family="paragraph" style:parent-style-name="Table_20_Heading">
      <style:text-properties officeooo:rsid="0285f89e" officeooo:paragraph-rsid="02a64199"/>
    </style:style>
    <style:style style:name="P481" style:family="paragraph" style:parent-style-name="Standard">
      <style:text-properties officeooo:rsid="00ed34da" officeooo:paragraph-rsid="00ee3717"/>
    </style:style>
    <style:style style:name="P482" style:family="paragraph" style:parent-style-name="Standard">
      <style:text-properties officeooo:rsid="010e530b" officeooo:paragraph-rsid="01747f23"/>
    </style:style>
    <style:style style:name="P483" style:family="paragraph" style:parent-style-name="Standard">
      <style:text-properties officeooo:rsid="01103b17" officeooo:paragraph-rsid="01103b17"/>
    </style:style>
    <style:style style:name="P484" style:family="paragraph" style:parent-style-name="Standard">
      <style:text-properties officeooo:paragraph-rsid="0204595a"/>
    </style:style>
    <style:style style:name="P485" style:family="paragraph" style:parent-style-name="Standard">
      <style:text-properties officeooo:rsid="0230433c" officeooo:paragraph-rsid="0230e40b"/>
    </style:style>
    <style:style style:name="P486" style:family="paragraph" style:parent-style-name="Standard">
      <style:text-properties officeooo:paragraph-rsid="01e77fcf"/>
    </style:style>
    <style:style style:name="P487" style:family="paragraph" style:parent-style-name="Standard">
      <style:text-properties officeooo:rsid="022e9136" officeooo:paragraph-rsid="019dd198"/>
    </style:style>
    <style:style style:name="P488" style:family="paragraph" style:parent-style-name="Standard">
      <style:paragraph-properties fo:text-align="center" style:justify-single-word="false"/>
      <style:text-properties officeooo:rsid="028dd5ae" officeooo:paragraph-rsid="028dd5ae"/>
    </style:style>
    <style:style style:name="P489" style:family="paragraph" style:parent-style-name="Standard">
      <style:text-properties officeooo:rsid="027f8a00" officeooo:paragraph-rsid="0294364f"/>
    </style:style>
    <style:style style:name="P490" style:family="paragraph" style:parent-style-name="Standard">
      <style:text-properties officeooo:rsid="02a64199" officeooo:paragraph-rsid="02a64199"/>
    </style:style>
    <style:style style:name="P491" style:family="paragraph" style:parent-style-name="Text_20_body">
      <style:paragraph-properties fo:margin-left="0in" fo:margin-right="0in" fo:text-indent="0in" style:auto-text-indent="false"/>
      <style:text-properties officeooo:paragraph-rsid="0151d300"/>
    </style:style>
    <style:style style:name="P492" style:family="paragraph" style:parent-style-name="Text_20_body">
      <style:paragraph-properties fo:margin-left="0in" fo:margin-right="0in" fo:text-indent="0in" style:auto-text-indent="false"/>
      <style:text-properties fo:font-weight="bold" officeooo:rsid="00ee3717" officeooo:paragraph-rsid="0151d300" style:font-weight-asian="bold" style:font-weight-complex="bold"/>
    </style:style>
    <style:style style:name="P493" style:family="paragraph" style:parent-style-name="Text_20_body">
      <style:paragraph-properties fo:margin-left="0in" fo:margin-right="0in" fo:text-indent="0in" style:auto-text-indent="false"/>
      <style:text-properties officeooo:paragraph-rsid="015ed927"/>
    </style:style>
    <style:style style:name="P494" style:family="paragraph" style:parent-style-name="Text_20_body">
      <style:paragraph-properties fo:margin-left="0in" fo:margin-right="0in" fo:text-indent="0in" style:auto-text-indent="false"/>
      <style:text-properties officeooo:rsid="015ed927" officeooo:paragraph-rsid="015ed927"/>
    </style:style>
    <style:style style:name="P495" style:family="paragraph" style:parent-style-name="Text_20_body">
      <style:paragraph-properties fo:margin-left="0in" fo:margin-right="0in" fo:text-indent="0in" style:auto-text-indent="false"/>
      <style:text-properties officeooo:rsid="015ed927" officeooo:paragraph-rsid="01749782"/>
    </style:style>
    <style:style style:name="P496" style:family="paragraph" style:parent-style-name="Text_20_body">
      <style:paragraph-properties fo:margin-left="0in" fo:margin-right="0in" fo:text-indent="0in" style:auto-text-indent="false"/>
      <style:text-properties officeooo:rsid="00ee3717" officeooo:paragraph-rsid="011d411f"/>
    </style:style>
    <style:style style:name="P497" style:family="paragraph" style:parent-style-name="Text_20_body">
      <style:paragraph-properties fo:margin-left="0in" fo:margin-right="0in" fo:text-indent="0in" style:auto-text-indent="false"/>
      <style:text-properties officeooo:rsid="00ee3717" officeooo:paragraph-rsid="01749782"/>
    </style:style>
    <style:style style:name="P498" style:family="paragraph" style:parent-style-name="Text_20_body">
      <style:paragraph-properties fo:margin-left="0in" fo:margin-right="0in" fo:text-indent="0in" style:auto-text-indent="false"/>
      <style:text-properties fo:font-weight="normal" officeooo:rsid="015ed927" officeooo:paragraph-rsid="01655b7f" style:font-weight-asian="normal" style:font-weight-complex="normal"/>
    </style:style>
    <style:style style:name="P499" style:family="paragraph" style:parent-style-name="Text_20_body">
      <style:paragraph-properties fo:margin-left="0in" fo:margin-right="0in" fo:text-indent="0in" style:auto-text-indent="false"/>
      <style:text-properties fo:font-weight="normal" officeooo:rsid="015ed927" officeooo:paragraph-rsid="01749782" style:font-weight-asian="normal" style:font-weight-complex="normal"/>
    </style:style>
    <style:style style:name="P500" style:family="paragraph" style:parent-style-name="Text_20_body">
      <style:paragraph-properties fo:margin-left="0in" fo:margin-right="0in" fo:text-indent="0in" style:auto-text-indent="false"/>
      <style:text-properties fo:font-weight="normal" officeooo:rsid="026913e8" officeooo:paragraph-rsid="026913e8" style:font-weight-asian="normal" style:font-weight-complex="normal"/>
    </style:style>
    <style:style style:name="P501" style:family="paragraph" style:parent-style-name="Text_20_body">
      <style:paragraph-properties fo:margin-left="0in" fo:margin-right="0in" fo:text-indent="0in" style:auto-text-indent="false"/>
      <style:text-properties fo:font-weight="normal" officeooo:rsid="02719843" officeooo:paragraph-rsid="02719843" style:font-weight-asian="normal" style:font-weight-complex="normal"/>
    </style:style>
    <style:style style:name="P502" style:family="paragraph" style:parent-style-name="Text_20_body">
      <style:paragraph-properties fo:margin-left="0in" fo:margin-right="0in" fo:text-indent="0in" style:auto-text-indent="false"/>
      <style:text-properties fo:font-weight="normal" officeooo:rsid="027388d8" officeooo:paragraph-rsid="027388d8" style:font-weight-asian="normal" style:font-weight-complex="normal"/>
    </style:style>
    <style:style style:name="P503" style:family="paragraph" style:parent-style-name="Text_20_body">
      <style:paragraph-properties fo:margin-left="0in" fo:margin-right="0in" fo:text-indent="0in" style:auto-text-indent="false"/>
      <style:text-properties fo:font-weight="normal" officeooo:rsid="026768cf" officeooo:paragraph-rsid="026913e8" style:font-weight-asian="normal" style:font-weight-complex="normal"/>
    </style:style>
    <style:style style:name="P504" style:family="paragraph" style:parent-style-name="Text_20_body">
      <style:paragraph-properties fo:margin-left="0in" fo:margin-right="0in" fo:text-indent="0in" style:auto-text-indent="false"/>
      <style:text-properties officeooo:rsid="017d51ab" officeooo:paragraph-rsid="017d51ab"/>
    </style:style>
    <style:style style:name="P505" style:family="paragraph" style:parent-style-name="Text_20_body">
      <style:paragraph-properties fo:margin-left="0in" fo:margin-right="0in" fo:text-indent="0in" style:auto-text-indent="false"/>
      <style:text-properties style:font-name="Liberation Serif" officeooo:rsid="00cbd086" officeooo:paragraph-rsid="0204595a"/>
    </style:style>
    <style:style style:name="P506" style:family="paragraph" style:parent-style-name="Text_20_body">
      <style:paragraph-properties fo:margin-left="0in" fo:margin-right="0in" fo:text-indent="0in" style:auto-text-indent="false"/>
      <style:text-properties style:font-name="Liberation Serif" fo:font-size="12pt" fo:font-weight="normal" officeooo:rsid="025e814b" officeooo:paragraph-rsid="025e814b" style:font-size-asian="10.5pt" style:font-weight-asian="normal" style:font-size-complex="12pt" style:font-weight-complex="normal"/>
    </style:style>
    <style:style style:name="P507" style:family="paragraph" style:parent-style-name="Text_20_body">
      <style:paragraph-properties fo:margin-left="0in" fo:margin-right="0in" fo:text-indent="0in" style:auto-text-indent="false"/>
      <style:text-properties style:font-name="Liberation Serif" fo:font-weight="normal" officeooo:rsid="026768cf" officeooo:paragraph-rsid="026768cf" style:font-weight-asian="normal" style:font-weight-complex="normal"/>
    </style:style>
    <style:style style:name="P508" style:family="paragraph" style:parent-style-name="Text_20_body">
      <style:paragraph-properties fo:margin-left="0in" fo:margin-right="0in" fo:text-indent="0in" style:auto-text-indent="false"/>
      <style:text-properties style:font-name="Liberation Serif" fo:font-weight="normal" officeooo:rsid="026768cf" officeooo:paragraph-rsid="02714829" style:font-weight-asian="normal" style:font-weight-complex="normal"/>
    </style:style>
    <style:style style:name="P509" style:family="paragraph" style:parent-style-name="Text_20_body">
      <style:paragraph-properties fo:margin-left="0in" fo:margin-right="0in" fo:text-indent="0in" style:auto-text-indent="false"/>
      <style:text-properties style:font-name="Liberation Serif" fo:font-weight="normal" officeooo:rsid="0257609d" officeooo:paragraph-rsid="026e8740" style:font-weight-asian="normal" style:font-weight-complex="normal"/>
    </style:style>
    <style:style style:name="P510" style:family="paragraph" style:parent-style-name="Text_20_body">
      <style:paragraph-properties fo:margin-left="0in" fo:margin-right="0in" fo:text-indent="0in" style:auto-text-indent="false"/>
      <style:text-properties style:font-name="Liberation Serif" fo:font-weight="normal" officeooo:rsid="02714829" officeooo:paragraph-rsid="02714829" style:font-weight-asian="normal" style:font-weight-complex="normal"/>
    </style:style>
    <style:style style:name="P511" style:family="paragraph" style:parent-style-name="Text_20_body">
      <style:paragraph-properties fo:margin-left="0in" fo:margin-right="0in" fo:text-indent="0in" style:auto-text-indent="false"/>
      <style:text-properties style:font-name="Liberation Serif" fo:font-weight="normal" officeooo:rsid="026e8740" officeooo:paragraph-rsid="026e8740" style:font-weight-asian="normal" style:font-weight-complex="normal"/>
    </style:style>
    <style:style style:name="P512" style:family="paragraph" style:parent-style-name="Text_20_body">
      <style:paragraph-properties fo:margin-left="0in" fo:margin-right="0in" fo:text-indent="0in" style:auto-text-indent="false"/>
      <style:text-properties officeooo:rsid="026913e8" officeooo:paragraph-rsid="026913e8"/>
    </style:style>
    <style:style style:name="P513" style:family="paragraph" style:parent-style-name="Text_20_body">
      <style:paragraph-properties fo:margin-left="0in" fo:margin-right="0in" fo:text-indent="0in" style:auto-text-indent="false"/>
      <style:text-properties officeooo:paragraph-rsid="026e8740"/>
    </style:style>
    <style:style style:name="P514" style:family="paragraph" style:parent-style-name="Text_20_body">
      <style:paragraph-properties fo:margin-left="0in" fo:margin-right="0in" fo:text-indent="0in" style:auto-text-indent="false"/>
      <style:text-properties style:font-name="Liberation Mono" fo:font-weight="normal" officeooo:rsid="026befdf" officeooo:paragraph-rsid="026e8740" style:font-weight-asian="normal" style:font-weight-complex="normal"/>
    </style:style>
    <style:style style:name="P515" style:family="paragraph" style:parent-style-name="Text_20_body">
      <style:paragraph-properties fo:margin-left="0in" fo:margin-right="0in" fo:text-indent="0in" style:auto-text-indent="false"/>
      <style:text-properties officeooo:paragraph-rsid="02719843"/>
    </style:style>
    <style:style style:name="P516" style:family="paragraph" style:parent-style-name="Text_20_body">
      <style:paragraph-properties fo:margin-left="0in" fo:margin-right="0in" fo:text-indent="0in" style:auto-text-indent="false"/>
      <style:text-properties officeooo:rsid="0275449d" officeooo:paragraph-rsid="0275449d"/>
    </style:style>
    <style:style style:name="P517" style:family="paragraph" style:parent-style-name="Standard">
      <style:paragraph-properties fo:margin-left="0in" fo:margin-right="0in" fo:text-indent="0in" style:auto-text-indent="false"/>
      <style:text-properties fo:font-weight="bold" officeooo:rsid="00ee3717" officeooo:paragraph-rsid="0181eccd" style:font-weight-asian="bold" style:font-weight-complex="bold"/>
    </style:style>
    <style:style style:name="P518" style:family="paragraph" style:parent-style-name="Standard">
      <style:paragraph-properties fo:margin-left="0in" fo:margin-right="0in" fo:text-indent="0in" style:auto-text-indent="false"/>
      <style:text-properties style:font-name="Liberation Serif" fo:font-size="12pt" fo:font-weight="normal" officeooo:rsid="025e814b" officeooo:paragraph-rsid="025e814b" style:font-size-asian="10.5pt" style:font-weight-asian="normal" style:font-size-complex="12pt" style:font-weight-complex="normal"/>
    </style:style>
    <style:style style:name="P519" style:family="paragraph" style:parent-style-name="Standard">
      <style:paragraph-properties fo:margin-left="0in" fo:margin-right="0in" fo:text-indent="0in" style:auto-text-indent="false"/>
      <style:text-properties style:font-name="Liberation Serif" fo:font-weight="normal" officeooo:rsid="02714829" officeooo:paragraph-rsid="02714829" style:font-weight-asian="normal" style:font-weight-complex="normal"/>
    </style:style>
    <style:style style:name="P520" style:family="paragraph" style:parent-style-name="Standard">
      <style:paragraph-properties fo:margin-left="0in" fo:margin-right="0in" fo:text-indent="0in" style:auto-text-indent="false"/>
      <style:text-properties fo:font-weight="normal" officeooo:rsid="027388d8" officeooo:paragraph-rsid="027388d8" style:font-weight-asian="normal" style:font-weight-complex="normal"/>
    </style:style>
    <style:style style:name="P521" style:family="paragraph" style:parent-style-name="Text_20_body">
      <style:paragraph-properties fo:margin-left="0in" fo:margin-right="0in" fo:margin-top="0in" fo:margin-bottom="0.0972in" loext:contextual-spacing="false" fo:text-indent="0in" style:auto-text-indent="false"/>
      <style:text-properties style:font-name="Liberation Serif" officeooo:rsid="00bc529d" officeooo:paragraph-rsid="0204595a"/>
    </style:style>
    <style:style style:name="P522" style:family="paragraph" style:parent-style-name="Text_20_body">
      <style:paragraph-properties fo:margin-left="0in" fo:margin-right="0in" fo:margin-top="0in" fo:margin-bottom="0.0972in" loext:contextual-spacing="false" fo:text-indent="0in" style:auto-text-indent="false"/>
      <style:text-properties style:font-name="Liberation Serif" officeooo:rsid="00bd588d" officeooo:paragraph-rsid="0204595a"/>
    </style:style>
    <style:style style:name="P523" style:family="paragraph" style:parent-style-name="Text_20_body">
      <style:paragraph-properties fo:margin-left="0in" fo:margin-right="0in" fo:margin-top="0in" fo:margin-bottom="0.0972in" loext:contextual-spacing="false" fo:text-indent="0in" style:auto-text-indent="false"/>
      <style:text-properties style:font-name="Liberation Mono" officeooo:rsid="00bd588d" officeooo:paragraph-rsid="0204595a"/>
    </style:style>
    <style:style style:name="P524" style:family="paragraph" style:parent-style-name="Text_20_body">
      <style:paragraph-properties fo:margin-left="0in" fo:margin-right="0in" fo:margin-top="0in" fo:margin-bottom="0.0972in" loext:contextual-spacing="false" fo:text-indent="0in" style:auto-text-indent="false"/>
      <style:text-properties officeooo:rsid="00bc529d" officeooo:paragraph-rsid="0204595a"/>
    </style:style>
    <style:style style:name="P525" style:family="paragraph" style:parent-style-name="Text_20_body">
      <style:paragraph-properties fo:break-before="page"/>
      <style:text-properties officeooo:rsid="01ea9978" officeooo:paragraph-rsid="01ea9978"/>
    </style:style>
    <style:style style:name="P526" style:family="paragraph" style:parent-style-name="Standard">
      <style:paragraph-properties fo:margin-left="0.4925in" fo:margin-right="0in" fo:text-indent="0in" style:auto-text-indent="false"/>
      <style:text-properties style:font-name="Liberation Mono" officeooo:rsid="00bfcb86" officeooo:paragraph-rsid="0204595a"/>
    </style:style>
    <style:style style:name="P527" style:family="paragraph" style:parent-style-name="Standard">
      <style:paragraph-properties fo:margin-left="0.4925in" fo:margin-right="0in" fo:text-indent="0in" style:auto-text-indent="false"/>
      <style:text-properties style:font-name="Liberation Mono" officeooo:rsid="00c3e886" officeooo:paragraph-rsid="0204595a"/>
    </style:style>
    <style:style style:name="P528" style:family="paragraph" style:parent-style-name="Standard">
      <style:paragraph-properties fo:margin-left="0.4925in" fo:margin-right="0in" fo:text-indent="0in" style:auto-text-indent="false"/>
      <style:text-properties style:font-name="Liberation Mono" officeooo:rsid="00c31355" officeooo:paragraph-rsid="0204595a"/>
    </style:style>
    <style:style style:name="P529" style:family="paragraph" style:parent-style-name="Standard">
      <style:paragraph-properties fo:margin-left="0.4925in" fo:margin-right="0in" fo:text-indent="0in" style:auto-text-indent="false"/>
      <style:text-properties style:font-name="Liberation Mono" officeooo:rsid="00cebb89" officeooo:paragraph-rsid="0204595a"/>
    </style:style>
    <style:style style:name="P530" style:family="paragraph" style:parent-style-name="Standard">
      <style:paragraph-properties fo:margin-left="0.4925in" fo:margin-right="0in" fo:text-indent="0in" style:auto-text-indent="false"/>
      <style:text-properties style:font-name="Liberation Mono" officeooo:rsid="00c67184" officeooo:paragraph-rsid="0204595a"/>
    </style:style>
    <style:style style:name="P531" style:family="paragraph" style:parent-style-name="Standard">
      <style:paragraph-properties fo:margin-left="0.4925in" fo:margin-right="0in" fo:text-indent="0in" style:auto-text-indent="false"/>
      <style:text-properties style:font-name="Liberation Mono" officeooo:paragraph-rsid="0204595a"/>
    </style:style>
    <style:style style:name="P532" style:family="paragraph" style:parent-style-name="Standard">
      <style:paragraph-properties fo:margin-left="0.4925in" fo:margin-right="0in" fo:text-indent="0in" style:auto-text-indent="false"/>
      <style:text-properties officeooo:paragraph-rsid="0204595a"/>
    </style:style>
    <style:style style:name="P533" style:family="paragraph" style:parent-style-name="Text_20_body">
      <style:paragraph-properties fo:margin-left="0.4925in" fo:margin-right="0in" fo:margin-top="0in" fo:margin-bottom="0.0972in" loext:contextual-spacing="false" fo:text-indent="0in" style:auto-text-indent="false"/>
      <style:text-properties style:font-name="Liberation Mono" officeooo:rsid="00bc529d" officeooo:paragraph-rsid="0204595a"/>
    </style:style>
    <style:style style:name="P534" style:family="paragraph" style:parent-style-name="Text_20_body">
      <style:paragraph-properties fo:margin-left="0.4925in" fo:margin-right="0in" fo:text-indent="0in" style:auto-text-indent="false"/>
      <style:text-properties style:font-name="Liberation Mono" officeooo:rsid="00cb2e19" officeooo:paragraph-rsid="0204595a"/>
    </style:style>
    <style:style style:name="P535" style:family="paragraph" style:parent-style-name="Text_20_body">
      <style:paragraph-properties fo:margin-left="0.4925in" fo:margin-right="0in" fo:text-indent="0in" style:auto-text-indent="false"/>
      <style:text-properties style:font-name="Liberation Mono" fo:font-weight="normal" officeooo:rsid="0257609d" officeooo:paragraph-rsid="0257609d" style:font-weight-asian="normal" style:font-weight-complex="normal"/>
    </style:style>
    <style:style style:name="P536" style:family="paragraph" style:parent-style-name="Text_20_body">
      <style:paragraph-properties fo:margin-left="0.4925in" fo:margin-right="0in" fo:text-indent="0in" style:auto-text-indent="false"/>
      <style:text-properties style:font-name="Liberation Mono" fo:font-weight="normal" officeooo:rsid="0257609d" officeooo:paragraph-rsid="026768cf" style:font-weight-asian="normal" style:font-weight-complex="normal"/>
    </style:style>
    <style:style style:name="P537" style:family="paragraph" style:parent-style-name="Text_20_body">
      <style:paragraph-properties fo:margin-left="0.4925in" fo:margin-right="0in" fo:text-indent="0in" style:auto-text-indent="false"/>
      <style:text-properties style:font-name="Liberation Mono" fo:font-weight="normal" officeooo:rsid="026e8740" officeooo:paragraph-rsid="026e8740" style:font-weight-asian="normal" style:font-weight-complex="normal"/>
    </style:style>
    <style:style style:name="P538" style:family="paragraph" style:parent-style-name="Text_20_body">
      <style:paragraph-properties fo:margin-left="0.4925in" fo:margin-right="0in" fo:text-indent="0in" style:auto-text-indent="false"/>
      <style:text-properties style:font-name="Liberation Mono" fo:font-weight="normal" officeooo:rsid="02719843" officeooo:paragraph-rsid="02719843" style:font-weight-asian="normal" style:font-weight-complex="normal"/>
    </style:style>
    <style:style style:name="P539" style:family="paragraph" style:parent-style-name="Text_20_body">
      <style:paragraph-properties fo:margin-left="0.4925in" fo:margin-right="0in" fo:text-indent="0in" style:auto-text-indent="false"/>
      <style:text-properties style:font-name="Liberation Mono" fo:font-weight="normal" officeooo:rsid="0274284d" officeooo:paragraph-rsid="0274284d" style:font-weight-asian="normal" style:font-weight-complex="normal"/>
    </style:style>
    <style:style style:name="P540" style:family="paragraph" style:parent-style-name="Text_20_body">
      <style:paragraph-properties fo:margin-left="0.4925in" fo:margin-right="0in" fo:text-indent="0in" style:auto-text-indent="false"/>
      <style:text-properties officeooo:rsid="0257609d" officeooo:paragraph-rsid="0257609d"/>
    </style:style>
    <style:style style:name="P541" style:family="paragraph" style:parent-style-name="Text_20_body">
      <style:paragraph-properties fo:margin-left="0.4925in" fo:margin-right="0in" fo:text-indent="0in" style:auto-text-indent="false"/>
      <style:text-properties officeooo:rsid="02595c67" officeooo:paragraph-rsid="02595c67"/>
    </style:style>
    <style:style style:name="P542" style:family="paragraph" style:parent-style-name="Text_20_body">
      <style:paragraph-properties fo:margin-left="0.4925in" fo:margin-right="0in" fo:text-indent="0in" style:auto-text-indent="false"/>
      <style:text-properties officeooo:rsid="025ac05c" officeooo:paragraph-rsid="025ac05c"/>
    </style:style>
    <style:style style:name="P543" style:family="paragraph" style:parent-style-name="Text_20_body">
      <style:paragraph-properties fo:margin-left="0.4925in" fo:margin-right="0in" fo:text-indent="0in" style:auto-text-indent="false"/>
      <style:text-properties officeooo:paragraph-rsid="025e0cc7"/>
    </style:style>
    <style:style style:name="P544" style:family="paragraph" style:parent-style-name="Text_20_body">
      <style:paragraph-properties fo:margin-left="0.4925in" fo:margin-right="0in" fo:text-indent="0in" style:auto-text-indent="false"/>
      <style:text-properties officeooo:rsid="026768cf" officeooo:paragraph-rsid="026768cf"/>
    </style:style>
    <style:style style:name="P545" style:family="paragraph" style:parent-style-name="Text_20_body">
      <style:paragraph-properties fo:margin-left="0.4925in" fo:margin-right="0in" fo:text-indent="0in" style:auto-text-indent="false"/>
      <style:text-properties style:font-name="Liberation Serif" fo:font-size="12pt" fo:font-weight="normal" officeooo:rsid="0041821a" officeooo:paragraph-rsid="025e814b" style:font-size-asian="10.5pt" style:font-weight-asian="normal" style:font-size-complex="12pt" style:font-weight-complex="normal"/>
    </style:style>
    <style:style style:name="P546" style:family="paragraph" style:parent-style-name="Text_20_body">
      <style:paragraph-properties fo:margin-left="0.4925in" fo:margin-right="0in" fo:text-indent="0in" style:auto-text-indent="false"/>
      <style:text-properties style:font-name="Liberation Serif" fo:font-weight="normal" officeooo:rsid="02714829" officeooo:paragraph-rsid="02714829" style:font-weight-asian="normal" style:font-weight-complex="normal"/>
    </style:style>
    <style:style style:name="P547" style:family="paragraph" style:parent-style-name="Text_20_body">
      <style:paragraph-properties fo:margin-left="0.4925in" fo:margin-right="0in" fo:text-indent="0in" style:auto-text-indent="false"/>
      <style:text-properties style:font-name="Liberation Serif" fo:font-weight="normal" officeooo:rsid="02717bba" officeooo:paragraph-rsid="02717bba" style:font-weight-asian="normal" style:font-weight-complex="normal"/>
    </style:style>
    <style:style style:name="P548" style:family="paragraph" style:parent-style-name="Text_20_body">
      <style:paragraph-properties fo:margin-left="0.4925in" fo:margin-right="0in" fo:text-indent="0in" style:auto-text-indent="false"/>
      <style:text-properties style:font-name="Liberation Serif" fo:font-weight="normal" officeooo:rsid="0275449d" officeooo:paragraph-rsid="0275449d" style:font-weight-asian="normal" style:font-weight-complex="normal"/>
    </style:style>
    <style:style style:name="P549" style:family="paragraph" style:parent-style-name="Text_20_body">
      <style:paragraph-properties fo:margin-left="0.4925in" fo:margin-right="0in" fo:text-indent="0in" style:auto-text-indent="false"/>
      <style:text-properties officeooo:paragraph-rsid="025bbd97"/>
    </style:style>
    <style:style style:name="P550" style:family="paragraph" style:parent-style-name="Text_20_body">
      <style:paragraph-properties fo:margin-left="0.4925in" fo:margin-right="0in" fo:text-indent="0in" style:auto-text-indent="false"/>
      <style:text-properties officeooo:paragraph-rsid="027388d8"/>
    </style:style>
    <style:style style:name="P551" style:family="paragraph" style:parent-style-name="Text_20_body">
      <style:paragraph-properties fo:margin-left="0.4925in" fo:margin-right="0in" fo:text-indent="0in" style:auto-text-indent="false"/>
      <style:text-properties officeooo:paragraph-rsid="0275449d"/>
    </style:style>
    <style:style style:name="P552" style:family="paragraph" style:parent-style-name="Text_20_body">
      <style:paragraph-properties fo:margin-left="0.4925in" fo:margin-right="0in" fo:text-indent="0in" style:auto-text-indent="false"/>
      <style:text-properties officeooo:rsid="02754a32" officeooo:paragraph-rsid="02754a32"/>
    </style:style>
    <style:style style:name="P553" style:family="paragraph" style:parent-style-name="Text_20_body">
      <style:paragraph-properties fo:margin-left="0.4925in" fo:margin-right="0in" fo:text-indent="0in" style:auto-text-indent="false"/>
      <style:text-properties officeooo:rsid="027a32b9" officeooo:paragraph-rsid="027a32b9"/>
    </style:style>
    <style:style style:name="P554" style:family="paragraph" style:parent-style-name="Standard">
      <style:paragraph-properties fo:margin-left="0.9846in" fo:margin-right="0in" fo:text-indent="0in" style:auto-text-indent="false"/>
    </style:style>
    <style:style style:name="P555" style:family="paragraph" style:parent-style-name="Standard">
      <style:paragraph-properties fo:margin-left="0.9846in" fo:margin-right="0in" fo:text-indent="0in" style:auto-text-indent="false"/>
      <style:text-properties style:font-name="Liberation Mono"/>
    </style:style>
    <style:style style:name="P556" style:family="paragraph" style:parent-style-name="Contents_20_1">
      <style:paragraph-properties>
        <style:tab-stops>
          <style:tab-stop style:position="6.9252in" style:type="right" style:leader-style="dotted" style:leader-text="."/>
        </style:tab-stops>
      </style:paragraph-properties>
    </style:style>
    <style:style style:name="P557" style:family="paragraph" style:parent-style-name="Contents_20_2">
      <style:paragraph-properties>
        <style:tab-stops>
          <style:tab-stop style:position="6.7283in" style:type="right" style:leader-style="dotted" style:leader-text="."/>
        </style:tab-stops>
      </style:paragraph-properties>
    </style:style>
    <style:style style:name="P558" style:family="paragraph" style:parent-style-name="Contents_20_3">
      <style:paragraph-properties>
        <style:tab-stops>
          <style:tab-stop style:position="6.5319in" style:type="right" style:leader-style="dotted" style:leader-text="."/>
        </style:tab-stops>
      </style:paragraph-properties>
    </style:style>
    <style:style style:name="P559" style:family="paragraph" style:parent-style-name="Contents_20_1">
      <style:paragraph-properties>
        <style:tab-stops>
          <style:tab-stop style:position="6.9252in" style:type="right" style:leader-style="dotted" style:leader-text="."/>
        </style:tab-stops>
      </style:paragraph-properties>
    </style:style>
    <style:style style:name="P560" style:family="paragraph" style:parent-style-name="Contents_20_2">
      <style:paragraph-properties>
        <style:tab-stops>
          <style:tab-stop style:position="6.7283in" style:type="right" style:leader-style="dotted" style:leader-text="."/>
        </style:tab-stops>
      </style:paragraph-properties>
    </style:style>
    <style:style style:name="P561" style:family="paragraph" style:parent-style-name="Contents_20_3">
      <style:paragraph-properties>
        <style:tab-stops>
          <style:tab-stop style:position="6.5319in" style:type="right" style:leader-style="dotted" style:leader-text="."/>
        </style:tab-stops>
      </style:paragraph-properties>
    </style:style>
    <style:style style:name="P562" style:family="paragraph" style:parent-style-name="Heading_20_1">
      <style:paragraph-properties fo:break-before="page"/>
    </style:style>
    <style:style style:name="P563" style:family="paragraph" style:parent-style-name="Heading_20_1">
      <style:paragraph-properties fo:break-before="page"/>
      <style:text-properties officeooo:paragraph-rsid="00ad31da"/>
    </style:style>
    <style:style style:name="P564" style:family="paragraph" style:parent-style-name="Heading_20_1">
      <style:paragraph-properties fo:break-before="page"/>
      <style:text-properties officeooo:paragraph-rsid="0204595a"/>
    </style:style>
    <style:style style:name="P565" style:family="paragraph" style:parent-style-name="Heading_20_1">
      <style:paragraph-properties fo:break-before="page"/>
      <style:text-properties officeooo:paragraph-rsid="01749782"/>
    </style:style>
    <style:style style:name="P566" style:family="paragraph" style:parent-style-name="Heading_20_2">
      <style:text-properties officeooo:paragraph-rsid="0204595a"/>
    </style:style>
    <style:style style:name="P567" style:family="paragraph" style:parent-style-name="Heading_20_2">
      <style:text-properties officeooo:paragraph-rsid="02a1ec28"/>
    </style:style>
    <style:style style:name="P568" style:family="paragraph" style:parent-style-name="Heading_20_2">
      <style:paragraph-properties fo:break-before="page"/>
    </style:style>
    <style:style style:name="P569" style:family="paragraph" style:parent-style-name="Heading_20_2">
      <style:paragraph-properties fo:break-before="page"/>
      <style:text-properties style:font-name="Liberation Sans" fo:font-weight="bold" style:font-weight-asian="bold" style:font-weight-complex="bold"/>
    </style:style>
    <style:style style:name="P570" style:family="paragraph" style:parent-style-name="Heading_20_2">
      <style:paragraph-properties fo:break-before="page"/>
      <style:text-properties officeooo:rsid="00ed34da" officeooo:paragraph-rsid="025e814b"/>
    </style:style>
    <style:style style:name="P571" style:family="paragraph" style:parent-style-name="Heading_20_3">
      <style:text-properties officeooo:paragraph-rsid="01650598"/>
    </style:style>
    <style:style style:name="P572" style:family="paragraph" style:parent-style-name="Heading_20_3">
      <style:text-properties officeooo:paragraph-rsid="0209a19f"/>
    </style:style>
    <style:style style:name="P573" style:family="paragraph" style:parent-style-name="Heading_20_3">
      <style:paragraph-properties fo:break-before="page"/>
    </style:style>
    <style:style style:name="P574" style:family="paragraph" style:parent-style-name="Heading_20_3">
      <style:paragraph-properties fo:break-before="page"/>
      <style:text-properties officeooo:paragraph-rsid="01650598"/>
    </style:style>
    <style:style style:name="P575" style:family="paragraph" style:parent-style-name="Table_20_Contents" style:list-style-name="L5">
      <style:text-properties style:font-name="Liberation Serif" fo:font-size="10pt" officeooo:rsid="02714829" officeooo:paragraph-rsid="02714829" style:font-size-asian="10pt" style:font-size-complex="10pt"/>
    </style:style>
    <style:style style:name="P576" style:family="paragraph" style:parent-style-name="Table_20_Contents" style:list-style-name="L6">
      <style:text-properties style:font-name="Liberation Serif" fo:font-size="10pt" officeooo:rsid="02717bba" officeooo:paragraph-rsid="02717bba" style:font-size-asian="10pt" style:font-size-complex="10pt"/>
    </style:style>
    <style:style style:name="P577" style:family="paragraph" style:parent-style-name="Table_20_Contents" style:list-style-name="L7">
      <style:text-properties officeooo:paragraph-rsid="016d9fef"/>
    </style:style>
    <style:style style:name="P578" style:family="paragraph" style:parent-style-name="Table_20_Contents" style:list-style-name="L7">
      <style:text-properties officeooo:rsid="016d9fef" officeooo:paragraph-rsid="016d9fef"/>
    </style:style>
    <style:style style:name="P579" style:family="paragraph" style:parent-style-name="Table_20_Contents" style:list-style-name="L12">
      <style:text-properties officeooo:rsid="019e043d" officeooo:paragraph-rsid="019e043d"/>
    </style:style>
    <style:style style:name="P580" style:family="paragraph" style:parent-style-name="Table_20_Contents" style:list-style-name="L14">
      <style:text-properties officeooo:rsid="0042ddd0" officeooo:paragraph-rsid="0204595a"/>
    </style:style>
    <style:style style:name="P581" style:family="paragraph" style:parent-style-name="Text_20_body" style:list-style-name="L1">
      <style:text-properties officeooo:paragraph-rsid="012bcc41"/>
    </style:style>
    <style:style style:name="P582" style:family="paragraph" style:parent-style-name="Text_20_body" style:list-style-name="L1">
      <style:text-properties officeooo:rsid="00988cec" officeooo:paragraph-rsid="012bcc41"/>
    </style:style>
    <style:style style:name="P583" style:family="paragraph" style:parent-style-name="Text_20_body" style:list-style-name="L1">
      <style:text-properties officeooo:rsid="00988cec" officeooo:paragraph-rsid="00988cec"/>
    </style:style>
    <style:style style:name="P584" style:family="paragraph" style:parent-style-name="Text_20_body" style:list-style-name="L1">
      <style:text-properties officeooo:rsid="00988cec" officeooo:paragraph-rsid="00a2affc"/>
    </style:style>
    <style:style style:name="P585" style:family="paragraph" style:parent-style-name="Text_20_body" style:list-style-name="L1">
      <style:text-properties officeooo:rsid="00988cec" officeooo:paragraph-rsid="00a62f8e"/>
    </style:style>
    <style:style style:name="P586" style:family="paragraph" style:parent-style-name="Text_20_body" style:list-style-name="L2">
      <style:text-properties officeooo:rsid="00988cec" officeooo:paragraph-rsid="012bcc41"/>
    </style:style>
    <style:style style:name="P587" style:family="paragraph" style:parent-style-name="Text_20_body" style:list-style-name="L1">
      <style:text-properties officeooo:rsid="00a9f18d" officeooo:paragraph-rsid="012bcc41"/>
    </style:style>
    <style:style style:name="P588" style:family="paragraph" style:parent-style-name="Text_20_body" style:list-style-name="L1">
      <style:text-properties officeooo:rsid="00a9f18d" officeooo:paragraph-rsid="00a9f18d"/>
    </style:style>
    <style:style style:name="P589" style:family="paragraph" style:parent-style-name="Text_20_body" style:list-style-name="L2">
      <style:text-properties officeooo:rsid="009db7a9" officeooo:paragraph-rsid="012bcc41"/>
    </style:style>
    <style:style style:name="P590" style:family="paragraph" style:parent-style-name="Text_20_body" style:list-style-name="L1">
      <style:text-properties officeooo:rsid="009db7a9" officeooo:paragraph-rsid="00a2affc"/>
    </style:style>
    <style:style style:name="P591" style:family="paragraph" style:parent-style-name="Text_20_body" style:list-style-name="L1">
      <style:text-properties officeooo:rsid="009db7a9" officeooo:paragraph-rsid="009db7a9"/>
    </style:style>
    <style:style style:name="P592" style:family="paragraph" style:parent-style-name="Text_20_body" style:list-style-name="L2">
      <style:text-properties style:font-name="Liberation Serif" officeooo:rsid="012d5be1" officeooo:paragraph-rsid="012d5be1"/>
    </style:style>
    <style:style style:name="P593" style:family="paragraph" style:parent-style-name="Text_20_body" style:list-style-name="L3">
      <style:text-properties officeooo:rsid="001d9bf5" officeooo:paragraph-rsid="001d9bf5"/>
    </style:style>
    <style:style style:name="P594" style:family="paragraph" style:parent-style-name="Text_20_body" style:list-style-name="L3">
      <style:text-properties officeooo:rsid="001e5439" officeooo:paragraph-rsid="001e5439"/>
    </style:style>
    <style:style style:name="P595" style:family="paragraph" style:parent-style-name="Text_20_body" style:list-style-name="L4">
      <style:text-properties officeooo:paragraph-rsid="00884046"/>
    </style:style>
    <style:style style:name="P596" style:family="paragraph" style:parent-style-name="Text_20_body" style:list-style-name="L4">
      <style:text-properties style:text-line-through-style="none" style:text-line-through-type="none" officeooo:rsid="00884046" officeooo:paragraph-rsid="008aa784"/>
    </style:style>
    <style:style style:name="P597" style:family="paragraph" style:parent-style-name="Text_20_body" style:list-style-name="L4">
      <style:text-properties style:text-line-through-style="none" style:text-line-through-type="none" officeooo:rsid="00884046" officeooo:paragraph-rsid="00884046"/>
    </style:style>
    <style:style style:name="P598" style:family="paragraph" style:parent-style-name="Text_20_body" style:list-style-name="L8">
      <style:text-properties fo:font-weight="normal" officeooo:rsid="01ebcc60" officeooo:paragraph-rsid="01ebcc60" style:font-weight-asian="normal" style:font-weight-complex="normal"/>
    </style:style>
    <style:style style:name="P599" style:family="paragraph" style:parent-style-name="Text_20_body" style:list-style-name="L9">
      <style:text-properties fo:font-weight="normal" officeooo:rsid="0211073b" officeooo:paragraph-rsid="0211073b" style:font-weight-asian="normal" style:font-weight-complex="normal"/>
    </style:style>
    <style:style style:name="P600" style:family="paragraph" style:parent-style-name="Text_20_body" style:list-style-name="L9">
      <style:text-properties fo:font-weight="normal" officeooo:rsid="0234531e" officeooo:paragraph-rsid="0234531e" style:font-weight-asian="normal" style:font-weight-complex="normal"/>
    </style:style>
    <style:style style:name="P601" style:family="paragraph" style:parent-style-name="Text_20_body" style:list-style-name="L9">
      <style:text-properties officeooo:paragraph-rsid="01fda986"/>
    </style:style>
    <style:style style:name="P602" style:family="paragraph" style:parent-style-name="Text_20_body" style:list-style-name="L10">
      <style:text-properties officeooo:paragraph-rsid="016b6a11"/>
    </style:style>
    <style:style style:name="P603" style:family="paragraph" style:parent-style-name="Text_20_body" style:list-style-name="L10">
      <style:text-properties officeooo:rsid="016a5933" officeooo:paragraph-rsid="016b6a11"/>
    </style:style>
    <style:style style:name="P604" style:family="paragraph" style:parent-style-name="Text_20_body" style:list-style-name="L11">
      <style:text-properties officeooo:rsid="01b755e0" officeooo:paragraph-rsid="01b755e0"/>
    </style:style>
    <style:style style:name="P605" style:family="paragraph" style:parent-style-name="Text_20_body" style:list-style-name="L13">
      <style:text-properties officeooo:rsid="022e9136" officeooo:paragraph-rsid="022e9136"/>
    </style:style>
    <style:style style:name="P606" style:family="paragraph" style:parent-style-name="Text_20_body" style:list-style-name="L1">
      <style:text-properties officeooo:rsid="00a8d244" officeooo:paragraph-rsid="00a8d244"/>
    </style:style>
    <style:style style:name="P607" style:family="paragraph" style:parent-style-name="Text_20_body" style:list-style-name="L15">
      <style:text-properties officeooo:rsid="021191c5" officeooo:paragraph-rsid="021191c5"/>
    </style:style>
    <style:style style:name="P608" style:family="paragraph" style:parent-style-name="Text_20_body" style:list-style-name="L16">
      <style:text-properties officeooo:paragraph-rsid="0213d2b3"/>
    </style:style>
    <style:style style:name="P609" style:family="paragraph" style:parent-style-name="Text_20_body" style:list-style-name="L16">
      <style:text-properties officeooo:rsid="02121296" officeooo:paragraph-rsid="02121296"/>
    </style:style>
    <style:style style:name="P610" style:family="paragraph" style:parent-style-name="Text_20_body" style:list-style-name="L16">
      <style:text-properties officeooo:rsid="0217952d" officeooo:paragraph-rsid="0217952d"/>
    </style:style>
    <style:style style:name="P611" style:family="paragraph" style:parent-style-name="Text_20_body" style:list-style-name="L16">
      <style:text-properties officeooo:rsid="0215a792" officeooo:paragraph-rsid="0215a792"/>
    </style:style>
    <style:style style:name="P612" style:family="paragraph" style:parent-style-name="Text_20_body" style:list-style-name="L16">
      <style:text-properties officeooo:rsid="023f986a" officeooo:paragraph-rsid="023f986a"/>
    </style:style>
    <style:style style:name="P613" style:family="paragraph" style:parent-style-name="Text_20_body" style:list-style-name="L17">
      <style:text-properties officeooo:rsid="0229c50e" officeooo:paragraph-rsid="0229c50e"/>
    </style:style>
    <style:style style:name="P614" style:family="paragraph" style:parent-style-name="Text_20_body" style:list-style-name="L18">
      <style:text-properties officeooo:rsid="02a54c76" officeooo:paragraph-rsid="02a54c76"/>
    </style:style>
    <style:style style:name="P615" style:family="paragraph" style:parent-style-name="Text_20_body" style:list-style-name="L19">
      <style:text-properties officeooo:rsid="02a607c7" officeooo:paragraph-rsid="02a64199"/>
    </style:style>
    <style:style style:name="P616" style:family="paragraph" style:parent-style-name="Text_20_body" style:list-style-name="L19">
      <style:text-properties officeooo:rsid="02a64199" officeooo:paragraph-rsid="02a64199"/>
    </style:style>
    <style:style style:name="P617" style:family="paragraph" style:parent-style-name="Text_20_body" style:list-style-name="L20">
      <style:text-properties officeooo:rsid="02a87edc" officeooo:paragraph-rsid="02a87edc"/>
    </style:style>
    <style:style style:name="T1" style:family="text">
      <style:text-properties officeooo:rsid="0013e9ae"/>
    </style:style>
    <style:style style:name="T2" style:family="text">
      <style:text-properties officeooo:rsid="0171a626"/>
    </style:style>
    <style:style style:name="T3" style:family="text">
      <style:text-properties officeooo:rsid="018b2b54"/>
    </style:style>
    <style:style style:name="T4" style:family="text">
      <style:text-properties style:font-name="Liberation Mono"/>
    </style:style>
    <style:style style:name="T5" style:family="text">
      <style:text-properties style:font-name="Liberation Mono" officeooo:rsid="0013e9ae"/>
    </style:style>
    <style:style style:name="T6" style:family="text">
      <style:text-properties style:font-name="Liberation Mono" officeooo:rsid="0008bd00"/>
    </style:style>
    <style:style style:name="T7" style:family="text">
      <style:text-properties style:font-name="Liberation Mono" officeooo:rsid="005824b7"/>
    </style:style>
    <style:style style:name="T8" style:family="text">
      <style:text-properties style:font-name="Liberation Mono" officeooo:rsid="007f1c89"/>
    </style:style>
    <style:style style:name="T9" style:family="text">
      <style:text-properties style:font-name="Liberation Mono" officeooo:rsid="00c31355"/>
    </style:style>
    <style:style style:name="T10" style:family="text">
      <style:text-properties style:font-name="Liberation Mono" officeooo:rsid="00c67184"/>
    </style:style>
    <style:style style:name="T11" style:family="text">
      <style:text-properties style:font-name="Liberation Mono" officeooo:rsid="00c840c1"/>
    </style:style>
    <style:style style:name="T12" style:family="text">
      <style:text-properties style:font-name="Liberation Mono" officeooo:rsid="00bec5a0"/>
    </style:style>
    <style:style style:name="T13" style:family="text">
      <style:text-properties style:font-name="Liberation Mono" officeooo:rsid="00cfd0b2"/>
    </style:style>
    <style:style style:name="T14" style:family="text">
      <style:text-properties style:font-name="Liberation Mono" fo:font-weight="bold" officeooo:rsid="00bec5a0" style:font-weight-asian="bold" style:font-weight-complex="bold"/>
    </style:style>
    <style:style style:name="T15" style:family="text">
      <style:text-properties style:font-name="Liberation Mono" officeooo:rsid="00d00126"/>
    </style:style>
    <style:style style:name="T16" style:family="text">
      <style:text-properties style:font-name="Liberation Mono" officeooo:rsid="00cef9fd"/>
    </style:style>
    <style:style style:name="T17" style:family="text">
      <style:text-properties style:font-name="Liberation Mono" officeooo:rsid="00d0d214"/>
    </style:style>
    <style:style style:name="T18" style:family="text">
      <style:text-properties style:font-name="Liberation Mono" officeooo:rsid="00cebb89"/>
    </style:style>
    <style:style style:name="T19" style:family="text">
      <style:text-properties style:font-name="Liberation Mono" officeooo:rsid="00d31a47"/>
    </style:style>
    <style:style style:name="T20" style:family="text">
      <style:text-properties style:font-name="Liberation Mono" fo:font-style="normal" officeooo:rsid="002aaa86" style:font-style-asian="normal" style:font-style-complex="normal"/>
    </style:style>
    <style:style style:name="T21" style:family="text">
      <style:text-properties style:font-name="Liberation Mono" officeooo:rsid="00ed935b"/>
    </style:style>
    <style:style style:name="T22" style:family="text">
      <style:text-properties style:font-name="Liberation Mono" officeooo:rsid="010df76a"/>
    </style:style>
    <style:style style:name="T23" style:family="text">
      <style:text-properties style:font-name="Liberation Mono" officeooo:rsid="012ee02d"/>
    </style:style>
    <style:style style:name="T24" style:family="text">
      <style:text-properties style:font-name="Liberation Mono" officeooo:rsid="012f103a"/>
    </style:style>
    <style:style style:name="T25" style:family="text">
      <style:text-properties style:font-name="Liberation Mono" officeooo:rsid="01368ccd"/>
    </style:style>
    <style:style style:name="T26" style:family="text">
      <style:text-properties style:font-name="Liberation Mono" officeooo:rsid="0138108f"/>
    </style:style>
    <style:style style:name="T27" style:family="text">
      <style:text-properties style:font-name="Liberation Mono" officeooo:rsid="013c1c4b"/>
    </style:style>
    <style:style style:name="T28" style:family="text">
      <style:text-properties style:font-name="Liberation Mono" officeooo:rsid="013e1296"/>
    </style:style>
    <style:style style:name="T29" style:family="text">
      <style:text-properties style:font-name="Liberation Mono" officeooo:rsid="013fcac6"/>
    </style:style>
    <style:style style:name="T30" style:family="text">
      <style:text-properties style:font-name="Liberation Mono" officeooo:rsid="014993d2"/>
    </style:style>
    <style:style style:name="T31" style:family="text">
      <style:text-properties style:font-name="Liberation Mono" officeooo:rsid="0151d300"/>
    </style:style>
    <style:style style:name="T32" style:family="text">
      <style:text-properties style:font-name="Liberation Mono" officeooo:rsid="0153abcf"/>
    </style:style>
    <style:style style:name="T33" style:family="text">
      <style:text-properties style:font-name="Liberation Mono" officeooo:rsid="01650598"/>
    </style:style>
    <style:style style:name="T34" style:family="text">
      <style:text-properties style:font-name="Liberation Mono" officeooo:rsid="01655b7f"/>
    </style:style>
    <style:style style:name="T35" style:family="text">
      <style:text-properties style:font-name="Liberation Mono" officeooo:rsid="01956c8c"/>
    </style:style>
    <style:style style:name="T36" style:family="text">
      <style:text-properties style:font-name="Liberation Mono" officeooo:rsid="01967cc6"/>
    </style:style>
    <style:style style:name="T37" style:family="text">
      <style:text-properties style:font-name="Liberation Mono" officeooo:rsid="019849ed"/>
    </style:style>
    <style:style style:name="T38" style:family="text">
      <style:text-properties style:font-name="Liberation Mono" officeooo:rsid="01b2c67e"/>
    </style:style>
    <style:style style:name="T39" style:family="text">
      <style:text-properties style:font-name="Liberation Mono" officeooo:rsid="016d9fef"/>
    </style:style>
    <style:style style:name="T40" style:family="text">
      <style:text-properties style:font-name="Liberation Mono" officeooo:rsid="01b34841"/>
    </style:style>
    <style:style style:name="T41" style:family="text">
      <style:text-properties style:font-name="Liberation Mono" officeooo:rsid="01bbfb81"/>
    </style:style>
    <style:style style:name="T42" style:family="text">
      <style:text-properties style:font-name="Liberation Mono" officeooo:rsid="01bc438f"/>
    </style:style>
    <style:style style:name="T43" style:family="text">
      <style:text-properties style:font-name="Liberation Mono" fo:font-weight="normal" style:font-weight-asian="normal" style:font-weight-complex="normal"/>
    </style:style>
    <style:style style:name="T44" style:family="text">
      <style:text-properties style:font-name="Liberation Mono" fo:font-weight="normal" officeooo:rsid="01ac2f9b" style:font-weight-asian="normal" style:font-weight-complex="normal"/>
    </style:style>
    <style:style style:name="T45" style:family="text">
      <style:text-properties style:font-name="Liberation Mono" fo:font-weight="normal" officeooo:rsid="01d31aba" style:font-weight-asian="normal" style:font-weight-complex="normal"/>
    </style:style>
    <style:style style:name="T46" style:family="text">
      <style:text-properties style:font-name="Liberation Mono" fo:font-weight="normal" officeooo:rsid="01f7b5aa" style:font-weight-asian="normal" style:font-weight-complex="normal"/>
    </style:style>
    <style:style style:name="T47" style:family="text">
      <style:text-properties style:font-name="Liberation Mono" fo:font-weight="normal" officeooo:rsid="0234531e" style:font-weight-asian="normal" style:font-weight-complex="normal"/>
    </style:style>
    <style:style style:name="T48" style:family="text">
      <style:text-properties style:font-name="Liberation Mono" fo:font-weight="normal" officeooo:rsid="0257609d" style:font-weight-asian="normal" style:font-weight-complex="normal"/>
    </style:style>
    <style:style style:name="T49" style:family="text">
      <style:text-properties style:font-name="Liberation Mono" fo:font-weight="normal" officeooo:rsid="02625322" style:font-weight-asian="normal" style:font-weight-complex="normal"/>
    </style:style>
    <style:style style:name="T50" style:family="text">
      <style:text-properties style:font-name="Liberation Mono" fo:font-weight="normal" officeooo:rsid="026768cf" style:font-weight-asian="normal" style:font-weight-complex="normal"/>
    </style:style>
    <style:style style:name="T51" style:family="text">
      <style:text-properties style:font-name="Liberation Mono" fo:font-weight="normal" officeooo:rsid="026e8740" style:font-weight-asian="normal" style:font-weight-complex="normal"/>
    </style:style>
    <style:style style:name="T52" style:family="text">
      <style:text-properties style:font-name="Liberation Mono" fo:font-weight="normal" officeooo:rsid="025bbd97" style:font-weight-asian="normal" style:font-weight-complex="normal"/>
    </style:style>
    <style:style style:name="T53" style:family="text">
      <style:text-properties style:font-name="Liberation Mono" fo:font-weight="normal" officeooo:rsid="02719843" style:font-weight-asian="normal" style:font-weight-complex="normal"/>
    </style:style>
    <style:style style:name="T54" style:family="text">
      <style:text-properties style:font-name="Liberation Mono" fo:font-weight="normal" officeooo:rsid="0274284d" style:font-weight-asian="normal" style:font-weight-complex="normal"/>
    </style:style>
    <style:style style:name="T55" style:family="text">
      <style:text-properties style:font-name="Liberation Mono" fo:font-weight="normal" officeooo:rsid="0275449d" style:font-weight-asian="normal" style:font-weight-complex="normal"/>
    </style:style>
    <style:style style:name="T56" style:family="text">
      <style:text-properties style:font-name="Liberation Mono" officeooo:rsid="01d2347c"/>
    </style:style>
    <style:style style:name="T57" style:family="text">
      <style:text-properties style:font-name="Liberation Mono" officeooo:rsid="01de5742"/>
    </style:style>
    <style:style style:name="T58" style:family="text">
      <style:text-properties style:font-name="Liberation Mono" officeooo:rsid="01e1da69"/>
    </style:style>
    <style:style style:name="T59" style:family="text">
      <style:text-properties style:font-name="Liberation Mono" officeooo:rsid="01f351ed"/>
    </style:style>
    <style:style style:name="T60" style:family="text">
      <style:text-properties style:font-name="Liberation Mono" officeooo:rsid="01f37569"/>
    </style:style>
    <style:style style:name="T61" style:family="text">
      <style:text-properties style:font-name="Liberation Mono" officeooo:rsid="01dd8afa"/>
    </style:style>
    <style:style style:name="T62" style:family="text">
      <style:text-properties style:font-name="Liberation Mono" officeooo:rsid="01dd9573"/>
    </style:style>
    <style:style style:name="T63" style:family="text">
      <style:text-properties style:font-name="Liberation Mono" officeooo:rsid="02266f45"/>
    </style:style>
    <style:style style:name="T64" style:family="text">
      <style:text-properties style:font-name="Liberation Mono" officeooo:rsid="022ab1e5"/>
    </style:style>
    <style:style style:name="T65" style:family="text">
      <style:text-properties style:font-name="Liberation Mono" officeooo:rsid="022e9136"/>
    </style:style>
    <style:style style:name="T66" style:family="text">
      <style:text-properties style:font-name="Liberation Mono" officeooo:rsid="022fe0e8"/>
    </style:style>
    <style:style style:name="T67" style:family="text">
      <style:text-properties style:font-name="Liberation Mono" officeooo:rsid="0230433c"/>
    </style:style>
    <style:style style:name="T68" style:family="text">
      <style:text-properties style:font-name="Liberation Mono" officeooo:rsid="0232ecb2"/>
    </style:style>
    <style:style style:name="T69" style:family="text">
      <style:text-properties style:font-name="Liberation Mono" officeooo:rsid="024ad66e"/>
    </style:style>
    <style:style style:name="T70" style:family="text">
      <style:text-properties style:font-name="Liberation Mono" officeooo:rsid="02365137"/>
    </style:style>
    <style:style style:name="T71" style:family="text">
      <style:text-properties style:font-name="Liberation Mono" officeooo:rsid="01a557d6"/>
    </style:style>
    <style:style style:name="T72" style:family="text">
      <style:text-properties style:font-name="Liberation Mono" officeooo:rsid="0254ab1e"/>
    </style:style>
    <style:style style:name="T73" style:family="text">
      <style:text-properties style:font-name="Liberation Mono" officeooo:rsid="025bbd97"/>
    </style:style>
    <style:style style:name="T74" style:family="text">
      <style:text-properties style:font-name="Liberation Mono" officeooo:rsid="025e0cc7"/>
    </style:style>
    <style:style style:name="T75" style:family="text">
      <style:text-properties style:font-name="Liberation Mono" officeooo:rsid="025fc0c7"/>
    </style:style>
    <style:style style:name="T76" style:family="text">
      <style:text-properties style:font-name="Liberation Mono" officeooo:rsid="027f229e"/>
    </style:style>
    <style:style style:name="T77" style:family="text">
      <style:text-properties style:font-name="Liberation Mono" officeooo:rsid="02848c08"/>
    </style:style>
    <style:style style:name="T78" style:family="text">
      <style:text-properties style:font-name="Liberation Mono" officeooo:rsid="0286d88c"/>
    </style:style>
    <style:style style:name="T79" style:family="text">
      <style:text-properties style:font-name="Liberation Mono" officeooo:rsid="02924524"/>
    </style:style>
    <style:style style:name="T80" style:family="text">
      <style:text-properties style:font-name="Liberation Mono" officeooo:rsid="029a3a2f"/>
    </style:style>
    <style:style style:name="T81" style:family="text">
      <style:text-properties style:font-name="Liberation Mono" officeooo:rsid="029c3c1d"/>
    </style:style>
    <style:style style:name="T82" style:family="text">
      <style:text-properties style:font-name="Liberation Mono" officeooo:rsid="0294364f"/>
    </style:style>
    <style:style style:name="T83" style:family="text">
      <style:text-properties style:font-name="Liberation Mono" officeooo:rsid="029ed4ee"/>
    </style:style>
    <style:style style:name="T84" style:family="text">
      <style:text-properties style:font-name="Liberation Mono" officeooo:rsid="02a64199"/>
    </style:style>
    <style:style style:name="T85" style:family="text">
      <style:text-properties style:font-name="Liberation Mono" officeooo:rsid="02a607c7"/>
    </style:style>
    <style:style style:name="T86" style:family="text">
      <style:text-properties officeooo:rsid="0008bd00"/>
    </style:style>
    <style:style style:name="T87" style:family="text">
      <style:text-properties officeooo:rsid="000b40bc"/>
    </style:style>
    <style:style style:name="T88" style:family="text">
      <style:text-properties officeooo:rsid="000b713a"/>
    </style:style>
    <style:style style:name="T89" style:family="text">
      <style:text-properties officeooo:rsid="000d2093"/>
    </style:style>
    <style:style style:name="T90" style:family="text">
      <style:text-properties officeooo:rsid="000e395d"/>
    </style:style>
    <style:style style:name="T91" style:family="text">
      <style:text-properties fo:font-weight="bold" style:font-weight-asian="bold" style:font-weight-complex="bold"/>
    </style:style>
    <style:style style:name="T92" style:family="text">
      <style:text-properties fo:font-weight="bold" officeooo:rsid="000b40bc" style:font-weight-asian="bold" style:font-weight-complex="bold"/>
    </style:style>
    <style:style style:name="T93" style:family="text">
      <style:text-properties fo:font-weight="bold" officeooo:rsid="002e6080" style:font-weight-asian="bold" style:font-weight-complex="bold"/>
    </style:style>
    <style:style style:name="T94" style:family="text">
      <style:text-properties fo:font-weight="bold" officeooo:rsid="003b9596" style:font-weight-asian="bold" style:font-weight-complex="bold"/>
    </style:style>
    <style:style style:name="T95" style:family="text">
      <style:text-properties fo:font-weight="bold" officeooo:rsid="003dd737" style:font-weight-asian="bold" style:font-weight-complex="bold"/>
    </style:style>
    <style:style style:name="T96" style:family="text">
      <style:text-properties fo:font-weight="bold" officeooo:rsid="005824b7" style:font-weight-asian="bold" style:font-weight-complex="bold"/>
    </style:style>
    <style:style style:name="T97" style:family="text">
      <style:text-properties fo:font-weight="bold" officeooo:rsid="00763ed0" style:font-weight-asian="bold" style:font-weight-complex="bold"/>
    </style:style>
    <style:style style:name="T98" style:family="text">
      <style:text-properties fo:font-weight="bold" officeooo:rsid="0090631b" style:font-weight-asian="bold" style:font-weight-complex="bold"/>
    </style:style>
    <style:style style:name="T99" style:family="text">
      <style:text-properties fo:font-weight="bold" officeooo:rsid="00bec5a0" style:font-weight-asian="bold" style:font-weight-complex="bold"/>
    </style:style>
    <style:style style:name="T100" style:family="text">
      <style:text-properties fo:font-weight="bold" officeooo:rsid="00ed34da" style:font-weight-asian="bold" style:font-weight-complex="bold"/>
    </style:style>
    <style:style style:name="T101" style:family="text">
      <style:text-properties fo:font-weight="bold" officeooo:rsid="00ee3717" style:font-weight-asian="bold" style:font-weight-complex="bold"/>
    </style:style>
    <style:style style:name="T102" style:family="text">
      <style:text-properties fo:font-weight="bold" officeooo:rsid="012ee02d" style:font-weight-asian="bold" style:font-weight-complex="bold"/>
    </style:style>
    <style:style style:name="T103" style:family="text">
      <style:text-properties fo:font-weight="bold" officeooo:rsid="01368ccd" style:font-weight-asian="bold" style:font-weight-complex="bold"/>
    </style:style>
    <style:style style:name="T104" style:family="text">
      <style:text-properties fo:font-weight="bold" officeooo:rsid="013c1c4b" style:font-weight-asian="bold" style:font-weight-complex="bold"/>
    </style:style>
    <style:style style:name="T105" style:family="text">
      <style:text-properties fo:font-weight="bold" officeooo:rsid="015ed927" style:font-weight-asian="bold" style:font-weight-complex="bold"/>
    </style:style>
    <style:style style:name="T106" style:family="text">
      <style:text-properties fo:font-weight="bold" officeooo:rsid="0175a245" style:font-weight-asian="bold" style:font-weight-complex="bold"/>
    </style:style>
    <style:style style:name="T107" style:family="text">
      <style:text-properties fo:font-weight="bold" officeooo:rsid="0191f6d1" style:font-weight-asian="bold" style:font-weight-complex="bold"/>
    </style:style>
    <style:style style:name="T108" style:family="text">
      <style:text-properties fo:font-weight="bold" officeooo:rsid="019849ed" style:font-weight-asian="bold" style:font-weight-complex="bold"/>
    </style:style>
    <style:style style:name="T109" style:family="text">
      <style:text-properties fo:font-weight="bold" officeooo:rsid="019c17ea" style:font-weight-asian="bold" style:font-weight-complex="bold"/>
    </style:style>
    <style:style style:name="T110" style:family="text">
      <style:text-properties fo:font-weight="bold" officeooo:rsid="022918ca" style:font-weight-asian="bold" style:font-weight-complex="bold"/>
    </style:style>
    <style:style style:name="T111" style:family="text">
      <style:text-properties fo:font-weight="bold" officeooo:rsid="01dd8afa" style:font-weight-asian="bold" style:font-weight-complex="bold"/>
    </style:style>
    <style:style style:name="T112" style:family="text">
      <style:text-properties fo:font-weight="bold" officeooo:rsid="0230433c" style:font-weight-asian="bold" style:font-weight-complex="bold"/>
    </style:style>
    <style:style style:name="T113" style:family="text">
      <style:text-properties fo:font-weight="bold" officeooo:rsid="0234531e" style:font-weight-asian="bold" style:font-weight-complex="bold"/>
    </style:style>
    <style:style style:name="T114" style:family="text">
      <style:text-properties fo:font-weight="bold" officeooo:rsid="024ad66e" style:font-weight-asian="bold" style:font-weight-complex="bold"/>
    </style:style>
    <style:style style:name="T115" style:family="text">
      <style:text-properties fo:font-weight="bold" officeooo:rsid="02595c67" style:font-weight-asian="bold" style:font-weight-complex="bold"/>
    </style:style>
    <style:style style:name="T116" style:family="text">
      <style:text-properties fo:font-weight="bold" officeooo:rsid="0257609d" style:font-weight-asian="bold" style:font-weight-complex="bold"/>
    </style:style>
    <style:style style:name="T117" style:family="text">
      <style:text-properties officeooo:rsid="000fc54a"/>
    </style:style>
    <style:style style:name="T118" style:family="text">
      <style:text-properties officeooo:rsid="0010d666"/>
    </style:style>
    <style:style style:name="T119" style:family="text">
      <style:text-properties officeooo:rsid="00126ed5"/>
    </style:style>
    <style:style style:name="T120" style:family="text">
      <style:text-properties officeooo:rsid="00161a8a"/>
    </style:style>
    <style:style style:name="T121" style:family="text">
      <style:text-properties officeooo:rsid="00164080"/>
    </style:style>
    <style:style style:name="T122" style:family="text">
      <style:text-properties officeooo:rsid="001793ad"/>
    </style:style>
    <style:style style:name="T123" style:family="text">
      <style:text-properties officeooo:rsid="0017af0a"/>
    </style:style>
    <style:style style:name="T124" style:family="text">
      <style:text-properties officeooo:rsid="00194e8d"/>
    </style:style>
    <style:style style:name="T125" style:family="text">
      <style:text-properties officeooo:rsid="001ab0c9"/>
    </style:style>
    <style:style style:name="T126" style:family="text">
      <style:text-properties officeooo:rsid="001bb12e"/>
    </style:style>
    <style:style style:name="T127" style:family="text">
      <style:text-properties officeooo:rsid="001cb06d"/>
    </style:style>
    <style:style style:name="T128" style:family="text">
      <style:text-properties officeooo:rsid="001d070b"/>
    </style:style>
    <style:style style:name="T129" style:family="text">
      <style:text-properties officeooo:rsid="001d9bf5"/>
    </style:style>
    <style:style style:name="T130" style:family="text">
      <style:text-properties officeooo:rsid="001e5439"/>
    </style:style>
    <style:style style:name="T131" style:family="text">
      <style:text-properties officeooo:rsid="001fd639"/>
    </style:style>
    <style:style style:name="T132" style:family="text">
      <style:text-properties officeooo:rsid="002320c4"/>
    </style:style>
    <style:style style:name="T133" style:family="text">
      <style:text-properties officeooo:rsid="0024d817"/>
    </style:style>
    <style:style style:name="T134" style:family="text">
      <style:text-properties officeooo:rsid="002608a0"/>
    </style:style>
    <style:style style:name="T135" style:family="text">
      <style:text-properties officeooo:rsid="00293450"/>
    </style:style>
    <style:style style:name="T136" style:family="text">
      <style:text-properties officeooo:rsid="002aaa86"/>
    </style:style>
    <style:style style:name="T137" style:family="text">
      <style:text-properties officeooo:rsid="002b6f80"/>
    </style:style>
    <style:style style:name="T138" style:family="text">
      <style:text-properties officeooo:rsid="002c1fab"/>
    </style:style>
    <style:style style:name="T139" style:family="text">
      <style:text-properties officeooo:rsid="002d8aac"/>
    </style:style>
    <style:style style:name="T140" style:family="text">
      <style:text-properties officeooo:rsid="002e6080"/>
    </style:style>
    <style:style style:name="T141" style:family="text">
      <style:text-properties officeooo:rsid="002ef5e2"/>
    </style:style>
    <style:style style:name="T142" style:family="text">
      <style:text-properties officeooo:rsid="00303360"/>
    </style:style>
    <style:style style:name="T143" style:family="text">
      <style:text-properties officeooo:rsid="00319ec5"/>
    </style:style>
    <style:style style:name="T144" style:family="text">
      <style:text-properties officeooo:rsid="0032de46"/>
    </style:style>
    <style:style style:name="T145" style:family="text">
      <style:text-properties officeooo:rsid="003371e5"/>
    </style:style>
    <style:style style:name="T146" style:family="text">
      <style:text-properties officeooo:rsid="003514cd"/>
    </style:style>
    <style:style style:name="T147" style:family="text">
      <style:text-properties officeooo:rsid="0036c7c8"/>
    </style:style>
    <style:style style:name="T148" style:family="text">
      <style:text-properties officeooo:rsid="003b9596"/>
    </style:style>
    <style:style style:name="T149" style:family="text">
      <style:text-properties officeooo:rsid="003c5455"/>
    </style:style>
    <style:style style:name="T150" style:family="text">
      <style:text-properties officeooo:rsid="003dd737"/>
    </style:style>
    <style:style style:name="T151" style:family="text">
      <style:text-properties officeooo:rsid="00418983"/>
    </style:style>
    <style:style style:name="T152" style:family="text">
      <style:text-properties officeooo:rsid="0042ddd0"/>
    </style:style>
    <style:style style:name="T153" style:family="text">
      <style:text-properties officeooo:rsid="00430187"/>
    </style:style>
    <style:style style:name="T154" style:family="text">
      <style:text-properties officeooo:rsid="004451d8"/>
    </style:style>
    <style:style style:name="T155" style:family="text">
      <style:text-properties officeooo:rsid="0044856f"/>
    </style:style>
    <style:style style:name="T156" style:family="text">
      <style:text-properties officeooo:rsid="0045b7ff"/>
    </style:style>
    <style:style style:name="T157" style:family="text">
      <style:text-properties officeooo:rsid="0046dc97"/>
    </style:style>
    <style:style style:name="T158" style:family="text">
      <style:text-properties officeooo:rsid="0048b6f8"/>
    </style:style>
    <style:style style:name="T159" style:family="text">
      <style:text-properties officeooo:rsid="0048df04"/>
    </style:style>
    <style:style style:name="T160" style:family="text">
      <style:text-properties officeooo:rsid="004ac8e1"/>
    </style:style>
    <style:style style:name="T161" style:family="text">
      <style:text-properties officeooo:rsid="004c29e4"/>
    </style:style>
    <style:style style:name="T162" style:family="text">
      <style:text-properties officeooo:rsid="004dbc90"/>
    </style:style>
    <style:style style:name="T163" style:family="text">
      <style:text-properties officeooo:rsid="004f92d0"/>
    </style:style>
    <style:style style:name="T164" style:family="text">
      <style:text-properties officeooo:rsid="00507802"/>
    </style:style>
    <style:style style:name="T165" style:family="text">
      <style:text-properties officeooo:rsid="0050866c"/>
    </style:style>
    <style:style style:name="T166" style:family="text">
      <style:text-properties officeooo:rsid="0054a72d"/>
    </style:style>
    <style:style style:name="T167" style:family="text">
      <style:text-properties officeooo:rsid="00580e00"/>
    </style:style>
    <style:style style:name="T168" style:family="text">
      <style:text-properties officeooo:rsid="005824b7"/>
    </style:style>
    <style:style style:name="T169" style:family="text">
      <style:text-properties fo:font-style="italic" style:font-style-asian="italic" style:font-style-complex="italic"/>
    </style:style>
    <style:style style:name="T170" style:family="text">
      <style:text-properties fo:font-style="italic" officeooo:rsid="002aaa86" style:font-style-asian="italic" style:font-style-complex="italic"/>
    </style:style>
    <style:style style:name="T171" style:family="text">
      <style:text-properties fo:font-style="italic" officeooo:rsid="00ed935b" style:font-style-asian="italic" style:font-style-complex="italic"/>
    </style:style>
    <style:style style:name="T172" style:family="text">
      <style:text-properties fo:font-style="italic" officeooo:rsid="001bb12e" style:font-style-asian="italic" style:font-style-complex="italic"/>
    </style:style>
    <style:style style:name="T173" style:family="text">
      <style:text-properties fo:font-style="italic" officeooo:rsid="02848c08" style:font-style-asian="italic" style:font-style-complex="italic"/>
    </style:style>
    <style:style style:name="T174" style:family="text">
      <style:text-properties officeooo:rsid="006595d5"/>
    </style:style>
    <style:style style:name="T175" style:family="text">
      <style:text-properties officeooo:rsid="00672e93"/>
    </style:style>
    <style:style style:name="T176" style:family="text">
      <style:text-properties officeooo:rsid="0052efee"/>
    </style:style>
    <style:style style:name="T177" style:family="text">
      <style:text-properties officeooo:rsid="0067e3bd"/>
    </style:style>
    <style:style style:name="T178" style:family="text">
      <style:text-properties officeooo:rsid="006b1f03"/>
    </style:style>
    <style:style style:name="T179" style:family="text">
      <style:text-properties officeooo:rsid="006e2368"/>
    </style:style>
    <style:style style:name="T180" style:family="text">
      <style:text-properties officeooo:rsid="006ef1e0"/>
    </style:style>
    <style:style style:name="T181" style:family="text">
      <style:text-properties officeooo:rsid="006f14e5"/>
    </style:style>
    <style:style style:name="T182" style:family="text">
      <style:text-properties officeooo:rsid="007117a2"/>
    </style:style>
    <style:style style:name="T183" style:family="text">
      <style:text-properties officeooo:rsid="00719eb1"/>
    </style:style>
    <style:style style:name="T184" style:family="text">
      <style:text-properties officeooo:rsid="0071d155"/>
    </style:style>
    <style:style style:name="T185" style:family="text">
      <style:text-properties officeooo:rsid="0073054f"/>
    </style:style>
    <style:style style:name="T186" style:family="text">
      <style:text-properties officeooo:rsid="0073c072"/>
    </style:style>
    <style:style style:name="T187" style:family="text">
      <style:text-properties officeooo:rsid="00763ed0"/>
    </style:style>
    <style:style style:name="T188" style:family="text">
      <style:text-properties officeooo:rsid="00770dc1"/>
    </style:style>
    <style:style style:name="T189" style:family="text">
      <style:text-properties officeooo:rsid="007833f7"/>
    </style:style>
    <style:style style:name="T190" style:family="text">
      <style:text-properties officeooo:rsid="0079e000"/>
    </style:style>
    <style:style style:name="T191" style:family="text">
      <style:text-properties officeooo:rsid="007b67de"/>
    </style:style>
    <style:style style:name="T192" style:family="text">
      <style:text-properties officeooo:rsid="007cfc1e"/>
    </style:style>
    <style:style style:name="T193" style:family="text">
      <style:text-properties officeooo:rsid="007f1c89"/>
    </style:style>
    <style:style style:name="T194" style:family="text">
      <style:text-properties style:font-name="Liberation Serif"/>
    </style:style>
    <style:style style:name="T195" style:family="text">
      <style:text-properties style:font-name="Liberation Serif" officeooo:rsid="007f1c89"/>
    </style:style>
    <style:style style:name="T196" style:family="text">
      <style:text-properties style:font-name="Liberation Serif" fo:font-weight="bold" style:font-weight-asian="bold" style:font-weight-complex="bold"/>
    </style:style>
    <style:style style:name="T197" style:family="text">
      <style:text-properties style:font-name="Liberation Serif" fo:font-weight="bold" officeooo:rsid="0175a245" style:font-weight-asian="bold" style:font-weight-complex="bold"/>
    </style:style>
    <style:style style:name="T198" style:family="text">
      <style:text-properties style:font-name="Liberation Serif" fo:font-weight="bold" officeooo:rsid="01bfb82a" style:font-weight-asian="bold" style:font-weight-complex="bold"/>
    </style:style>
    <style:style style:name="T199" style:family="text">
      <style:text-properties style:font-name="Liberation Serif" fo:font-weight="bold" officeooo:rsid="01d476dc" style:font-weight-asian="bold" style:font-weight-complex="bold"/>
    </style:style>
    <style:style style:name="T200" style:family="text">
      <style:text-properties style:font-name="Liberation Serif" fo:font-weight="bold" officeooo:rsid="0230e40b" style:font-weight-asian="bold" style:font-weight-complex="bold"/>
    </style:style>
    <style:style style:name="T201" style:family="text">
      <style:text-properties style:font-name="Liberation Serif" fo:font-weight="bold" officeooo:rsid="0257609d" style:font-weight-asian="bold" style:font-weight-complex="bold"/>
    </style:style>
    <style:style style:name="T202" style:family="text">
      <style:text-properties style:font-name="Liberation Serif" fo:font-weight="bold" officeooo:rsid="026cb1e2" style:font-weight-asian="bold" style:font-weight-complex="bold"/>
    </style:style>
    <style:style style:name="T203" style:family="text">
      <style:text-properties style:font-name="Liberation Serif" officeooo:rsid="012d5be1"/>
    </style:style>
    <style:style style:name="T204" style:family="text">
      <style:text-properties style:font-name="Liberation Serif" officeooo:rsid="01650598"/>
    </style:style>
    <style:style style:name="T205" style:family="text">
      <style:text-properties style:font-name="Liberation Serif" officeooo:rsid="0175a245"/>
    </style:style>
    <style:style style:name="T206" style:family="text">
      <style:text-properties style:font-name="Liberation Serif" officeooo:rsid="0179eb81"/>
    </style:style>
    <style:style style:name="T207" style:family="text">
      <style:text-properties style:font-name="Liberation Serif" officeooo:rsid="017e54d2"/>
    </style:style>
    <style:style style:name="T208" style:family="text">
      <style:text-properties style:font-name="Liberation Serif" officeooo:rsid="019dd198"/>
    </style:style>
    <style:style style:name="T209" style:family="text">
      <style:text-properties style:font-name="Liberation Serif" officeooo:rsid="01749782"/>
    </style:style>
    <style:style style:name="T210" style:family="text">
      <style:text-properties style:font-name="Liberation Serif" officeooo:rsid="01c15d2f"/>
    </style:style>
    <style:style style:name="T211" style:family="text">
      <style:text-properties style:font-name="Liberation Serif" fo:font-weight="normal" style:font-weight-asian="normal" style:font-weight-complex="normal"/>
    </style:style>
    <style:style style:name="T212" style:family="text">
      <style:text-properties style:font-name="Liberation Serif" fo:font-weight="normal" officeooo:rsid="01d31aba" style:font-weight-asian="normal" style:font-weight-complex="normal"/>
    </style:style>
    <style:style style:name="T213" style:family="text">
      <style:text-properties style:font-name="Liberation Serif" fo:font-weight="normal" officeooo:rsid="022e9136" style:font-weight-asian="normal" style:font-weight-complex="normal"/>
    </style:style>
    <style:style style:name="T214" style:family="text">
      <style:text-properties style:font-name="Liberation Serif" fo:font-weight="normal" officeooo:rsid="0257609d" style:font-weight-asian="normal" style:font-weight-complex="normal"/>
    </style:style>
    <style:style style:name="T215" style:family="text">
      <style:text-properties style:font-name="Liberation Serif" fo:font-weight="normal" officeooo:rsid="0275449d" style:font-weight-asian="normal" style:font-weight-complex="normal"/>
    </style:style>
    <style:style style:name="T216" style:family="text">
      <style:text-properties style:font-name="Liberation Serif" fo:font-weight="normal" officeooo:rsid="0274284d" style:font-weight-asian="normal" style:font-weight-complex="normal"/>
    </style:style>
    <style:style style:name="T217" style:family="text">
      <style:text-properties style:font-name="Liberation Serif" fo:font-weight="normal" officeooo:rsid="02768750" style:font-weight-asian="normal" style:font-weight-complex="normal"/>
    </style:style>
    <style:style style:name="T218" style:family="text">
      <style:text-properties style:font-name="Liberation Serif" officeooo:rsid="022b1247"/>
    </style:style>
    <style:style style:name="T219" style:family="text">
      <style:text-properties style:font-name="Liberation Serif" officeooo:rsid="01d476dc"/>
    </style:style>
    <style:style style:name="T220" style:family="text">
      <style:text-properties style:font-name="Liberation Serif" officeooo:rsid="0230e40b"/>
    </style:style>
    <style:style style:name="T221" style:family="text">
      <style:text-properties style:font-name="Liberation Serif" officeooo:rsid="0230faaf"/>
    </style:style>
    <style:style style:name="T222" style:family="text">
      <style:text-properties style:font-name="Liberation Serif" fo:font-size="10pt" officeooo:rsid="02f1d5a1" style:font-size-asian="10pt" style:font-size-complex="10pt"/>
    </style:style>
    <style:style style:name="T223" style:family="text">
      <style:text-properties style:font-name="Liberation Serif" fo:font-size="10pt" officeooo:rsid="025e814b" style:font-size-asian="10pt" style:font-size-complex="10pt"/>
    </style:style>
    <style:style style:name="T224" style:family="text">
      <style:text-properties style:font-name="Liberation Serif" officeooo:rsid="026cb1e2"/>
    </style:style>
    <style:style style:name="T225" style:family="text">
      <style:text-properties style:font-name="Liberation Serif" officeooo:rsid="02a607c7"/>
    </style:style>
    <style:style style:name="T226" style:family="text">
      <style:text-properties style:font-name="Liberation Serif" officeooo:rsid="02a966e7"/>
    </style:style>
    <style:style style:name="T227" style:family="text">
      <style:text-properties style:font-name="Liberation Serif" officeooo:rsid="02a64199"/>
    </style:style>
    <style:style style:name="T228" style:family="text">
      <style:text-properties style:font-name="Liberation Serif" officeooo:rsid="02ab7deb"/>
    </style:style>
    <style:style style:name="T229" style:family="text">
      <style:text-properties style:text-line-through-style="solid" style:text-line-through-type="single"/>
    </style:style>
    <style:style style:name="T230" style:family="text">
      <style:text-properties style:text-line-through-style="none" style:text-line-through-type="none"/>
    </style:style>
    <style:style style:name="T231" style:family="text">
      <style:text-properties style:text-line-through-style="none" style:text-line-through-type="none" officeooo:rsid="00845b33"/>
    </style:style>
    <style:style style:name="T232" style:family="text">
      <style:text-properties style:text-line-through-style="none" style:text-line-through-type="none" officeooo:rsid="0085f23d"/>
    </style:style>
    <style:style style:name="T233" style:family="text">
      <style:text-properties style:text-line-through-style="none" style:text-line-through-type="none" officeooo:rsid="008616d8"/>
    </style:style>
    <style:style style:name="T234" style:family="text">
      <style:text-properties style:text-line-through-style="none" style:text-line-through-type="none" officeooo:rsid="00878aa3"/>
    </style:style>
    <style:style style:name="T235" style:family="text">
      <style:text-properties style:text-line-through-style="none" style:text-line-through-type="none" officeooo:rsid="0087cfa4"/>
    </style:style>
    <style:style style:name="T236" style:family="text">
      <style:text-properties style:text-line-through-style="none" style:text-line-through-type="none" style:font-name="Liberation Mono"/>
    </style:style>
    <style:style style:name="T237" style:family="text">
      <style:text-properties style:text-line-through-style="none" style:text-line-through-type="none" style:font-name="Liberation Mono" officeooo:rsid="0085f23d"/>
    </style:style>
    <style:style style:name="T238" style:family="text">
      <style:text-properties style:text-line-through-style="none" style:text-line-through-type="none" style:font-name="Liberation Mono" officeooo:rsid="020c5185"/>
    </style:style>
    <style:style style:name="T239" style:family="text">
      <style:text-properties style:text-line-through-style="none" style:text-line-through-type="none" officeooo:rsid="00884046"/>
    </style:style>
    <style:style style:name="T240" style:family="text">
      <style:text-properties style:text-line-through-style="none" style:text-line-through-type="none" officeooo:rsid="008aa784"/>
    </style:style>
    <style:style style:name="T241" style:family="text">
      <style:text-properties style:text-line-through-style="none" style:text-line-through-type="none" style:font-name="Liberation Serif" officeooo:rsid="020c5185"/>
    </style:style>
    <style:style style:name="T242" style:family="text">
      <style:text-properties officeooo:rsid="00845b33"/>
    </style:style>
    <style:style style:name="T243" style:family="text">
      <style:text-properties officeooo:rsid="008aa784"/>
    </style:style>
    <style:style style:name="T244" style:family="text">
      <style:text-properties officeooo:rsid="008c78c8"/>
    </style:style>
    <style:style style:name="T245" style:family="text">
      <style:text-properties officeooo:rsid="008f3803"/>
    </style:style>
    <style:style style:name="T246" style:family="text">
      <style:text-properties officeooo:rsid="0090447b"/>
    </style:style>
    <style:style style:name="T247" style:family="text">
      <style:text-properties officeooo:rsid="0090631b"/>
    </style:style>
    <style:style style:name="T248" style:family="text">
      <style:text-properties officeooo:rsid="009227a4"/>
    </style:style>
    <style:style style:name="T249" style:family="text">
      <style:text-properties officeooo:rsid="0093a523"/>
    </style:style>
    <style:style style:name="T250" style:family="text">
      <style:text-properties officeooo:rsid="0095aebc"/>
    </style:style>
    <style:style style:name="T251" style:family="text">
      <style:text-properties officeooo:rsid="00988cec"/>
    </style:style>
    <style:style style:name="T252" style:family="text">
      <style:text-properties officeooo:rsid="009b4680"/>
    </style:style>
    <style:style style:name="T253" style:family="text">
      <style:text-properties officeooo:rsid="009cc433"/>
    </style:style>
    <style:style style:name="T254" style:family="text">
      <style:text-properties officeooo:rsid="009db7a9"/>
    </style:style>
    <style:style style:name="T255" style:family="text">
      <style:text-properties officeooo:rsid="009f95ec"/>
    </style:style>
    <style:style style:name="T256" style:family="text">
      <style:text-properties officeooo:rsid="00a0f47e"/>
    </style:style>
    <style:style style:name="T257" style:family="text">
      <style:text-properties officeooo:rsid="00a20a85"/>
    </style:style>
    <style:style style:name="T258" style:family="text">
      <style:text-properties officeooo:rsid="00a274a5"/>
    </style:style>
    <style:style style:name="T259" style:family="text">
      <style:text-properties officeooo:rsid="00a2affc"/>
    </style:style>
    <style:style style:name="T260" style:family="text">
      <style:text-properties style:font-name="Liberation Serif1" fo:font-style="italic" officeooo:rsid="00e2e9ea" style:font-style-asian="italic" style:font-style-complex="italic"/>
    </style:style>
    <style:style style:name="T261" style:family="text">
      <style:text-properties style:font-name="Liberation Serif1" officeooo:rsid="01286edb"/>
    </style:style>
    <style:style style:name="T262" style:family="text">
      <style:text-properties officeooo:rsid="00a46867"/>
    </style:style>
    <style:style style:name="T263" style:family="text">
      <style:text-properties officeooo:rsid="00a47503"/>
    </style:style>
    <style:style style:name="T264" style:family="text">
      <style:text-properties officeooo:rsid="00a62f8e"/>
    </style:style>
    <style:style style:name="T265" style:family="text">
      <style:text-properties officeooo:rsid="00a70604"/>
    </style:style>
    <style:style style:name="T266" style:family="text">
      <style:text-properties officeooo:rsid="00ad6ffc"/>
    </style:style>
    <style:style style:name="T267" style:family="text">
      <style:text-properties officeooo:rsid="00ad9c96"/>
    </style:style>
    <style:style style:name="T268" style:family="text">
      <style:text-properties officeooo:rsid="00af8f1e"/>
    </style:style>
    <style:style style:name="T269" style:family="text">
      <style:text-properties officeooo:rsid="00b425d8"/>
    </style:style>
    <style:style style:name="T270" style:family="text">
      <style:text-properties officeooo:rsid="00b4651c"/>
    </style:style>
    <style:style style:name="T271" style:family="text">
      <style:text-properties officeooo:rsid="00b94538"/>
    </style:style>
    <style:style style:name="T272" style:family="text">
      <style:text-properties officeooo:rsid="00bd588d"/>
    </style:style>
    <style:style style:name="T273" style:family="text">
      <style:text-properties officeooo:rsid="00bec5a0"/>
    </style:style>
    <style:style style:name="T274" style:family="text">
      <style:text-properties officeooo:rsid="00bfcb86"/>
    </style:style>
    <style:style style:name="T275" style:family="text">
      <style:text-properties officeooo:rsid="00c1b2ce"/>
    </style:style>
    <style:style style:name="T276" style:family="text">
      <style:text-properties officeooo:rsid="00c31355"/>
    </style:style>
    <style:style style:name="T277" style:family="text">
      <style:text-properties officeooo:rsid="00c3e886"/>
    </style:style>
    <style:style style:name="T278" style:family="text">
      <style:text-properties officeooo:rsid="00c49832"/>
    </style:style>
    <style:style style:name="T279" style:family="text">
      <style:text-properties officeooo:rsid="00c67184"/>
    </style:style>
    <style:style style:name="T280" style:family="text">
      <style:text-properties fo:font-weight="normal" style:font-weight-asian="normal" style:font-weight-complex="normal"/>
    </style:style>
    <style:style style:name="T281" style:family="text">
      <style:text-properties fo:font-weight="normal" officeooo:rsid="00c67184" style:font-weight-asian="normal" style:font-weight-complex="normal"/>
    </style:style>
    <style:style style:name="T282" style:family="text">
      <style:text-properties fo:font-weight="normal" officeooo:rsid="00cef9fd" style:font-weight-asian="normal" style:font-weight-complex="normal"/>
    </style:style>
    <style:style style:name="T283" style:family="text">
      <style:text-properties fo:font-weight="normal" officeooo:rsid="00ed34da" style:font-weight-asian="normal" style:font-weight-complex="normal"/>
    </style:style>
    <style:style style:name="T284" style:family="text">
      <style:text-properties fo:font-weight="normal" officeooo:rsid="015ed927" style:font-weight-asian="normal" style:font-weight-complex="normal"/>
    </style:style>
    <style:style style:name="T285" style:family="text">
      <style:text-properties fo:font-weight="normal" officeooo:rsid="0165b49d" style:font-weight-asian="normal" style:font-weight-complex="normal"/>
    </style:style>
    <style:style style:name="T286" style:family="text">
      <style:text-properties fo:font-weight="normal" officeooo:rsid="0173f3f9" style:font-weight-asian="normal" style:font-weight-complex="normal"/>
    </style:style>
    <style:style style:name="T287" style:family="text">
      <style:text-properties fo:font-weight="normal" officeooo:rsid="00ee3717" style:font-weight-asian="normal" style:font-weight-complex="normal"/>
    </style:style>
    <style:style style:name="T288" style:family="text">
      <style:text-properties fo:font-weight="normal" officeooo:rsid="01747f23" style:font-weight-asian="normal" style:font-weight-complex="normal"/>
    </style:style>
    <style:style style:name="T289" style:family="text">
      <style:text-properties fo:font-weight="normal" officeooo:rsid="01749782" style:font-weight-asian="normal" style:font-weight-complex="normal"/>
    </style:style>
    <style:style style:name="T290" style:family="text">
      <style:text-properties fo:font-weight="normal" officeooo:rsid="0177223d" style:font-weight-asian="normal" style:font-weight-complex="normal"/>
    </style:style>
    <style:style style:name="T291" style:family="text">
      <style:text-properties fo:font-weight="normal" officeooo:rsid="017a41df" style:font-weight-asian="normal" style:font-weight-complex="normal"/>
    </style:style>
    <style:style style:name="T292" style:family="text">
      <style:text-properties fo:font-weight="normal" officeooo:rsid="0188aa49" style:font-weight-asian="normal" style:font-weight-complex="normal"/>
    </style:style>
    <style:style style:name="T293" style:family="text">
      <style:text-properties fo:font-weight="normal" officeooo:rsid="01899596" style:font-weight-asian="normal" style:font-weight-complex="normal"/>
    </style:style>
    <style:style style:name="T294" style:family="text">
      <style:text-properties fo:font-weight="normal" officeooo:rsid="01956c8c" style:font-weight-asian="normal" style:font-weight-complex="normal"/>
    </style:style>
    <style:style style:name="T295" style:family="text">
      <style:text-properties fo:font-weight="normal" officeooo:rsid="01ac2f9b" style:font-weight-asian="normal" style:font-weight-complex="normal"/>
    </style:style>
    <style:style style:name="T296" style:family="text">
      <style:text-properties fo:font-weight="normal" officeooo:rsid="01d52983" style:font-weight-asian="normal" style:font-weight-complex="normal"/>
    </style:style>
    <style:style style:name="T297" style:family="text">
      <style:text-properties fo:font-weight="normal" officeooo:rsid="01d59c84" style:font-weight-asian="normal" style:font-weight-complex="normal"/>
    </style:style>
    <style:style style:name="T298" style:family="text">
      <style:text-properties fo:font-weight="normal" officeooo:rsid="01df5523" style:font-weight-asian="normal" style:font-weight-complex="normal"/>
    </style:style>
    <style:style style:name="T299" style:family="text">
      <style:text-properties fo:font-weight="normal" officeooo:rsid="01f40bc1" style:font-weight-asian="normal" style:font-weight-complex="normal"/>
    </style:style>
    <style:style style:name="T300" style:family="text">
      <style:text-properties fo:font-weight="normal" officeooo:rsid="00220083" style:font-weight-asian="normal" style:font-weight-complex="normal"/>
    </style:style>
    <style:style style:name="T301" style:family="text">
      <style:text-properties fo:font-weight="normal" officeooo:rsid="00235391" style:font-weight-asian="normal" style:font-weight-complex="normal"/>
    </style:style>
    <style:style style:name="T302" style:family="text">
      <style:text-properties fo:font-weight="normal" officeooo:rsid="00261343" style:font-weight-asian="normal" style:font-weight-complex="normal"/>
    </style:style>
    <style:style style:name="T303" style:family="text">
      <style:text-properties fo:font-weight="normal" officeooo:rsid="0026a7fd" style:font-weight-asian="normal" style:font-weight-complex="normal"/>
    </style:style>
    <style:style style:name="T304" style:family="text">
      <style:text-properties fo:font-weight="normal" officeooo:rsid="002f5b75" style:font-weight-asian="normal" style:font-weight-complex="normal"/>
    </style:style>
    <style:style style:name="T305" style:family="text">
      <style:text-properties fo:font-weight="normal" officeooo:rsid="01f6a477" style:font-weight-asian="normal" style:font-weight-complex="normal"/>
    </style:style>
    <style:style style:name="T306" style:family="text">
      <style:text-properties fo:font-weight="normal" officeooo:rsid="01f7b5aa" style:font-weight-asian="normal" style:font-weight-complex="normal"/>
    </style:style>
    <style:style style:name="T307" style:family="text">
      <style:text-properties fo:font-weight="normal" officeooo:rsid="01fb65f2" style:font-weight-asian="normal" style:font-weight-complex="normal"/>
    </style:style>
    <style:style style:name="T308" style:family="text">
      <style:text-properties fo:font-weight="normal" officeooo:rsid="01fc706e" style:font-weight-asian="normal" style:font-weight-complex="normal"/>
    </style:style>
    <style:style style:name="T309" style:family="text">
      <style:text-properties fo:font-weight="normal" officeooo:rsid="01fda986" style:font-weight-asian="normal" style:font-weight-complex="normal"/>
    </style:style>
    <style:style style:name="T310" style:family="text">
      <style:text-properties fo:font-weight="normal" officeooo:rsid="01fef10c" style:font-weight-asian="normal" style:font-weight-complex="normal"/>
    </style:style>
    <style:style style:name="T311" style:family="text">
      <style:text-properties fo:font-weight="normal" officeooo:rsid="0201454b" style:font-weight-asian="normal" style:font-weight-complex="normal"/>
    </style:style>
    <style:style style:name="T312" style:family="text">
      <style:text-properties fo:font-weight="normal" officeooo:rsid="022e9136" style:font-weight-asian="normal" style:font-weight-complex="normal"/>
    </style:style>
    <style:style style:name="T313" style:family="text">
      <style:text-properties fo:font-weight="normal" officeooo:rsid="0230e40b" style:font-weight-asian="normal" style:font-weight-complex="normal"/>
    </style:style>
    <style:style style:name="T314" style:family="text">
      <style:text-properties fo:font-weight="normal" officeooo:rsid="021191c5" style:font-weight-asian="normal" style:font-weight-complex="normal"/>
    </style:style>
    <style:style style:name="T315" style:family="text">
      <style:text-properties fo:font-weight="normal" officeooo:rsid="0234531e" style:font-weight-asian="normal" style:font-weight-complex="normal"/>
    </style:style>
    <style:style style:name="T316" style:family="text">
      <style:text-properties fo:font-weight="normal" officeooo:rsid="02365137" style:font-weight-asian="normal" style:font-weight-complex="normal"/>
    </style:style>
    <style:style style:name="T317" style:family="text">
      <style:text-properties fo:font-weight="normal" officeooo:rsid="0257609d" style:font-weight-asian="normal" style:font-weight-complex="normal"/>
    </style:style>
    <style:style style:name="T318" style:family="text">
      <style:text-properties fo:font-weight="normal" officeooo:rsid="02595c67" style:font-weight-asian="normal" style:font-weight-complex="normal"/>
    </style:style>
    <style:style style:name="T319" style:family="text">
      <style:text-properties fo:font-weight="normal" officeooo:rsid="025e0cc7" style:font-weight-asian="normal" style:font-weight-complex="normal"/>
    </style:style>
    <style:style style:name="T320" style:family="text">
      <style:text-properties fo:font-weight="normal" officeooo:rsid="0261200c" style:font-weight-asian="normal" style:font-weight-complex="normal"/>
    </style:style>
    <style:style style:name="T321" style:family="text">
      <style:text-properties fo:font-weight="normal" officeooo:rsid="02625322" style:font-weight-asian="normal" style:font-weight-complex="normal"/>
    </style:style>
    <style:style style:name="T322" style:family="text">
      <style:text-properties fo:font-weight="normal" officeooo:rsid="02714829" style:font-weight-asian="normal" style:font-weight-complex="normal"/>
    </style:style>
    <style:style style:name="T323" style:family="text">
      <style:text-properties fo:font-weight="normal" officeooo:rsid="025bbd97" style:font-weight-asian="normal" style:font-weight-complex="normal"/>
    </style:style>
    <style:style style:name="T324" style:family="text">
      <style:text-properties fo:font-weight="normal" officeooo:rsid="027388d8" style:font-weight-asian="normal" style:font-weight-complex="normal"/>
    </style:style>
    <style:style style:name="T325" style:family="text">
      <style:text-properties fo:font-weight="normal" officeooo:rsid="0278f401" style:font-weight-asian="normal" style:font-weight-complex="normal"/>
    </style:style>
    <style:style style:name="T326" style:family="text">
      <style:text-properties fo:font-weight="normal" officeooo:rsid="01ed0800" style:font-weight-asian="normal" style:font-weight-complex="normal"/>
    </style:style>
    <style:style style:name="T327" style:family="text">
      <style:text-properties fo:font-weight="normal" officeooo:rsid="028faaba" style:font-weight-asian="normal" style:font-weight-complex="normal"/>
    </style:style>
    <style:style style:name="T328" style:family="text">
      <style:text-properties fo:font-weight="normal" officeooo:rsid="02aee45e" style:font-weight-asian="normal" style:font-weight-complex="normal"/>
    </style:style>
    <style:style style:name="T329" style:family="text">
      <style:text-properties officeooo:rsid="00c840c1"/>
    </style:style>
    <style:style style:name="T330" style:family="text">
      <style:text-properties officeooo:rsid="00cbd086"/>
    </style:style>
    <style:style style:name="T331" style:family="text">
      <style:text-properties officeooo:rsid="00cebb89"/>
    </style:style>
    <style:style style:name="T332" style:family="text">
      <style:text-properties officeooo:rsid="00cef9fd"/>
    </style:style>
    <style:style style:name="T333" style:family="text">
      <style:text-properties officeooo:rsid="00d0d214"/>
    </style:style>
    <style:style style:name="T334" style:family="text">
      <style:text-properties officeooo:rsid="00d23905"/>
    </style:style>
    <style:style style:name="T335" style:family="text">
      <style:text-properties officeooo:rsid="00d2dc82"/>
    </style:style>
    <style:style style:name="T336" style:family="text">
      <style:text-properties officeooo:rsid="00d35222"/>
    </style:style>
    <style:style style:name="T337" style:family="text">
      <style:text-properties officeooo:rsid="00d6d9ce"/>
    </style:style>
    <style:style style:name="T338" style:family="text">
      <style:text-properties officeooo:rsid="00d78dda"/>
    </style:style>
    <style:style style:name="T339" style:family="text">
      <style:text-properties officeooo:rsid="00d83f64"/>
    </style:style>
    <style:style style:name="T340" style:family="text">
      <style:text-properties officeooo:rsid="00da6b7f"/>
    </style:style>
    <style:style style:name="T341" style:family="text">
      <style:text-properties officeooo:rsid="00dc4f14"/>
    </style:style>
    <style:style style:name="T342" style:family="text">
      <style:text-properties officeooo:rsid="00dd1ec1"/>
    </style:style>
    <style:style style:name="T343" style:family="text">
      <style:text-properties officeooo:rsid="00deb5e2"/>
    </style:style>
    <style:style style:name="T344" style:family="text">
      <style:text-properties officeooo:rsid="00df8a28"/>
    </style:style>
    <style:style style:name="T345" style:family="text">
      <style:text-properties officeooo:rsid="00e0eab3"/>
    </style:style>
    <style:style style:name="T346" style:family="text">
      <style:text-properties officeooo:rsid="00e34e54"/>
    </style:style>
    <style:style style:name="T347" style:family="text">
      <style:text-properties officeooo:rsid="00e65bb4"/>
    </style:style>
    <style:style style:name="T348" style:family="text">
      <style:text-properties officeooo:rsid="00e6c010"/>
    </style:style>
    <style:style style:name="T349" style:family="text">
      <style:text-properties officeooo:rsid="00ec8fb9"/>
    </style:style>
    <style:style style:name="T350" style:family="text">
      <style:text-properties officeooo:rsid="00ed34da"/>
    </style:style>
    <style:style style:name="T351" style:family="text">
      <style:text-properties style:font-name="Liberation Sans" fo:font-size="14.1000003814697pt" fo:font-weight="bold" officeooo:rsid="010c2094" style:font-name-asian="Noto Sans CJK SC" style:font-size-asian="14.1000003814697pt" style:font-weight-asian="bold" style:font-name-complex="Noto Sans Devanagari" style:font-size-complex="14.1000003814697pt" style:font-weight-complex="bold"/>
    </style:style>
    <style:style style:name="T352" style:family="text">
      <style:text-properties style:font-name="Liberation Sans" fo:font-size="14.1000003814697pt" fo:font-weight="bold" officeooo:rsid="0151d300" style:font-name-asian="Noto Sans CJK SC" style:font-size-asian="14.1000003814697pt" style:font-weight-asian="bold" style:font-name-complex="Noto Sans Devanagari" style:font-size-complex="14.1000003814697pt" style:font-weight-complex="bold"/>
    </style:style>
    <style:style style:name="T353" style:family="text">
      <style:text-properties style:font-name="Liberation Sans" fo:font-size="14.1000003814697pt" fo:font-weight="bold" officeooo:rsid="024856e1" style:font-name-asian="Noto Sans CJK SC" style:font-size-asian="14.1000003814697pt" style:font-weight-asian="bold" style:font-name-complex="Noto Sans Devanagari" style:font-size-complex="14.1000003814697pt" style:font-weight-complex="bold"/>
    </style:style>
    <style:style style:name="T354" style:family="text">
      <style:text-properties style:font-name="Liberation Sans" fo:font-size="16.1000003814697pt" fo:font-weight="bold" officeooo:rsid="02848c08" style:font-name-asian="Noto Sans CJK SC" style:font-size-asian="16.1000003814697pt" style:font-weight-asian="bold" style:font-name-complex="Noto Sans Devanagari" style:font-size-complex="16.1000003814697pt" style:font-weight-complex="bold"/>
    </style:style>
    <style:style style:name="T355" style:family="text">
      <style:text-properties officeooo:rsid="00ed935b"/>
    </style:style>
    <style:style style:name="T356" style:family="text">
      <style:text-properties officeooo:rsid="00ee3717"/>
    </style:style>
    <style:style style:name="T357" style:family="text">
      <style:text-properties officeooo:rsid="00f1517a"/>
    </style:style>
    <style:style style:name="T358" style:family="text">
      <style:text-properties officeooo:rsid="00f23b9b"/>
    </style:style>
    <style:style style:name="T359" style:family="text">
      <style:text-properties officeooo:rsid="00f5a438"/>
    </style:style>
    <style:style style:name="T360" style:family="text">
      <style:text-properties officeooo:rsid="00f6c66d"/>
    </style:style>
    <style:style style:name="T361" style:family="text">
      <style:text-properties officeooo:rsid="00fa9187"/>
    </style:style>
    <style:style style:name="T362" style:family="text">
      <style:text-properties officeooo:rsid="010df76a"/>
    </style:style>
    <style:style style:name="T363" style:family="text">
      <style:text-properties officeooo:rsid="01103b17"/>
    </style:style>
    <style:style style:name="T364" style:family="text">
      <style:text-properties officeooo:rsid="01146da7"/>
    </style:style>
    <style:style style:name="T365" style:family="text">
      <style:text-properties officeooo:rsid="01170530"/>
    </style:style>
    <style:style style:name="T366" style:family="text">
      <style:text-properties officeooo:rsid="011d411f"/>
    </style:style>
    <style:style style:name="T367" style:family="text">
      <style:text-properties officeooo:rsid="011d7b23"/>
    </style:style>
    <style:style style:name="T368" style:family="text">
      <style:text-properties officeooo:rsid="011f569a"/>
    </style:style>
    <style:style style:name="T369" style:family="text">
      <style:text-properties officeooo:rsid="011f871b"/>
    </style:style>
    <style:style style:name="T370" style:family="text">
      <style:text-properties officeooo:rsid="01213360"/>
    </style:style>
    <style:style style:name="T371" style:family="text">
      <style:text-properties officeooo:rsid="00f5cf5d"/>
    </style:style>
    <style:style style:name="T372" style:family="text">
      <style:text-properties officeooo:rsid="01286edb"/>
    </style:style>
    <style:style style:name="T373" style:family="text">
      <style:text-properties officeooo:rsid="012a0119"/>
    </style:style>
    <style:style style:name="T374" style:family="text">
      <style:text-properties officeooo:rsid="012bcc41"/>
    </style:style>
    <style:style style:name="T375" style:family="text">
      <style:text-properties officeooo:rsid="012c6c64"/>
    </style:style>
    <style:style style:name="T376" style:family="text">
      <style:text-properties officeooo:rsid="012d5be1"/>
    </style:style>
    <style:style style:name="T377" style:family="text">
      <style:text-properties officeooo:rsid="012ee02d"/>
    </style:style>
    <style:style style:name="T378" style:family="text">
      <style:text-properties officeooo:rsid="012f103a"/>
    </style:style>
    <style:style style:name="T379" style:family="text">
      <style:text-properties officeooo:rsid="01330403"/>
    </style:style>
    <style:style style:name="T380" style:family="text">
      <style:text-properties officeooo:rsid="01368ccd"/>
    </style:style>
    <style:style style:name="T381" style:family="text">
      <style:text-properties officeooo:rsid="0138108f"/>
    </style:style>
    <style:style style:name="T382" style:family="text">
      <style:text-properties officeooo:rsid="01389f8b"/>
    </style:style>
    <style:style style:name="T383" style:family="text">
      <style:text-properties officeooo:rsid="013a9e8a"/>
    </style:style>
    <style:style style:name="T384" style:family="text">
      <style:text-properties officeooo:rsid="013c1c4b"/>
    </style:style>
    <style:style style:name="T385" style:family="text">
      <style:text-properties officeooo:rsid="013c51de"/>
    </style:style>
    <style:style style:name="T386" style:family="text">
      <style:text-properties officeooo:rsid="013e1296"/>
    </style:style>
    <style:style style:name="T387" style:family="text">
      <style:text-properties officeooo:rsid="013fcac6"/>
    </style:style>
    <style:style style:name="T388" style:family="text">
      <style:text-properties officeooo:rsid="01429cfa"/>
    </style:style>
    <style:style style:name="T389" style:family="text">
      <style:text-properties officeooo:rsid="01443be6"/>
    </style:style>
    <style:style style:name="T390" style:family="text">
      <style:text-properties officeooo:rsid="01462231"/>
    </style:style>
    <style:style style:name="T391" style:family="text">
      <style:text-properties officeooo:rsid="0147e89e"/>
    </style:style>
    <style:style style:name="T392" style:family="text">
      <style:text-properties officeooo:rsid="014993d2"/>
    </style:style>
    <style:style style:name="T393" style:family="text">
      <style:text-properties officeooo:rsid="01429cfa" fo:background-color="#b2b2b2" loext:char-shading-value="0"/>
    </style:style>
    <style:style style:name="T394" style:family="text">
      <style:text-properties officeooo:rsid="01443be6" fo:background-color="#ffff00" loext:char-shading-value="0"/>
    </style:style>
    <style:style style:name="T395" style:family="text">
      <style:text-properties officeooo:rsid="014993d2" fo:background-color="#ff0000" loext:char-shading-value="0"/>
    </style:style>
    <style:style style:name="T396" style:family="text">
      <style:text-properties officeooo:rsid="014993d2" fo:background-color="#729fcf" loext:char-shading-value="0"/>
    </style:style>
    <style:style style:name="T397" style:family="text">
      <style:text-properties officeooo:rsid="014a4726"/>
    </style:style>
    <style:style style:name="T398" style:family="text">
      <style:text-properties officeooo:rsid="014aaca9"/>
    </style:style>
    <style:style style:name="T399" style:family="text">
      <style:text-properties officeooo:rsid="014ad8a3"/>
    </style:style>
    <style:style style:name="T400" style:family="text">
      <style:text-properties officeooo:rsid="014bc532"/>
    </style:style>
    <style:style style:name="T401" style:family="text">
      <style:text-properties officeooo:rsid="0151d300"/>
    </style:style>
    <style:style style:name="T402" style:family="text">
      <style:text-properties officeooo:rsid="0153abcf"/>
    </style:style>
    <style:style style:name="T403" style:family="text">
      <style:text-properties officeooo:rsid="01556418"/>
    </style:style>
    <style:style style:name="T404" style:family="text">
      <style:text-properties officeooo:rsid="015750e2"/>
    </style:style>
    <style:style style:name="T405" style:family="text">
      <style:text-properties officeooo:rsid="0157b623"/>
    </style:style>
    <style:style style:name="T406" style:family="text">
      <style:text-properties officeooo:rsid="015893a8"/>
    </style:style>
    <style:style style:name="T407" style:family="text">
      <style:text-properties officeooo:rsid="01594841"/>
    </style:style>
    <style:style style:name="T408" style:family="text">
      <style:text-properties officeooo:rsid="015ed927"/>
    </style:style>
    <style:style style:name="T409" style:family="text">
      <style:text-properties officeooo:rsid="01627ae3"/>
    </style:style>
    <style:style style:name="T410" style:family="text">
      <style:text-properties officeooo:rsid="0163ec17"/>
    </style:style>
    <style:style style:name="T411" style:family="text">
      <style:text-properties officeooo:rsid="01650598"/>
    </style:style>
    <style:style style:name="T412" style:family="text">
      <style:text-properties officeooo:rsid="01655b7f"/>
    </style:style>
    <style:style style:name="T413" style:family="text">
      <style:text-properties officeooo:rsid="0165b49d"/>
    </style:style>
    <style:style style:name="T414" style:family="text">
      <style:text-properties officeooo:rsid="0167907b"/>
    </style:style>
    <style:style style:name="T415" style:family="text">
      <style:text-properties officeooo:rsid="016a5933"/>
    </style:style>
    <style:style style:name="T416" style:family="text">
      <style:text-properties officeooo:rsid="016b6a11"/>
    </style:style>
    <style:style style:name="T417" style:family="text">
      <style:text-properties officeooo:rsid="016dccb7"/>
    </style:style>
    <style:style style:name="T418" style:family="text">
      <style:text-properties officeooo:rsid="01747f23"/>
    </style:style>
    <style:style style:name="T419" style:family="text">
      <style:text-properties officeooo:rsid="01749782"/>
    </style:style>
    <style:style style:name="T420" style:family="text">
      <style:text-properties officeooo:rsid="0175a245"/>
    </style:style>
    <style:style style:name="T421" style:family="text">
      <style:text-properties officeooo:rsid="0177ff50"/>
    </style:style>
    <style:style style:name="T422" style:family="text">
      <style:text-properties officeooo:rsid="01797426"/>
    </style:style>
    <style:style style:name="T423" style:family="text">
      <style:text-properties officeooo:rsid="017b5ef8"/>
    </style:style>
    <style:style style:name="T424" style:family="text">
      <style:text-properties officeooo:rsid="017d51ab"/>
    </style:style>
    <style:style style:name="T425" style:family="text">
      <style:text-properties officeooo:rsid="017e54d2"/>
    </style:style>
    <style:style style:name="T426" style:family="text">
      <style:text-properties officeooo:rsid="017ee622"/>
    </style:style>
    <style:style style:name="T427" style:family="text">
      <style:text-properties officeooo:rsid="0181eccd"/>
    </style:style>
    <style:style style:name="T428" style:family="text">
      <style:text-properties officeooo:rsid="01834519"/>
    </style:style>
    <style:style style:name="T429" style:family="text">
      <style:text-properties officeooo:rsid="018617a4"/>
    </style:style>
    <style:style style:name="T430" style:family="text">
      <style:text-properties officeooo:rsid="01895701"/>
    </style:style>
    <style:style style:name="T431" style:family="text">
      <style:text-properties officeooo:rsid="01899596"/>
    </style:style>
    <style:style style:name="T432" style:family="text">
      <style:text-properties officeooo:rsid="018d5c8d"/>
    </style:style>
    <style:style style:name="T433" style:family="text">
      <style:text-properties officeooo:rsid="0191f6d1"/>
    </style:style>
    <style:style style:name="T434" style:family="text">
      <style:text-properties officeooo:rsid="01939116"/>
    </style:style>
    <style:style style:name="T435" style:family="text">
      <style:text-properties officeooo:rsid="01956c8c"/>
    </style:style>
    <style:style style:name="T436" style:family="text">
      <style:text-properties officeooo:rsid="01967cc6"/>
    </style:style>
    <style:style style:name="T437" style:family="text">
      <style:text-properties officeooo:rsid="019849ed"/>
    </style:style>
    <style:style style:name="T438" style:family="text">
      <style:text-properties officeooo:rsid="0199ac9b"/>
    </style:style>
    <style:style style:name="T439" style:family="text">
      <style:text-properties officeooo:rsid="019c17ea"/>
    </style:style>
    <style:style style:name="T440" style:family="text">
      <style:text-properties officeooo:rsid="019dd198"/>
    </style:style>
    <style:style style:name="T441" style:family="text">
      <style:text-properties officeooo:rsid="01a3a248"/>
    </style:style>
    <style:style style:name="T442" style:family="text">
      <style:text-properties officeooo:rsid="01a71793"/>
    </style:style>
    <style:style style:name="T443" style:family="text">
      <style:text-properties officeooo:rsid="01aa46e5"/>
    </style:style>
    <style:style style:name="T444" style:family="text">
      <style:text-properties officeooo:rsid="01b16666"/>
    </style:style>
    <style:style style:name="T445" style:family="text">
      <style:text-properties officeooo:rsid="016d9fef"/>
    </style:style>
    <style:style style:name="T446" style:family="text">
      <style:text-properties officeooo:rsid="01b34841"/>
    </style:style>
    <style:style style:name="T447" style:family="text">
      <style:text-properties officeooo:rsid="01b934cf"/>
    </style:style>
    <style:style style:name="T448" style:family="text">
      <style:text-properties officeooo:rsid="01b9a716"/>
    </style:style>
    <style:style style:name="T449" style:family="text">
      <style:text-properties officeooo:rsid="01ba022b"/>
    </style:style>
    <style:style style:name="T450" style:family="text">
      <style:text-properties officeooo:rsid="01bbc642"/>
    </style:style>
    <style:style style:name="T451" style:family="text">
      <style:text-properties officeooo:rsid="01bbfb81"/>
    </style:style>
    <style:style style:name="T452" style:family="text">
      <style:text-properties officeooo:rsid="01bc438f"/>
    </style:style>
    <style:style style:name="T453" style:family="text">
      <style:text-properties officeooo:rsid="01bdbff5"/>
    </style:style>
    <style:style style:name="T454" style:family="text">
      <style:text-properties officeooo:rsid="01bed5ed"/>
    </style:style>
    <style:style style:name="T455" style:family="text">
      <style:text-properties officeooo:rsid="01bfb82a"/>
    </style:style>
    <style:style style:name="T456" style:family="text">
      <style:text-properties officeooo:rsid="01c15d2f"/>
    </style:style>
    <style:style style:name="T457" style:family="text">
      <style:text-properties fo:font-style="normal" officeooo:rsid="002aaa86" style:font-style-asian="normal" style:font-style-complex="normal"/>
    </style:style>
    <style:style style:name="T458" style:family="text">
      <style:text-properties officeooo:rsid="01c36ff0"/>
    </style:style>
    <style:style style:name="T459" style:family="text">
      <style:text-properties officeooo:rsid="01c5521f"/>
    </style:style>
    <style:style style:name="T460" style:family="text">
      <style:text-properties officeooo:rsid="01278e6e"/>
    </style:style>
    <style:style style:name="T461" style:family="text">
      <style:text-properties officeooo:rsid="01c62eb5"/>
    </style:style>
    <style:style style:name="T462" style:family="text">
      <style:text-properties officeooo:rsid="001f7aae"/>
    </style:style>
    <style:style style:name="T463" style:family="text">
      <style:text-properties officeooo:rsid="01c79595"/>
    </style:style>
    <style:style style:name="T464" style:family="text">
      <style:text-properties officeooo:rsid="01c89019"/>
    </style:style>
    <style:style style:name="T465" style:family="text">
      <style:text-properties officeooo:rsid="01ca567f"/>
    </style:style>
    <style:style style:name="T466" style:family="text">
      <style:text-properties officeooo:rsid="01d01b5a"/>
    </style:style>
    <style:style style:name="T467" style:family="text">
      <style:text-properties officeooo:rsid="01d2347c"/>
    </style:style>
    <style:style style:name="T468" style:family="text">
      <style:text-properties officeooo:rsid="01d4709e"/>
    </style:style>
    <style:style style:name="T469" style:family="text">
      <style:text-properties officeooo:rsid="01d52983"/>
    </style:style>
    <style:style style:name="T470" style:family="text">
      <style:text-properties officeooo:rsid="00d8d890"/>
    </style:style>
    <style:style style:name="T471" style:family="text">
      <style:text-properties officeooo:rsid="01d59c84"/>
    </style:style>
    <style:style style:name="T472" style:family="text">
      <style:text-properties officeooo:rsid="01d66598"/>
    </style:style>
    <style:style style:name="T473" style:family="text">
      <style:text-properties officeooo:rsid="01da2534"/>
    </style:style>
    <style:style style:name="T474" style:family="text">
      <style:text-properties officeooo:rsid="01dd8afa"/>
    </style:style>
    <style:style style:name="T475" style:family="text">
      <style:text-properties officeooo:rsid="01de5742"/>
    </style:style>
    <style:style style:name="T476" style:family="text">
      <style:text-properties officeooo:rsid="01e05887"/>
    </style:style>
    <style:style style:name="T477" style:family="text">
      <style:text-properties officeooo:rsid="01e1da69"/>
    </style:style>
    <style:style style:name="T478" style:family="text">
      <style:text-properties officeooo:rsid="01e383ad"/>
    </style:style>
    <style:style style:name="T479" style:family="text">
      <style:text-properties officeooo:rsid="01e4a136"/>
    </style:style>
    <style:style style:name="T480" style:family="text">
      <style:text-properties officeooo:rsid="01e77fcf"/>
    </style:style>
    <style:style style:name="T481" style:family="text">
      <style:text-properties officeooo:rsid="01e863c7"/>
    </style:style>
    <style:style style:name="T482" style:family="text">
      <style:text-properties officeooo:rsid="01e924b3"/>
    </style:style>
    <style:style style:name="T483" style:family="text">
      <style:text-properties officeooo:rsid="00d64758"/>
    </style:style>
    <style:style style:name="T484" style:family="text">
      <style:text-properties officeooo:rsid="01ea9978"/>
    </style:style>
    <style:style style:name="T485" style:family="text">
      <style:text-properties officeooo:rsid="01ebcc60"/>
    </style:style>
    <style:style style:name="T486" style:family="text">
      <style:text-properties officeooo:rsid="01ed0800"/>
    </style:style>
    <style:style style:name="T487" style:family="text">
      <style:text-properties officeooo:rsid="01eee99f"/>
    </style:style>
    <style:style style:name="T488" style:family="text">
      <style:text-properties officeooo:rsid="01f2a9eb"/>
    </style:style>
    <style:style style:name="T489" style:family="text">
      <style:text-properties officeooo:rsid="01f351ed"/>
    </style:style>
    <style:style style:name="T490" style:family="text">
      <style:text-properties officeooo:rsid="01f37569"/>
    </style:style>
    <style:style style:name="T491" style:family="text">
      <style:text-properties officeooo:rsid="01f4e9dd"/>
    </style:style>
    <style:style style:name="T492" style:family="text">
      <style:text-properties officeooo:rsid="01f6a477"/>
    </style:style>
    <style:style style:name="T493" style:family="text">
      <style:text-properties officeooo:rsid="01f7b5aa"/>
    </style:style>
    <style:style style:name="T494" style:family="text">
      <style:text-properties officeooo:rsid="01fabdd4"/>
    </style:style>
    <style:style style:name="T495" style:family="text">
      <style:text-properties officeooo:rsid="01fb65f2"/>
    </style:style>
    <style:style style:name="T496" style:family="text">
      <style:text-properties officeooo:rsid="020727c1"/>
    </style:style>
    <style:style style:name="T497" style:family="text">
      <style:text-properties officeooo:rsid="0207ae12"/>
    </style:style>
    <style:style style:name="T498" style:family="text">
      <style:text-properties officeooo:rsid="0207c22f"/>
    </style:style>
    <style:style style:name="T499" style:family="text">
      <style:text-properties officeooo:rsid="020c5185"/>
    </style:style>
    <style:style style:name="T500" style:family="text">
      <style:text-properties officeooo:rsid="020e4248"/>
    </style:style>
    <style:style style:name="T501" style:family="text">
      <style:text-properties officeooo:rsid="02121296"/>
    </style:style>
    <style:style style:name="T502" style:family="text">
      <style:text-properties officeooo:rsid="0213d2b3"/>
    </style:style>
    <style:style style:name="T503" style:family="text">
      <style:text-properties officeooo:rsid="0215a792"/>
    </style:style>
    <style:style style:name="T504" style:family="text">
      <style:text-properties officeooo:rsid="0217952d"/>
    </style:style>
    <style:style style:name="T505" style:family="text">
      <style:text-properties officeooo:rsid="021960f8"/>
    </style:style>
    <style:style style:name="T506" style:family="text">
      <style:text-properties officeooo:rsid="021c147a"/>
    </style:style>
    <style:style style:name="T507" style:family="text">
      <style:text-properties officeooo:rsid="021d8b91"/>
    </style:style>
    <style:style style:name="T508" style:family="text">
      <style:text-properties officeooo:rsid="02212b0b"/>
    </style:style>
    <style:style style:name="T509" style:family="text">
      <style:text-properties officeooo:rsid="0224a655"/>
    </style:style>
    <style:style style:name="T510" style:family="text">
      <style:text-properties officeooo:rsid="02266f45"/>
    </style:style>
    <style:style style:name="T511" style:family="text">
      <style:text-properties officeooo:rsid="02275a02"/>
    </style:style>
    <style:style style:name="T512" style:family="text">
      <style:text-properties officeooo:rsid="0228ee66"/>
    </style:style>
    <style:style style:name="T513" style:family="text">
      <style:text-properties officeooo:rsid="022918ca"/>
    </style:style>
    <style:style style:name="T514" style:family="text">
      <style:text-properties officeooo:rsid="01dd9573"/>
    </style:style>
    <style:style style:name="T515" style:family="text">
      <style:text-properties officeooo:rsid="0229c50e"/>
    </style:style>
    <style:style style:name="T516" style:family="text">
      <style:text-properties officeooo:rsid="022ab1e5"/>
    </style:style>
    <style:style style:name="T517" style:family="text">
      <style:text-properties officeooo:rsid="022b1247"/>
    </style:style>
    <style:style style:name="T518" style:family="text">
      <style:text-properties officeooo:rsid="022b7c8b"/>
    </style:style>
    <style:style style:name="T519" style:family="text">
      <style:text-properties officeooo:rsid="022e9136"/>
    </style:style>
    <style:style style:name="T520" style:family="text">
      <style:text-properties officeooo:rsid="022fe0e8"/>
    </style:style>
    <style:style style:name="T521" style:family="text">
      <style:text-properties officeooo:rsid="0230433c"/>
    </style:style>
    <style:style style:name="T522" style:family="text">
      <style:text-properties officeooo:rsid="0232ecb2"/>
    </style:style>
    <style:style style:name="T523" style:family="text">
      <style:text-properties officeooo:rsid="0234531e"/>
    </style:style>
    <style:style style:name="T524" style:family="text">
      <style:text-properties officeooo:rsid="02365137"/>
    </style:style>
    <style:style style:name="T525" style:family="text">
      <style:text-properties officeooo:rsid="023d6573"/>
    </style:style>
    <style:style style:name="T526" style:family="text">
      <style:text-properties officeooo:rsid="023f47f6"/>
    </style:style>
    <style:style style:name="T527" style:family="text">
      <style:text-properties officeooo:rsid="023f986a"/>
    </style:style>
    <style:style style:name="T528" style:family="text">
      <style:text-properties officeooo:rsid="0240d867"/>
    </style:style>
    <style:style style:name="T529" style:family="text">
      <style:text-properties officeooo:rsid="024ad66e"/>
    </style:style>
    <style:style style:name="T530" style:family="text">
      <style:text-properties officeooo:rsid="024c8b74"/>
    </style:style>
    <style:style style:name="T531" style:family="text">
      <style:text-properties officeooo:rsid="020f5657"/>
    </style:style>
    <style:style style:name="T532" style:family="text">
      <style:text-properties officeooo:rsid="0254ab1e"/>
    </style:style>
    <style:style style:name="T533" style:family="text">
      <style:text-properties officeooo:rsid="025e0cc7"/>
    </style:style>
    <style:style style:name="T534" style:family="text">
      <style:text-properties officeooo:rsid="025fc0c7"/>
    </style:style>
    <style:style style:name="T535" style:family="text">
      <style:text-properties officeooo:rsid="02625322"/>
    </style:style>
    <style:style style:name="T536" style:family="text">
      <style:text-properties officeooo:rsid="02631ae0"/>
    </style:style>
    <style:style style:name="T537" style:family="text">
      <style:text-properties officeooo:rsid="0264813d"/>
    </style:style>
    <style:style style:name="T538" style:family="text">
      <style:text-properties officeooo:rsid="0264e10e"/>
    </style:style>
    <style:style style:name="T539" style:family="text">
      <style:text-properties officeooo:rsid="0266d7c2"/>
    </style:style>
    <style:style style:name="T540" style:family="text">
      <style:text-properties officeooo:rsid="01b00460"/>
    </style:style>
    <style:style style:name="T541" style:family="text">
      <style:text-properties officeooo:rsid="026768cf"/>
    </style:style>
    <style:style style:name="T542" style:family="text">
      <style:text-properties officeooo:rsid="025e814b"/>
    </style:style>
    <style:style style:name="T543" style:family="text">
      <style:text-properties officeooo:rsid="02719843"/>
    </style:style>
    <style:style style:name="T544" style:family="text">
      <style:text-properties officeooo:rsid="026cb1e2"/>
    </style:style>
    <style:style style:name="T545" style:family="text">
      <style:text-properties officeooo:rsid="0278f401"/>
    </style:style>
    <style:style style:name="T546" style:family="text">
      <style:text-properties officeooo:rsid="027a32b9"/>
    </style:style>
    <style:style style:name="T547" style:family="text">
      <style:text-properties officeooo:rsid="027f229e"/>
    </style:style>
    <style:style style:name="T548" style:family="text">
      <style:text-properties officeooo:rsid="027f8a00"/>
    </style:style>
    <style:style style:name="T549" style:family="text">
      <style:text-properties officeooo:rsid="02803ef7"/>
    </style:style>
    <style:style style:name="T550" style:family="text">
      <style:text-properties officeooo:rsid="02848c08"/>
    </style:style>
    <style:style style:name="T551" style:family="text">
      <style:text-properties officeooo:rsid="0285f89e"/>
    </style:style>
    <style:style style:name="T552" style:family="text">
      <style:text-properties officeooo:rsid="0286d88c"/>
    </style:style>
    <style:style style:name="T553" style:family="text">
      <style:text-properties officeooo:rsid="0286e744"/>
    </style:style>
    <style:style style:name="T554" style:family="text">
      <style:text-properties officeooo:rsid="02879e24"/>
    </style:style>
    <style:style style:name="T555" style:family="text">
      <style:text-properties officeooo:rsid="0288dec1"/>
    </style:style>
    <style:style style:name="T556" style:family="text">
      <style:text-properties officeooo:rsid="028a34b3"/>
    </style:style>
    <style:style style:name="T557" style:family="text">
      <style:text-properties officeooo:rsid="028c2305"/>
    </style:style>
    <style:style style:name="T558" style:family="text">
      <style:text-properties officeooo:rsid="028faaba"/>
    </style:style>
    <style:style style:name="T559" style:family="text">
      <style:text-properties officeooo:rsid="02924524"/>
    </style:style>
    <style:style style:name="T560" style:family="text">
      <style:text-properties officeooo:rsid="0294364f"/>
    </style:style>
    <style:style style:name="T561" style:family="text">
      <style:text-properties officeooo:rsid="02957ea8"/>
    </style:style>
    <style:style style:name="T562" style:family="text">
      <style:text-properties officeooo:rsid="02971e65"/>
    </style:style>
    <style:style style:name="T563" style:family="text">
      <style:text-properties officeooo:rsid="029769d1"/>
    </style:style>
    <style:style style:name="T564" style:family="text">
      <style:text-properties officeooo:rsid="029ced4c"/>
    </style:style>
    <style:style style:name="T565" style:family="text">
      <style:text-properties officeooo:rsid="029ed4ee"/>
    </style:style>
    <style:style style:name="T566" style:family="text">
      <style:text-properties officeooo:rsid="029ff43d"/>
    </style:style>
    <style:style style:name="T567" style:family="text">
      <style:text-properties officeooo:rsid="02a47dac"/>
    </style:style>
    <style:style style:name="T568" style:family="text">
      <style:text-properties officeooo:rsid="02a54c76"/>
    </style:style>
    <style:style style:name="T569" style:family="text">
      <style:text-properties officeooo:rsid="02a607c7"/>
    </style:style>
    <style:style style:name="T570" style:family="text">
      <style:text-properties officeooo:rsid="02a64199"/>
    </style:style>
    <style:style style:name="T571" style:family="text">
      <style:text-properties officeooo:rsid="02b0c4fd"/>
    </style:style>
    <style:style style:name="T572" style:family="text">
      <style:text-properties officeooo:rsid="02b1c35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9"><text:a xlink:type="simple" xlink:href="#__RefHeading___Toc105_2339196096" text:style-name="Index_20_Link" text:visited-style-name="Index_20_Link">Notices<text:tab/>2</text:a></text:p>
          <text:p text:style-name="P559"><text:a xlink:type="simple" xlink:href="#__RefHeading___Toc21134_2339196096" text:style-name="Index_20_Link" text:visited-style-name="Index_20_Link">Introduction<text:tab/>2</text:a></text:p>
          <text:p text:style-name="P560"><text:a xlink:type="simple" xlink:href="#__RefHeading___Toc3407_551600036" text:style-name="Index_20_Link" text:visited-style-name="Index_20_Link">Boot Loader Design<text:tab/>2</text:a></text:p>
          <text:p text:style-name="P560"><text:a xlink:type="simple" xlink:href="#__RefHeading___Toc465_3838030443" text:style-name="Index_20_Link" text:visited-style-name="Index_20_Link">References<text:tab/>3</text:a></text:p>
          <text:p text:style-name="P559"><text:a xlink:type="simple" xlink:href="#__RefHeading___Toc241_3684017960" text:style-name="Index_20_Link" text:visited-style-name="Index_20_Link">CPU Sharing<text:tab/>4</text:a></text:p>
          <text:p text:style-name="P560"><text:a xlink:type="simple" xlink:href="#__RefHeading___Toc467_3838030443" text:style-name="Index_20_Link" text:visited-style-name="Index_20_Link">Subroutine CPU Sharing<text:tab/>6</text:a></text:p>
          <text:p text:style-name="P559"><text:a xlink:type="simple" xlink:href="#__RefHeading___Toc161_1550900316" text:style-name="Index_20_Link" text:visited-style-name="Index_20_Link">The Boot Loader Environment<text:tab/>7</text:a></text:p>
          <text:p text:style-name="P560"><text:a xlink:type="simple" xlink:href="#__RefHeading___Toc6358_1315682514" text:style-name="Index_20_Link" text:visited-style-name="Index_20_Link">Boot Loaders<text:tab/>7</text:a></text:p>
          <text:p text:style-name="P559"><text:a xlink:type="simple" xlink:href="#__RefHeading___Toc6275_2038611591" text:style-name="Index_20_Link" text:visited-style-name="Index_20_Link">Boot Loader Services<text:tab/>9</text:a></text:p>
          <text:p text:style-name="P560"><text:a xlink:type="simple" xlink:href="#__RefHeading___Toc15290_2219303167" text:style-name="Index_20_Link" text:visited-style-name="Index_20_Link">BLSCALL – Calling a Boot Loader Service<text:tab/>11</text:a></text:p>
          <text:p text:style-name="P560"><text:a xlink:type="simple" xlink:href="#__RefHeading___Toc7614_965947581" text:style-name="Index_20_Link" text:visited-style-name="Index_20_Link">BLSIOT – Boot Loader Services Input/Output Table Entry<text:tab/>13</text:a></text:p>
          <text:p text:style-name="P560"><text:a xlink:type="simple" xlink:href="#__RefHeading___Toc15400_2219303167" text:style-name="Index_20_Link" text:visited-style-name="Index_20_Link">BLSPB – Boot Loader Services Parameter Block<text:tab/>14</text:a></text:p>
          <text:p text:style-name="P560"><text:a xlink:type="simple" xlink:href="#__RefHeading___Toc7616_965947581" text:style-name="Index_20_Link" text:visited-style-name="Index_20_Link">BLSTABLE – Boot Loader Service Table<text:tab/>15</text:a></text:p>
          <text:p text:style-name="P560"><text:a xlink:type="simple" xlink:href="#__RefHeading___Toc15402_2219303167" text:style-name="Index_20_Link" text:visited-style-name="Index_20_Link">SAVEAREA – The Boot Loader Save Area<text:tab/>16</text:a></text:p>
          <text:p text:style-name="P560"><text:a xlink:type="simple" xlink:href="#__RefHeading___Toc33414_1381926420" text:style-name="Index_20_Link" text:visited-style-name="Index_20_Link">System Related Services<text:tab/>18</text:a></text:p>
          <text:p text:style-name="P561"><text:a xlink:type="simple" xlink:href="#__RefHeading___Toc8690_350114633" text:style-name="Index_20_Link" text:visited-style-name="Index_20_Link">Service ID – 0 – No Operation, NOOP<text:tab/>18</text:a></text:p>
          <text:p text:style-name="P561"><text:a xlink:type="simple" xlink:href="#__RefHeading___Toc33416_1381926420" text:style-name="Index_20_Link" text:visited-style-name="Index_20_Link">Service ID – 1 – Input/Output Initialization, IOINIT<text:tab/>19</text:a></text:p>
          <text:p text:style-name="P560"><text:a xlink:type="simple" xlink:href="#__RefHeading___Toc6360_1315682514" text:style-name="Index_20_Link" text:visited-style-name="Index_20_Link">Input/Output Related Services<text:tab/>21</text:a></text:p>
          <text:p text:style-name="P561"><text:a xlink:type="simple" xlink:href="#__RefHeading___Toc7582_2392619381" text:style-name="Index_20_Link" text:visited-style-name="Index_20_Link">Input/Output Table (IOT)<text:tab/>21</text:a></text:p>
          <text:p text:style-name="P561"><text:a xlink:type="simple" xlink:href="#__RefHeading___Toc7584_2392619381" text:style-name="Index_20_Link" text:visited-style-name="Index_20_Link">Operation Request Block (ORB)<text:tab/>25</text:a></text:p>
          <text:p text:style-name="P561"><text:a xlink:type="simple" xlink:href="#__RefHeading___Toc7586_2392619381" text:style-name="Index_20_Link" text:visited-style-name="Index_20_Link">Subchannel Status Word (SCSW)<text:tab/>26</text:a></text:p>
          <text:p text:style-name="P561"><text:a xlink:type="simple" xlink:href="#__RefHeading___Toc3551_3039318549" text:style-name="Index_20_Link" text:visited-style-name="Index_20_Link">Service ID – 2 – Query I/O Table, QIOT<text:tab/>28</text:a></text:p>
          <text:p text:style-name="P561"><text:a xlink:type="simple" xlink:href="#__RefHeading___Toc33422_1381926420" text:style-name="Index_20_Link" text:visited-style-name="Index_20_Link">Service ID – 3 – Enable Device, ENADEV<text:tab/>29</text:a></text:p>
          <text:p text:style-name="P561"><text:a xlink:type="simple" xlink:href="#__RefHeading___Toc4179_2334406108" text:style-name="Index_20_Link" text:visited-style-name="Index_20_Link">Service ID – 4 – Execute Channel Program, EXCP<text:tab/>32</text:a></text:p>
          <text:p text:style-name="P561"><text:a xlink:type="simple" xlink:href="#__RefHeading___Toc7280_3043058449" text:style-name="Index_20_Link" text:visited-style-name="Index_20_Link">Service ID – 5 – Pending Action Notification, PNDING<text:tab/>36</text:a></text:p>
          <text:p text:style-name="P559"><text:a xlink:type="simple" xlink:href="#__RefHeading___Toc7714_2392619381" text:style-name="Index_20_Link" text:visited-style-name="Index_20_Link">BLS – Calling Conventions – 32-bit Registers<text:tab/>37</text:a></text:p>
          <text:p text:style-name="P560"><text:a xlink:type="simple" xlink:href="#__RefHeading___Toc2037_18317503411" text:style-name="Index_20_Link" text:visited-style-name="Index_20_Link">Calling a Subroutine<text:tab/>39</text:a></text:p>
          <text:p text:style-name="P560"><text:a xlink:type="simple" xlink:href="#__RefHeading___Toc2039_18317503411" text:style-name="Index_20_Link" text:visited-style-name="Index_20_Link">Entering a Subroutine<text:tab/>39</text:a></text:p>
          <text:p text:style-name="P560"><text:a xlink:type="simple" xlink:href="#__RefHeading___Toc2041_18317503411" text:style-name="Index_20_Link" text:visited-style-name="Index_20_Link">Returning to the Caller<text:tab/>40</text:a></text:p>
          <text:p text:style-name="P559"><text:a xlink:type="simple" xlink:href="#__RefHeading___Toc7034_19650889201" text:style-name="Index_20_Link" text:visited-style-name="Index_20_Link">BLS – Calling Conventions – 64-bit Registers<text:tab/>41</text:a></text:p>
          <text:p text:style-name="P560"><text:a xlink:type="simple" xlink:href="#__RefHeading___Toc2248_1201995211" text:style-name="Index_20_Link" text:visited-style-name="Index_20_Link">Calling a Subroutine<text:tab/>42</text:a></text:p>
          <text:p text:style-name="P560"><text:a xlink:type="simple" xlink:href="#__RefHeading___Toc2250_1201995211" text:style-name="Index_20_Link" text:visited-style-name="Index_20_Link">Entering a Subroutine<text:tab/>43</text:a></text:p>
          <text:p text:style-name="P560"><text:a xlink:type="simple" xlink:href="#__RefHeading___Toc2252_1201995211" text:style-name="Index_20_Link" text:visited-style-name="Index_20_Link">Returning to the Caller<text:tab/>43</text:a></text:p>
          <text:p text:style-name="P559"><text:a xlink:type="simple" xlink:href="#__RefHeading___Toc1370_1965088920" text:style-name="Index_20_Link" text:visited-style-name="Index_20_Link">Appendix A – System Design Constraints<text:tab/>45</text:a></text:p>
          <text:p text:style-name="P559"><text:a xlink:type="simple" xlink:href="#__RefHeading___Toc3591_1066648634" text:style-name="Index_20_Link" text:visited-style-name="Index_20_Link">Appendix B – What APROB Does and Does Not Tell Us<text:tab/>48</text:a></text:p>
          <text:p text:style-name="P559"><text:a xlink:type="simple" xlink:href="#__RefHeading___Toc6715_2244678087" text:style-name="Index_20_Link" text:visited-style-name="Index_20_Link">Appendix C – EXCP Service Processing<text:tab/>50</text:a></text:p>
          <text:p text:style-name="P560"><text:a xlink:type="simple" xlink:href="#__RefHeading___Toc7282_3043058449" text:style-name="Index_20_Link" text:visited-style-name="Index_20_Link">Implications of Pending Actions<text:tab/>51</text:a></text:p>
          <text:p text:style-name="P559"><text:a xlink:type="simple" xlink:href="#__RefHeading___Toc7930_965947581" text:style-name="Index_20_Link" text:visited-style-name="Index_20_Link">Appendix D – Boot Loader Structure and Service Implementation<text:tab/>53</text:a></text:p>
          <text:p text:style-name="P560"><text:a xlink:type="simple" xlink:href="#__RefHeading___Toc13348_3634743702" text:style-name="Index_20_Link" text:visited-style-name="Index_20_Link">The Device Targeted Boot Loader<text:tab/>53</text:a></text:p>
          <text:p text:style-name="P561"><text:a xlink:type="simple" xlink:href="#__RefHeading___Toc8271_269546939" text:style-name="Index_20_Link" text:visited-style-name="Index_20_Link">Macros Internal to the Boot Loader<text:tab/>54</text:a></text:p>
          <text:p text:style-name="P560"><text:a xlink:type="simple" xlink:href="#__RefHeading___Toc7932_965947581" text:style-name="Index_20_Link" text:visited-style-name="Index_20_Link">Boot Loader Services<text:tab/>54</text:a></text:p>
          <text:p text:style-name="P561"><text:a xlink:type="simple" xlink:href="#__RefHeading___Toc8479_4153570093" text:style-name="Index_20_Link" text:visited-style-name="Index_20_Link">Macros Internal to the Boot Loader Services<text:tab/>56</text:a></text:p>
        </text:index-body>
      </text:table-of-content>
      <text:p text:style-name="Standard"><text:soft-page-break/></text:p>
      <text:p text:style-name="P3">Copyright <text:span text:style-name="T2">©</text:span> <text:span text:style-name="T3">2020</text:span> Harold Grovesteen</text:p>
      <text:p text:style-name="P3"><text:span text:style-name="T1">See the file </text:span><text:span text:style-name="T5">doc/fdl-1.3.txt</text:span><text:span text:style-name="T1"> for copying conditions.</text:span></text:p>
      <text:h text:style-name="Heading_20_1" text:outline-level="1"><text:bookmark-start text:name="__RefHeading___Toc105_2339196096"/>Notices<text:bookmark-end text:name="__RefHeading___Toc105_2339196096"/></text:h>
      <text:p text:style-name="P4"><text:span text:style-name="T345">IBM and </text:span>z/Architecture <text:span text:style-name="T345">are</text:span> registered trademark<text:span text:style-name="T345">s</text:span> of International Business Machines Corporation.</text:p>
      <text:h text:style-name="Heading_20_1" text:outline-level="1"><text:bookmark-start text:name="__RefHeading___Toc21134_2339196096"/>Introduction<text:bookmark-end text:name="__RefHeading___Toc21134_2339196096"/></text:h>
      <text:p text:style-name="P11">Just loading a program is not the only capability that a boot loader can offer. <text:s/>It can provide some rudimentary services for itself and any booted program. <text:s/>In this role, the boot loader resembles a loadable Basic Input/Output System or BIOS.</text:p>
      <text:p text:style-name="P11">This document describes how such services can be accessed in a standard way and documents any standard services offered by an SATK boot loader.</text:p>
      <text:p text:style-name="P69"><text:span text:style-name="T86">Boot Loader Services (BLS) are standardized subroutines called either by the boot loader itself or by a booted program. <text:s/>Subroutines are accessed by means of a BRANCH AND LINK (</text:span><text:span text:style-name="T6">BAL</text:span><text:span text:style-name="T86">) type instruction.</text:span></text:p>
      <text:h text:style-name="Heading_20_2" text:outline-level="2"><text:bookmark-start text:name="__RefHeading___Toc3407_551600036"/>Boot Loader Design<text:bookmark-end text:name="__RefHeading___Toc3407_551600036"/></text:h>
      <text:p text:style-name="P123"><text:span text:style-name="T460">A boot loader is assembled for a specific run-time architecture. <text:s/>The boot loader will validate that the run-time architecture and assembled architecture’s “</text:span><text:span text:style-name="T372">match”. <text:s/>By “match” is meant that the run-time architecture is logically consistent for the assembled architecture. <text:s/>In most cases, these are identical. <text:s/>But in the case of z/Architecture</text:span><text:span text:style-name="T261">®</text:span><text:span text:style-name="T372"> systems, the initial run-time architecture can be different. <text:s/>In this situation, the system </text:span><text:span text:style-name="T459">will be</text:span><text:span text:style-name="T372"> placed into z/Architecture mode by the </text:span><text:span text:style-name="T496">boot loader. <text:s/>In</text:span><text:span text:style-name="T372"> th</text:span><text:span text:style-name="T496">is case the</text:span><text:span text:style-name="T372"> boot loader </text:span><text:span text:style-name="T496">has been assembled for z/Architecture</text:span><text:span text:style-name="T372">. <text:s/></text:span><text:span text:style-name="T459">Other situations can be made to “match” by use of a PSW change.</text:span></text:p>
      <text:p text:style-name="P70">Where the run-time and assembled architectures do not match, the boot loader will enter a disabled wait state.</text:p>
      <text:p text:style-name="P70">Global system parameters are initialized by the boot loader. <text:s/>This includes the LOD1 record information supplied by the boot loader and the input/output system, in particular the enabling of all interruption sources. <text:s/>Input/output interruptions are controlled by the PSW.</text:p>
      <text:p text:style-name="P124"><text:span text:style-name="T373">Other than the IPL device, enabled automatically by the hardware, the boot loader or booted program must enable all devices used. <text:s/></text:span><text:span text:style-name="T459">T</text:span><text:span text:style-name="T373">he boot loader </text:span><text:span text:style-name="T459">itself</text:span><text:span text:style-name="T373"> </text:span><text:span text:style-name="T459">only </text:span><text:span text:style-name="T373">uses the IPL device.</text:span></text:p>
      <text:p text:style-name="P71">Additionally, the following design guidelines apply to boot loaders:</text:p>
      <text:list xml:id="list3709164977" text:style-name="L1">
        <text:list-item>
          <text:p text:style-name="P582"><text:soft-page-break/>Boot <text:span text:style-name="T265">l</text:span>oaders will reside below the 16-megabyte memory boundary.</text:p>
        </text:list-item>
        <text:list-item>
          <text:p text:style-name="P581"><text:span text:style-name="T251">Boot loader services will be </text:span><text:span text:style-name="T102">assembled</text:span><text:span text:style-name="T377"> for</text:span><text:span text:style-name="T251"> 32-bit </text:span><text:span text:style-name="T252">register</text:span><text:span text:style-name="T251"> modes, </text:span><text:span text:style-name="T264">except </text:span><text:span text:style-name="T374">for the z/Architecture case</text:span><text:span text:style-name="T376">. <text:s/></text:span><text:span text:style-name="T377">The boot loader must be </text:span><text:span text:style-name="T102">assembled</text:span><text:span text:style-name="T377"> for the z/Architecture case (ASMA </text:span><text:span text:style-name="T23">-t</text:span><text:span text:style-name="T377"> </text:span><text:span text:style-name="T23">s390x</text:span><text:span text:style-name="T377"> </text:span><text:span text:style-name="T378">or </text:span><text:span text:style-name="T24">-t</text:span><text:span text:style-name="T378"> </text:span><text:span text:style-name="T24">64</text:span><text:span text:style-name="T378"> </text:span><text:span text:style-name="T377">option</text:span><text:span text:style-name="T379">s</text:span><text:span text:style-name="T377">) to utilize 64-bit registers </text:span><text:span text:style-name="T461">once it enters z/Architecture mode.</text:span></text:p>
        </text:list-item>
        <text:list-item>
          <text:p text:style-name="P581"><text:span text:style-name="T251">Boot loader services will utilize 24 </text:span><text:span text:style-name="T270">(Format 0 CCW) </text:span><text:span text:style-name="T251">or 31 </text:span><text:span text:style-name="T270">(Format 1 CCW) -bit</text:span><text:span text:style-name="T251"> I/O commands depending upon the </text:span><text:span text:style-name="T102">assembled</text:span><text:span text:style-name="T377"> </text:span><text:span text:style-name="T251">operating environment’</text:span><text:span text:style-name="T335">s</text:span><text:span text:style-name="T251"> </text:span><text:span text:style-name="T378">maximum </text:span><text:span text:style-name="T376">capabilities</text:span><text:span text:style-name="T251">.</text:span></text:p>
        </text:list-item>
        <text:list-item>
          <text:p text:style-name="P587">Boot loaders will not utilize MIDAW’<text:span text:style-name="T269">s</text:span> or IDAW’s.</text:p>
        </text:list-item>
      </text:list>
      <text:p text:style-name="P72">Correspondingly, there are implications for booted programs:</text:p>
      <text:list xml:id="list246144573" text:style-name="L2">
        <text:list-item>
          <text:p text:style-name="P586">Booted programs will reside below the two-gigabyte memory boundary.</text:p>
        </text:list-item>
        <text:list-item>
          <text:p text:style-name="P589">Booted program<text:span text:style-name="T375">s are entered</text:span> in <text:span text:style-name="T263">the </text:span>mode <text:span text:style-name="T263">dictated by the boot loader</text:span>.</text:p>
        </text:list-item>
        <text:list-item>
          <text:p text:style-name="P589">Booted program<text:span text:style-name="T375">s</text:span> <text:span text:style-name="T374">need not change the run-time </text:span>architecture<text:span text:style-name="T203">.</text:span></text:p>
        </text:list-item>
        <text:list-item>
          <text:p text:style-name="P592">Use of MIDAW’s or IDAW’s and I/O areas above the two-gigabyte memory boundary can only be implemented by a booted program.</text:p>
        </text:list-item>
      </text:list>
      <text:p text:style-name="P5">For a more thorough discussion of these guidelines refer to “Appendix A – Design Constraints”.</text:p>
      <text:h text:style-name="Heading_20_2" text:outline-level="2"><text:bookmark-start text:name="__RefHeading___Toc465_3838030443"/>References<text:bookmark-end text:name="__RefHeading___Toc465_3838030443"/></text:h>
      <text:p text:style-name="P28"><text:span text:style-name="T170">Initial Program Load with ASMA, </text:span><text:span text:style-name="T20">doc/asma/iplasma.odt</text:span><text:span text:style-name="T170"> </text:span><text:span text:style-name="T457">or</text:span><text:span text:style-name="T170"> </text:span><text:span text:style-name="T20">doc/asma/iplasma.pdf</text:span></text:p>
      <text:p text:style-name="P51"><text:span text:style-name="T170">Program Linkage</text:span><text:span text:style-name="T136">, </text:span><text:a xlink:type="simple" xlink:href="http://csc.columbusstate.edu/woolbright/LINKAGE.HTM" text:style-name="Internet_20_link" text:visited-style-name="Visited_20_Internet_20_Link"><text:span text:style-name="T136">http://csc.columbusstate.edu/woolbright/LINKAGE.HTM</text:span></text:a></text:p>
      <text:p text:style-name="P57"><text:span text:style-name="T169">IBM</text:span><text:span text:style-name="T260">®</text:span><text:span text:style-name="T169"> System/370 Extended Architecture Principles of Operation</text:span>, SA22-7085-0, March, 1983.</text:p>
      <text:p text:style-name="P481"><text:span text:style-name="T171">Stand Alone Tool Kit Common Macros</text:span><text:span text:style-name="T355"> in </text:span><text:span text:style-name="T21">doc/macros/SATK.odt</text:span><text:span text:style-name="T355"> or </text:span><text:span text:style-name="T21">doc/macros/SATK.pdf</text:span></text:p>
      <text:h text:style-name="P562" text:outline-level="1"><text:bookmark-start text:name="__RefHeading___Toc241_3684017960"/>CPU Sharing<text:bookmark-end text:name="__RefHeading___Toc241_3684017960"/></text:h>
      <text:p text:style-name="P18"><text:span text:style-name="T120">How a CPU is used will have implications for the operating environment. <text:s/></text:span><text:span text:style-name="T496">E</text:span><text:span text:style-name="T120">arly computer systems, until about </text:span><text:span text:style-name="T496">the </text:span><text:span text:style-name="T120">mid-1960’s, were simple affairs (at least as computer systems are understood today). <text:s/>Those systems did not share the CPU. <text:s/>The computer system could execute a single program and that was it. <text:s/>They certainly had a CPU, a uni-processor. <text:s/>But were restricted to a single tas</text:span><text:span text:style-name="T121">k</text:span><text:span text:style-name="T120">. <text:s/></text:span><text:span text:style-name="T121">A “single tasking uni-processor” system. <text:s/>Reminds one of PC DOS on an early PC CPU. <text:s/>These provided, in essence, no sharing of the CPU. <text:s/></text:span><text:span text:style-name="T122">The single task essentially owned the memory. <text:s/></text:span><text:span text:style-name="T496">There were certainly explorations into more advanced usage that were able to inform the designs of the next generation of computing systems.</text:span></text:p>
      <text:p text:style-name="P17">The next evolution <text:span text:style-name="T496">mostly </text:span>continued the use of a uni-processor but expanded the tasks to more than one. <text:s/>These were multitasking uni-processor systems. <text:s/><text:span text:style-name="T122">Systems such as MVT or DOS arrived. <text:s/>These shared the single CPU between multiple programs. <text:s/>The various programs shared memory too.</text:span></text:p>
      <text:p text:style-name="P19">Two types of multitasking emerged. <text:s/>Cooperative multitasking allowed multiple “tasks” to share a CPU but they did so of their own free-will. <text:s/>Each task would give up control of the CPU to another task when <text:span text:style-name="T91">it</text:span> decided to do so. <text:s/>The tasks cooperated. <text:s/>A real-world example of this <text:span text:style-name="T497">being</text:span> CICS. <text:s/>In some respects CICS continues to be a cooperative multitasking environment even today. <text:s/><text:span text:style-name="T124">In this environment, <text:s/>a task only gives up control when it elects to do so. <text:s/>Usually the term “cooperative” implies working nicely with other tasks in the system. <text:s/>But it can be used to describe how the task interacts with the CPU itself. </text:span></text:p>
      <text:p text:style-name="P19">The other type of multitasking <text:span text:style-name="T124">is</text:span> preemptive. <text:s/>The access to a CPU by a task <text:span text:style-name="T124">is</text:span> terminated by <text:span text:style-name="T124">an </text:span>outside event. <text:s/><text:span text:style-name="T123">The task </text:span><text:span text:style-name="T135">is</text:span><text:span text:style-name="T123"> preempted from use of the CPU. <text:s/>The “outside event” </text:span><text:span text:style-name="T124">is</text:span><text:span text:style-name="T123"> a CPU interruption. <text:s/>As the system complexity increased it became possible to not just share one processor, but share multiple processors. <text:s/>Any task can proceed on any CPU. <text:s/>This is a multitasking multiprocessor system.</text:span></text:p>
      <text:p text:style-name="P22"><text:span text:style-name="T126">Even single-tasking requires the sharing of the CPU between different portions of the single task. <text:s/>Such are usually referred to as subroutines. <text:s/>This is really about saving CPU state </text:span><text:span text:style-name="T127">in memory </text:span><text:span text:style-name="T126">allow</text:span><text:span text:style-name="T127">ing</text:span><text:span text:style-name="T126"> another portion of the same task to monopolize the CPU for a </text:span><text:span text:style-name="T127">different</text:span><text:span text:style-name="T126"> purpose. <text:s/>Out of this need arose the concept of program linkage conventions. <text:s/></text:span><text:span text:style-name="T127">These are nothing more than a form of cooperation between different portions of a program perhaps written by different people.</text:span></text:p>
      <text:p text:style-name="P20"><text:span text:style-name="T125">A program does nothing in memory without the CPU. <text:s/>So memory sharing is really about how CPU’s can share memory. <text:s/>The sharing of a single memory environment between multiple CPU’s is really about sharing the state of the CPU to allow one or more tasks to use the CPU. <text:s/>Even in the early days of computing it was obvious that a system with multiple CPU’s must be able to ensure memory is updated in a consistent way. <text:s/>On the System/360 systems an instruction, TEST AND SET, was used to lock and unlock memory. <text:s/>As the System/370 was being developed, a more robust mechanism was needed. <text:s/>This allowed for consistent setting of memory locations by means of the COMPARE AND SWAP </text:span><text:soft-page-break/><text:span text:style-name="T125">instruction. <text:s/>While this need in a multiprocessing environment was clear, it was not clear whether such a mechanism was required in a uni-processor system. <text:s/>Analysis demonstrated that in a preemptive multitasking environment, even with just one CPU, </text:span><text:span text:style-name="T134">the instruction</text:span><text:span text:style-name="T125"> became necessary for consistent memory setting during critical memory updates. <text:s/></text:span><text:span text:style-name="T126">This drove the development of some forms of storage management using this instruction. <text:s/>An entire section within the </text:span><text:span text:style-name="T172">System/370 Principle of Operation</text:span><text:span text:style-name="T126"> manual explained this need and demonstrated how to use COMPARE AND SWAP for such functions as enqueue/dequeue, wait/post and free-pool storage management.</text:span></text:p>
      <text:p text:style-name="P21"><text:span text:style-name="T379">M</text:span>ainframes are inherently <text:span text:style-name="T127">designed for</text:span> <text:span text:style-name="T91">preemptive</text:span> multitasking. <text:s/><text:span text:style-name="T127">The act itself of preemption requires a mechanism for saving CPU state. <text:s/>The executing task ceases to execute instructions and a different task is initiated to at least capture the preempting condition. </text:span><text:span text:style-name="T128"><text:s/></text:span><text:span text:style-name="T133">P</text:span><text:span text:style-name="T128">reemption is implemented by the changing of the CPU’s </text:span><text:span text:style-name="T133">active </text:span><text:span text:style-name="T128">Program Status Word </text:span><text:span text:style-name="T133">(PSW)</text:span><text:span text:style-name="T128">. <text:s/>The inherently preemptive multitasking environment can be hobbled to only support cooperative multitasking or, at an even more constrained level, single-tasking. <text:s/>The preemptive multitasking environment can, through software, be made to appear as a single-tasking environment.</text:span></text:p>
      <text:p text:style-name="P23">The “task” used to capture a preempting event is referred to as an interrupt service routine (ISR). <text:s/>In a single-tasking environment, the program itself becomes its own ISR. <text:s/><text:span text:style-name="T129">The program is only able to cooperate with the CPU for events that can be planned. <text:s/>Six types of preempting events exist in mainframe systems:</text:span></text:p>
      <text:list xml:id="list3115938982" text:style-name="L3">
        <text:list-item>
          <text:p text:style-name="P593">machine-check <text:span text:style-name="T130">conditions,</text:span></text:p>
        </text:list-item>
        <text:list-item>
          <text:p text:style-name="P593">external, <text:span text:style-name="T130">for example, timing events</text:span>,</text:p>
        </text:list-item>
        <text:list-item>
          <text:p text:style-name="P593">input/output,</text:p>
        </text:list-item>
        <text:list-item>
          <text:p text:style-name="P593">programming <text:span text:style-name="T130">errors</text:span>,</text:p>
        </text:list-item>
        <text:list-item>
          <text:p text:style-name="P594">system restart, and</text:p>
        </text:list-item>
        <text:list-item>
          <text:p text:style-name="P594">program requests in the form of supervisor calls.</text:p>
        </text:list-item>
      </text:list>
      <text:p text:style-name="P24">With a single-tasking program, no resident operating system exists to which requests can be made by a supervisor call. <text:s/>Subroutines can be called but not an operating system. <text:s/>A system restart is completely random. <text:s/><text:span text:style-name="T134">It</text:span> result<text:span text:style-name="T134">s</text:span> from the action of a<text:span text:style-name="T461">n operator</text:span>. <text:s/>Programming errors are never planned, although they do occur. <text:s/>Hardware error conditions too are random.</text:p>
      <text:p text:style-name="P125"><text:span text:style-name="T462">The single-tasking system can only plan for two types of events: </text:span><text:span text:style-name="T461">some external</text:span><text:span text:style-name="T462"> </text:span><text:span text:style-name="T461">related </text:span><text:span text:style-name="T462">events, </text:span><text:span text:style-name="T134">for example a timeout,</text:span><text:span text:style-name="T462"> and input/output events.</text:span></text:p>
      <text:p text:style-name="P24">The hobbling of the other preempting events occurs through the use of a New PSW that puts the CPU into a disabled wait state for these events <text:span text:style-name="T132">when encountered</text:span>. <text:s/>The only mechanism to get out of that situation without a power-on is to manually issue a system restart. <text:s/>It too can be hobbled. <text:s/>SATK refers to the “hobbling” of these events by <text:span text:style-name="T131">a </text:span>disabled wait PSW as <text:span text:style-name="T133">a</text:span> “<text:span text:style-name="T133">trap </text:span>PSW”.</text:p>
      <text:h text:style-name="Heading_20_2" text:outline-level="2"><text:bookmark-start text:name="__RefHeading___Toc467_3838030443"/><text:soft-page-break/>Subroutine CPU Sharing<text:bookmark-end text:name="__RefHeading___Toc467_3838030443"/></text:h>
      <text:p text:style-name="P25">A subroutine is another form of CPU sharing. <text:s/>As with tasks, CPU state must be preserved across a subroutine call. <text:s/><text:span text:style-name="T137">The conventions around use of a subroutine were early developments for </text:span><text:span text:style-name="T179">the </text:span><text:span text:style-name="T137">mainframe. <text:s/>The conventions introduced in the 1960’s persist to this day. <text:s/></text:span><text:span text:style-name="T138">The link in the references provides a good description of the conventions used.</text:span></text:p>
      <text:p text:style-name="P26"><text:span text:style-name="T138">The key to understanding the dynamics of these conventions resides in the </text:span><text:span text:style-name="T139">nature</text:span><text:span text:style-name="T138"> of the save area used by the called subroutine when saving the CPU state of the calling routine. <text:s/>Typically these areas are static. <text:s/></text:span><text:span text:style-name="T139">The calling routine provides an area within itself for the save area. <text:s/>A statically allocated save area</text:span><text:span text:style-name="T461">s</text:span><text:span text:style-name="T138"> allow</text:span><text:span text:style-name="T139">s</text:span><text:span text:style-name="T138"> for serial reuse. <text:s/>Serial reuse means that routine A can call subroutine B. <text:s/>Following the return by subroutine B, routine A can then call subroutine C, etc.</text:span></text:p>
      <text:p text:style-name="P26"><text:span text:style-name="T139">Static save areas ultimately limit the calling chain. <text:s/>In particular, recursion, a subroutine that ultimately calls itself </text:span><text:span text:style-name="T142">multiple times is not</text:span><text:span text:style-name="T139"> possible. <text:s/>Limited recursion is allowed. <text:s text:c="2"/>For example. <text:s/>Let’s assume routine A calls routine B. <text:s/>The save area used to store routine A’s state (within routine A itself) is used by routine B. <text:s/>Assuming routine B has a save area within itself for calling a subroutine, B can call itself. <text:s/>However, because of the static nature of the save area, subroutine B can not call itself multiple times. <text:s/>Only once. <text:s/></text:span><text:span text:style-name="T140">Why? <text:s/>Because once the save area within subroutine B is used, it </text:span><text:span text:style-name="T142">can not be</text:span><text:span text:style-name="T140"> used again </text:span><text:span text:style-name="T142">until the subroutine returns and allows the save area to be reused. <text:s/>If multiple calls are attempted, t</text:span><text:span text:style-name="T140">he saved state of the first call </text:span><text:span text:style-name="T143">by</text:span><text:span text:style-name="T140"> subroutine B is lost. <text:s/>A statically allocated save area can only be used for </text:span><text:span text:style-name="T93">one</text:span><text:span text:style-name="T140"> subroutine call </text:span><text:span text:style-name="T144">at a time </text:span><text:span text:style-name="T145">by the save area’s owner</text:span><text:span text:style-name="T140">. <text:s/>That subroutine may be another subroutine or itself. <text:s/></text:span><text:span text:style-name="T141">Hence, very limited recursion.</text:span></text:p>
      <text:p text:style-name="P32"><text:span text:style-name="T145">Are atomic operations (for example COMPARE AND SWAP) necessary in a uni-processor single-tasking environment? <text:s/>The simple answer is no. <text:s/>By eliminating the possibility of executing any instruction sequences that can experience interruption ensures that all instruction sequences are atomic. <text:s/></text:span><text:span text:style-name="T146">It would be possible to add dynamically assigned save areas that would allow recursion (up to the limits imposed by the number of allocated save areas, </text:span><text:span text:style-name="T179">of course</text:span><text:span text:style-name="T146">). <text:s/>These could be assigned without concern for interruption.</text:span><text:span text:style-name="T145"> <text:s text:c="2"/></text:span><text:span text:style-name="T179">Hence, a free-storage pool of save areas assigned using COMPARE AND SWAP is not needed.</text:span></text:p>
      <text:p text:style-name="P25"/>
      <text:p text:style-name="P24"/>
      <text:p text:style-name="P24"/>
      <text:h text:style-name="P562" text:outline-level="1"><text:bookmark-start text:name="__RefHeading___Toc161_1550900316"/>The Boot Loader Environment<text:bookmark-end text:name="__RefHeading___Toc161_1550900316"/></text:h>
      <text:p text:style-name="P14">A boot loader developed for the Stand Alone Tool Kit (SATK) operates within a very simple environment. <text:s/><text:span text:style-name="T89">The CPU and I/O architectures will dictate how things are done within each domain, but the boot loader’</text:span><text:span text:style-name="T90">s </text:span><text:span text:style-name="T89">use of the CPU and memory is the same across all SATK boot loaders.</text:span></text:p>
      <text:p text:style-name="P16"><text:span text:style-name="T90">An</text:span><text:span text:style-name="T87"> SATK boot loader operates </text:span><text:span text:style-name="T90">with</text:span><text:span text:style-name="T87"> a single CPU. <text:s/>That CPU is selected during the externally initiated IPL function and is the CPU to which the IPL function passes control of the system </text:span><text:span text:style-name="T90">thereby initiating execution of the boot loader</text:span><text:span text:style-name="T87">. <text:s/>This is usually the CPU with a zero address, but does not have to be. <text:s/></text:span><text:span text:style-name="T90">The external initiation of the IPL function will control how this occurs.</text:span></text:p>
      <text:p text:style-name="P16"><text:span text:style-name="T90">Once instruction execution by the boot loader starts, it</text:span><text:span text:style-name="T87"> operates with interruptions disabled. <text:s/>The only time it enables </text:span><text:span text:style-name="T92">an</text:span><text:span text:style-name="T87"> interrupt is when it </text:span><text:span text:style-name="T92">expects</text:span><text:span text:style-name="T87"> </text:span><text:span text:style-name="T90">that</text:span><text:span text:style-name="T87"> interruption to occur. <text:s/></text:span><text:span text:style-name="T88">Primarily this is an I/O interruption. <text:s/>This could be a device that interacts with </text:span><text:span text:style-name="T90">a system operator</text:span><text:span text:style-name="T88">, a user interface, or a device used for data access. <text:s/></text:span><text:span text:style-name="T117">This is achieved by entering an enable</text:span><text:span text:style-name="T118">d</text:span><text:span text:style-name="T117"> wait state. <text:s/>Instruction execution ceases due to the wait state. <text:s/>But the enabled interruption can “wake” up the CPU and instruction execution can continue </text:span><text:span text:style-name="T118">because the CPU is enabled to allow the interruption</text:span><text:span text:style-name="T117">. <text:s/>With this design, if the expected interruption does not occur, the boot loader will simply sit waiting for an interruption </text:span><text:span text:style-name="T119">that </text:span><text:span text:style-name="T117">never occur</text:span><text:span text:style-name="T119">s</text:span><text:span text:style-name="T117">.</text:span></text:p>
      <text:p text:style-name="P23">The boot loader is in essence a uni-processor single-tasking environment. <text:s/><text:span text:style-name="T147">It can easily support traditional static save area’s with limited recursion. <text:s/>Any services based upon this approach must be designed such that recursion is limited.</text:span></text:p>
      <text:p text:style-name="P33">The passing of control to the booted program does not change the environment established by the boot loader. <text:s/>Clearly, a booted program could establish its own execution environment thereby abandoning that established by the boot loader.</text:p>
      <text:h text:style-name="Heading_20_2" text:outline-level="2"><text:bookmark-start text:name="__RefHeading___Toc6358_1315682514"/>Boot Loaders<text:bookmark-end text:name="__RefHeading___Toc6358_1315682514"/></text:h>
      <text:p text:style-name="P34">ASMA has the ability to define <text:span text:style-name="T242">a</text:span> PSW or CCW <text:span text:style-name="T242">structure </text:span>based upon the assembler’s target architecture. <text:s/>It uses an automatic <text:span text:style-name="T4">XMODE</text:span> (Execution Mode) setting driven <text:span text:style-name="T242">by </text:span>the assembler’s <text:span text:style-name="T4">-</text:span><text:span text:style-name="T19">t</text:span> command<text:span text:style-name="T229">-</text:span><text:span text:style-name="T230">line argument. <text:s/>While this ensures the correct format, it does not ensure the correct field values or run-time modification to a PSW or CCW. <text:s/>These cases may require inclusion of a macro or locally defined macro to ensure correct assembly.</text:span></text:p>
      <text:p text:style-name="P35"><text:span text:style-name="T230">Boot loaders use three PSW’s. <text:s/>The entry PSW that starts loader execution that becomes part of the IPL function is static in nature. <text:s/>It can utilize the XMODE approach, </text:span><text:span text:style-name="T232">use </text:span><text:span text:style-name="T237">PSW</text:span><text:span text:style-name="T232"> rather than </text:span><text:span text:style-name="T237">PSWxxx</text:span><text:span text:style-name="T232"> when assembling the PSW.</text:span></text:p>
      <text:p text:style-name="P36"><text:span text:style-name="T231">The PSW that causes the processor to wait for an I/O interruption requires different settings enabling <text:s text:c="2"/>I/O interrupts in the S/360 </text:span><text:span text:style-name="T232">or S/370</text:span><text:span text:style-name="T231"> BC-mode PSW (5-bits) than in all other cases (1 bit). <text:s/></text:span><text:span text:style-name="T232">The New I/O PSW used to resume CPU execution is also static. <text:s/>The first </text:span><text:span text:style-name="T233">and last PSW’s</text:span><text:span text:style-name="T232"> </text:span><text:span text:style-name="T234">can</text:span><text:span text:style-name="T232"> utilize the X</text:span><text:span text:style-name="T233">MODE </text:span><text:soft-page-break/><text:span text:style-name="T233">setting. <text:s/>The waiting PSW will require generat</text:span><text:span text:style-name="T234">ion</text:span><text:span text:style-name="T233"> from within a macro that understands what each architecture mode needs </text:span><text:span text:style-name="T234">for the waiting bits. <text:s/>That should not be an issue, because the actual execution of the I/O, </text:span><text:span text:style-name="T235">which includes the waiting PSW,</text:span><text:span text:style-name="T234"> should probably occur from within a macro anyway </text:span><text:span text:style-name="T235">as part of a service</text:span><text:span text:style-name="T234">.</text:span></text:p>
      <text:p text:style-name="P37"><text:span text:style-name="T234">H</text:span><text:span text:style-name="T230">andling of the I/O interruption code occurs within the I/O process. <text:s/>As with the waiting PSW generation, this should be generated based upon </text:span><text:span text:style-name="T236">&amp;ARCHLVL</text:span><text:span text:style-name="T241">, the global arithmetic value set by the SATK </text:span><text:span text:style-name="T238">ARCHLVL</text:span><text:span text:style-name="T241"> macro based upon the ASMA command-line.</text:span></text:p>
      <text:p text:style-name="P38"><text:span text:style-name="T239">Boot Loaders provide </text:span><text:span text:style-name="T240">five</text:span><text:span text:style-name="T239"> basic functions:</text:span></text:p>
      <text:list xml:id="list73166361" text:style-name="L4">
        <text:list-item>
          <text:p text:style-name="P595"><text:span text:style-name="T240">initialize</text:span><text:span text:style-name="T239"> I/O operations </text:span><text:span text:style-name="T240">for reading a directed record</text:span><text:span text:style-name="T239"> (</text:span><text:span text:style-name="T240">device and </text:span><text:span text:style-name="T239">I/O architecture specific)</text:span></text:p>
        </text:list-item>
        <text:list-item>
          <text:p text:style-name="P596">reading a directed record using I/O operations (<text:span text:style-name="T499">device </text:span>I/O architecture specific)</text:p>
        </text:list-item>
        <text:list-item>
          <text:p text:style-name="P596">adjust for reading the next record (device and I/O architecture specific)</text:p>
        </text:list-item>
        <text:list-item>
          <text:p text:style-name="P597">moving the directed record’s contents to memory (CPU architecture specific)</text:p>
        </text:list-item>
        <text:list-item>
          <text:p text:style-name="P597">transferring control to the booted program <text:span text:style-name="T243">(CPU architecture specific)</text:span>.</text:p>
        </text:list-item>
      </text:list>
      <text:p text:style-name="P38"/>
      <text:p text:style-name="P49"/>
      <text:h text:style-name="P563" text:outline-level="1"><text:bookmark-start text:name="__RefHeading___Toc6275_2038611591"/>Boot Loader Services<text:bookmark-end text:name="__RefHeading___Toc6275_2038611591"/></text:h>
      <text:p text:style-name="P29"><text:span text:style-name="T176">The path to finding a boot loader’s service has as its foundation </text:span><text:span text:style-name="T271">in</text:span><text:span text:style-name="T176"> the LOD1 record </text:span><text:span text:style-name="T271">content</text:span><text:span text:style-name="T176">. <text:s/>The field at </text:span><text:span text:style-name="T166">+48 decimal (+30 hexadecimal), contains the address of the Boot Load</text:span><text:span text:style-name="T167">er</text:span><text:span text:style-name="T166"> Service </text:span><text:span text:style-name="T175">Entry</text:span><text:span text:style-name="T166">. <text:s/>The boot loader itself must establish this address within the LOD1 record at address X’000270’. <text:s/></text:span><text:span text:style-name="T168">This field within LOD1 is only valid if the boot loader services flag byte at address X’000257’ is </text:span><text:span text:style-name="T96">not</text:span><text:span text:style-name="T168"> zero. <text:s/>The </text:span><text:span text:style-name="T7">iplasma.odt</text:span><text:span text:style-name="T168"> or </text:span><text:span text:style-name="T7">iplasma.pdf</text:span><text:span text:style-name="T168"> document does not define how this flag byte is used. <text:s/>That is left to the boot loader </text:span><text:span text:style-name="T175">and is defined </text:span><text:span text:style-name="T535">on this document</text:span><text:span text:style-name="T168">.</text:span></text:p>
      <text:p text:style-name="P189"><text:span text:style-name="T177">Boot Loader Services use the save area linkage conventions described </text:span><text:span text:style-name="T535">in later sections</text:span><text:span text:style-name="T177"> when accessing a service.</text:span></text:p>
      <text:p text:style-name="P30">The boot loader services entry address in the LOD1 record is used for all boot loader service requests.</text:p>
      <text:p text:style-name="P27"><text:span text:style-name="T177">Each supported service is assigned an identifying number, a service ID. <text:s/></text:span><text:span text:style-name="T168">The flag byte used by an SATK boot loader is the </text:span><text:span text:style-name="T271">start of invalid </text:span><text:span text:style-name="T174">service ID’</text:span><text:span text:style-name="T271">s.</text:span><text:span text:style-name="T174"> <text:s/></text:span><text:span text:style-name="T271">It is the number of supported services plus 1.</text:span></text:p>
      <text:p text:style-name="P31">All services utilize register 1 for the address of a Service Parameter Block (SPB). <text:s/>The minimum SPB is four bytes in length. <text:s/>The first two bytes contain the service ID of the request. <text:s/>The next two bytes may optionally be used by the service for request information. <text:s/><text:span text:style-name="T178">A</text:span> service may <text:span text:style-name="T178">also extend the SPB with additional request related information.</text:span></text:p>
      <table:table table:name="Table3" table:style-name="Table3">
        <table:table-column table:style-name="Table3.A"/>
        <table:table-column table:style-name="Table3.B"/>
        <table:table-column table:style-name="Table3.C"/>
        <table:table-row>
          <table:table-cell table:style-name="Table3.A1" office:value-type="string">
            <text:p text:style-name="P208">Service ID</text:p>
          </table:table-cell>
          <table:table-cell table:style-name="Table3.A1" office:value-type="string">
            <text:p text:style-name="P208">Service Info.</text:p>
          </table:table-cell>
          <table:table-cell table:style-name="Table3.A1" office:value-type="string">
            <text:p text:style-name="P208">Service Parameter Block Exten<text:span text:style-name="T572">s</text:span>ion <text:span text:style-name="T178">(SPBE)</text:span></text:p>
          </table:table-cell>
        </table:table-row>
        <table:table-row>
          <table:table-cell table:style-name="Table3.A1" office:value-type="string">
            <text:p text:style-name="P209">+0</text:p>
          </table:table-cell>
          <table:table-cell table:style-name="Table3.A1" office:value-type="string">
            <text:p text:style-name="P209">+2</text:p>
          </table:table-cell>
          <table:table-cell table:style-name="Table3.A1" office:value-type="string">
            <text:p text:style-name="P209">+4 . . .</text:p>
          </table:table-cell>
        </table:table-row>
      </table:table>
      <text:p text:style-name="P12"/>
      <text:p text:style-name="P163">In the case where one service calls another, general register must be preserved by the calling service. <text:s/>Otherwise, its content is lost when the second service is called. <text:s/>The easiest way to accomplish that is utilization of a different register when the service accesses the SPB(E). </text:p>
      <text:p text:style-name="P68">An invalid service ID results in a return code of a <text:span text:style-name="T458">negative</text:span> integer. <text:s/>All other return codes are zero (successful) or a positive value indicating the nature of the encountered <text:span text:style-name="T458">situation</text:span>. <text:s/><text:span text:style-name="T369">Each service documents the failure or warning conditions.</text:span></text:p>
      <text:p text:style-name="P66">The following table summarizes boot loader servic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439">Service ID</text:p>
            </table:table-cell>
            <table:table-cell table:style-name="Table4.A1" office:value-type="string">
              <text:p text:style-name="P439">Name</text:p>
            </table:table-cell>
            <table:table-cell table:style-name="Table4.A1" office:value-type="string">
              <text:p text:style-name="P439">Service Info.</text:p>
            </table:table-cell>
            <table:table-cell table:style-name="Table4.A1" office:value-type="string">
              <text:p text:style-name="P439">SPBE</text:p>
            </table:table-cell>
            <table:table-cell table:style-name="Table4.A1" office:value-type="string">
              <text:p text:style-name="P447"><text:span text:style-name="T365">Service </text:span>Description</text:p>
            </table:table-cell>
          </table:table-row>
        </table:table-header-rows>
        <table:table-row>
          <table:table-cell table:style-name="Table4.A3" office:value-type="string">
            <text:p text:style-name="P284">0</text:p>
          </table:table-cell>
          <table:table-cell table:style-name="Table4.B2" office:value-type="string">
            <text:p text:style-name="P241">NO<text:span text:style-name="T403">O</text:span>P</text:p>
          </table:table-cell>
          <table:table-cell table:style-name="Table4.C2" office:value-type="string">
            <text:p text:style-name="P286">yes</text:p>
          </table:table-cell>
          <table:table-cell table:style-name="Table4.D2" office:value-type="string">
            <text:p text:style-name="P284">none</text:p>
          </table:table-cell>
          <table:table-cell table:style-name="Table4.E2" office:value-type="string">
            <text:p text:style-name="P285">Tests the service framework</text:p>
          </table:table-cell>
        </table:table-row>
        <table:table-row>
          <table:table-cell table:style-name="Table4.A3" office:value-type="string">
            <text:p text:style-name="P297">1</text:p>
          </table:table-cell>
          <table:table-cell table:style-name="Table4.B3" office:value-type="string">
            <text:p text:style-name="P239">IO<text:span text:style-name="T401">INIT</text:span></text:p>
          </table:table-cell>
          <table:table-cell table:style-name="Table4.C3" office:value-type="string">
            <text:p text:style-name="P235">yes</text:p>
          </table:table-cell>
          <table:table-cell table:style-name="Table4.D3" office:value-type="string">
            <text:p text:style-name="P353">yes</text:p>
          </table:table-cell>
          <table:table-cell table:style-name="Table4.E3" office:value-type="string">
            <text:p text:style-name="P236">I/O system initialization</text:p>
          </table:table-cell>
        </table:table-row>
        <table:table-row>
          <table:table-cell table:style-name="Table4.A5" office:value-type="string">
            <text:p text:style-name="P417">2</text:p>
          </table:table-cell>
          <table:table-cell table:style-name="Table4.B4" office:value-type="string">
            <text:p text:style-name="P242">QIOT</text:p>
          </table:table-cell>
          <table:table-cell table:style-name="Table4.C4" office:value-type="string">
            <text:p text:style-name="P305">yes</text:p>
          </table:table-cell>
          <table:table-cell table:style-name="Table4.D4" office:value-type="string">
            <text:p text:style-name="P305">yes</text:p>
          </table:table-cell>
          <table:table-cell table:style-name="Table4.E4" office:value-type="string">
            <text:p text:style-name="P306">Query I/O table for a device</text:p>
          </table:table-cell>
        </table:table-row>
        <table:table-row>
          <table:table-cell table:style-name="Table4.A5" office:value-type="string">
            <text:p text:style-name="P417">3</text:p>
          </table:table-cell>
          <table:table-cell table:style-name="Table4.B5" office:value-type="string">
            <text:p text:style-name="P240">ENADEV</text:p>
          </table:table-cell>
          <table:table-cell table:style-name="Table4.C5" office:value-type="string">
            <text:p text:style-name="P237">yes</text:p>
          </table:table-cell>
          <table:table-cell table:style-name="Table4.D5" office:value-type="string">
            <text:p text:style-name="P340">yes</text:p>
          </table:table-cell>
          <table:table-cell table:style-name="Table4.E5" office:value-type="string">
            <text:p text:style-name="P238">Enable a device for I/O use, <text:span text:style-name="T409">add</text:span><text:span text:style-name="T444">ed</text:span><text:span text:style-name="T409"> to the I/O </text:span><text:span text:style-name="T444">T</text:span><text:span text:style-name="T409">able</text:span></text:p>
          </table:table-cell>
        </table:table-row>
        <table:table-row>
          <table:table-cell table:style-name="Table4.A6" office:value-type="string">
            <text:p text:style-name="P417">4</text:p>
          </table:table-cell>
          <table:table-cell table:style-name="Table4.B6" office:value-type="string">
            <text:p text:style-name="P240">EXC<text:span text:style-name="T364">P</text:span></text:p>
          </table:table-cell>
          <table:table-cell table:style-name="Table4.C6" office:value-type="string">
            <text:p text:style-name="P283">yes</text:p>
          </table:table-cell>
          <table:table-cell table:style-name="Table4.D6" office:value-type="string">
            <text:p text:style-name="P282">ORB</text:p>
          </table:table-cell>
          <table:table-cell table:style-name="Table4.E6" office:value-type="string">
            <text:p text:style-name="P238">Perform an I/O operation with the enabled device</text:p>
          </table:table-cell>
        </table:table-row>
        <table:table-row>
          <table:table-cell table:style-name="Table4.A7" office:value-type="string">
            <text:p text:style-name="P417">5</text:p>
          </table:table-cell>
          <table:table-cell table:style-name="Table4.B7" office:value-type="string">
            <text:p text:style-name="P247">PNDING</text:p>
          </table:table-cell>
          <table:table-cell table:style-name="Table4.C7" office:value-type="string">
            <text:p text:style-name="P352">no</text:p>
          </table:table-cell>
          <table:table-cell table:style-name="Table4.D7" office:value-type="string">
            <text:p text:style-name="P352">yes</text:p>
          </table:table-cell>
          <table:table-cell table:style-name="Table4.E7" office:value-type="string">
            <text:p text:style-name="P418"><text:span text:style-name="T540">Locate pending I/O </text:span><text:span text:style-name="T539">action</text:span><text:span text:style-name="T540"> processing</text:span></text:p>
          </table:table-cell>
        </table:table-row>
        <table:table-row>
          <table:table-cell table:style-name="Table4.A8" office:value-type="string">
            <text:p text:style-name="P417">6</text:p>
          </table:table-cell>
          <table:table-cell table:style-name="Table4.B8" office:value-type="string">
            <text:p text:style-name="P264">SENSE</text:p>
          </table:table-cell>
          <table:table-cell table:style-name="Table4.C8" office:value-type="string">
            <text:p text:style-name="P403">yes</text:p>
          </table:table-cell>
          <table:table-cell table:style-name="Table4.D8" office:value-type="string">
            <text:p text:style-name="P403">yes</text:p>
          </table:table-cell>
          <table:table-cell table:style-name="Table4.E8" office:value-type="string">
            <text:p text:style-name="P404">Read sense data from the device <text:span text:style-name="T571">(planned)</text:span></text:p>
          </table:table-cell>
        </table:table-row>
      </table:table>
      <text:p text:style-name="P483"><text:soft-page-break/></text:p>
      <text:p text:style-name="Text_20_body">Care must be taken with assembler <text:span text:style-name="T4">USING</text:span> statements. <text:s/>If a service establishes addressing with a <text:span text:style-name="T4">USING</text:span>, <text:span text:style-name="T466">it</text:span> can “leak” out into other services which actually know nothing about it. <text:s/>Make sure that all established <text:span text:style-name="T4">USING</text:span> statements have a corresponding <text:span text:style-name="T4">DROP</text:span> statement at the end of the service, typically before the <text:span text:style-name="T4">SERVRTN</text:span> macro.</text:p>
      <text:p text:style-name="P126">Equally important is the usage of R1 as the address of the SPB that is input to the a service called by another service. <text:s/>While it will be preserved across the service call, it will not be restored to the caller’s input SPB address. <text:s/>It <text:span text:style-name="T498">will </text:span>necessar<text:span text:style-name="T498">ily</text:span> point to the input SPB before calling the other service. <text:s/>Hence, upon return, R1 still points to the SPB of the service from which the program has returned. <text:s/>The original R1 contents used by the calling service is lost. <text:s/>When using the calling conventions described above, R1 must be considered as volatile and preserved either in storage or another register before one service calls another.</text:p>
      <text:p text:style-name="Text_20_body"/>
      <text:p text:style-name="P116"/>
      <text:h text:style-name="P568" text:outline-level="2"><text:bookmark-start text:name="__RefHeading___Toc15290_2219303167"/>BLSCALL – Calling a Boot Loader Service<text:bookmark-end text:name="__RefHeading___Toc15290_2219303167"/></text:h>
      <text:p text:style-name="P117"><text:span text:style-name="T91">Source File</text:span>: <text:span text:style-name="T4">lodrmac/BLSCALL.mac</text:span></text:p>
      <text:p text:style-name="P6"><text:span text:style-name="T91">Macro Format</text:span>:</text:p>
      <text:p text:style-name="P535">[label] <text:s text:c="2"/>BLSCALL <text:s/>SPB=label,SA=label</text:p>
      <text:p text:style-name="P182"><text:span text:style-name="T317">The </text:span><text:span text:style-name="T48">BLSCALL</text:span><text:span text:style-name="T317"> macro implements a call to a boot loader service. <text:s/>A Service Parameter Block plus extension, when required, and a save area must both be supplied. <text:s/></text:span><text:span text:style-name="T318">The </text:span><text:span text:style-name="T321">service </text:span><text:span text:style-name="T318">call is performed and a return code is supplied in general register 15.</text:span></text:p>
      <text:p text:style-name="P185"><text:span text:style-name="T91">Assembly Considerations</text:span><text:span text:style-name="T280">:</text:span></text:p>
      <text:p text:style-name="P540"><text:span text:style-name="T280">The call is dependent upon the LOD1 assigned storage area for entry to the service. <text:s/></text:span><text:span text:style-name="T318">A base register must be assigned to the assigned storage area </text:span><text:span text:style-name="T320">DSECT</text:span><text:span text:style-name="T318"> (not the LOD1 structure itself), usually general register 0.</text:span></text:p>
      <text:p text:style-name="P541"><text:span text:style-name="T280">The service ID is specified within the SPB. <text:s/>The creation of the SPB and extension when required is the responsibility of the program. <text:s/>No macros are supplied for this purpose. <text:s/></text:span><text:span text:style-name="T321">The layout of the SPB for all services can be accessed by using the </text:span><text:span text:style-name="T49">BLSPB</text:span><text:span text:style-name="T321"> macro.</text:span></text:p>
      <text:p text:style-name="P541"><text:span text:style-name="T280">The service ID for each service, as an equated symbol, can be generated using the </text:span><text:span text:style-name="T43">BLSTABLE</text:span><text:span text:style-name="T280"> macro. <text:s/>Because ID’s can change, it is recommended that this macro and the generated symbols be used within the SPB for a requested service’</text:span><text:span text:style-name="T319">s ID.</text:span></text:p>
      <text:p text:style-name="P183"><text:span text:style-name="T115">Execution Considerations</text:span><text:span text:style-name="T318">:</text:span></text:p>
      <text:p text:style-name="P542"><text:span text:style-name="T318">E</text:span><text:span text:style-name="T280">xamination of the return code is required. <text:s/>The return code will indicate a negative value if the requested service ID is not available. <text:s/>Testing of this condition can occur in all architectures using a </text:span><text:span text:style-name="T43">$LTR</text:span><text:span text:style-name="T280"> operator synonym and branching as appropriate.</text:span></text:p>
      <text:p text:style-name="P549"><text:span text:style-name="T323">Valid return codes from a service can be inspected with appropriate transfer of control by means of a branch table. <text:s/>The branch table will </text:span><text:span text:style-name="T322">usually </text:span><text:span text:style-name="T323">immediately follow the preceding test, when present, or the </text:span><text:span text:style-name="T52">BLSCALL</text:span><text:span text:style-name="T323"> macro itself. <text:s/>It will typically use general register 15 as an index and the sequence of branches will transfer control as appropriate. <text:s/>The following is an example of how the program may perform these tests.</text:span></text:p>
      <text:p text:style-name="P555">BLSCALL ...</text:p>
      <text:p text:style-name="P555">$LTR <text:s/>15,15 <text:s text:c="6"/><text:span text:style-name="T533">Test for a bad service ID</text:span></text:p>
      <text:p text:style-name="P554"><text:span text:style-name="T4">$BN <text:s text:c="2"/></text:span><text:span text:style-name="T73">IDBAD <text:s text:c="6"/></text:span><text:span text:style-name="T74">If bad, handle the situation</text:span></text:p>
      <text:p text:style-name="P555">B <text:s text:c="3"/>*+4(15) <text:s text:c="5"/><text:span text:style-name="T533">Test valid return codes</text:span></text:p>
      <text:p text:style-name="P555">$B <text:s text:c="3"/>OK <text:s text:c="9"/><text:span text:style-name="T533">If 0, transfer to successful code</text:span></text:p>
      <text:p text:style-name="P555">$B <text:s text:c="3"/>WARNING <text:s text:c="4"/><text:span text:style-name="T533">If 4, handle the warning/error condition</text:span></text:p>
      <text:p text:style-name="P555">$B <text:s text:c="3"/>ERROR <text:s text:c="6"/><text:span text:style-name="T533">If 8, handle the error conditions</text:span></text:p>
      <text:p text:style-name="P186"><text:soft-page-break/></text:p>
      <text:p text:style-name="P543"><text:span text:style-name="T533">The test for a bad service ID is </text:span><text:span text:style-name="T534">particularly useful</text:span><text:span text:style-name="T533"> during program development. <text:s/>It will typically result from incorrect addressing of the SPB. <text:s/>If not tested, the </text:span><text:span text:style-name="T74">B</text:span><text:span text:style-name="T533"> instruction will transfer control to some unexpected location and typically result in a program interruption.</text:span></text:p>
      <text:p text:style-name="P543"><text:span text:style-name="T533">Note that the </text:span><text:span text:style-name="T74">B</text:span><text:span text:style-name="T533"> instruction is used and not a </text:span><text:span text:style-name="T74">$B</text:span><text:span text:style-name="T533"> when branching into the branch table. <text:s/>This is because access to the branch table requires an index register. <text:s/></text:span><text:span text:style-name="T74">$B</text:span><text:span text:style-name="T533"> can utilize instructions that do not have an index register in some architectures.</text:span></text:p>
      <text:p text:style-name="P187"><text:span text:style-name="T91">Label Field Usage</text:span>:</text:p>
      <text:p text:style-name="P545">The label field is associated with the first instruction generated by the macro when present.</text:p>
      <text:p text:style-name="P506"><text:span text:style-name="T91">Positional Parameters</text:span>: None</text:p>
      <text:p text:style-name="P506"><text:span text:style-name="T91">Keyword Parameters</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75">Keyword</text:p>
            </table:table-cell>
            <table:table-cell table:style-name="Table20.A1" office:value-type="string">
              <text:p text:style-name="P475">Default</text:p>
            </table:table-cell>
            <table:table-cell table:style-name="Table20.C1" office:value-type="string">
              <text:p text:style-name="P475">Description</text:p>
            </table:table-cell>
          </table:table-row>
        </table:table-header-rows>
        <table:table-row>
          <table:table-cell table:style-name="Table20.A2" office:value-type="string">
            <text:p text:style-name="P266">SPB</text:p>
          </table:table-cell>
          <table:table-cell table:style-name="Table20.A2" office:value-type="string">
            <text:p text:style-name="P326">none</text:p>
          </table:table-cell>
          <table:table-cell table:style-name="Table20.C2" office:value-type="string">
            <text:p text:style-name="P416"><text:span text:style-name="T222">The label </text:span><text:span text:style-name="T223">associated with the SPB of the service being called. <text:s/>If omitted the macro assumes that general register 1 has already been loaded with the address of the SPB.</text:span></text:p>
          </table:table-cell>
        </table:table-row>
        <table:table-row>
          <table:table-cell table:style-name="Table20.A2" office:value-type="string">
            <text:p text:style-name="P266">SA</text:p>
          </table:table-cell>
          <table:table-cell table:style-name="Table20.A2" office:value-type="string">
            <text:p text:style-name="P326">none</text:p>
          </table:table-cell>
          <table:table-cell table:style-name="Table20.C2" office:value-type="string">
            <text:p text:style-name="P416"><text:span text:style-name="T222">The label </text:span><text:span text:style-name="T223">associated with the save area used for register preservation during the call. <text:s/>If omitted the macro assumes that general register 13 already contains the save area address.</text:span></text:p>
          </table:table-cell>
        </table:table-row>
      </table:table>
      <text:p text:style-name="P518"/>
      <text:p text:style-name="Text_20_body"><text:span text:style-name="T91">Programming Note</text:span>:</text:p>
      <text:p text:style-name="P188"><text:span text:style-name="T534">A save area is an area of 18 full or double words, depending upon the architecture of the CPU. <text:s/>The </text:span><text:span text:style-name="T75">SAVEAREA</text:span><text:span text:style-name="T534"> macro may be used to create this area or the programmer can create it using the </text:span><text:span text:style-name="T75">DC</text:span><text:span text:style-name="T534"> assembler operation.</text:span></text:p>
      <text:p text:style-name="P9"/>
      <text:p text:style-name="P9"/>
      <text:h text:style-name="P569" text:outline-level="2"><text:bookmark-start text:name="__RefHeading___Toc7614_965947581"/><text:span text:style-name="T544">B</text:span>LSIOT – Boot Loader Services Input/Output Table <text:span text:style-name="T557">Entry</text:span><text:bookmark-end text:name="__RefHeading___Toc7614_965947581"/></text:h>
      <text:p text:style-name="P192"><text:span text:style-name="T201">Source File</text:span><text:span text:style-name="T214">: </text:span><text:span text:style-name="T48">lodrmac/BLS</text:span><text:span text:style-name="T54">IOT</text:span><text:span text:style-name="T48">.mac</text:span></text:p>
      <text:p text:style-name="P191"><text:span text:style-name="T202">M</text:span><text:span text:style-name="T196">acro Format</text:span><text:span text:style-name="T211">:</text:span></text:p>
      <text:p text:style-name="P539">[label] <text:s/>BLSIOT</text:p>
      <text:p text:style-name="P192"><text:span text:style-name="T216">The </text:span><text:span text:style-name="T54">BLSIOT</text:span><text:span text:style-name="T216"> macro generates a DSECT allowing access to </text:span><text:span text:style-name="T215">a</text:span><text:span text:style-name="T216"> boot loader Input/Output Table (IOT) </text:span><text:span text:style-name="T215">entry</text:span><text:span text:style-name="T216">. <text:s/></text:span><text:span text:style-name="T215">The boot loader table itself </text:span><text:span text:style-name="T217">is considered a</text:span><text:span text:style-name="T215"> boot loader </text:span><text:span text:style-name="T217">resource,</text:span><text:span text:style-name="T215"> but its entries are shared with service callers.</text:span></text:p>
      <text:p text:style-name="P193"><text:span text:style-name="T196">Assembly Considerations</text:span><text:span text:style-name="T211">: None</text:span></text:p>
      <text:p text:style-name="P193"><text:span text:style-name="T196">Execution Considerations</text:span><text:span text:style-name="T211">:</text:span></text:p>
      <text:p text:style-name="P551"><text:span text:style-name="T215">Depending upon the device involved, access to the IOT entry will vary from minimal to many uses. <text:s/>At a minimum, when a device is enabled by the </text:span><text:span text:style-name="T55">ENADEV</text:span><text:span text:style-name="T215"> service, the caller must provide a device type that is derived from the information in the </text:span><text:span text:style-name="T55">BLSIOT</text:span><text:span text:style-name="T215"> for that device. <text:s/>Most devices have values that should be used as documented by the </text:span><text:span text:style-name="T55">BLSTYP</text:span><text:span text:style-name="T215"> field contents.</text:span></text:p>
      <text:p text:style-name="P552"><text:span text:style-name="T215">T</text:span><text:span text:style-name="T211">he </text:span><text:span text:style-name="T43">ENADEV</text:span><text:span text:style-name="T211"> service returns the address of the entry created for the enabled device. <text:s/>Use of the device by a service caller will require use of the address provided by the </text:span><text:span text:style-name="T43">ENADEV</text:span><text:span text:style-name="T211"> service.</text:span></text:p>
      <text:p text:style-name="P548">The IOT, as created within the boot loader, is restricted to eight devices. <text:s/>The IPL device is always one of the eight devices. <text:s/>To support more entries, re-assemble the boot loader with additional devices.</text:p>
      <text:p text:style-name="P553"><text:span text:style-name="T215">T</text:span><text:span text:style-name="T211">he later section in this document, “Input/Output Table”, has more information about the table’s entries.</text:span></text:p>
      <text:p text:style-name="P193"><text:span text:style-name="T196">Label Field Usage</text:span><text:span text:style-name="T211">:</text:span></text:p>
      <text:p text:style-name="P548">The label field provides the name of the IOT entry DSECT. <text:s/>It is required.</text:p>
      <text:p text:style-name="P516"><text:span text:style-name="T196">Positional Parameters</text:span><text:span text:style-name="T211">: None</text:span></text:p>
      <text:p text:style-name="P516"><text:span text:style-name="T196">Keyword Parameters</text:span><text:span text:style-name="T211">: None</text:span></text:p>
      <text:p text:style-name="P10"/>
      <text:p text:style-name="P9"/>
      <text:p text:style-name="P8"/>
      <text:p text:style-name="P8"/>
      <text:p text:style-name="P188"/>
      <text:h text:style-name="P568" text:outline-level="2"><text:bookmark-start text:name="__RefHeading___Toc15400_2219303167"/>BLSPB – Boot Loader Services Parameter Block<text:bookmark-end text:name="__RefHeading___Toc15400_2219303167"/></text:h>
      <text:p text:style-name="P184"><text:span text:style-name="T116">Source File</text:span><text:span text:style-name="T317">: </text:span><text:span text:style-name="T48">lodrmac/BLS</text:span><text:span text:style-name="T50">PB</text:span><text:span text:style-name="T48">.mac</text:span></text:p>
      <text:p text:style-name="P7"><text:span text:style-name="T91">Macro Format</text:span>:</text:p>
      <text:p text:style-name="P536"><text:s text:c="10"/><text:span text:style-name="T541">BLSPB</text:span></text:p>
      <text:p text:style-name="P507">The <text:span text:style-name="T4">BLSPB</text:span> macro generates a DSECT, <text:span text:style-name="T4">SPB</text:span>, that defines how each service uses the SPB.</text:p>
      <text:p text:style-name="P190"><text:span text:style-name="T91">Assembly Considerations</text:span>:</text:p>
      <text:p text:style-name="P544">DSECT SPB also contains coding examples for each service. <text:s/>These examples indicate how the SPB and SPBE, when used, can be coded. <text:s/>The DSECT is most useful when the program accesses the SPB or SPBE to supply information to the service or utilize the service results.</text:p>
      <text:p text:style-name="P190"><text:span text:style-name="T115">Execution Considerations</text:span><text:span text:style-name="T318">: </text:span><text:span text:style-name="T280">None</text:span></text:p>
      <text:p text:style-name="P190"><text:span text:style-name="T91">Label Field Usage</text:span><text:span text:style-name="T280">: </text:span></text:p>
      <text:p text:style-name="P544"><text:span text:style-name="T280">The label field is not used by the </text:span><text:span text:style-name="T43">BLSPB</text:span><text:span text:style-name="T280"> macro. <text:s/>Nor can the DSECT name for the SPB be changed.</text:span></text:p>
      <text:p text:style-name="P512"><text:span text:style-name="T91">Positional Parameters</text:span><text:span text:style-name="T280">: None</text:span></text:p>
      <text:p text:style-name="P512"><text:span text:style-name="T91">Keyword Parameters</text:span><text:span text:style-name="T280">: None</text:span></text:p>
      <text:p text:style-name="P500"/>
      <text:p text:style-name="P500"/>
      <text:h text:style-name="P568" text:outline-level="2"><text:bookmark-start text:name="__RefHeading___Toc7616_965947581"/>BLSTABLE – Boot Loader Service Table<text:bookmark-end text:name="__RefHeading___Toc7616_965947581"/></text:h>
      <text:p text:style-name="P515"><text:span text:style-name="T116">Source File</text:span><text:span text:style-name="T317">: </text:span><text:span text:style-name="T48">lodrmac/BLS</text:span><text:span text:style-name="T53">TABLE</text:span><text:span text:style-name="T48">.mac</text:span></text:p>
      <text:p text:style-name="P501"><text:span text:style-name="T91">Macro Format</text:span>:</text:p>
      <text:p text:style-name="P538"><text:s text:c="10"/>BLSTABLE</text:p>
      <text:p text:style-name="P502"><text:span text:style-name="T4">BLSTABLE</text:span> generates a sequence of EQUATE symbols corresponding to the boot loader service ID’s.</text:p>
      <text:p text:style-name="P502"><text:span text:style-name="T91">Assembly Considerations</text:span>:</text:p>
      <text:p text:style-name="P550"><text:span text:style-name="T324">While use of the symbols is not required, changes to the boot loader services </text:span><text:span text:style-name="T325">occur</text:span><text:span text:style-name="T324"> chang</text:span><text:span text:style-name="T325">ing</text:span><text:span text:style-name="T324"> the ID. <text:s/>Use of the provided symbols will always generate the correct service ID.</text:span></text:p>
      <text:p text:style-name="P502"><text:span text:style-name="T91">Execution Considerations</text:span>: None.</text:p>
      <text:p text:style-name="P502"><text:span text:style-name="T91">Label Field Usage</text:span>: The label field is not supported.</text:p>
      <text:p text:style-name="P502"><text:span text:style-name="T91">Positional Parameters</text:span>: None.</text:p>
      <text:p text:style-name="P520"><text:span text:style-name="T91">Keyword Parameters</text:span>: None.</text:p>
      <text:p text:style-name="P500"/>
      <text:h text:style-name="P568" text:outline-level="2"><text:bookmark-start text:name="__RefHeading___Toc15402_2219303167"/>SAVEAREA – The Boot Loader Save Area<text:bookmark-end text:name="__RefHeading___Toc15402_2219303167"/></text:h>
      <text:p text:style-name="P513"><text:span text:style-name="T116">Source File</text:span><text:span text:style-name="T317">: </text:span><text:span text:style-name="T48">lodrmac/</text:span><text:span text:style-name="T51">SAVEAREA</text:span><text:span text:style-name="T48">.mac</text:span></text:p>
      <text:p text:style-name="P509"><text:span text:style-name="T91">Macro Format</text:span>:</text:p>
      <text:p text:style-name="P537">[label] SAVEAREA DSECT=[YES|<text:span text:style-name="T91">NO</text:span>|BOTH],REGSZ=[32|64]</text:p>
      <text:p text:style-name="P514">SAVEAREA<text:span text:style-name="T194"> creates either a DSECT </text:span><text:span text:style-name="T224">of a save area </text:span><text:span text:style-name="T194">or an </text:span><text:span text:style-name="T224">actual save area within the assembly. <text:s/>The size of the save area is determined by either the current assembly architecture level or, when specified, the register size, in bits, used by the CPU.</text:span></text:p>
      <text:p text:style-name="P511"><text:span text:style-name="T91">Assembly Considerations</text:span>: None</text:p>
      <text:p text:style-name="P511"><text:span text:style-name="T91">Execution Considerations</text:span>: None</text:p>
      <text:p text:style-name="P508"><text:span text:style-name="T91">Label Field Usage</text:span>:</text:p>
      <text:p text:style-name="P546">When a DSECT is not generated, the label field is associated with the start of the generated save area. <text:s/>When a DSECT is generated, the label field is ignored. <text:s/>A DSECT generated by this macro will have a fixed name along with its fields.</text:p>
      <text:p text:style-name="P510"><text:span text:style-name="T91">Execution Considerations</text:span>:</text:p>
      <text:p text:style-name="P547">The size of the save area must match that of the execution mode of the boot loader. <text:s/>In particular if the boot loader is using 32-bit registers, a booted program that might call the service must not change to 64-bit register <text:span text:style-name="T543">usage independent of the boot loader.</text:span></text:p>
      <text:p text:style-name="P510"><text:span text:style-name="T91">Positional Parameters</text:span>: None</text:p>
      <text:p text:style-name="P510"><text:span text:style-name="T91">Keyword Parameters</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76">Keyword</text:p>
            </table:table-cell>
            <table:table-cell table:style-name="Table18.A1" office:value-type="string">
              <text:p text:style-name="P476">Default</text:p>
            </table:table-cell>
            <table:table-cell table:style-name="Table18.C1" office:value-type="string">
              <text:p text:style-name="P476">Description</text:p>
            </table:table-cell>
          </table:table-row>
        </table:table-header-rows>
        <table:table-row>
          <table:table-cell table:style-name="Table18.A2" office:value-type="string">
            <text:p text:style-name="P267">DSECT</text:p>
          </table:table-cell>
          <table:table-cell table:style-name="Table18.A2" office:value-type="string">
            <text:p text:style-name="P268">NO</text:p>
          </table:table-cell>
          <table:table-cell table:style-name="Table18.C2" office:value-type="string">
            <text:p text:style-name="P328">Three possible values area accepted:</text:p>
            <text:list xml:id="list1224192925" text:style-name="L5">
              <text:list-item>
                <text:p text:style-name="P575"><text:span text:style-name="T4">YES</text:span> – a DSECT for the usage of the register size is created</text:p>
              </text:list-item>
              <text:list-item>
                <text:p text:style-name="P575"><text:span text:style-name="T4">BOTH</text:span> – two DSECT’s are created, one for each register size</text:p>
              </text:list-item>
              <text:list-item>
                <text:p text:style-name="P575"><text:span text:style-name="T4">NO</text:span> – A DSECT is not generated. <text:s/>Rather a save area in storage is assembled.</text:p>
              </text:list-item>
            </text:list>
          </table:table-cell>
        </table:table-row>
        <table:table-row>
          <table:table-cell table:style-name="Table18.A2" office:value-type="string">
            <text:p text:style-name="P269">REGSZ</text:p>
          </table:table-cell>
          <table:table-cell table:style-name="Table18.A2" office:value-type="string">
            <text:p text:style-name="P327">none</text:p>
          </table:table-cell>
          <table:table-cell table:style-name="Table18.C2" office:value-type="string">
            <text:p text:style-name="P329"><text:span text:style-name="T542">S</text:span>pecifies the size of the register used by the CPU:</text:p>
            <text:list xml:id="list125197242" text:style-name="L6">
              <text:list-item>
                <text:p text:style-name="P576"><text:span text:style-name="T4">32</text:span> – Indicates that the CPU is using 32-bit registers. <text:s/>The save area or DSECT uses fullwords.</text:p>
              </text:list-item>
              <text:list-item>
                <text:p text:style-name="P576"><text:span text:style-name="T4">64</text:span> – Indicates that the CPU is using 64-bit registers. <text:s/>The save area or DSECT uses doublewords.</text:p>
              </text:list-item>
            </text:list>
            <text:p text:style-name="P329">If omitted the register size is implied by the current assembly architecture level and is used for the generated DSECT or save area.</text:p>
          </table:table-cell>
        </table:table-row>
      </table:table>
      <text:p text:style-name="P519"/>
      <text:p text:style-name="P510"/>
      <text:p text:style-name="P510"/>
      <text:p text:style-name="P503"><text:soft-page-break/></text:p>
      <text:h text:style-name="P570" text:outline-level="2"><text:bookmark-start text:name="__RefHeading___Toc33414_1381926420"/>System Related Services<text:bookmark-end text:name="__RefHeading___Toc33414_1381926420"/></text:h>
      <text:h text:style-name="Heading_20_3" text:outline-level="3"><text:bookmark-start text:name="__RefHeading___Toc8690_350114633"/>Service ID – 0 – No Operation, NO<text:span text:style-name="T403">O</text:span>P<text:bookmark-end text:name="__RefHeading___Toc8690_350114633"/></text:h>
      <text:p text:style-name="P105"><text:span text:style-name="T366">Th</text:span><text:span text:style-name="T437">e </text:span><text:span text:style-name="T37">NOOP</text:span><text:span text:style-name="T366"> service is used by a caller to test its use of the service framework. <text:s/>It does nothing of significance, but validates that the caller is correctly calling a service and that the service framework is functional. </text:span></text:p>
      <text:p text:style-name="P105"><text:span text:style-name="T108">Programming Note</text:span><text:span text:style-name="T437">: The </text:span><text:span text:style-name="T37">NOOP</text:span><text:span text:style-name="T437"> service is useful </text:span><text:span text:style-name="T367">during dev</text:span><text:span text:style-name="T368">e</text:span><text:span text:style-name="T367">lopment.</text:span></text:p>
      <text:p text:style-name="P67"><text:span text:style-name="T100">Input Service Information</text:span><text:span text:style-name="T350">: </text:span><text:span text:style-name="T366">Signed value incremented by the service</text:span></text:p>
      <text:p text:style-name="P53"><text:span text:style-name="T91">Input SPBE</text:span>: None</text:p>
      <text:p text:style-name="P52"><text:span text:style-name="T196">Output Service Information</text:span>: <text:span text:style-name="T366">Input value incremented by one</text:span></text:p>
      <text:p text:style-name="P496"><text:span text:style-name="T91">Return Code</text:span>:</text:p>
      <table:table table:name="Table8" table:style-name="Table8">
        <table:table-column table:style-name="Table8.A"/>
        <table:table-column table:style-name="Table8.B"/>
        <table:table-header-rows>
          <table:table-row>
            <table:table-cell table:style-name="Table8.A1" office:value-type="string">
              <text:p text:style-name="P457">Return Code</text:p>
            </table:table-cell>
            <table:table-cell table:style-name="Table8.A1" office:value-type="string">
              <text:p text:style-name="P457">Meaning</text:p>
            </table:table-cell>
          </table:table-row>
        </table:table-header-rows>
        <table:table-row>
          <table:table-cell table:style-name="Table8.A1" office:value-type="string">
            <text:p text:style-name="P308">0</text:p>
          </table:table-cell>
          <table:table-cell table:style-name="Table8.A1" office:value-type="string">
            <text:p text:style-name="P313"><text:span text:style-name="T33">NOOP</text:span><text:span text:style-name="T204"> service</text:span><text:span text:style-name="T411"> successful</text:span></text:p>
          </table:table-cell>
        </table:table-row>
      </table:table>
      <text:h text:style-name="P571" text:outline-level="3"/>
      <text:p text:style-name="P99"/>
      <text:h text:style-name="P574" text:outline-level="3"><text:bookmark-start text:name="__RefHeading___Toc33416_1381926420"/>Service ID – <text:span text:style-name="T366">1</text:span> – <text:span text:style-name="T352">Input/Output Initialization</text:span>, <text:span text:style-name="T352">IOINIT</text:span><text:bookmark-end text:name="__RefHeading___Toc33416_1381926420"/></text:h>
      <text:p text:style-name="P79"><text:span text:style-name="T31">IOINIT</text:span><text:span text:style-name="T350"> </text:span><text:span text:style-name="T401">prepares</text:span><text:span text:style-name="T350"> the CPU </text:span><text:span text:style-name="T401">for input/output operations. <text:s/>Part of this process is establishing the Input/Output table for use by the I/O system. <text:s/></text:span><text:span text:style-name="T407">The IPL device is initially added to the Input/Output Table of enabled devices.</text:span></text:p>
      <text:p text:style-name="P79"><text:span text:style-name="T401">I</text:span><text:span text:style-name="T357">t enables all possible input/output interruption sources for the given architecture. <text:s/>For channel based architectures, all channels are enabled. <text:s/>For channel-subsystem based architectures, all interruption </text:span><text:span text:style-name="T401">sub</text:span><text:span text:style-name="T357">classes are enabled. <text:s/></text:span><text:span text:style-name="T359">During I/O reset</text:span><text:span text:style-name="T358">, a subchannel is assigned to interruption class 0. </text:span><text:span text:style-name="T357"><text:s/>Once </text:span><text:span text:style-name="T32">IOINIT</text:span><text:span text:style-name="T357"> has completed its functions, all input/output interruption </text:span><text:span text:style-name="T361">masking is</text:span><text:span text:style-name="T357"> controlled by the PSW mask </text:span><text:span text:style-name="T402">as provided by the output service information.</text:span></text:p>
      <text:p text:style-name="P103"><text:span text:style-name="T91">Programming Note</text:span>:</text:p>
      <text:p text:style-name="P104"><text:span text:style-name="T436">The </text:span><text:span text:style-name="T36">IOINIT</text:span><text:span text:style-name="T436"> service must not be called by a booted program. <text:s/>It is specific for use by the boot loader and is called only once.</text:span></text:p>
      <text:p text:style-name="P83"><text:span text:style-name="T100">Input Service Information</text:span><text:span text:style-name="T350">:</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54">Byte</text:p>
            </table:table-cell>
            <table:table-cell table:style-name="Table12.A1" office:value-type="string">
              <text:p text:style-name="P454">Value</text:p>
            </table:table-cell>
            <table:table-cell table:style-name="Table12.A1" office:value-type="string">
              <text:p text:style-name="P454">Description</text:p>
            </table:table-cell>
          </table:table-row>
        </table:table-header-rows>
        <table:table-row>
          <table:table-cell table:style-name="Table12.A2" office:value-type="string">
            <text:p text:style-name="P299">0</text:p>
          </table:table-cell>
          <table:table-cell table:style-name="Table12.A2" office:value-type="string">
            <text:p text:style-name="P316">See Description</text:p>
          </table:table-cell>
          <table:table-cell table:style-name="Table12.A1" office:value-type="string">
            <text:p text:style-name="P318">IPL device class as indicated by the I/O Table</text:p>
            <text:list xml:id="list253646895" text:style-name="L7">
              <text:list-item>
                <text:p text:style-name="P578"><text:span text:style-name="T4">X’00’</text:span> – Fixed-Block-Architecture DASD</text:p>
              </text:list-item>
              <text:list-item>
                <text:p text:style-name="P577"><text:span text:style-name="T39">X’</text:span><text:span text:style-name="T38">88</text:span><text:span text:style-name="T39">’</text:span><text:span text:style-name="T445"> – Count-Key-Data DASD</text:span></text:p>
              </text:list-item>
              <text:list-item>
                <text:p text:style-name="P577"><text:span text:style-name="T39">X’</text:span><text:span text:style-name="T38">90</text:span><text:span text:style-name="T39">’</text:span><text:span text:style-name="T445"> – Tape</text:span></text:p>
              </text:list-item>
              <text:list-item>
                <text:p text:style-name="P577"><text:span text:style-name="T39">X’</text:span><text:span text:style-name="T38">98</text:span><text:span text:style-name="T39">’</text:span><text:span text:style-name="T445"> – Card reader</text:span></text:p>
              </text:list-item>
            </text:list>
            <text:p text:style-name="P354">Card punch, printer, console and 3270 terminals are not eligible as IPL devices. <text:s/><text:span text:style-name="T446">For more information see the discussion in the </text:span><text:span text:style-name="T40">ENADEV</text:span><text:span text:style-name="T446"> service.</text:span></text:p>
          </table:table-cell>
        </table:table-row>
        <table:table-row>
          <table:table-cell table:style-name="Table12.A2" office:value-type="string">
            <text:p text:style-name="P299">1</text:p>
          </table:table-cell>
          <table:table-cell table:style-name="Table12.A2" table:number-columns-spanned="2" office:value-type="string">
            <text:p text:style-name="P414">Not used for input</text:p>
          </table:table-cell>
          <table:covered-table-cell/>
        </table:table-row>
      </table:table>
      <text:p text:style-name="P84"/>
      <text:p text:style-name="P100"><text:span text:style-name="T101">Input SPBE</text:span><text:span text:style-name="T356">: </text:span><text:span text:style-name="T433">One fullword not used for input</text:span></text:p>
      <text:p text:style-name="P54"><text:span text:style-name="T91">Output </text:span><text:span text:style-name="T100">Service Information:</text:span></text:p>
      <table:table table:name="Table7" table:style-name="Table7">
        <table:table-column table:style-name="Table7.A" table:number-columns-repeated="3"/>
        <table:table-column table:style-name="Table7.D"/>
        <table:table-header-rows>
          <table:table-row>
            <table:table-cell table:style-name="Table7.A1" office:value-type="string">
              <text:p text:style-name="P453">Byte</text:p>
            </table:table-cell>
            <table:table-cell table:style-name="Table7.A1" office:value-type="string">
              <text:p text:style-name="P453">Value</text:p>
            </table:table-cell>
            <table:table-cell table:style-name="Table7.A1" office:value-type="string">
              <text:p text:style-name="P446">ARCHLVL</text:p>
            </table:table-cell>
            <table:table-cell table:style-name="Table7.A1" office:value-type="string">
              <text:p text:style-name="P453">Description</text:p>
            </table:table-cell>
          </table:table-row>
        </table:table-header-rows>
        <table:table-row>
          <table:table-cell table:style-name="Table7.A2" table:number-rows-spanned="2" office:value-type="string">
            <text:p text:style-name="P298">0</text:p>
          </table:table-cell>
          <table:table-cell table:style-name="Table7.A1" office:value-type="string">
            <text:p text:style-name="P212"><text:span text:style-name="T371">X’0</text:span><text:span text:style-name="T370">1</text:span><text:span text:style-name="T371">’</text:span></text:p>
          </table:table-cell>
          <table:table-cell table:style-name="Table7.A1" office:value-type="string">
            <text:p text:style-name="P298">0-<text:span text:style-name="T360">4</text:span></text:p>
          </table:table-cell>
          <table:table-cell table:style-name="Table7.A1" office:value-type="string">
            <text:p text:style-name="P302">Only CCW Format 0 is supported <text:span text:style-name="T414">by the Boot Loader services</text:span></text:p>
          </table:table-cell>
        </table:table-row>
        <table:table-row>
          <table:covered-table-cell/>
          <table:table-cell table:style-name="Table7.A1" office:value-type="string">
            <text:p text:style-name="P303">X’02’</text:p>
          </table:table-cell>
          <table:table-cell table:style-name="Table7.A1" office:value-type="string">
            <text:p text:style-name="P303">5-9</text:p>
          </table:table-cell>
          <table:table-cell table:style-name="Table7.A1" office:value-type="string">
            <text:p text:style-name="P304">Only CCW Format 1 is supported <text:span text:style-name="T414">by the Boot Loader services</text:span></text:p>
          </table:table-cell>
        </table:table-row>
        <table:table-row>
          <table:table-cell table:style-name="Table7.A2" office:value-type="string">
            <text:p text:style-name="P298">1</text:p>
          </table:table-cell>
          <table:table-cell table:style-name="Table7.A2" table:number-columns-spanned="3" office:value-type="string">
            <text:p text:style-name="P221"><text:span text:style-name="T531">Not used </text:span><text:span text:style-name="T530">fo</text:span><text:span text:style-name="T535">r</text:span><text:span text:style-name="T531"> output</text:span></text:p>
          </table:table-cell>
          <table:covered-table-cell/>
          <table:covered-table-cell/>
        </table:table-row>
      </table:table>
      <text:p text:style-name="P492"/>
      <text:p text:style-name="P492">Output SPBE<text:span text:style-name="T280">: </text:span><text:span text:style-name="T294">One fullword containing the address of the IPL device’s I/O Table entry </text:span><text:span text:style-name="T328">when successful. <text:s/>Otherwise, not used.</text:span></text:p>
      <table:table table:name="Table14" table:style-name="Table14">
        <table:table-column table:style-name="Table14.A" table:number-columns-repeated="5"/>
        <table:table-header-rows>
          <table:table-row>
            <table:table-cell table:style-name="Table14.A1" office:value-type="string">
              <text:p text:style-name="P463">Return Code</text:p>
            </table:table-cell>
            <table:table-cell table:style-name="Table14.A1" office:value-type="string">
              <text:p text:style-name="P463">Byte 0</text:p>
            </table:table-cell>
            <table:table-cell table:style-name="Table14.A1" office:value-type="string">
              <text:p text:style-name="P463">Byte 1</text:p>
            </table:table-cell>
            <table:table-cell table:style-name="Table14.A1" office:value-type="string">
              <text:p text:style-name="P463">Byte 2</text:p>
            </table:table-cell>
            <table:table-cell table:style-name="Table14.A1" office:value-type="string">
              <text:p text:style-name="P463">Byte 3</text:p>
            </table:table-cell>
          </table:table-row>
        </table:table-header-rows>
        <table:table-row>
          <table:table-cell table:style-name="Table14.A1" office:value-type="string">
            <text:p text:style-name="P333">0</text:p>
          </table:table-cell>
          <table:table-cell table:style-name="Table14.A1" table:number-columns-spanned="4" office:value-type="string">
            <text:p text:style-name="P333">Address of the <text:span text:style-name="T427">IPL</text:span> device’s I/O Table <text:span text:style-name="T422">e</text:span>ntry</text:p>
          </table:table-cell>
          <table:covered-table-cell/>
          <table:covered-table-cell/>
          <table:covered-table-cell/>
        </table:table-row>
        <table:table-row>
          <table:table-cell table:style-name="Table14.A1" office:value-type="string">
            <text:p text:style-name="P437">4</text:p>
          </table:table-cell>
          <table:table-cell table:style-name="Table14.A1" table:number-columns-spanned="4" office:value-type="string">
            <text:p text:style-name="P437">Not used</text:p>
          </table:table-cell>
          <table:covered-table-cell/>
          <table:covered-table-cell/>
          <table:covered-table-cell/>
        </table:table-row>
      </table:table>
      <text:p text:style-name="P517"><text:soft-page-break/></text:p>
      <text:p text:style-name="P492"/>
      <text:p text:style-name="P492"/>
      <text:p text:style-name="P491"><text:span text:style-name="T101">Return Code</text:span><text:span text:style-name="T356">:</text:span></text:p>
      <table:table table:name="Table6" table:style-name="Table6">
        <table:table-column table:style-name="Table6.A"/>
        <table:table-column table:style-name="Table6.B"/>
        <table:table-header-rows>
          <table:table-row>
            <table:table-cell table:style-name="Table6.A1" office:value-type="string">
              <text:p text:style-name="P457">Return Code</text:p>
            </table:table-cell>
            <table:table-cell table:style-name="Table6.A1" office:value-type="string">
              <text:p text:style-name="P457">Meaning</text:p>
            </table:table-cell>
          </table:table-row>
        </table:table-header-rows>
        <table:table-row>
          <table:table-cell table:style-name="Table6.A1" office:value-type="string">
            <text:p text:style-name="P308">0</text:p>
          </table:table-cell>
          <table:table-cell table:style-name="Table6.A1" office:value-type="string">
            <text:p text:style-name="P307"><text:span text:style-name="T4">IOINIT</text:span> successful. <text:s/><text:span text:style-name="T428">Output SI and </text:span><text:span text:style-name="T463">output </text:span><text:span text:style-name="T428">SPBE valid.</text:span></text:p>
          </table:table-cell>
        </table:table-row>
        <table:table-row>
          <table:table-cell table:style-name="Table6.A1" office:value-type="string">
            <text:p text:style-name="P437">4</text:p>
          </table:table-cell>
          <table:table-cell table:style-name="Table6.A1" office:value-type="string">
            <text:p text:style-name="P438"><text:span text:style-name="T4">IOINIT</text:span> may not be called by the booted program</text:p>
          </table:table-cell>
        </table:table-row>
      </table:table>
      <text:p text:style-name="P491"/>
      <text:p text:style-name="P491"/>
      <text:h text:style-name="P568" text:outline-level="2"><text:bookmark-start text:name="__RefHeading___Toc6360_1315682514"/>Input/Output Related Services<text:bookmark-end text:name="__RefHeading___Toc6360_1315682514"/></text:h>
      <text:p text:style-name="P63"><text:span text:style-name="T180">For about </text:span><text:span text:style-name="T181">18</text:span><text:span text:style-name="T180"> years (196</text:span><text:span text:style-name="T181">4-</text:span><text:span text:style-name="T180">198</text:span><text:span text:style-name="T181">2</text:span><text:span text:style-name="T180">), the channel-based I/O was the standard. <text:s/>With the introduction of extended addressing (from 24-bit</text:span><text:span text:style-name="T254">s</text:span><text:span text:style-name="T180"> to 31-bit</text:span><text:span text:style-name="T254">s</text:span><text:span text:style-name="T180">) </text:span><text:span text:style-name="T181">in 1983</text:span><text:span text:style-name="T180">, the channel subsystem was introduced. <text:s/></text:span><text:span text:style-name="T181">Device actions did not change. <text:s/>CCW’s were still used. <text:s/>Status and sense data meant the same things. <text:s/>However, how the CPU communicated with the I/O system changed. <text:s/>The instructions </text:span><text:span text:style-name="T464">changed for</text:span><text:span text:style-name="T181"> communicat</text:span><text:span text:style-name="T464">ing</text:span><text:span text:style-name="T181"> the CCW’s and inform</text:span><text:span text:style-name="T464">ing the CPU</text:span><text:span text:style-name="T181"> of I/O status. <text:s/>This change in the CPU interface for input/output operations has been the norm ever since (37 years as of this writing). <text:s/>The channel subsystem interface remains in use even with the advent of direct 64-bit operations </text:span><text:span text:style-name="T190">and</text:span><text:span text:style-name="T181"> TCW’s.</text:span></text:p>
      <text:p text:style-name="P59">From this historical perspective, the channel-based I/O system was the outlier. <text:s/>Initially, the channel subsystem, while causing the CPU interface to change, continued to use the traditional bit-parallel channel for device communication. <text:s/>Over time fiber based bit-se<text:span text:style-name="T250">rial</text:span> communication became the norm. <text:s/>The channel subsystem itself gained functionality, but the basic form<text:span text:style-name="T191">s</text:span> of communication persisted. <text:s/>This system introduced some standard memory-based structures that persist: Operation Request Block (ORB), the Interruption Response Block (IRB), Subchannel Information Block (SCHIB), and some others.</text:p>
      <text:p text:style-name="P63"><text:span text:style-name="T182">Operating systems could hide these structures and related instruction usage from the programs using the operating system. <text:s/>For SATK, where no operating system exists, these structures can not be hidden. </text:span><text:span text:style-name="T183">Where boot loader services are introduced, some of these structures can be subsumed into a service. <text:s/></text:span><text:span text:style-name="T182">In particular, the ORB is difficult to hide. <text:s/>It defines a direct interaction with a device, how to execute a channel program. <text:s/></text:span><text:span text:style-name="T183">The nature of the information supplied is very similar to that supplied by operating system SVC calls that do the same thing: execute a channel program (EXCP). <text:s/></text:span><text:span text:style-name="T182">This is the foundation of all device interactions. <text:s/></text:span><text:span text:style-name="T183">Boot Loader services focused on I/O operations standardizes on the ORB for initiating device communication. <text:s/>While S/360 and S/370 level systems lack an ORB, a boot loader service can still utilize it for </text:span><text:span text:style-name="T184">the </text:span><text:span text:style-name="T183">service interface. <text:s/></text:span><text:span text:style-name="T185">The goal is to make the service </text:span><text:span text:style-name="T186">interface independent</text:span><text:span text:style-name="T185"> of the </text:span><text:span text:style-name="T186">hardware </text:span><text:span text:style-name="T185">I/O architecture so that a booted program can operate in any I/O architecture </text:span><text:span text:style-name="T186">without change</text:span><text:span text:style-name="T185">. <text:s/></text:span><text:span text:style-name="T186">Experience will demonstrate whether this is feasible.</text:span></text:p>
      <text:h text:style-name="Heading_20_3" text:outline-level="3"><text:bookmark-start text:name="__RefHeading___Toc7582_2392619381"/>Input/Output Table (IOT)<text:bookmark-end text:name="__RefHeading___Toc7582_2392619381"/></text:h>
      <text:p text:style-name="P141"><text:span text:style-name="T482">The Input/Output Table </text:span><text:span text:style-name="T484">contains</text:span><text:span text:style-name="T482"> a structure used by the boot loader services in the management of input/output operations </text:span><text:span text:style-name="T484">for a specific device</text:span><text:span text:style-name="T482">. <text:s/></text:span><text:span text:style-name="T484">A device’s IOT entry is created when the device is enabled. <text:s/>The IPL device is enabled by the hardware and does not need explicit enabling. <text:s/></text:span><text:span text:style-name="T490">The IPL device is added to the IOT by the </text:span><text:span text:style-name="T60">IOINIT</text:span><text:span text:style-name="T490"> service used by the boot loader to initialize I/O operations.</text:span></text:p>
      <text:p text:style-name="P142"/>
      <text:p text:style-name="P525">The device entry in the table is 2<text:span text:style-name="T546">8</text:span> bytes in length.</text:p>
      <table:table table:name="Table29" table:style-name="Table29">
        <table:table-column table:style-name="Table29.A" table:number-columns-repeated="5"/>
        <table:table-header-rows>
          <table:table-row>
            <table:table-cell table:style-name="Table29.A1" office:value-type="string">
              <text:p text:style-name="P469">Word</text:p>
            </table:table-cell>
            <table:table-cell table:style-name="Table29.A1" office:value-type="string">
              <text:p text:style-name="P469">Byte 0</text:p>
            </table:table-cell>
            <table:table-cell table:style-name="Table29.A1" office:value-type="string">
              <text:p text:style-name="P469">Byte 1</text:p>
            </table:table-cell>
            <table:table-cell table:style-name="Table29.A1" office:value-type="string">
              <text:p text:style-name="P469">Byte 2</text:p>
            </table:table-cell>
            <table:table-cell table:style-name="Table29.A1" office:value-type="string">
              <text:p text:style-name="P469">Byte 3</text:p>
            </table:table-cell>
          </table:table-row>
        </table:table-header-rows>
        <table:table-row>
          <table:table-cell table:style-name="Table29.A1" office:value-type="string">
            <text:p text:style-name="P371">0</text:p>
          </table:table-cell>
          <table:table-cell table:style-name="Table29.A1" table:number-columns-spanned="2" office:value-type="string">
            <text:p text:style-name="P371">Device Number (DEV)</text:p>
          </table:table-cell>
          <table:covered-table-cell/>
          <table:table-cell table:style-name="Table29.A1" office:value-type="string">
            <text:p text:style-name="P371"><text:span text:style-name="T485">Device </text:span>Type (TYP)</text:p>
          </table:table-cell>
          <table:table-cell table:style-name="Table29.A1" office:value-type="string">
            <text:p text:style-name="P371">Status</text:p>
          </table:table-cell>
        </table:table-row>
        <table:table-row>
          <table:table-cell table:style-name="Table29.A1" office:value-type="string">
            <text:p text:style-name="P371">1</text:p>
          </table:table-cell>
          <table:table-cell table:style-name="Table29.A1" table:number-columns-spanned="4" office:value-type="string">
            <text:p text:style-name="P371">Hardware Device Address (HDW)</text:p>
          </table:table-cell>
          <table:covered-table-cell/>
          <table:covered-table-cell/>
          <table:covered-table-cell/>
        </table:table-row>
        <table:table-row>
          <table:table-cell table:style-name="Table29.A1" office:value-type="string">
            <text:p text:style-name="P371">2</text:p>
          </table:table-cell>
          <table:table-cell table:style-name="Table29.A1" table:number-columns-spanned="2" office:value-type="string">
            <text:p text:style-name="P371">Accumulated Status (UNCH)</text:p>
          </table:table-cell>
          <table:covered-table-cell/>
          <table:table-cell table:style-name="Table29.A1" office:value-type="string">
            <text:p text:style-name="P371">Sense Data</text:p>
          </table:table-cell>
          <table:table-cell table:style-name="Table29.A1" office:value-type="string">
            <text:p text:style-name="P371">Pending Action</text:p>
          </table:table-cell>
        </table:table-row>
        <table:table-row table:style-name="Table29.5">
          <table:table-cell table:style-name="Table29.A1" office:value-type="string">
            <text:p text:style-name="P419">3</text:p>
          </table:table-cell>
          <table:table-cell table:style-name="Table29.A1" office:value-type="string">
            <text:p text:style-name="P419">Error Mask</text:p>
          </table:table-cell>
          <table:table-cell table:style-name="Table29.C5" office:value-type="string">
            <text:p text:style-name="P371"/>
          </table:table-cell>
          <table:table-cell table:style-name="Table29.C5" office:value-type="string">
            <text:p text:style-name="P419">Reserved</text:p>
          </table:table-cell>
          <table:table-cell table:style-name="Table29.C5" office:value-type="string">
            <text:p text:style-name="P371"/>
          </table:table-cell>
        </table:table-row>
        <table:table-row>
          <table:table-cell table:style-name="Table29.A1" office:value-type="string">
            <text:p text:style-name="P419">4</text:p>
          </table:table-cell>
          <table:table-cell table:style-name="Table29.B6" table:number-rows-spanned="3" table:number-columns-spanned="4" office:value-type="string">
            <text:p text:style-name="P371">Subchannel Status Word</text:p>
          </table:table-cell>
          <table:covered-table-cell/>
          <table:covered-table-cell/>
          <table:covered-table-cell/>
        </table:table-row>
        <table:table-row>
          <table:table-cell table:style-name="Table29.A1" office:value-type="string">
            <text:p text:style-name="P419">5</text:p>
          </table:table-cell>
          <table:covered-table-cell/>
          <table:covered-table-cell/>
          <table:covered-table-cell/>
          <table:covered-table-cell/>
        </table:table-row>
        <table:table-row>
          <table:table-cell table:style-name="Table29.A1" office:value-type="string">
            <text:p text:style-name="P419">6</text:p>
          </table:table-cell>
          <table:covered-table-cell/>
          <table:covered-table-cell/>
          <table:covered-table-cell/>
          <table:covered-table-cell/>
        </table:table-row>
        <table:table-row>
          <table:table-cell table:style-name="Table29.A1" office:value-type="string">
            <text:p text:style-name="P425">7</text:p>
          </table:table-cell>
          <table:table-cell table:style-name="Table29.B6" table:number-columns-spanned="4" office:value-type="string">
            <text:p text:style-name="P488">Reserved for booted program usage</text:p>
          </table:table-cell>
          <table:covered-table-cell/>
          <table:covered-table-cell/>
          <table:covered-table-cell/>
        </table:table-row>
      </table:table>
      <text:p text:style-name="P142"/>
      <text:p text:style-name="P87">Device Number (DEV)</text:p>
      <text:p text:style-name="P109">The device number is a static designation by which the program know the device. <text:s/>For Hercules, the device number is defined in the configuration.</text:p>
      <text:p text:style-name="P87">Device Type (TYP)</text:p>
      <text:p text:style-name="P110">The device type identifies the type of device by including descriptive information about the device and its interruption class. <text:s/><text:span text:style-name="T486">For a given set of assigned values, the only requirement is that they be unique.</text:span></text:p>
      <text:p text:style-name="P110">For S/360 and S/370 the interruption class is purely informational. <text:s/>For later architectures the interruption class defines the device’s interruption priority.</text:p>
      <text:p text:style-name="P109">Two device attributes are identified in the Device Type: whether the device</text:p>
      <text:list xml:id="list2480051607" text:style-name="L8">
        <text:list-item>
          <text:p text:style-name="P598">recognizes physical end-of-file conditions <text:span text:style-name="T486">by signaling Unit Exception </text:span><text:span text:style-name="T487">status</text:span>, bit 0, or</text:p>
        </text:list-item>
        <text:list-item>
          <text:p text:style-name="P598">the device signals availability of data via an <text:span text:style-name="T486">A</text:span>ttention interruption, bit 1.</text:p>
        </text:list-item>
      </text:list>
      <text:p text:style-name="P111">In both cases, a value of 0 indicates the device does not have the attribute, and a value of 1 means the device does have the attribute.</text:p>
      <text:p text:style-name="P109">Bits 2-4 specify the device’s interruption class.</text:p>
      <text:p text:style-name="P199"><text:span text:style-name="T326">Bits 5-7 are available for additional device types. <text:s/>Note that all </text:span><text:span text:style-name="T327">except the highest priority </text:span><text:span text:style-name="T326">interruption class h</text:span><text:span text:style-name="T327">as</text:span><text:span text:style-name="T326"> been assigned. <text:s/>Any additional device types </text:span><text:span text:style-name="T327">may</text:span><text:span text:style-name="T326"> share an interruption class with another device.</text:span></text:p>
      <text:p text:style-name="P111"><text:span text:style-name="T488">T</text:span>he following values are assigned. <text:s/><text:span text:style-name="T558">Bits 2-7 can be considered to be a device type independent of any attributes associated with the device.</text:span></text:p>
      <table:table table:name="Table30" table:style-name="Table30">
        <table:table-column table:style-name="Table30.A" table:number-columns-repeated="2"/>
        <table:table-column table:style-name="Table30.C"/>
        <table:table-column table:style-name="Table30.D"/>
        <table:table-column table:style-name="Table30.E"/>
        <table:table-column table:style-name="Table30.F"/>
        <table:table-header-rows>
          <table:table-row>
            <table:table-cell table:style-name="Table30.A1" office:value-type="string">
              <text:p text:style-name="P470">PEOF</text:p>
              <text:p text:style-name="P470">Bit 0</text:p>
            </table:table-cell>
            <table:table-cell table:style-name="Table30.A1" office:value-type="string">
              <text:p text:style-name="P470">ATTN</text:p>
              <text:p text:style-name="P470">Bit 1</text:p>
            </table:table-cell>
            <table:table-cell table:style-name="Table30.A1" office:value-type="string">
              <text:p text:style-name="P470">Interruption Class</text:p>
              <text:p text:style-name="P470">Bits 2-4</text:p>
            </table:table-cell>
            <table:table-cell table:style-name="Table30.A1" office:value-type="string">
              <text:p text:style-name="P470">Available</text:p>
              <text:p text:style-name="P470">Bits 5-7</text:p>
            </table:table-cell>
            <table:table-cell table:style-name="Table30.E1" office:value-type="string">
              <text:p text:style-name="P470">Value</text:p>
            </table:table-cell>
            <table:table-cell table:style-name="Table30.E1" office:value-type="string">
              <text:p text:style-name="P470">Device</text:p>
            </table:table-cell>
          </table:table-row>
        </table:table-header-rows>
        <table:table-row>
          <table:table-cell table:style-name="Table30.A1" office:value-type="string">
            <text:p text:style-name="P376">0</text:p>
          </table:table-cell>
          <table:table-cell table:style-name="Table30.A1" office:value-type="string">
            <text:p text:style-name="P376">0</text:p>
          </table:table-cell>
          <table:table-cell table:style-name="Table30.A1" office:value-type="string">
            <text:p text:style-name="P376">000 - 0</text:p>
          </table:table-cell>
          <table:table-cell table:style-name="Table30.A1" office:value-type="string">
            <text:p text:style-name="P376">000</text:p>
          </table:table-cell>
          <table:table-cell table:style-name="Table30.A1" office:value-type="string">
            <text:p text:style-name="P376">X’00’</text:p>
          </table:table-cell>
          <table:table-cell table:style-name="Table30.A1" office:value-type="string">
            <text:p text:style-name="P377">Highest priority available</text:p>
          </table:table-cell>
        </table:table-row>
        <table:table-row>
          <table:table-cell table:style-name="Table30.A1" office:value-type="string">
            <text:p text:style-name="P373">0</text:p>
          </table:table-cell>
          <table:table-cell table:style-name="Table30.A1" office:value-type="string">
            <text:p text:style-name="P373">0</text:p>
          </table:table-cell>
          <table:table-cell table:style-name="Table30.A1" office:value-type="string">
            <text:p text:style-name="P217"><text:span text:style-name="T487">00</text:span><text:span text:style-name="T488">1</text:span><text:span text:style-name="T487"> - 0</text:span></text:p>
          </table:table-cell>
          <table:table-cell table:style-name="Table30.A1" office:value-type="string">
            <text:p text:style-name="P373">000</text:p>
          </table:table-cell>
          <table:table-cell table:style-name="Table30.A1" office:value-type="string">
            <text:p text:style-name="P373">X’0<text:span text:style-name="T488">8</text:span>’</text:p>
          </table:table-cell>
          <table:table-cell table:style-name="Table30.A1" office:value-type="string">
            <text:p text:style-name="P372">Fixed-Block-Architecture (FBA) DASD</text:p>
          </table:table-cell>
        </table:table-row>
        <text:soft-page-break/>
        <table:table-row>
          <table:table-cell table:style-name="Table30.A1" office:value-type="string">
            <text:p text:style-name="P373">1</text:p>
          </table:table-cell>
          <table:table-cell table:style-name="Table30.A1" office:value-type="string">
            <text:p text:style-name="P373">0</text:p>
          </table:table-cell>
          <table:table-cell table:style-name="Table30.A1" office:value-type="string">
            <text:p text:style-name="P373">001 - 1</text:p>
          </table:table-cell>
          <table:table-cell table:style-name="Table30.A1" office:value-type="string">
            <text:p text:style-name="P217"><text:span text:style-name="T487">00</text:span><text:span text:style-name="T488">1</text:span></text:p>
          </table:table-cell>
          <table:table-cell table:style-name="Table30.A1" office:value-type="string">
            <text:p text:style-name="P217"><text:span text:style-name="T487">X’8</text:span><text:span text:style-name="T488">9</text:span><text:span text:style-name="T487">’</text:span></text:p>
          </table:table-cell>
          <table:table-cell table:style-name="Table30.A1" office:value-type="string">
            <text:p text:style-name="P372">Count-Key-Data (CKD) DASD</text:p>
          </table:table-cell>
        </table:table-row>
        <table:table-row>
          <table:table-cell table:style-name="Table30.A1" office:value-type="string">
            <text:p text:style-name="P373">1</text:p>
          </table:table-cell>
          <table:table-cell table:style-name="Table30.A1" office:value-type="string">
            <text:p text:style-name="P373">0</text:p>
          </table:table-cell>
          <table:table-cell table:style-name="Table30.A1" office:value-type="string">
            <text:p text:style-name="P373">010 - 2</text:p>
          </table:table-cell>
          <table:table-cell table:style-name="Table30.A1" office:value-type="string">
            <text:p text:style-name="P373">000</text:p>
          </table:table-cell>
          <table:table-cell table:style-name="Table30.A1" office:value-type="string">
            <text:p text:style-name="P373">X’90’</text:p>
          </table:table-cell>
          <table:table-cell table:style-name="Table30.A1" office:value-type="string">
            <text:p text:style-name="P372">Sequential Tape Device <text:span text:style-name="T488">(TAPE)</text:span></text:p>
          </table:table-cell>
        </table:table-row>
        <table:table-row>
          <table:table-cell table:style-name="Table30.A1" office:value-type="string">
            <text:p text:style-name="P373">1</text:p>
          </table:table-cell>
          <table:table-cell table:style-name="Table30.A1" office:value-type="string">
            <text:p text:style-name="P373">0</text:p>
          </table:table-cell>
          <table:table-cell table:style-name="Table30.A1" office:value-type="string">
            <text:p text:style-name="P373">011 - 3</text:p>
          </table:table-cell>
          <table:table-cell table:style-name="Table30.A1" office:value-type="string">
            <text:p text:style-name="P373">000</text:p>
          </table:table-cell>
          <table:table-cell table:style-name="Table30.A1" office:value-type="string">
            <text:p text:style-name="P373">X’98’</text:p>
          </table:table-cell>
          <table:table-cell table:style-name="Table30.A1" office:value-type="string">
            <text:p text:style-name="P372">Sequential input card reader (RDR)</text:p>
          </table:table-cell>
        </table:table-row>
        <table:table-row>
          <table:table-cell table:style-name="Table30.A1" office:value-type="string">
            <text:p text:style-name="P373">0</text:p>
          </table:table-cell>
          <table:table-cell table:style-name="Table30.A1" office:value-type="string">
            <text:p text:style-name="P373">0</text:p>
          </table:table-cell>
          <table:table-cell table:style-name="Table30.A1" office:value-type="string">
            <text:p text:style-name="P373">100 - 4</text:p>
          </table:table-cell>
          <table:table-cell table:style-name="Table30.A1" office:value-type="string">
            <text:p text:style-name="P373">000</text:p>
          </table:table-cell>
          <table:table-cell table:style-name="Table30.A1" office:value-type="string">
            <text:p text:style-name="P373">X’20’</text:p>
          </table:table-cell>
          <table:table-cell table:style-name="Table30.A1" office:value-type="string">
            <text:p text:style-name="P372">Sequential output card punch (PUN)</text:p>
          </table:table-cell>
        </table:table-row>
        <table:table-row>
          <table:table-cell table:style-name="Table30.A1" office:value-type="string">
            <text:p text:style-name="P373">0</text:p>
          </table:table-cell>
          <table:table-cell table:style-name="Table30.A1" office:value-type="string">
            <text:p text:style-name="P373">0</text:p>
          </table:table-cell>
          <table:table-cell table:style-name="Table30.A1" office:value-type="string">
            <text:p text:style-name="P373">101 - 5</text:p>
          </table:table-cell>
          <table:table-cell table:style-name="Table30.A1" office:value-type="string">
            <text:p text:style-name="P373">000</text:p>
          </table:table-cell>
          <table:table-cell table:style-name="Table30.A1" office:value-type="string">
            <text:p text:style-name="P373">X’28’</text:p>
          </table:table-cell>
          <table:table-cell table:style-name="Table30.A1" office:value-type="string">
            <text:p text:style-name="P372">Sequential output printer (PRN)</text:p>
          </table:table-cell>
        </table:table-row>
        <table:table-row>
          <table:table-cell table:style-name="Table30.A1" office:value-type="string">
            <text:p text:style-name="P373">0</text:p>
          </table:table-cell>
          <table:table-cell table:style-name="Table30.A1" office:value-type="string">
            <text:p text:style-name="P374">1</text:p>
          </table:table-cell>
          <table:table-cell table:style-name="Table30.A1" office:value-type="string">
            <text:p text:style-name="P373">110 - 6</text:p>
          </table:table-cell>
          <table:table-cell table:style-name="Table30.A1" office:value-type="string">
            <text:p text:style-name="P373">000</text:p>
          </table:table-cell>
          <table:table-cell table:style-name="Table30.A1" office:value-type="string">
            <text:p text:style-name="P374">X’70’</text:p>
          </table:table-cell>
          <table:table-cell table:style-name="Table30.A1" office:value-type="string">
            <text:p text:style-name="P375">Operator console <text:span text:style-name="T488">(CON)</text:span></text:p>
          </table:table-cell>
        </table:table-row>
        <table:table-row>
          <table:table-cell table:style-name="Table30.A1" office:value-type="string">
            <text:p text:style-name="P373">0</text:p>
          </table:table-cell>
          <table:table-cell table:style-name="Table30.A1" office:value-type="string">
            <text:p text:style-name="P373">1</text:p>
          </table:table-cell>
          <table:table-cell table:style-name="Table30.A1" office:value-type="string">
            <text:p text:style-name="P373">111 - 7</text:p>
          </table:table-cell>
          <table:table-cell table:style-name="Table30.A1" office:value-type="string">
            <text:p text:style-name="P373">000</text:p>
          </table:table-cell>
          <table:table-cell table:style-name="Table30.A1" office:value-type="string">
            <text:p text:style-name="P374">X’78’</text:p>
          </table:table-cell>
          <table:table-cell table:style-name="Table30.A1" office:value-type="string">
            <text:p text:style-name="P375">Operator 3270 terminal</text:p>
          </table:table-cell>
        </table:table-row>
      </table:table>
      <text:p text:style-name="P111"/>
      <text:p text:style-name="P88">Status</text:p>
      <text:p text:style-name="P112">The status of the device, <text:span text:style-name="T500">its attributes,</text:span> and information within the IOT entry are managed by this field.</text:p>
      <table:table table:name="Table31" table:style-name="Table31">
        <table:table-column table:style-name="Table31.A"/>
        <table:table-column table:style-name="Table31.B"/>
        <table:table-header-rows>
          <table:table-row>
            <table:table-cell table:style-name="Table31.A1" office:value-type="string">
              <text:p text:style-name="P471">Status Bit</text:p>
            </table:table-cell>
            <table:table-cell table:style-name="Table31.A1" office:value-type="string">
              <text:p text:style-name="P471">Description</text:p>
            </table:table-cell>
          </table:table-row>
        </table:table-header-rows>
        <table:table-row>
          <table:table-cell table:style-name="Table31.A1" office:value-type="string">
            <text:p text:style-name="P261">x... ....</text:p>
          </table:table-cell>
          <table:table-cell table:style-name="Table31.A1" office:value-type="string">
            <text:p text:style-name="P378">When 1, device is busy. <text:s/>Turned on when device I/O operation successfully started.</text:p>
          </table:table-cell>
        </table:table-row>
        <table:table-row>
          <table:table-cell table:style-name="Table31.A1" office:value-type="string">
            <text:p text:style-name="P262">.<text:span text:style-name="T489">x.. ....</text:span></text:p>
          </table:table-cell>
          <table:table-cell table:style-name="Table31.A1" office:value-type="string">
            <text:p text:style-name="P379"><text:span text:style-name="T489">When 1, </text:span><text:span text:style-name="T494">the most recent </text:span><text:span text:style-name="T490">SCSW </text:span><text:span text:style-name="T494">is </text:span><text:span text:style-name="T490">present in words </text:span><text:span text:style-name="T558">4</text:span><text:span text:style-name="T490">-</text:span><text:span text:style-name="T558">6</text:span><text:span text:style-name="T490">.</text:span></text:p>
          </table:table-cell>
        </table:table-row>
        <table:table-row>
          <table:table-cell table:style-name="Table31.A1" office:value-type="string">
            <text:p text:style-name="P262">..<text:span text:style-name="T489">x. ....</text:span></text:p>
          </table:table-cell>
          <table:table-cell table:style-name="Table31.A1" office:value-type="string">
            <text:p text:style-name="P378">When 1, an action is pending in word 2, byte 3 (Pending Action)</text:p>
          </table:table-cell>
        </table:table-row>
        <table:table-row>
          <table:table-cell table:style-name="Table31.A1" office:value-type="string">
            <text:p text:style-name="P218"><text:span text:style-name="T4">..</text:span><text:span text:style-name="T59">.</text:span><text:span text:style-name="T60">x</text:span><text:span text:style-name="T59"> </text:span><text:span text:style-name="T60">xx</text:span><text:span text:style-name="T59">..</text:span></text:p>
          </table:table-cell>
          <table:table-cell table:style-name="Table31.A1" office:value-type="string">
            <text:p text:style-name="P380">Reserved for future use.</text:p>
          </table:table-cell>
        </table:table-row>
        <table:table-row>
          <table:table-cell table:style-name="Table31.A1" office:value-type="string">
            <text:p text:style-name="P218"><text:span text:style-name="T4">...</text:span><text:span text:style-name="T59">. ..</text:span><text:span text:style-name="T60">x</text:span><text:span text:style-name="T59">.</text:span></text:p>
          </table:table-cell>
          <table:table-cell table:style-name="Table31.A1" office:value-type="string">
            <text:p text:style-name="P380">When 1, device and channel status present in bytes 2 and 3.</text:p>
          </table:table-cell>
        </table:table-row>
        <table:table-row>
          <table:table-cell table:style-name="Table31.A1" office:value-type="string">
            <text:p text:style-name="P263">...<text:span text:style-name="T489">. ...</text:span><text:span text:style-name="T490">x</text:span></text:p>
          </table:table-cell>
          <table:table-cell table:style-name="Table31.A1" office:value-type="string">
            <text:p text:style-name="P380">When 1, sense data available in word 2, byte 2.</text:p>
          </table:table-cell>
        </table:table-row>
      </table:table>
      <text:p text:style-name="P143"/>
      <text:p text:style-name="P147">When the device busy status is set to one, bits 1, 2, 6, and 7 are all set to zero, <text:s/><text:span text:style-name="T495">e</text:span>ssentially “clearing” all other status related information. <text:s/><text:span text:style-name="T523">The fields themselves are </text:span><text:span text:style-name="T113">NOT</text:span><text:span text:style-name="T523"> cleared. <text:s/>Residual data from a previous operation may be present. <text:s/></text:span><text:span text:style-name="T558">The status bits should be interrogated before accessing the SCSW, pending action, device or channel, status or sense data fields. </text:span></text:p>
      <text:p text:style-name="P89">Hardware Device Address (HDW)</text:p>
      <text:p text:style-name="P113">The device address by which the hardware recognizes the device <text:span text:style-name="T491">is placed in this field</text:span>. <text:s/>This value is used to actually initiate I/O operations with the device.</text:p>
      <text:p text:style-name="P113">For S/360 and S/370 the value in bytes 2 and 3 are identical to the device number and bytes 0 and 1 are ignored.</text:p>
      <table:table table:name="Table1" table:style-name="Table1">
        <table:table-column table:style-name="Table1.A" table:number-columns-repeated="31"/>
        <table:table-column table:style-name="Table1.f"/>
        <table:table-row table:style-name="Table1.1">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3">0</text:p>
          </table:table-cell>
          <table:table-cell table:style-name="Table1.A1" office:value-type="string">
            <text:p text:style-name="P255">0</text:p>
          </table:table-cell>
          <table:table-cell table:style-name="Table1.A1" office:value-type="string">
            <text:p text:style-name="P255">0</text:p>
          </table:table-cell>
          <table:table-cell table:style-name="Table1.A1" office:value-type="string">
            <text:p text:style-name="P255">0</text:p>
          </table:table-cell>
          <table:table-cell table:style-name="Table1.Q1" table:number-columns-spanned="16" office:value-type="string">
            <text:p text:style-name="P291">Device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e2" office:value-type="string">
            <text:p text:style-name="P382">0</text:p>
          </table:table-cell>
          <table:table-cell table:style-name="Table1.e2" office:value-type="string">
            <text:p text:style-name="P384">1</text:p>
          </table:table-cell>
          <table:table-cell table:style-name="Table1.e2" office:value-type="string">
            <text:p text:style-name="P384">2</text:p>
          </table:table-cell>
          <table:table-cell table:style-name="Table1.e2" office:value-type="string">
            <text:p text:style-name="P384">3</text:p>
          </table:table-cell>
          <table:table-cell table:style-name="Table1.e2" office:value-type="string">
            <text:p text:style-name="P384">4</text:p>
          </table:table-cell>
          <table:table-cell table:style-name="Table1.e2" office:value-type="string">
            <text:p text:style-name="P384">5</text:p>
          </table:table-cell>
          <table:table-cell table:style-name="Table1.e2" office:value-type="string">
            <text:p text:style-name="P384">6</text:p>
          </table:table-cell>
          <table:table-cell table:style-name="Table1.e2" office:value-type="string">
            <text:p text:style-name="P384">7</text:p>
          </table:table-cell>
          <table:table-cell table:style-name="Table1.e2" office:value-type="string">
            <text:p text:style-name="P384">8</text:p>
          </table:table-cell>
          <table:table-cell table:style-name="Table1.e2" office:value-type="string">
            <text:p text:style-name="P384">9</text:p>
          </table:table-cell>
          <table:table-cell table:style-name="Table1.e2" office:value-type="string">
            <text:p text:style-name="P384">10</text:p>
          </table:table-cell>
          <table:table-cell table:style-name="Table1.e2" office:value-type="string">
            <text:p text:style-name="P384">11</text:p>
          </table:table-cell>
          <table:table-cell table:style-name="Table1.e2" office:value-type="string">
            <text:p text:style-name="P384">12</text:p>
          </table:table-cell>
          <table:table-cell table:style-name="Table1.e2" office:value-type="string">
            <text:p text:style-name="P384">13</text:p>
          </table:table-cell>
          <table:table-cell table:style-name="Table1.e2" office:value-type="string">
            <text:p text:style-name="P384">14</text:p>
          </table:table-cell>
          <table:table-cell table:style-name="Table1.e2" office:value-type="string">
            <text:p text:style-name="P382">15</text:p>
          </table:table-cell>
          <table:table-cell table:style-name="Table1.e2" office:value-type="string">
            <text:p text:style-name="P382">16</text:p>
          </table:table-cell>
          <table:table-cell table:style-name="Table1.e2" office:value-type="string">
            <text:p text:style-name="P384">17</text:p>
          </table:table-cell>
          <table:table-cell table:style-name="Table1.e2" office:value-type="string">
            <text:p text:style-name="P384">18</text:p>
          </table:table-cell>
          <table:table-cell table:style-name="Table1.e2" office:value-type="string">
            <text:p text:style-name="P384">19</text:p>
          </table:table-cell>
          <table:table-cell table:style-name="Table1.e2" office:value-type="string">
            <text:p text:style-name="P384">20</text:p>
          </table:table-cell>
          <table:table-cell table:style-name="Table1.e2" office:value-type="string">
            <text:p text:style-name="P384">21</text:p>
          </table:table-cell>
          <table:table-cell table:style-name="Table1.e2" office:value-type="string">
            <text:p text:style-name="P384">22</text:p>
          </table:table-cell>
          <table:table-cell table:style-name="Table1.e2" office:value-type="string">
            <text:p text:style-name="P384">23</text:p>
          </table:table-cell>
          <table:table-cell table:style-name="Table1.e2" office:value-type="string">
            <text:p text:style-name="P384">24</text:p>
          </table:table-cell>
          <table:table-cell table:style-name="Table1.e2" office:value-type="string">
            <text:p text:style-name="P384">25</text:p>
          </table:table-cell>
          <table:table-cell table:style-name="Table1.e2" office:value-type="string">
            <text:p text:style-name="P384">26</text:p>
          </table:table-cell>
          <table:table-cell table:style-name="Table1.e2" office:value-type="string">
            <text:p text:style-name="P384">27</text:p>
          </table:table-cell>
          <table:table-cell table:style-name="Table1.e2" office:value-type="string">
            <text:p text:style-name="P384">28</text:p>
          </table:table-cell>
          <table:table-cell table:style-name="Table1.e2" office:value-type="string">
            <text:p text:style-name="P384">29</text:p>
          </table:table-cell>
          <table:table-cell table:style-name="Table1.e2" office:value-type="string">
            <text:p text:style-name="P384">30</text:p>
          </table:table-cell>
          <table:table-cell table:style-name="Table1.f2" office:value-type="string">
            <text:p text:style-name="P382">31</text:p>
          </table:table-cell>
        </table:table-row>
      </table:table>
      <text:p text:style-name="P114"/>
      <text:p text:style-name="P162"><text:span text:style-name="T299">For later architectures, the device address is specified by a Subsystem Identification Word (SIW). <text:s/>The SIW is</text:span><text:span text:style-name="T300"> </text:span><text:span text:style-name="T301">a combination of</text:span><text:span text:style-name="T300"> </text:span><text:span text:style-name="T301">a channel-set identifier</text:span><text:span text:style-name="T300"> (SSI) </text:span><text:span text:style-name="T302">and subchannel number</text:span><text:span text:style-name="T300">. <text:s/>Th</text:span><text:span text:style-name="T299">e</text:span><text:span text:style-name="T300"> </text:span><text:span text:style-name="T303">SIW </text:span><text:span text:style-name="T300">is a four</text:span><text:span text:style-name="T299">-</text:span><text:span text:style-name="T300">byte value required by the </text:span><text:span text:style-name="T299">hardware</text:span><text:span text:style-name="T300"> to be placed in general register 1’</text:span><text:span text:style-name="T303">s low order 32 bits</text:span><text:span text:style-name="T300">. <text:s/>It consists of </text:span><text:span text:style-name="T302">two</text:span><text:span text:style-name="T300"> values </text:span><text:span text:style-name="T302">and certain required bit position </text:span><text:span text:style-name="T304">settings</text:span><text:span text:style-name="T303">.</text:span></text:p>
      <table:table table:name="Table32" table:style-name="Table32">
        <table:table-column table:style-name="Table32.A" table:number-columns-repeated="31"/>
        <table:table-column table:style-name="Table32.f"/>
        <table:table-row>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office:value-type="string">
            <text:p text:style-name="P254">0</text:p>
          </table:table-cell>
          <table:table-cell table:style-name="Table32.A1" table:number-columns-spanned="2" office:value-type="string">
            <text:p text:style-name="P289">SSI</text:p>
          </table:table-cell>
          <table:covered-table-cell/>
          <table:table-cell table:style-name="Table32.A1" office:value-type="string">
            <text:p text:style-name="P256">1</text:p>
          </table:table-cell>
          <table:table-cell table:style-name="Table32.A1" table:number-columns-spanned="16" office:value-type="string">
            <text:p text:style-name="P290">Subchannel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32.A1" office:value-type="string">
            <text:p text:style-name="P381">0</text:p>
          </table:table-cell>
          <table:table-cell table:style-name="Table32.A1" office:value-type="string">
            <text:p text:style-name="P383">1</text:p>
          </table:table-cell>
          <table:table-cell table:style-name="Table32.A1" office:value-type="string">
            <text:p text:style-name="P383">2</text:p>
          </table:table-cell>
          <table:table-cell table:style-name="Table32.A1" office:value-type="string">
            <text:p text:style-name="P383">3</text:p>
          </table:table-cell>
          <table:table-cell table:style-name="Table32.A1" office:value-type="string">
            <text:p text:style-name="P383">4</text:p>
          </table:table-cell>
          <table:table-cell table:style-name="Table32.A1" office:value-type="string">
            <text:p text:style-name="P383">5</text:p>
          </table:table-cell>
          <table:table-cell table:style-name="Table32.A1" office:value-type="string">
            <text:p text:style-name="P383">6</text:p>
          </table:table-cell>
          <table:table-cell table:style-name="Table32.A1" office:value-type="string">
            <text:p text:style-name="P383">7</text:p>
          </table:table-cell>
          <table:table-cell table:style-name="Table32.A1" office:value-type="string">
            <text:p text:style-name="P383">8</text:p>
          </table:table-cell>
          <table:table-cell table:style-name="Table32.A1" office:value-type="string">
            <text:p text:style-name="P383">9</text:p>
          </table:table-cell>
          <table:table-cell table:style-name="Table32.A1" office:value-type="string">
            <text:p text:style-name="P383">10</text:p>
          </table:table-cell>
          <table:table-cell table:style-name="Table32.A1" office:value-type="string">
            <text:p text:style-name="P383">11</text:p>
          </table:table-cell>
          <table:table-cell table:style-name="Table32.A1" office:value-type="string">
            <text:p text:style-name="P383">12</text:p>
          </table:table-cell>
          <table:table-cell table:style-name="Table32.A1" office:value-type="string">
            <text:p text:style-name="P383">13</text:p>
          </table:table-cell>
          <table:table-cell table:style-name="Table32.A1" office:value-type="string">
            <text:p text:style-name="P383">14</text:p>
          </table:table-cell>
          <table:table-cell table:style-name="Table32.A1" office:value-type="string">
            <text:p text:style-name="P381">15</text:p>
          </table:table-cell>
          <table:table-cell table:style-name="Table32.A1" office:value-type="string">
            <text:p text:style-name="P381">16</text:p>
          </table:table-cell>
          <table:table-cell table:style-name="Table32.A1" office:value-type="string">
            <text:p text:style-name="P383">17</text:p>
          </table:table-cell>
          <table:table-cell table:style-name="Table32.A1" office:value-type="string">
            <text:p text:style-name="P383">18</text:p>
          </table:table-cell>
          <table:table-cell table:style-name="Table32.A1" office:value-type="string">
            <text:p text:style-name="P383">19</text:p>
          </table:table-cell>
          <table:table-cell table:style-name="Table32.A1" office:value-type="string">
            <text:p text:style-name="P383">20</text:p>
          </table:table-cell>
          <table:table-cell table:style-name="Table32.A1" office:value-type="string">
            <text:p text:style-name="P383">21</text:p>
          </table:table-cell>
          <table:table-cell table:style-name="Table32.A1" office:value-type="string">
            <text:p text:style-name="P383">22</text:p>
          </table:table-cell>
          <table:table-cell table:style-name="Table32.A1" office:value-type="string">
            <text:p text:style-name="P383">23</text:p>
          </table:table-cell>
          <table:table-cell table:style-name="Table32.A1" office:value-type="string">
            <text:p text:style-name="P383">24</text:p>
          </table:table-cell>
          <table:table-cell table:style-name="Table32.A1" office:value-type="string">
            <text:p text:style-name="P383">25</text:p>
          </table:table-cell>
          <table:table-cell table:style-name="Table32.A1" office:value-type="string">
            <text:p text:style-name="P383">26</text:p>
          </table:table-cell>
          <table:table-cell table:style-name="Table32.A1" office:value-type="string">
            <text:p text:style-name="P383">27</text:p>
          </table:table-cell>
          <table:table-cell table:style-name="Table32.A1" office:value-type="string">
            <text:p text:style-name="P383">28</text:p>
          </table:table-cell>
          <table:table-cell table:style-name="Table32.A1" office:value-type="string">
            <text:p text:style-name="P383">29</text:p>
          </table:table-cell>
          <table:table-cell table:style-name="Table32.A1" office:value-type="string">
            <text:p text:style-name="P383">30</text:p>
          </table:table-cell>
          <table:table-cell table:style-name="Table32.A1" office:value-type="string">
            <text:p text:style-name="P381">31</text:p>
          </table:table-cell>
        </table:table-row>
        <table:table-row>
          <table:table-cell table:style-name="Table32.A1" office:value-type="string">
            <text:p text:style-name="P385">32</text:p>
          </table:table-cell>
          <table:table-cell table:style-name="Table32.A1" office:value-type="string">
            <text:p text:style-name="P385">33</text:p>
          </table:table-cell>
          <table:table-cell table:style-name="Table32.A1" office:value-type="string">
            <text:p text:style-name="P385">34</text:p>
          </table:table-cell>
          <table:table-cell table:style-name="Table32.A1" office:value-type="string">
            <text:p text:style-name="P385">35</text:p>
          </table:table-cell>
          <table:table-cell table:style-name="Table32.A1" office:value-type="string">
            <text:p text:style-name="P385">36</text:p>
          </table:table-cell>
          <table:table-cell table:style-name="Table32.A1" office:value-type="string">
            <text:p text:style-name="P385">37</text:p>
          </table:table-cell>
          <table:table-cell table:style-name="Table32.A1" office:value-type="string">
            <text:p text:style-name="P385">38</text:p>
          </table:table-cell>
          <table:table-cell table:style-name="Table32.A1" office:value-type="string">
            <text:p text:style-name="P385">39</text:p>
          </table:table-cell>
          <table:table-cell table:style-name="Table32.A1" office:value-type="string">
            <text:p text:style-name="P385">40</text:p>
          </table:table-cell>
          <table:table-cell table:style-name="Table32.A1" office:value-type="string">
            <text:p text:style-name="P385">41</text:p>
          </table:table-cell>
          <table:table-cell table:style-name="Table32.A1" office:value-type="string">
            <text:p text:style-name="P385">42</text:p>
          </table:table-cell>
          <table:table-cell table:style-name="Table32.A1" office:value-type="string">
            <text:p text:style-name="P385">43</text:p>
          </table:table-cell>
          <table:table-cell table:style-name="Table32.A1" office:value-type="string">
            <text:p text:style-name="P385">44</text:p>
          </table:table-cell>
          <table:table-cell table:style-name="Table32.A1" office:value-type="string">
            <text:p text:style-name="P385">45</text:p>
          </table:table-cell>
          <table:table-cell table:style-name="Table32.A1" office:value-type="string">
            <text:p text:style-name="P385">46</text:p>
          </table:table-cell>
          <table:table-cell table:style-name="Table32.A1" office:value-type="string">
            <text:p text:style-name="P385">47</text:p>
          </table:table-cell>
          <table:table-cell table:style-name="Table32.A1" office:value-type="string">
            <text:p text:style-name="P385">48</text:p>
          </table:table-cell>
          <table:table-cell table:style-name="Table32.A1" office:value-type="string">
            <text:p text:style-name="P385">49</text:p>
          </table:table-cell>
          <table:table-cell table:style-name="Table32.A1" office:value-type="string">
            <text:p text:style-name="P385">50</text:p>
          </table:table-cell>
          <table:table-cell table:style-name="Table32.A1" office:value-type="string">
            <text:p text:style-name="P385">51</text:p>
          </table:table-cell>
          <table:table-cell table:style-name="Table32.A1" office:value-type="string">
            <text:p text:style-name="P385">52</text:p>
          </table:table-cell>
          <table:table-cell table:style-name="Table32.A1" office:value-type="string">
            <text:p text:style-name="P385">53</text:p>
          </table:table-cell>
          <table:table-cell table:style-name="Table32.A1" office:value-type="string">
            <text:p text:style-name="P385">54</text:p>
          </table:table-cell>
          <table:table-cell table:style-name="Table32.A1" office:value-type="string">
            <text:p text:style-name="P385">55</text:p>
          </table:table-cell>
          <table:table-cell table:style-name="Table32.A1" office:value-type="string">
            <text:p text:style-name="P385">56</text:p>
          </table:table-cell>
          <table:table-cell table:style-name="Table32.A1" office:value-type="string">
            <text:p text:style-name="P385">57</text:p>
          </table:table-cell>
          <table:table-cell table:style-name="Table32.A1" office:value-type="string">
            <text:p text:style-name="P385">58</text:p>
          </table:table-cell>
          <table:table-cell table:style-name="Table32.A1" office:value-type="string">
            <text:p text:style-name="P385">59</text:p>
          </table:table-cell>
          <table:table-cell table:style-name="Table32.A1" office:value-type="string">
            <text:p text:style-name="P385">60</text:p>
          </table:table-cell>
          <table:table-cell table:style-name="Table32.A1" office:value-type="string">
            <text:p text:style-name="P385">61</text:p>
          </table:table-cell>
          <table:table-cell table:style-name="Table32.A1" office:value-type="string">
            <text:p text:style-name="P385">62</text:p>
          </table:table-cell>
          <table:table-cell table:style-name="Table32.A1" office:value-type="string">
            <text:p text:style-name="P385">63</text:p>
          </table:table-cell>
        </table:table-row>
      </table:table>
      <text:p text:style-name="P144"/>
      <text:p text:style-name="P115">Initially the system enables 1 channel-set, channel-set identifier 00. <text:s/>Additional channel-sets can be enabled by means of an undocumented instruction, a CHANNEL SUBSYSTEM CALL.</text:p>
      <text:p text:style-name="P145"><text:span text:style-name="T280">Because the channel subsystem </text:span><text:span text:style-name="T91">requires</text:span><text:span text:style-name="T280"> the hardware device address be placed in general register 1, SATK uses general register 1 for all I/O operations </text:span><text:span text:style-name="T305">when addressing the hardware device.</text:span></text:p>
      <text:p text:style-name="P90"><text:span text:style-name="T492">A</text:span>ccumulated Status</text:p>
      <text:p text:style-name="P146"><text:span text:style-name="T306">Most I/O operations will require only one interruption. <text:s/>However, cases do arise where multiple I/O </text:span><text:span text:style-name="T321">interruptions</text:span><text:span text:style-name="T306"> are required. <text:s/>Where multiple I/O </text:span><text:span text:style-name="T321">interruptions</text:span><text:span text:style-name="T306"> can occur, the status from each interruption is combined in this field. <text:s/>When the I/O has presented all of the required status, the I/O operation is considered completed. <text:s/>This is usually channel end and device end unit status. <text:s/>The required ending status can be specified when the </text:span><text:span text:style-name="T46">EXCP</text:span><text:span text:style-name="T306"> service is called.</text:span></text:p>
      <text:p text:style-name="P178"><text:span text:style-name="T306">W</text:span><text:span text:style-name="T311">hen </text:span><text:span text:style-name="T47">EXCP</text:span><text:span text:style-name="T311"> is </text:span><text:span text:style-name="T315">called</text:span><text:span text:style-name="T311"> for the device, Status bit 6 is set to </text:span><text:span text:style-name="T316">zero</text:span><text:span text:style-name="T311">, indicating that any data in this field is invalid.</text:span></text:p>
      <text:p text:style-name="P91"><text:span text:style-name="T493">S</text:span>ense Data</text:p>
      <text:p text:style-name="P147"><text:span text:style-name="T280">When Status bit 6 is one, this field contains the universal sense data byte. <text:s/></text:span><text:span text:style-name="T307">Sense data from a specific device can be up to 3</text:span><text:span text:style-name="T308">6 bytes. <text:s/></text:span><text:span text:style-name="T309">It is the responsibility of the program to read the sense data.</text:span></text:p>
      <text:p text:style-name="P149"><text:span text:style-name="T309">W</text:span><text:span text:style-name="T280">hen a new channel program is initiated at this device, the Status bit is set to </text:span><text:span text:style-name="T316">zero</text:span><text:span text:style-name="T280">, indicating the sense data is no longer valid.</text:span></text:p>
      <text:p text:style-name="P92">Pending Action</text:p>
      <text:p text:style-name="P148"><text:span text:style-name="T309">When Status bit 2 is </text:span><text:span text:style-name="T315">one</text:span><text:span text:style-name="T309">, this field contains an action that should be performed by the program. <text:s/>Currently </text:span><text:span text:style-name="T315">two</text:span><text:span text:style-name="T309"> pending actions are recognized:</text:span></text:p>
      <text:list xml:id="list1411567010" text:style-name="L9">
        <text:list-item>
          <text:p text:style-name="P599">X’00’ – No pending action for device,</text:p>
        </text:list-item>
        <text:list-item>
          <text:p text:style-name="P600">X’04’ – Program data is available for the program to read, and</text:p>
        </text:list-item>
        <text:list-item>
          <text:p text:style-name="P601"><text:span text:style-name="T309">X’0</text:span><text:span text:style-name="T315">8</text:span><text:span text:style-name="T309">’ – </text:span><text:span text:style-name="T314">S</text:span><text:span text:style-name="T309">ense data is available for the program to read.</text:span></text:p>
        </text:list-item>
      </text:list>
      <text:p text:style-name="P148"><text:span text:style-name="T309">Sense data can be made available by any device. <text:s/>Only devices that provide an Attention unit status interrupt will </text:span><text:span text:style-name="T310">make data available to</text:span><text:span text:style-name="T309"> the program.</text:span></text:p>
      <text:p text:style-name="P149"><text:span text:style-name="T309">W</text:span><text:span text:style-name="T280">hen a new channel program is initiated at this device, the Status bit </text:span><text:span text:style-name="T315">2</text:span><text:span text:style-name="T280"> is set </text:span><text:span text:style-name="T311">to </text:span><text:span text:style-name="T316">zero</text:span><text:span text:style-name="T280">, indicating the pending action has been satisfied, whether it really has or not.</text:span></text:p>
      <text:p text:style-name="P194"><text:span text:style-name="T280">The </text:span><text:span text:style-name="T43">PNDING</text:span><text:span text:style-name="T280"> service notifies the program of a pending action condition.</text:span></text:p>
      <text:p text:style-name="P95"><text:soft-page-break/>Error Status</text:p>
      <text:p text:style-name="P118">Used to detect a device error condition for the device. <text:s/>Created from the Device Type information provided when the device is added to the table.</text:p>
      <text:p text:style-name="P95">Reserved</text:p>
      <text:p text:style-name="P118">Reserved for future usage.</text:p>
      <text:p text:style-name="P93">Subchannel Status Word</text:p>
      <text:p text:style-name="P119">This field of three words (12 bytes) contains the most recent interrupt information supplied by the hardware. <text:s/>See the discussion below for the details <text:span text:style-name="T545">o</text:span>f the format.</text:p>
      <text:p text:style-name="P96">Program Reserved</text:p>
      <text:p text:style-name="P120">This field is reserved for the booted program’s use. <text:s/>It is never referenced or altered by the boot loader or its services. <text:s/>This allows the booted program to logically extend the information related to a device without physical changes to the IOT entry itself.</text:p>
      <text:h text:style-name="P572" text:outline-level="3"><text:bookmark-start text:name="__RefHeading___Toc7584_2392619381"/>Operation Request Block (ORB)<text:bookmark-end text:name="__RefHeading___Toc7584_2392619381"/></text:h>
      <text:p text:style-name="P63"><text:span text:style-name="T483">The ORB in its </text:span><text:span text:style-name="T482">generic</text:span><text:span text:style-name="T483"> form has the following structure:</text:span></text:p>
      <table:table table:name="Table10" table:style-name="Table10">
        <table:table-column table:style-name="Table10.A"/>
        <table:table-column table:style-name="Table10.B"/>
        <table:table-column table:style-name="Table10.C" table:number-columns-repeated="3"/>
        <table:table-column table:style-name="Table10.F"/>
        <table:table-column table:style-name="Table10.C" table:number-columns-repeated="7"/>
        <table:table-column table:style-name="Table10.N"/>
        <table:table-column table:style-name="Table10.A" table:number-columns-repeated="2"/>
        <table:table-header-rows>
          <table:table-row>
            <table:table-cell table:style-name="Table10.A1" office:value-type="string">
              <text:p text:style-name="P448">Word</text:p>
            </table:table-cell>
            <table:table-cell table:style-name="Table10.A1" table:number-columns-spanned="5" office:value-type="string">
              <text:p text:style-name="P448">Byte 0</text:p>
            </table:table-cell>
            <table:covered-table-cell/>
            <table:covered-table-cell/>
            <table:covered-table-cell/>
            <table:covered-table-cell/>
            <table:table-cell table:style-name="Table10.A1" table:number-columns-spanned="8" office:value-type="string">
              <text:p text:style-name="P448">Byte 1</text:p>
            </table:table-cell>
            <table:covered-table-cell/>
            <table:covered-table-cell/>
            <table:covered-table-cell/>
            <table:covered-table-cell/>
            <table:covered-table-cell/>
            <table:covered-table-cell/>
            <table:covered-table-cell/>
            <table:table-cell table:style-name="Table10.A1" office:value-type="string">
              <text:p text:style-name="P448">Byte 2</text:p>
            </table:table-cell>
            <table:table-cell table:style-name="Table10.A1" office:value-type="string">
              <text:p text:style-name="P448">Byte 3</text:p>
            </table:table-cell>
          </table:table-row>
        </table:table-header-rows>
        <table:table-row>
          <table:table-cell table:style-name="Table10.A1" office:value-type="string">
            <text:p text:style-name="P225">0</text:p>
          </table:table-cell>
          <table:table-cell table:style-name="Table10.A1" table:number-columns-spanned="15" office:value-type="string">
            <text:p text:style-name="P211"><text:span text:style-name="T337">Interruption </text:span><text:span text:style-name="T338">Paramet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1" office:value-type="string">
            <text:p text:style-name="P225">1</text:p>
          </table:table-cell>
          <table:table-cell table:style-name="Table10.A1" office:value-type="string">
            <text:p text:style-name="P225">Key</text:p>
          </table:table-cell>
          <table:table-cell table:style-name="Table10.A1" office:value-type="string">
            <text:p text:style-name="P230">S</text:p>
          </table:table-cell>
          <table:table-cell table:style-name="Table10.A1" office:value-type="string">
            <text:p text:style-name="P225">0</text:p>
          </table:table-cell>
          <table:table-cell table:style-name="Table10.A1" office:value-type="string">
            <text:p text:style-name="P225">0</text:p>
          </table:table-cell>
          <table:table-cell table:style-name="Table10.A1" office:value-type="string">
            <text:p text:style-name="P225">0</text:p>
          </table:table-cell>
          <table:table-cell table:style-name="Table10.A1" office:value-type="string">
            <text:p text:style-name="P231">F</text:p>
          </table:table-cell>
          <table:table-cell table:style-name="Table10.A1" office:value-type="string">
            <text:p text:style-name="P230">P</text:p>
          </table:table-cell>
          <table:table-cell table:style-name="Table10.A1" office:value-type="string">
            <text:p text:style-name="P230">I</text:p>
          </table:table-cell>
          <table:table-cell table:style-name="Table10.A1" office:value-type="string">
            <text:p text:style-name="P230">A</text:p>
          </table:table-cell>
          <table:table-cell table:style-name="Table10.A1" office:value-type="string">
            <text:p text:style-name="P230">U</text:p>
          </table:table-cell>
          <table:table-cell table:style-name="Table10.A1" office:value-type="string">
            <text:p text:style-name="P231">0</text:p>
          </table:table-cell>
          <table:table-cell table:style-name="Table10.A1" office:value-type="string">
            <text:p text:style-name="P231">0</text:p>
          </table:table-cell>
          <table:table-cell table:style-name="Table10.A1" office:value-type="string">
            <text:p text:style-name="P231">0</text:p>
          </table:table-cell>
          <table:table-cell table:style-name="Table10.A1" office:value-type="string">
            <text:p text:style-name="P230">LPM</text:p>
          </table:table-cell>
          <table:table-cell table:style-name="Table10.A1" office:value-type="string">
            <text:p text:style-name="P225">00000000</text:p>
          </table:table-cell>
        </table:table-row>
        <table:table-row>
          <table:table-cell table:style-name="Table10.A1" office:value-type="string">
            <text:p text:style-name="P225">2</text:p>
          </table:table-cell>
          <table:table-cell table:style-name="Table10.A1" table:number-columns-spanned="15" office:value-type="string">
            <text:p text:style-name="P225">Channel Program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0"/>
      <text:p text:style-name="P61">The Interruption Parameter can be anything. <text:s/><text:span text:style-name="T339">SATK boot loaders use the Interruption Parameter</text:span><text:span text:style-name="T432"> </text:span><text:span text:style-name="T478">for </text:span><text:span text:style-name="T432">the I/O Table address of </text:span><text:span text:style-name="T339">the device. <text:s/></text:span><text:span text:style-name="T464">The hardware address, required to actually initiate the I/O operations is accessed via the Interruption Parameter’</text:span><text:span text:style-name="T478">s content.</text:span></text:p>
      <text:p text:style-name="P62">The Key field is the storage access key used for memory access by the channel or channel subsystem. <text:s/>For boot loader support, this field must be zero. <text:s/>It is valid for all architectures.</text:p>
      <text:p text:style-name="P62">Bits S, P, I, A, and U are not used by SATK and must be zeros.</text:p>
      <text:p text:style-name="P63"><text:span text:style-name="T339">The F bit specifies the CCW format in use. <text:s/>For S/360 or S/370, this bit will always be 0. <text:s/>For later architectures it can be 0 (Format 0 CCW) or 1 (Format 1 CCW). <text:s/></text:span><text:span text:style-name="T342">SATK boot loaders will use </text:span><text:span text:style-name="T464">Format 1</text:span><text:span text:style-name="T342"> for later architectures. <text:s/></text:span><text:span text:style-name="T405">Otherwise it would not be able to load above the line.</text:span></text:p>
      <text:p text:style-name="P62"><text:span text:style-name="T341">Word 1, </text:span>Byte 2, is <text:span text:style-name="T341">the </text:span>Logical Path Mask and must be zeros for S/360 or S/370 use. <text:s/>For later architectures this value may <text:span text:style-name="T344">be </text:span>used as described <text:span text:style-name="T340">for</text:span> 370-XA and beyond systems. <text:s/>Note, Hercules limits logical path <text:span text:style-name="T340">access</text:span> to just the first path, or X’80’. <text:s/><text:span text:style-name="T341">Hercules only supports one path. <text:s/></text:span><text:soft-page-break/><text:span text:style-name="T464">Nevertheless, SATK boot loaders will use X’FF’ for the LPM allowing any available path to be used in case a stand-alone program is used in other environments.</text:span></text:p>
      <text:p text:style-name="P63"><text:span text:style-name="T343">Word 1, Byte 3 </text:span><text:span text:style-name="T430">must be zeros as described above.</text:span></text:p>
      <text:p text:style-name="P63"><text:span text:style-name="T346">Device number is a concept introduced with the channel subsystem. <text:s/>For S/360 and S/370, a device’s number is the same as the device’s channel and unit address. <text:s/>For later systems, the device number is assigned to a subchannel for convenience. <text:s/></text:span><text:span text:style-name="T478">It is</text:span><text:span text:style-name="T346"> a fixed designation for the device. <text:s/></text:span><text:span text:style-name="T347">Its</text:span><text:span text:style-name="T346"> subchannel </text:span><text:span text:style-name="T406">number</text:span><text:span text:style-name="T346"> can change </text:span><text:span text:style-name="T347">as the configuration changes</text:span><text:span text:style-name="T346">. <text:s/>On a Hercules system, a device number is assigned in the Hercules configuration </text:span><text:span text:style-name="T348">in the same way as is its channel and unit address</text:span><text:span text:style-name="T346">.</text:span></text:p>
      <text:p text:style-name="P139"><text:span text:style-name="T296">The following tables identify the usage of the ORB. <text:s/>Fields in gray are ignored. <text:s/>Fields in green are required. <text:s/>Fields in blue are </text:span><text:span text:style-name="T297">required</text:span><text:span text:style-name="T296"> in some cases.</text:span></text:p>
      <text:p text:style-name="P137">For S/360 or S/370 architectures the <text:span text:style-name="T431">ORB structure</text:span> is this:</text:p>
      <table:table table:name="Table25" table:style-name="Table25">
        <table:table-column table:style-name="Table25.A"/>
        <table:table-column table:style-name="Table25.B"/>
        <table:table-column table:style-name="Table25.C" table:number-columns-repeated="3"/>
        <table:table-column table:style-name="Table25.F"/>
        <table:table-column table:style-name="Table25.C" table:number-columns-repeated="7"/>
        <table:table-column table:style-name="Table25.N"/>
        <table:table-column table:style-name="Table25.A" table:number-columns-repeated="2"/>
        <table:table-header-rows>
          <table:table-row>
            <table:table-cell table:style-name="Table25.A1" office:value-type="string">
              <text:p text:style-name="P451">Word</text:p>
            </table:table-cell>
            <table:table-cell table:style-name="Table25.A1" table:number-columns-spanned="5" office:value-type="string">
              <text:p text:style-name="P451">Byte 0</text:p>
            </table:table-cell>
            <table:covered-table-cell/>
            <table:covered-table-cell/>
            <table:covered-table-cell/>
            <table:covered-table-cell/>
            <table:table-cell table:style-name="Table25.A1" table:number-columns-spanned="8" office:value-type="string">
              <text:p text:style-name="P451">Byte 1</text:p>
            </table:table-cell>
            <table:covered-table-cell/>
            <table:covered-table-cell/>
            <table:covered-table-cell/>
            <table:covered-table-cell/>
            <table:covered-table-cell/>
            <table:covered-table-cell/>
            <table:covered-table-cell/>
            <table:table-cell table:style-name="Table25.A1" office:value-type="string">
              <text:p text:style-name="P451">Byte 2</text:p>
            </table:table-cell>
            <table:table-cell table:style-name="Table25.A1" office:value-type="string">
              <text:p text:style-name="P451">Byte 3</text:p>
            </table:table-cell>
          </table:table-row>
        </table:table-header-rows>
        <table:table-row table:style-name="Table25.2">
          <table:table-cell table:style-name="Table25.A1" office:value-type="string">
            <text:p text:style-name="P229">0</text:p>
          </table:table-cell>
          <table:table-cell table:style-name="Table25.B2" table:number-columns-spanned="15" office:value-type="string">
            <text:p text:style-name="P343">I/O Table entry address of the targeted dev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2">
          <table:table-cell table:style-name="Table25.A1" office:value-type="string">
            <text:p text:style-name="P229">1</text:p>
          </table:table-cell>
          <table:table-cell table:style-name="Table25.B3" office:value-type="string">
            <text:p text:style-name="P229">Key - <text:span text:style-name="T431">0</text:span></text:p>
          </table:table-cell>
          <table:table-cell table:style-name="Table25.B2" office:value-type="string">
            <text:p text:style-name="P343">0</text:p>
          </table:table-cell>
          <table:table-cell table:style-name="Table25.B2" office:value-type="string">
            <text:p text:style-name="P229">0</text:p>
          </table:table-cell>
          <table:table-cell table:style-name="Table25.B2" office:value-type="string">
            <text:p text:style-name="P229">0</text:p>
          </table:table-cell>
          <table:table-cell table:style-name="Table25.B2" office:value-type="string">
            <text:p text:style-name="P229">0</text:p>
          </table:table-cell>
          <table:table-cell table:style-name="Table25.B2" office:value-type="string">
            <text:p text:style-name="P343">0</text:p>
          </table:table-cell>
          <table:table-cell table:style-name="Table25.B2" office:value-type="string">
            <text:p text:style-name="P343">0</text:p>
          </table:table-cell>
          <table:table-cell table:style-name="Table25.B2" office:value-type="string">
            <text:p text:style-name="P343">0</text:p>
          </table:table-cell>
          <table:table-cell table:style-name="Table25.B2" office:value-type="string">
            <text:p text:style-name="P343">0</text:p>
          </table:table-cell>
          <table:table-cell table:style-name="Table25.B2" office:value-type="string">
            <text:p text:style-name="P343">0</text:p>
          </table:table-cell>
          <table:table-cell table:style-name="Table25.B2" office:value-type="string">
            <text:p text:style-name="P234">0</text:p>
          </table:table-cell>
          <table:table-cell table:style-name="Table25.B2" office:value-type="string">
            <text:p text:style-name="P234">0</text:p>
          </table:table-cell>
          <table:table-cell table:style-name="Table25.B2" office:value-type="string">
            <text:p text:style-name="P234">0</text:p>
          </table:table-cell>
          <table:table-cell table:style-name="Table25.O3" office:value-type="string">
            <text:p text:style-name="P216"><text:span text:style-name="T470">LPM - </text:span><text:span text:style-name="T469">255</text:span></text:p>
          </table:table-cell>
          <table:table-cell table:style-name="Table25.B2" office:value-type="string">
            <text:p text:style-name="P229">00000000</text:p>
          </table:table-cell>
        </table:table-row>
        <table:table-row table:style-name="Table25.2">
          <table:table-cell table:style-name="Table25.A1" office:value-type="string">
            <text:p text:style-name="P229">2</text:p>
          </table:table-cell>
          <table:table-cell table:style-name="Table25.O3" table:number-columns-spanned="5" office:value-type="string">
            <text:p text:style-name="P357">Ignored</text:p>
          </table:table-cell>
          <table:covered-table-cell/>
          <table:covered-table-cell/>
          <table:covered-table-cell/>
          <table:covered-table-cell/>
          <table:table-cell table:style-name="Table25.B3" table:number-columns-spanned="10" office:value-type="string">
            <text:p text:style-name="P229">Channel Program Address</text:p>
          </table:table-cell>
          <table:covered-table-cell/>
          <table:covered-table-cell/>
          <table:covered-table-cell/>
          <table:covered-table-cell/>
          <table:covered-table-cell/>
          <table:covered-table-cell/>
          <table:covered-table-cell/>
          <table:covered-table-cell/>
          <table:covered-table-cell/>
        </table:table-row>
      </table:table>
      <text:p text:style-name="P137"/>
      <text:p text:style-name="P137">For later architecture<text:span text:style-name="T431">s</text:span> the ORB structure is this:</text:p>
      <table:table table:name="Table26" table:style-name="Table26">
        <table:table-column table:style-name="Table26.A"/>
        <table:table-column table:style-name="Table26.B"/>
        <table:table-column table:style-name="Table26.C" table:number-columns-repeated="3"/>
        <table:table-column table:style-name="Table26.F"/>
        <table:table-column table:style-name="Table26.C" table:number-columns-repeated="7"/>
        <table:table-column table:style-name="Table26.N"/>
        <table:table-column table:style-name="Table26.A" table:number-columns-repeated="2"/>
        <table:table-header-rows>
          <table:table-row>
            <table:table-cell table:style-name="Table26.A1" office:value-type="string">
              <text:p text:style-name="P451">Word</text:p>
            </table:table-cell>
            <table:table-cell table:style-name="Table26.A1" table:number-columns-spanned="5" office:value-type="string">
              <text:p text:style-name="P451">Byte 0</text:p>
            </table:table-cell>
            <table:covered-table-cell/>
            <table:covered-table-cell/>
            <table:covered-table-cell/>
            <table:covered-table-cell/>
            <table:table-cell table:style-name="Table26.A1" table:number-columns-spanned="8" office:value-type="string">
              <text:p text:style-name="P451">Byte 1</text:p>
            </table:table-cell>
            <table:covered-table-cell/>
            <table:covered-table-cell/>
            <table:covered-table-cell/>
            <table:covered-table-cell/>
            <table:covered-table-cell/>
            <table:covered-table-cell/>
            <table:covered-table-cell/>
            <table:table-cell table:style-name="Table26.A1" office:value-type="string">
              <text:p text:style-name="P451">Byte 2</text:p>
            </table:table-cell>
            <table:table-cell table:style-name="Table26.A1" office:value-type="string">
              <text:p text:style-name="P451">Byte 3</text:p>
            </table:table-cell>
          </table:table-row>
        </table:table-header-rows>
        <table:table-row table:style-name="Table26.2">
          <table:table-cell table:style-name="Table26.A1" office:value-type="string">
            <text:p text:style-name="P229">0</text:p>
          </table:table-cell>
          <table:table-cell table:style-name="Table26.B2" table:number-columns-spanned="15" office:value-type="string">
            <text:p text:style-name="P343">I/O Table entry address of the targeted dev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2">
          <table:table-cell table:style-name="Table26.A1" office:value-type="string">
            <text:p text:style-name="P229">1</text:p>
          </table:table-cell>
          <table:table-cell table:style-name="Table26.B3" office:value-type="string">
            <text:p text:style-name="P229">Key - <text:span text:style-name="T431">0</text:span></text:p>
          </table:table-cell>
          <table:table-cell table:style-name="Table26.B2" office:value-type="string">
            <text:p text:style-name="P345">0</text:p>
          </table:table-cell>
          <table:table-cell table:style-name="Table26.B2" office:value-type="string">
            <text:p text:style-name="P229">0</text:p>
          </table:table-cell>
          <table:table-cell table:style-name="Table26.B2" office:value-type="string">
            <text:p text:style-name="P229">0</text:p>
          </table:table-cell>
          <table:table-cell table:style-name="Table26.B2" office:value-type="string">
            <text:p text:style-name="P229">0</text:p>
          </table:table-cell>
          <table:table-cell table:style-name="Table26.B2" office:value-type="string">
            <text:p text:style-name="P345">1</text:p>
          </table:table-cell>
          <table:table-cell table:style-name="Table26.B2" office:value-type="string">
            <text:p text:style-name="P345">0</text:p>
          </table:table-cell>
          <table:table-cell table:style-name="Table26.B2" office:value-type="string">
            <text:p text:style-name="P345">0</text:p>
          </table:table-cell>
          <table:table-cell table:style-name="Table26.B2" office:value-type="string">
            <text:p text:style-name="P345">0</text:p>
          </table:table-cell>
          <table:table-cell table:style-name="Table26.B2" office:value-type="string">
            <text:p text:style-name="P345">0</text:p>
          </table:table-cell>
          <table:table-cell table:style-name="Table26.B2" office:value-type="string">
            <text:p text:style-name="P234">0</text:p>
          </table:table-cell>
          <table:table-cell table:style-name="Table26.B2" office:value-type="string">
            <text:p text:style-name="P234">0</text:p>
          </table:table-cell>
          <table:table-cell table:style-name="Table26.B2" office:value-type="string">
            <text:p text:style-name="P234">0</text:p>
          </table:table-cell>
          <table:table-cell table:style-name="Table26.B3" office:value-type="string">
            <text:p text:style-name="P216"><text:span text:style-name="T470">LPM - </text:span><text:span text:style-name="T469">255</text:span></text:p>
          </table:table-cell>
          <table:table-cell table:style-name="Table26.B2" office:value-type="string">
            <text:p text:style-name="P229">00000000</text:p>
          </table:table-cell>
        </table:table-row>
        <table:table-row table:style-name="Table26.2">
          <table:table-cell table:style-name="Table26.A1" office:value-type="string">
            <text:p text:style-name="P229">2</text:p>
          </table:table-cell>
          <table:table-cell table:style-name="Table26.B3" table:number-columns-spanned="15" office:value-type="string">
            <text:p text:style-name="P229">Channel Program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7"/>
      <text:p text:style-name="P65">The only difference is the F bit which is 0 (CCW Format 0) for the early architectures and 1 for the later architectures. <text:s/>The Key <text:span text:style-name="T469">is</text:span> set to zero for use with the boot loader <text:span text:style-name="T4">EXCP</text:span> service, <text:span text:style-name="T479">but can be other values.</text:span></text:p>
      <text:h text:style-name="Heading_20_3" text:outline-level="3"><text:bookmark-start text:name="__RefHeading___Toc7586_2392619381"/>Subchannel Status Word (SCSW)<text:bookmark-end text:name="__RefHeading___Toc7586_2392619381"/></text:h>
      <text:p text:style-name="P136">When an interruption occurs, the interruption information is stored in a structure by the device or subchannel. <text:s/>The early architectures used an eight-byte structure for saving this information into the assigned storage area. <text:s/>When the channel subsystem was introduced the structure was increased to 12 bytes and contains additional information is a slightly different structure. <text:s/><text:span text:style-name="T479">The SCSW format is used for both architectures allowing the maximum information to be presented to the program. <text:s/></text:span></text:p>
      <text:p text:style-name="P139"><text:span text:style-name="T479">In the following tables, </text:span><text:span text:style-name="T480">gray fields are ignored</text:span><text:span text:style-name="T479">. <text:s/></text:span><text:span text:style-name="T480">Green fields have meaningful information. <text:s/></text:span><text:span text:style-name="T481">Blue fields are channel subsystem specific.</text:span></text:p>
      <text:p text:style-name="P138">For S/360 and S/370 architectures, the SCSW has this format.</text:p>
      <table:table table:name="Table27" table:style-name="Table27">
        <table:table-column table:style-name="Table27.A"/>
        <table:table-column table:style-name="Table27.B"/>
        <table:table-column table:style-name="Table27.C" table:number-columns-repeated="2"/>
        <table:table-column table:style-name="Table27.E"/>
        <table:table-column table:style-name="Table27.C"/>
        <table:table-column table:style-name="Table27.G"/>
        <table:table-column table:style-name="Table27.A" table:number-columns-repeated="2"/>
        <table:table-header-rows>
          <text:soft-page-break/>
          <table:table-row>
            <table:table-cell table:style-name="Table27.A1" office:value-type="string">
              <text:p text:style-name="P467">Word</text:p>
            </table:table-cell>
            <table:table-cell table:style-name="Table27.A1" table:number-columns-spanned="4" office:value-type="string">
              <text:p text:style-name="P467">Byte 0</text:p>
            </table:table-cell>
            <table:covered-table-cell/>
            <table:covered-table-cell/>
            <table:covered-table-cell/>
            <table:table-cell table:style-name="Table27.A1" table:number-columns-spanned="2" office:value-type="string">
              <text:p text:style-name="P467">Byte 1</text:p>
            </table:table-cell>
            <table:covered-table-cell/>
            <table:table-cell table:style-name="Table27.A1" office:value-type="string">
              <text:p text:style-name="P467">Byte 2</text:p>
            </table:table-cell>
            <table:table-cell table:style-name="Table27.A1" office:value-type="string">
              <text:p text:style-name="P467">Byte 3</text:p>
            </table:table-cell>
          </table:table-row>
        </table:table-header-rows>
        <table:table-row table:style-name="Table27.2">
          <table:table-cell table:style-name="Table27.A1" office:value-type="string">
            <text:p text:style-name="P367">0</text:p>
          </table:table-cell>
          <table:table-cell table:style-name="Table27.B2" office:value-type="string">
            <text:p text:style-name="P367">Key</text:p>
          </table:table-cell>
          <table:table-cell table:style-name="Table27.A1" office:value-type="string">
            <text:p text:style-name="P257">0</text:p>
          </table:table-cell>
          <table:table-cell table:style-name="Table27.A1" office:value-type="string">
            <text:p text:style-name="P257">0</text:p>
          </table:table-cell>
          <table:table-cell table:style-name="Table27.A1" office:value-type="string">
            <text:p text:style-name="P257">00</text:p>
          </table:table-cell>
          <table:table-cell table:style-name="Table27.F2" office:value-type="string">
            <text:p text:style-name="P260">0</text:p>
          </table:table-cell>
          <table:table-cell table:style-name="Table27.G2" office:value-type="string">
            <text:p text:style-name="Table_20_Contents"/>
          </table:table-cell>
          <table:table-cell table:style-name="Table27.G2" office:value-type="string">
            <text:p text:style-name="Table_20_Contents"/>
          </table:table-cell>
          <table:table-cell table:style-name="Table27.G2" office:value-type="string">
            <text:p text:style-name="Table_20_Contents"/>
          </table:table-cell>
        </table:table-row>
        <table:table-row table:style-name="Table27.2">
          <table:table-cell table:style-name="Table27.A1" office:value-type="string">
            <text:p text:style-name="P367">1</text:p>
          </table:table-cell>
          <table:table-cell table:style-name="Table27.G2" table:number-columns-spanned="4" office:value-type="string">
            <text:p text:style-name="Table_20_Contents"/>
          </table:table-cell>
          <table:covered-table-cell/>
          <table:covered-table-cell/>
          <table:covered-table-cell/>
          <table:table-cell table:style-name="Table27.B2" table:number-columns-spanned="4" office:value-type="string">
            <text:p text:style-name="P369">CCW Address</text:p>
          </table:table-cell>
          <table:covered-table-cell/>
          <table:covered-table-cell/>
          <table:covered-table-cell/>
        </table:table-row>
        <table:table-row table:style-name="Table27.2">
          <table:table-cell table:style-name="Table27.A1" office:value-type="string">
            <text:p text:style-name="P367">2</text:p>
          </table:table-cell>
          <table:table-cell table:style-name="Table27.B2" table:number-columns-spanned="4" office:value-type="string">
            <text:p text:style-name="P369">Unit Status</text:p>
          </table:table-cell>
          <table:covered-table-cell/>
          <table:covered-table-cell/>
          <table:covered-table-cell/>
          <table:table-cell table:style-name="Table27.B2" table:number-columns-spanned="2" office:value-type="string">
            <text:p text:style-name="P369">Channel Status</text:p>
          </table:table-cell>
          <table:covered-table-cell/>
          <table:table-cell table:style-name="Table27.B2" table:number-columns-spanned="2" office:value-type="string">
            <text:p text:style-name="P369">Byte Count</text:p>
          </table:table-cell>
          <table:covered-table-cell/>
        </table:table-row>
      </table:table>
      <text:p text:style-name="P135"/>
      <text:p text:style-name="P140">For later architecture<text:span text:style-name="T482">s</text:span> the SCSW has this format.</text:p>
      <table:table table:name="Table28" table:style-name="Table28">
        <table:table-column table:style-name="Table28.A"/>
        <table:table-column table:style-name="Table28.B"/>
        <table:table-column table:style-name="Table28.C" table:number-columns-repeated="2"/>
        <table:table-column table:style-name="Table28.E"/>
        <table:table-column table:style-name="Table28.C" table:number-columns-repeated="7"/>
        <table:table-column table:style-name="Table28.M"/>
        <table:table-column table:style-name="Table28.C"/>
        <table:table-column table:style-name="Table28.O"/>
        <table:table-column table:style-name="Table28.P"/>
        <table:table-column table:style-name="Table28.O"/>
        <table:table-column table:style-name="Table28.R"/>
        <table:table-header-rows>
          <table:table-row>
            <table:table-cell table:style-name="Table28.A1" office:value-type="string">
              <text:p text:style-name="P468">Word</text:p>
            </table:table-cell>
            <table:table-cell table:style-name="Table28.A1" table:number-columns-spanned="4" office:value-type="string">
              <text:p text:style-name="P468">Byte 0</text:p>
            </table:table-cell>
            <table:covered-table-cell/>
            <table:covered-table-cell/>
            <table:covered-table-cell/>
            <table:table-cell table:style-name="Table28.A1" table:number-columns-spanned="8" office:value-type="string">
              <text:p text:style-name="P468">Byte 1</text:p>
            </table:table-cell>
            <table:covered-table-cell/>
            <table:covered-table-cell/>
            <table:covered-table-cell/>
            <table:covered-table-cell/>
            <table:covered-table-cell/>
            <table:covered-table-cell/>
            <table:covered-table-cell/>
            <table:table-cell table:style-name="Table28.A1" table:number-columns-spanned="3" office:value-type="string">
              <text:p text:style-name="P468">Byte 2</text:p>
            </table:table-cell>
            <table:covered-table-cell/>
            <table:covered-table-cell/>
            <table:table-cell table:style-name="Table28.A1" table:number-columns-spanned="2" office:value-type="string">
              <text:p text:style-name="P468">Byte 3</text:p>
            </table:table-cell>
            <table:covered-table-cell/>
          </table:table-row>
        </table:table-header-rows>
        <table:table-row table:style-name="Table28.2">
          <table:table-cell table:style-name="Table28.A1" office:value-type="string">
            <text:p text:style-name="P368">0</text:p>
          </table:table-cell>
          <table:table-cell table:style-name="Table28.B2" office:value-type="string">
            <text:p text:style-name="P368">Key</text:p>
          </table:table-cell>
          <table:table-cell table:style-name="Table28.A1" office:value-type="string">
            <text:p text:style-name="P258">0</text:p>
          </table:table-cell>
          <table:table-cell table:style-name="Table28.A1" office:value-type="string">
            <text:p text:style-name="P258">0</text:p>
          </table:table-cell>
          <table:table-cell table:style-name="Table28.A1" office:value-type="string">
            <text:p text:style-name="P258">00</text:p>
          </table:table-cell>
          <table:table-cell table:style-name="Table28.F2" office:value-type="string">
            <text:p text:style-name="P259">1</text:p>
          </table:table-cell>
          <table:table-cell table:style-name="Table28.F2" office:value-type="string">
            <text:p text:style-name="P260">0</text:p>
          </table:table-cell>
          <table:table-cell table:style-name="Table28.F2" office:value-type="string">
            <text:p text:style-name="P260">0</text:p>
          </table:table-cell>
          <table:table-cell table:style-name="Table28.F2" office:value-type="string">
            <text:p text:style-name="P260">0</text:p>
          </table:table-cell>
          <table:table-cell table:style-name="Table28.F2" office:value-type="string">
            <text:p text:style-name="P260">0</text:p>
          </table:table-cell>
          <table:table-cell table:style-name="Table28.K2" office:value-type="string">
            <text:p text:style-name="P370">Z</text:p>
          </table:table-cell>
          <table:table-cell table:style-name="Table28.K2" office:value-type="string">
            <text:p text:style-name="P370">E</text:p>
          </table:table-cell>
          <table:table-cell table:style-name="Table28.K2" office:value-type="string">
            <text:p text:style-name="P370">N</text:p>
          </table:table-cell>
          <table:table-cell table:style-name="Table28.K2" office:value-type="string">
            <text:p text:style-name="P370">0</text:p>
          </table:table-cell>
          <table:table-cell table:style-name="Table28.K2" office:value-type="string">
            <text:p text:style-name="P370">FC</text:p>
          </table:table-cell>
          <table:table-cell table:style-name="Table28.K2" table:number-columns-spanned="2" office:value-type="string">
            <text:p text:style-name="P370">AC</text:p>
          </table:table-cell>
          <table:covered-table-cell/>
          <table:table-cell table:style-name="Table28.K2" office:value-type="string">
            <text:p text:style-name="P370">SC</text:p>
          </table:table-cell>
        </table:table-row>
        <table:table-row table:style-name="Table28.2">
          <table:table-cell table:style-name="Table28.A1" office:value-type="string">
            <text:p text:style-name="P368">1</text:p>
          </table:table-cell>
          <table:table-cell table:style-name="Table28.B2" table:number-columns-spanned="17" office:value-type="string">
            <text:p text:style-name="P369">CCW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2">
          <table:table-cell table:style-name="Table28.A1" office:value-type="string">
            <text:p text:style-name="P368">2</text:p>
          </table:table-cell>
          <table:table-cell table:style-name="Table28.B2" table:number-columns-spanned="4" office:value-type="string">
            <text:p text:style-name="P369">Unit Status</text:p>
          </table:table-cell>
          <table:covered-table-cell/>
          <table:covered-table-cell/>
          <table:covered-table-cell/>
          <table:table-cell table:style-name="Table28.B2" table:number-columns-spanned="8" office:value-type="string">
            <text:p text:style-name="P369">Channel Status</text:p>
          </table:table-cell>
          <table:covered-table-cell/>
          <table:covered-table-cell/>
          <table:covered-table-cell/>
          <table:covered-table-cell/>
          <table:covered-table-cell/>
          <table:covered-table-cell/>
          <table:covered-table-cell/>
          <table:table-cell table:style-name="Table28.B2" table:number-columns-spanned="5" office:value-type="string">
            <text:p text:style-name="P369">Byte Count</text:p>
          </table:table-cell>
          <table:covered-table-cell/>
          <table:covered-table-cell/>
          <table:covered-table-cell/>
          <table:covered-table-cell/>
        </table:table-row>
      </table:table>
      <text:p text:style-name="P486"/>
      <text:h text:style-name="P573" text:outline-level="3"><text:bookmark-start text:name="__RefHeading___Toc3551_3039318549"/>Service ID – <text:span text:style-name="T353">2</text:span> – Query I/O Table, <text:span text:style-name="T408">QIOT</text:span><text:bookmark-end text:name="__RefHeading___Toc3551_3039318549"/></text:h>
      <text:p text:style-name="P80">The <text:span text:style-name="T4">QIOT</text:span> service searches the I/O table for a device number, and if found returns the table entry’<text:span text:style-name="T410">s</text:span> address.</text:p>
      <text:p text:style-name="P81"><text:span text:style-name="T100">Input Service Information</text:span><text:span text:style-name="T350">: </text:span><text:span text:style-name="T408">The device number being sought in the I/O table</text:span></text:p>
      <text:p text:style-name="P81"><text:span text:style-name="T101">Input SPBE</text:span><text:span text:style-name="T356">: </text:span><text:span text:style-name="T536">Ignored on input.</text:span></text:p>
      <text:p text:style-name="P55"><text:span text:style-name="T91">Output </text:span><text:span text:style-name="T100">Service Information</text:span><text:span text:style-name="T283">: </text:span><text:span text:style-name="T284">The device number whose </text:span><text:span text:style-name="T289">I/O Table </text:span><text:span text:style-name="T284">address is returned. <text:s/>The input information unchanged.</text:span></text:p>
      <text:p text:style-name="P493"><text:span text:style-name="T105">Output SPBE</text:span><text:span text:style-name="T284">: </text:span><text:span text:style-name="T286">The supplied</text:span><text:span text:style-name="T284"> fullword containing the address of the I/O table entry when successful, </text:span><text:span text:style-name="T285">0 otherwise</text:span><text:span text:style-name="T284">. </text:span></text:p>
      <text:p text:style-name="P494"><text:span text:style-name="T91">Return Code</text:span><text:span text:style-name="T280">:</text:span></text:p>
      <table:table table:name="Table9" table:style-name="Table9">
        <table:table-column table:style-name="Table9.A"/>
        <table:table-column table:style-name="Table9.B"/>
        <table:table-header-rows>
          <table:table-row>
            <table:table-cell table:style-name="Table9.A1" office:value-type="string">
              <text:p text:style-name="P458">Return Code</text:p>
            </table:table-cell>
            <table:table-cell table:style-name="Table9.A1" office:value-type="string">
              <text:p text:style-name="P458">Meaning</text:p>
            </table:table-cell>
          </table:table-row>
        </table:table-header-rows>
        <table:table-row>
          <table:table-cell table:style-name="Table9.A1" office:value-type="string">
            <text:p text:style-name="P309">0</text:p>
          </table:table-cell>
          <table:table-cell table:style-name="Table9.A1" office:value-type="string">
            <text:p text:style-name="Table_20_Contents"><text:span text:style-name="T34">QIOT</text:span><text:span text:style-name="T412"> service </text:span>successfully found the device <text:span text:style-name="T450">number</text:span> in the I/O table. <text:s/>Output SPBE contains the table entry’s address.</text:p>
          </table:table-cell>
        </table:table-row>
        <table:table-row>
          <table:table-cell table:style-name="Table9.A1" office:value-type="string">
            <text:p text:style-name="P314">4</text:p>
          </table:table-cell>
          <table:table-cell table:style-name="Table9.A1" office:value-type="string">
            <text:p text:style-name="Table_20_Contents"><text:span text:style-name="T34">QIOT</text:span><text:span text:style-name="T412"> service </text:span>did <text:span text:style-name="T91">not</text:span> find the device <text:span text:style-name="T450">number </text:span>in the I/O table. <text:s/>Output SPBE <text:span text:style-name="T413">set to zero.</text:span></text:p>
          </table:table-cell>
        </table:table-row>
      </table:table>
      <text:p text:style-name="P498"/>
      <text:p text:style-name="P498"/>
      <text:h text:style-name="P573" text:outline-level="3"><text:bookmark-start text:name="__RefHeading___Toc33422_1381926420"/>Service ID – <text:span text:style-name="T353">3</text:span> – <text:span text:style-name="T351">Enable Device</text:span>, <text:span text:style-name="T351">ENADEV</text:span><text:bookmark-end text:name="__RefHeading___Toc33422_1381926420"/></text:h>
      <text:p text:style-name="P58"><text:span text:style-name="T349">The </text:span><text:span text:style-name="T22">ENADEV</text:span><text:span text:style-name="T349"> service enables </text:span><text:span text:style-name="T362">a device for I/O operations with the program </text:span><text:span text:style-name="T404">and adds it to the Input/Output </text:span><text:span text:style-name="T415">T</text:span><text:span text:style-name="T404">able </text:span><text:span text:style-name="T415">of devices</text:span><text:span text:style-name="T404">.</text:span></text:p>
      <text:p text:style-name="P64">For channel attached devices, the device is validated as being operational <text:span text:style-name="T416">and is then added to the I/O Table.</text:span> <text:s/><text:span text:style-name="T434">Its device number and hardware addresses are identical in value.</text:span></text:p>
      <text:p text:style-name="P82"><text:span text:style-name="T363">For channel-subsystem attached devices </text:span><text:span text:style-name="T416">when </text:span><text:span text:style-name="T434">the device is </text:span><text:span text:style-name="T416">available, </text:span><text:span text:style-name="T450">it </text:span><text:span text:style-name="T416">has</text:span></text:p>
      <text:list xml:id="list3122184109" text:style-name="L10">
        <text:list-item>
          <text:p text:style-name="P602"><text:span text:style-name="T434">its</text:span><text:span text:style-name="T363"> device number, </text:span><text:span text:style-name="T416">as</text:span><text:span text:style-name="T363"> configured </text:span><text:span text:style-name="T434">for its</text:span><text:span text:style-name="T363"> subchannel, and its </text:span><text:span text:style-name="T415">subchannel </text:span><text:span text:style-name="T434">identification word</text:span><text:span text:style-name="T363"> </text:span><text:span text:style-name="T434">as its hardware address </text:span><text:span text:style-name="T363">placed in the </text:span><text:span text:style-name="T415">I/O Table.</text:span></text:p>
        </text:list-item>
        <text:list-item>
          <text:p text:style-name="P602"><text:span text:style-name="T363">The subchannel enabled to the channel subsystem and its interruption class </text:span><text:span text:style-name="T536">are</text:span><text:span text:style-name="T450"> based upon byte</text:span><text:span text:style-name="T415"> 0 </text:span><text:span text:style-name="T450">of the SI</text:span><text:span text:style-name="T415">. <text:s/></text:span></text:p>
        </text:list-item>
        <text:list-item>
          <text:p text:style-name="P603">The interruption parameter of the SCHIB is set to the I/O Table entry’s address for the device.</text:p>
        </text:list-item>
      </text:list>
      <text:p text:style-name="P101"><text:span text:style-name="T91">Programming Note</text:span>:</text:p>
      <text:p text:style-name="P101">The program must know the device number of all of the devices with which it plans to communicate.</text:p>
      <text:p text:style-name="P101">The <text:span text:style-name="T4">EXCP</text:span> service requires the I/O Table address of the device executing the channel program. <text:s/>The program should preserve the returned address for later use. <text:s/><text:span text:style-name="T435">Alternatively, the program can use the </text:span><text:span text:style-name="T35">QIOT</text:span><text:span text:style-name="T435"> service to determine a device’s I/O Table entry address.</text:span></text:p>
      <text:p text:style-name="P97"><text:span text:style-name="T100">Input Service Information</text:span><text:span text:style-name="T350">: <text:s/></text:span><text:span text:style-name="T418">The device number of the device being enabled (and added to the I/O Table).</text:span></text:p>
      <text:p text:style-name="P97"><text:span text:style-name="T101">Input SPBE</text:span><text:span text:style-name="T287">: </text:span><text:span text:style-name="T288">One fullword as described in the following table</text:spa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55">Byte<text:span text:style-name="T418">(s)</text:span></text:p>
            </table:table-cell>
            <table:table-cell table:style-name="Table13.A1" office:value-type="string">
              <text:p text:style-name="P455">Value</text:p>
            </table:table-cell>
            <table:table-cell table:style-name="Table13.A1" office:value-type="string">
              <text:p text:style-name="P455">Description</text:p>
            </table:table-cell>
          </table:table-row>
        </table:table-header-rows>
        <table:table-row>
          <table:table-cell table:style-name="Table13.A2" office:value-type="string">
            <text:p text:style-name="P300">0</text:p>
          </table:table-cell>
          <table:table-cell table:style-name="Table13.A2" office:value-type="string">
            <text:p text:style-name="P317">See <text:span text:style-name="T443">Below</text:span></text:p>
          </table:table-cell>
          <table:table-cell table:style-name="Table13.A1" office:value-type="string">
            <text:p text:style-name="P319"><text:span text:style-name="T423">D</text:span><text:span text:style-name="T417">evice class </text:span><text:span text:style-name="T418">to be placed in the </text:span><text:span text:style-name="T417">I/O Table.</text:span></text:p>
          </table:table-cell>
        </table:table-row>
        <table:table-row>
          <table:table-cell table:style-name="Table13.A2" office:value-type="string">
            <text:p text:style-name="P300">1-<text:span text:style-name="T418">3</text:span></text:p>
          </table:table-cell>
          <table:table-cell table:style-name="Table13.A1" office:value-type="string">
            <text:p text:style-name="P317">X’00’</text:p>
          </table:table-cell>
          <table:table-cell table:style-name="Table13.A1" office:value-type="string">
            <text:p text:style-name="P319"><text:span text:style-name="T418">Unused </text:span><text:span text:style-name="T426">as input to the</text:span><text:span text:style-name="T418"> service call.</text:span></text:p>
          </table:table-cell>
        </table:table-row>
      </table:table>
      <text:p text:style-name="P482"/>
      <text:p text:style-name="Text_20_body">The device class has three components: two flags and a code indicating the type of device. <text:s/>Taken together the combination must be unique because it both identifies the device and its attributes. <text:s/></text:p>
      <text:p text:style-name="Text_20_body">The code serves double duty. <text:s/>It <text:span text:style-name="T441">both identifies the type of device but it also, for the channel subsystem, is the I/O interruption code for the device. <text:s/>The code identifies which interruption sub class is used by the device. <text:s/>The code is also positioned so that it can be placed within the SCHIB without shifting.</text:span></text:p>
      <text:p text:style-name="P107">The following table identifies how the device class is constructed and the resulting values for commonly occurring devices. <text:s/><text:span text:style-name="T443">The available bits can be used for additional categories of devices. <text:s/>The column labeled “PEOF” indicates the device recognizes physical end-of-file conditions by means of a </text:span><text:soft-page-break/><text:span text:style-name="T443">Unit Exception status. <text:s/>The “ATTN” column indicates whether the device presents unsolicited status to tell the program it has pending data.</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P464">Class</text:p>
            </table:table-cell>
            <table:table-cell table:style-name="Table23.B1" office:value-type="string">
              <text:p text:style-name="P464">PEOF</text:p>
              <text:p text:style-name="P465">Bit 0</text:p>
            </table:table-cell>
            <table:table-cell table:style-name="Table23.C1" office:value-type="string">
              <text:p text:style-name="P464">ATTN</text:p>
              <text:p text:style-name="P465">Bit 1</text:p>
            </table:table-cell>
            <table:table-cell table:style-name="Table23.D1" office:value-type="string">
              <text:p text:style-name="P464">Code</text:p>
              <text:p text:style-name="P465">Bits 2-4</text:p>
            </table:table-cell>
            <table:table-cell table:style-name="Table23.E1" office:value-type="string">
              <text:p text:style-name="P440">Available</text:p>
              <text:p text:style-name="P465">Bits 5-7</text:p>
            </table:table-cell>
            <table:table-cell table:style-name="Table23.F1" office:value-type="string">
              <text:p text:style-name="P464">Device</text:p>
            </table:table-cell>
          </table:table-row>
        </table:table-header-rows>
        <table:table-row>
          <table:table-cell table:style-name="Table23.A9" office:value-type="string">
            <text:p text:style-name="P265">X’00’</text:p>
          </table:table-cell>
          <table:table-cell table:style-name="Table23.B3" office:value-type="string">
            <text:p text:style-name="P265">0</text:p>
          </table:table-cell>
          <table:table-cell table:style-name="Table23.C3" office:value-type="string">
            <text:p text:style-name="P265">0</text:p>
          </table:table-cell>
          <table:table-cell table:style-name="Table23.D3" office:value-type="string">
            <text:p text:style-name="P265">000</text:p>
          </table:table-cell>
          <table:table-cell table:style-name="Table23.E3" office:value-type="string">
            <text:p text:style-name="P265">000</text:p>
          </table:table-cell>
          <table:table-cell table:style-name="Table23.F3" office:value-type="string">
            <text:p text:style-name="P415">Highest Priority available</text:p>
          </table:table-cell>
        </table:table-row>
        <table:table-row>
          <table:table-cell table:style-name="Table23.A9" office:value-type="string">
            <text:p text:style-name="P222"><text:span text:style-name="T71">X’0</text:span><text:span text:style-name="T72">8</text:span><text:span text:style-name="T71">’</text:span></text:p>
          </table:table-cell>
          <table:table-cell table:style-name="Table23.B3" office:value-type="string">
            <text:p text:style-name="P244">0</text:p>
          </table:table-cell>
          <table:table-cell table:style-name="Table23.C3" office:value-type="string">
            <text:p text:style-name="P244">0</text:p>
          </table:table-cell>
          <table:table-cell table:style-name="Table23.D3" office:value-type="string">
            <text:p text:style-name="P244">00<text:span text:style-name="T532">1</text:span></text:p>
          </table:table-cell>
          <table:table-cell table:style-name="Table23.E3" office:value-type="string">
            <text:p text:style-name="P244">000</text:p>
          </table:table-cell>
          <table:table-cell table:style-name="Table23.F3" office:value-type="string">
            <text:p text:style-name="P349">Fixed-Block-Architecture (FBA) DASD</text:p>
          </table:table-cell>
        </table:table-row>
        <table:table-row>
          <table:table-cell table:style-name="Table23.A8" office:value-type="string">
            <text:p text:style-name="P244">X’8<text:span text:style-name="T532">9</text:span>’</text:p>
          </table:table-cell>
          <table:table-cell table:style-name="Table23.B4" office:value-type="string">
            <text:p text:style-name="P244">1</text:p>
          </table:table-cell>
          <table:table-cell table:style-name="Table23.C4" office:value-type="string">
            <text:p text:style-name="P244">0</text:p>
          </table:table-cell>
          <table:table-cell table:style-name="Table23.D4" office:value-type="string">
            <text:p text:style-name="P244">001</text:p>
          </table:table-cell>
          <table:table-cell table:style-name="Table23.E4" office:value-type="string">
            <text:p text:style-name="P222"><text:span text:style-name="T71">00</text:span><text:span text:style-name="T72">1</text:span></text:p>
          </table:table-cell>
          <table:table-cell table:style-name="Table23.F4" office:value-type="string">
            <text:p text:style-name="P349">Count-Key-Data (CKD) DASD</text:p>
          </table:table-cell>
        </table:table-row>
        <table:table-row>
          <table:table-cell table:style-name="Table23.A9" office:value-type="string">
            <text:p text:style-name="P244">x’90’</text:p>
          </table:table-cell>
          <table:table-cell table:style-name="Table23.B5" office:value-type="string">
            <text:p text:style-name="P244">1</text:p>
          </table:table-cell>
          <table:table-cell table:style-name="Table23.C5" office:value-type="string">
            <text:p text:style-name="P244">0</text:p>
          </table:table-cell>
          <table:table-cell table:style-name="Table23.D5" office:value-type="string">
            <text:p text:style-name="P244">010</text:p>
          </table:table-cell>
          <table:table-cell table:style-name="Table23.E5" office:value-type="string">
            <text:p text:style-name="P244">000</text:p>
          </table:table-cell>
          <table:table-cell table:style-name="Table23.F5" office:value-type="string">
            <text:p text:style-name="P349">Sequential Tape</text:p>
          </table:table-cell>
        </table:table-row>
        <table:table-row>
          <table:table-cell table:style-name="Table23.A8" office:value-type="string">
            <text:p text:style-name="P244">X’98’</text:p>
          </table:table-cell>
          <table:table-cell table:style-name="Table23.B6" office:value-type="string">
            <text:p text:style-name="P244">1</text:p>
          </table:table-cell>
          <table:table-cell table:style-name="Table23.C6" office:value-type="string">
            <text:p text:style-name="P244">0</text:p>
          </table:table-cell>
          <table:table-cell table:style-name="Table23.D6" office:value-type="string">
            <text:p text:style-name="P244">011</text:p>
          </table:table-cell>
          <table:table-cell table:style-name="Table23.E6" office:value-type="string">
            <text:p text:style-name="P244">000</text:p>
          </table:table-cell>
          <table:table-cell table:style-name="Table23.F6" office:value-type="string">
            <text:p text:style-name="P349">Sequential card reader <text:span text:style-name="T442">(input)</text:span></text:p>
          </table:table-cell>
        </table:table-row>
        <table:table-row>
          <table:table-cell table:style-name="Table23.A9" office:value-type="string">
            <text:p text:style-name="P245">X’20’</text:p>
          </table:table-cell>
          <table:table-cell table:style-name="Table23.B7" office:value-type="string">
            <text:p text:style-name="P245">0</text:p>
          </table:table-cell>
          <table:table-cell table:style-name="Table23.C7" office:value-type="string">
            <text:p text:style-name="P245">0</text:p>
          </table:table-cell>
          <table:table-cell table:style-name="Table23.D7" office:value-type="string">
            <text:p text:style-name="P245">100</text:p>
          </table:table-cell>
          <table:table-cell table:style-name="Table23.E7" office:value-type="string">
            <text:p text:style-name="P245">000</text:p>
          </table:table-cell>
          <table:table-cell table:style-name="Table23.F7" office:value-type="string">
            <text:p text:style-name="P350">Sequential card punch (output)</text:p>
          </table:table-cell>
        </table:table-row>
        <table:table-row>
          <table:table-cell table:style-name="Table23.A8" office:value-type="string">
            <text:p text:style-name="P245">X’28’</text:p>
          </table:table-cell>
          <table:table-cell table:style-name="Table23.B8" office:value-type="string">
            <text:p text:style-name="P245">0</text:p>
          </table:table-cell>
          <table:table-cell table:style-name="Table23.C8" office:value-type="string">
            <text:p text:style-name="P245">0</text:p>
          </table:table-cell>
          <table:table-cell table:style-name="Table23.D8" office:value-type="string">
            <text:p text:style-name="P245">101</text:p>
          </table:table-cell>
          <table:table-cell table:style-name="Table23.E8" office:value-type="string">
            <text:p text:style-name="P245">000</text:p>
          </table:table-cell>
          <table:table-cell table:style-name="Table23.F8" office:value-type="string">
            <text:p text:style-name="P350">Sequential printer</text:p>
          </table:table-cell>
        </table:table-row>
        <table:table-row>
          <table:table-cell table:style-name="Table23.A9" office:value-type="string">
            <text:p text:style-name="P246">X’70’</text:p>
          </table:table-cell>
          <table:table-cell table:style-name="Table23.B9" office:value-type="string">
            <text:p text:style-name="P246">0</text:p>
          </table:table-cell>
          <table:table-cell table:style-name="Table23.C9" office:value-type="string">
            <text:p text:style-name="P246">1</text:p>
          </table:table-cell>
          <table:table-cell table:style-name="Table23.D9" office:value-type="string">
            <text:p text:style-name="P246">110</text:p>
          </table:table-cell>
          <table:table-cell table:style-name="Table23.E9" office:value-type="string">
            <text:p text:style-name="P246">000</text:p>
          </table:table-cell>
          <table:table-cell table:style-name="Table23.F9" office:value-type="string">
            <text:p text:style-name="P351">Operator console</text:p>
          </table:table-cell>
        </table:table-row>
        <table:table-row>
          <table:table-cell table:style-name="Table23.A10" office:value-type="string">
            <text:p text:style-name="P246">X’78’</text:p>
          </table:table-cell>
          <table:table-cell table:style-name="Table23.B10" office:value-type="string">
            <text:p text:style-name="P246">0</text:p>
          </table:table-cell>
          <table:table-cell table:style-name="Table23.C10" office:value-type="string">
            <text:p text:style-name="P246">1</text:p>
          </table:table-cell>
          <table:table-cell table:style-name="Table23.D10" office:value-type="string">
            <text:p text:style-name="P246">111</text:p>
          </table:table-cell>
          <table:table-cell table:style-name="Table23.E10" office:value-type="string">
            <text:p text:style-name="P246">000</text:p>
          </table:table-cell>
          <table:table-cell table:style-name="Table23.F10" office:value-type="string">
            <text:p text:style-name="P351">Operator 3270 terminal</text:p>
          </table:table-cell>
        </table:table-row>
      </table:table>
      <text:p text:style-name="P85"/>
      <text:p text:style-name="P108">The code is exclusively used for the interruption code. <text:s/>The <text:span text:style-name="T4">EXCP</text:span> service uses bits 0 and 1 for its processing. <text:s/>Adjustments and additions <text:span text:style-name="T537">to the code and available bits </text:span>are possible. <text:s/>The above is just an example of how the assignments can be made.</text:p>
      <text:p text:style-name="P56"><text:span text:style-name="T91">Output </text:span><text:span text:style-name="T100">Service Information</text:span><text:span text:style-name="T283">: </text:span><text:span text:style-name="T284">The input information </text:span><text:span text:style-name="T291">is </text:span><text:span text:style-name="T284">unchanged.</text:span></text:p>
      <text:p text:style-name="P497"><text:span text:style-name="T105">Output SPBE</text:span><text:span text:style-name="T284">: </text:span><text:span text:style-name="T286">The supplied</text:span><text:span text:style-name="T284"> fullword contain</text:span><text:span text:style-name="T290">s information dependent upon the Return Code.</text:span></text:p>
      <table:table table:name="Table16" table:style-name="Table16">
        <table:table-column table:style-name="Table16.A" table:number-columns-repeated="5"/>
        <table:table-header-rows>
          <table:table-row>
            <table:table-cell table:style-name="Table16.A1" office:value-type="string">
              <text:p text:style-name="P462">Return Code</text:p>
            </table:table-cell>
            <table:table-cell table:style-name="Table16.A1" office:value-type="string">
              <text:p text:style-name="P462">Byte 0</text:p>
            </table:table-cell>
            <table:table-cell table:style-name="Table16.A1" office:value-type="string">
              <text:p text:style-name="P462">Byte 1</text:p>
            </table:table-cell>
            <table:table-cell table:style-name="Table16.A1" office:value-type="string">
              <text:p text:style-name="P462">Byte 2</text:p>
            </table:table-cell>
            <table:table-cell table:style-name="Table16.A1" office:value-type="string">
              <text:p text:style-name="P462">Byte 3</text:p>
            </table:table-cell>
          </table:table-row>
        </table:table-header-rows>
        <table:table-row>
          <table:table-cell table:style-name="Table16.A1" office:value-type="string">
            <text:p text:style-name="P332">0</text:p>
          </table:table-cell>
          <table:table-cell table:style-name="Table16.A1" table:number-columns-spanned="4" office:value-type="string">
            <text:p text:style-name="P332">Address of the enabled device’s I/O Table <text:span text:style-name="T422">e</text:span>ntry</text:p>
          </table:table-cell>
          <table:covered-table-cell/>
          <table:covered-table-cell/>
          <table:covered-table-cell/>
        </table:table-row>
        <table:table-row>
          <table:table-cell table:style-name="Table16.A1" office:value-type="string">
            <text:p text:style-name="P332">4</text:p>
          </table:table-cell>
          <table:table-cell table:style-name="Table16.A1" table:number-columns-spanned="4" office:value-type="string">
            <text:p text:style-name="P332">Add<text:span text:style-name="T421">r</text:span>ess of the <text:span text:style-name="T421">existing </text:span><text:span text:style-name="T422">device’s</text:span><text:span text:style-name="T421"> I/O Table entry</text:span></text:p>
          </table:table-cell>
          <table:covered-table-cell/>
          <table:covered-table-cell/>
          <table:covered-table-cell/>
        </table:table-row>
        <table:table-row table:style-name="Table16.4">
          <table:table-cell table:style-name="Table16.A1" office:value-type="string">
            <text:p text:style-name="P332">8</text:p>
          </table:table-cell>
          <table:table-cell table:style-name="Table16.A1" office:value-type="string">
            <text:p text:style-name="P337">Input device class</text:p>
          </table:table-cell>
          <table:table-cell table:style-name="Table16.C4" office:value-type="string">
            <text:p text:style-name="P339">Not used, ignore</text:p>
          </table:table-cell>
          <table:table-cell table:style-name="Table16.D4" office:value-type="string">
            <text:p text:style-name="P335">Device Status <text:span text:style-name="T424">*</text:span></text:p>
          </table:table-cell>
          <table:table-cell table:style-name="Table16.D4" office:value-type="string">
            <text:p text:style-name="P335">Channel Status <text:span text:style-name="T424">*</text:span></text:p>
          </table:table-cell>
        </table:table-row>
        <table:table-row table:style-name="Table16.4">
          <table:table-cell table:style-name="Table16.A1" office:value-type="string">
            <text:p text:style-name="P332">12</text:p>
          </table:table-cell>
          <table:table-cell table:style-name="Table16.D4" office:value-type="string">
            <text:p text:style-name="P337">Input device class</text:p>
          </table:table-cell>
          <table:table-cell table:style-name="Table16.C4" office:value-type="string">
            <text:p text:style-name="P334"/>
          </table:table-cell>
          <table:table-cell table:style-name="Table16.C4" office:value-type="string">
            <text:p text:style-name="P339">Not used, ignore</text:p>
          </table:table-cell>
          <table:table-cell table:style-name="Table16.C4" office:value-type="string">
            <text:p text:style-name="P334"/>
          </table:table-cell>
        </table:table-row>
        <table:table-row table:style-name="Table16.4">
          <table:table-cell table:style-name="Table16.A1" office:value-type="string">
            <text:p text:style-name="P332">16</text:p>
          </table:table-cell>
          <table:table-cell table:style-name="Table16.D4" office:value-type="string">
            <text:p text:style-name="P337">Input device class</text:p>
          </table:table-cell>
          <table:table-cell table:style-name="Table16.C4" office:value-type="string">
            <text:p text:style-name="P334"/>
          </table:table-cell>
          <table:table-cell table:style-name="Table16.C4" office:value-type="string">
            <text:p text:style-name="P339">Not used, ignore</text:p>
          </table:table-cell>
          <table:table-cell table:style-name="Table16.C4" office:value-type="string">
            <text:p text:style-name="P334"/>
          </table:table-cell>
        </table:table-row>
        <table:table-row table:style-name="Table16.4">
          <table:table-cell table:style-name="Table16.A1" office:value-type="string">
            <text:p text:style-name="P336">20</text:p>
          </table:table-cell>
          <table:table-cell table:style-name="Table16.D4" office:value-type="string">
            <text:p text:style-name="P336">Input device class</text:p>
          </table:table-cell>
          <table:table-cell table:style-name="Table16.C4" table:number-columns-spanned="3" office:value-type="string">
            <text:p text:style-name="P339">Not used, ignore</text:p>
          </table:table-cell>
          <table:covered-table-cell/>
          <table:covered-table-cell/>
        </table:table-row>
      </table:table>
      <text:p text:style-name="P504">* When available</text:p>
      <text:p text:style-name="P495"><text:span text:style-name="T91">Return Code</text:span><text:span text:style-name="T107">s</text:span><text:span text:style-name="T280">:</text:span></text:p>
      <table:table table:name="Table15" table:style-name="Table15">
        <table:table-column table:style-name="Table15.A"/>
        <table:table-column table:style-name="Table15.B"/>
        <table:table-header-rows>
          <table:table-row>
            <table:table-cell table:style-name="Table15.A1" office:value-type="string">
              <text:p text:style-name="P459">Return Code</text:p>
            </table:table-cell>
            <table:table-cell table:style-name="Table15.A1" office:value-type="string">
              <text:p text:style-name="P459">Meaning</text:p>
            </table:table-cell>
          </table:table-row>
        </table:table-header-rows>
        <table:table-row>
          <table:table-cell table:style-name="Table15.A1" office:value-type="string">
            <text:p text:style-name="P310">0</text:p>
          </table:table-cell>
          <table:table-cell table:style-name="Table15.A1" office:value-type="string">
            <text:p text:style-name="P320"><text:span text:style-name="T106">S</text:span><text:span text:style-name="T91">uccess</text:span>: <text:span text:style-name="T420">D</text:span><text:span text:style-name="T419">evice </text:span><text:span text:style-name="T420">enabled </text:span><text:span text:style-name="T419">and added to the I/O Table</text:span>. <text:s/>Output SPBE contains the <text:span text:style-name="T419">new </text:span>table entry’s address.</text:p>
          </table:table-cell>
        </table:table-row>
        <table:table-row>
          <table:table-cell table:style-name="Table15.A1" office:value-type="string">
            <text:p text:style-name="P315">4</text:p>
          </table:table-cell>
          <table:table-cell table:style-name="Table15.A1" office:value-type="string">
            <text:p text:style-name="P243"><text:span text:style-name="T196">Warning</text:span><text:span text:style-name="T194">: </text:span><text:span text:style-name="T207">F</text:span><text:span text:style-name="T194">ound device in the I/O Table. <text:s/>Output SPBE contains the exis</text:span><text:span text:style-name="T205">ti</text:span><text:span text:style-name="T194">ng device’s I/O Table entry address.</text:span></text:p>
          </table:table-cell>
        </table:table-row>
        <table:table-row>
          <table:table-cell table:style-name="Table15.A1" office:value-type="string">
            <text:p text:style-name="P321">8</text:p>
          </table:table-cell>
          <table:table-cell table:style-name="Table15.A1" office:value-type="string">
            <text:p text:style-name="P322"><text:span text:style-name="T91">Error</text:span>: Device is in an error state. <text:s/>Device not added to the I/O Table. <text:s/><text:span text:style-name="T425">Additional information may be available in the SPBE.</text:span></text:p>
          </table:table-cell>
        </table:table-row>
        <table:table-row>
          <table:table-cell table:style-name="Table15.A1" office:value-type="string">
            <text:p text:style-name="P321">12</text:p>
          </table:table-cell>
          <table:table-cell table:style-name="Table15.A1" office:value-type="string">
            <text:p text:style-name="P322"><text:span text:style-name="T91">Error</text:span>: Device is not operational, <text:span text:style-name="T429">busy, </text:span>or invalid. <text:s/>Device not added to the I/O Table.</text:p>
          </table:table-cell>
        </table:table-row>
        <table:table-row>
          <table:table-cell table:style-name="Table15.A1" office:value-type="string">
            <text:p text:style-name="P321">16</text:p>
          </table:table-cell>
          <table:table-cell table:style-name="Table15.A1" office:value-type="string">
            <text:p text:style-name="P331"><text:span text:style-name="T197">Error</text:span><text:span text:style-name="T205">: I/O Table full. <text:s/>Device not added to the I/O Table. </text:span><text:span text:style-name="T206">Device state unknown.</text:span></text:p>
          </table:table-cell>
        </table:table-row>
        <table:table-row>
          <table:table-cell table:style-name="Table15.A1" office:value-type="string">
            <text:p text:style-name="P336">20</text:p>
          </table:table-cell>
          <table:table-cell table:style-name="Table15.A1" office:value-type="string">
            <text:p text:style-name="P338"><text:span text:style-name="T91">Error</text:span>: Device class of existing I/O Table entry does not match that of the device being added.</text:p>
          </table:table-cell>
        </table:table-row>
      </table:table>
      <text:p text:style-name="P499"><text:soft-page-break/></text:p>
      <text:p text:style-name="P499"/>
      <text:h text:style-name="P573" text:outline-level="3"><text:bookmark-start text:name="__RefHeading___Toc4179_2334406108"/>Service ID – <text:span text:style-name="T353">4</text:span> – Execute Channel Program, EXCP<text:bookmark-end text:name="__RefHeading___Toc4179_2334406108"/></text:h>
      <text:p text:style-name="Text_20_body">The <text:span text:style-name="T4">EXCP</text:span> service does what the name suggests. <text:s/>It executes a channel program directed to a device whose information is resident within the I/O Table. <text:s/>This implies that the device has been previously enabled by the <text:span text:style-name="T4">ENADEV</text:span> service. <text:s/><text:span text:style-name="T435">The I/O Table entry address is placed in the ORB which is the SPBE for the </text:span><text:span text:style-name="T35">EXCP</text:span><text:span text:style-name="T435"> service.</text:span></text:p>
      <text:p text:style-name="P121">The service performs three steps:</text:p>
      <text:list xml:id="list1568300300" text:style-name="L11">
        <text:list-item>
          <text:p text:style-name="P604">Starts the requested I/O with the device.</text:p>
        </text:list-item>
        <text:list-item>
          <text:p text:style-name="P604">Wait for an interruption(s) from the device <text:span text:style-name="T447">and place the ending status in the I/O Table for the device. <text:s/></text:span><text:span text:style-name="T449">Interrupt waiting can require both channel end and device end status.</text:span></text:p>
        </text:list-item>
        <text:list-item>
          <text:p text:style-name="P604">Analyze the results of the completed status <text:span text:style-name="T448">from the I/O Table </text:span><text:span text:style-name="T450">and establish the service return code.</text:span></text:p>
        </text:list-item>
      </text:list>
      <text:p text:style-name="P130"><text:span text:style-name="T474">Step 1 can be bypassed</text:span><text:span text:style-name="T449"> </text:span><text:span text:style-name="T474">when</text:span><text:span text:style-name="T449"> indicated in the Input Service Information field. <text:s/>For devices which indicate when to read data by an attention interrupt, I/O with the device should bypass step 1 to wait for the interruption. Normally none of the steps are bypassed. <text:s/>The interruption wait process can be forced to wait for both channel end and device end. <text:s/>Byte 0 of the SI field controls these actions.</text:span></text:p>
      <text:p text:style-name="P131"><text:span text:style-name="T91">Operator Devices</text:span>:</text:p>
      <text:p text:style-name="P170"><text:span text:style-name="T474">Two types of devices are supported by SATK that signal a need for the program to read user input data by an attention unit status: a console device, and a 3270 channel attached terminal. <text:s/></text:span><text:span text:style-name="T513">For</text:span><text:span text:style-name="T474"> </text:span><text:span text:style-name="T513">either</text:span><text:span text:style-name="T474"> </text:span><text:span text:style-name="T513">device,</text:span><text:span text:style-name="T474"> the interruption can be either expected (because the program called the </text:span><text:span text:style-name="T61">EXCP</text:span><text:span text:style-name="T474"> service </text:span><text:span text:style-name="T512">waiting for the interruption</text:span><text:span text:style-name="T474">) or unexpected (because the program called the </text:span><text:span text:style-name="T61">EXCP</text:span><text:span text:style-name="T474"> service for a different device). <text:s/>In </text:span><text:span text:style-name="T512">either </text:span><text:span text:style-name="T474">case, the </text:span><text:span text:style-name="T61">EXCP</text:span><text:span text:style-name="T474"> service will return a code indicating the </text:span><text:span text:style-name="T110">a </text:span><text:span text:style-name="T111">device</text:span><text:span text:style-name="T474"> has data. <text:s/>Use the </text:span><text:span text:style-name="T61">PNDING</text:span><text:span text:style-name="T474"> service to recognize this condition.</text:span></text:p>
      <text:p text:style-name="P171"><text:span text:style-name="T514">Recognition of the need to read from the device is only possible when the </text:span><text:span text:style-name="T62">EXCP</text:span><text:span text:style-name="T514"> service is called. <text:s/>It may be from an interruption that is pending and recognized by the I/O system </text:span><text:span text:style-name="T513">during the small window in which</text:span><text:span text:style-name="T475"> interruptions are briefly enabled, or when the service is called to just wait for such an interruption </text:span><text:span text:style-name="T513">from an operator device</text:span><text:span text:style-name="T475">. <text:s/>When the program is ready to process data from an operator device it should first use the </text:span><text:span text:style-name="T57">PNDING</text:span><text:span text:style-name="T475"> service to determine if the device has already signaled that data needs to be transferred. <text:s text:c="2"/>If the return code from </text:span><text:span text:style-name="T57">PNDING</text:span><text:span text:style-name="T475"> indicates the device has data, then the program should simply read the data (with </text:span><text:span text:style-name="T57">EXCP</text:span><text:span text:style-name="T475">) from the device. <text:s/>If there is no pending action required, the program should then wait for the interruption using </text:span><text:span text:style-name="T57">EXCP</text:span><text:span text:style-name="T475"> and bypassing Step 1, that is, just wait for the interruption. <text:s/>The return code will indicate the device has data, and the program should proceed as it did in the previous situation, by reading the data.</text:span></text:p>
      <text:p text:style-name="P94"/>
      <text:p text:style-name="P94"><text:soft-page-break/></text:p>
      <text:p text:style-name="P132"><text:span text:style-name="T91">Physical End-of-File Condition</text:span>:</text:p>
      <text:p text:style-name="P132">Some devices detect an “end of file” at the physical level. <text:s/>Card readers do this when the input hopper is empty. <text:s/>Tape devices do this when a tape mark is read. <text:s/>CKD DASD devices do this when a record is read of zero length. <text:s/><text:span text:style-name="T476">The program is informed of this condition by means of a </text:span><text:span text:style-name="T477">U</text:span><text:span text:style-name="T476">nit </text:span><text:span text:style-name="T477">E</text:span><text:span text:style-name="T476">xception status. <text:s/>EXCP will report this condition via a return code of 4. <text:s/>This should be considered a normal response to a read-type operation for such devices.</text:span></text:p>
      <text:p text:style-name="P133"><text:span text:style-name="T91">Sense Data</text:span>:</text:p>
      <text:p text:style-name="P134"><text:span text:style-name="T477">Any device may have additional information to send to the program. <text:s/>This is indicated by a Unit Check status. <text:s/>When an interruption ends this status, a return code of 12 is sent to the program by </text:span><text:span text:style-name="T58">EXCP</text:span><text:span text:style-name="T477">. <text:s/>The program should respond by reading the sense data. <text:s/>Command Reject is of most interest to the program. <text:s/>This indicates something is wrong with the channel program. <text:s/>The issues are device specific and imply a programming error.</text:span></text:p>
      <text:p text:style-name="P102"><text:span text:style-name="T91">Programming Note</text:span>:</text:p>
      <text:p text:style-name="P181"><text:span text:style-name="T435">To simplify the creation of the ORB, a simplified macro is provided, </text:span><text:span text:style-name="T35">BLSORB</text:span><text:span text:style-name="T435">. <text:s/>Internally it will use the </text:span><text:span text:style-name="T35">ORB</text:span><text:span text:style-name="T435"> macro supplied by SATK, but takes care of most of the parameters </text:span><text:span text:style-name="T449">for the programmer.</text:span></text:p>
      <text:p text:style-name="P98"><text:span text:style-name="T100">Input Service Information</text:span><text:span text:style-name="T350">: </text:span><text:span text:style-name="T447">Input SI data controls the operations performed by the service.</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66">Byte</text:p>
            </table:table-cell>
            <table:table-cell table:style-name="Table24.A1" office:value-type="string">
              <text:p text:style-name="P441">Step</text:p>
            </table:table-cell>
            <table:table-cell table:style-name="Table24.A1" office:value-type="string">
              <text:p text:style-name="P466"><text:span text:style-name="T468">SI </text:span>Value</text:p>
            </table:table-cell>
            <table:table-cell table:style-name="Table24.A1" office:value-type="string">
              <text:p text:style-name="P466">Description</text:p>
            </table:table-cell>
          </table:table-row>
        </table:table-header-rows>
        <table:table-row>
          <table:table-cell table:style-name="Table24.A2" table:number-rows-spanned="8" office:value-type="string">
            <text:p text:style-name="P360">0</text:p>
          </table:table-cell>
          <table:table-cell table:style-name="Table24.A2" table:number-rows-spanned="2" office:value-type="string">
            <text:p text:style-name="P251">1</text:p>
          </table:table-cell>
          <table:table-cell table:style-name="Table24.A1" office:value-type="string">
            <text:p text:style-name="P248">0xx. <text:span text:style-name="T451">....</text:span></text:p>
          </table:table-cell>
          <table:table-cell table:style-name="Table24.A1" office:value-type="string">
            <text:p text:style-name="P358">Do not bypass channel program start processing. <text:s/><text:span text:style-name="T465">Start the I/O.</text:span></text:p>
          </table:table-cell>
        </table:table-row>
        <table:table-row>
          <table:covered-table-cell/>
          <table:covered-table-cell/>
          <table:table-cell table:style-name="Table24.A1" office:value-type="string">
            <text:p text:style-name="P249">1xx. ....</text:p>
          </table:table-cell>
          <table:table-cell table:style-name="Table24.A1" office:value-type="string">
            <text:p text:style-name="P358">Bypass channel program start processing. <text:s/>Do not start the I/O.</text:p>
          </table:table-cell>
        </table:table-row>
        <table:table-row>
          <table:covered-table-cell/>
          <table:table-cell table:style-name="Table24.A2" table:number-rows-spanned="5" office:value-type="string">
            <text:p text:style-name="P251">2</text:p>
            <text:p text:style-name="P251"/>
          </table:table-cell>
          <table:table-cell table:style-name="Table24.A1" office:value-type="string">
            <text:p text:style-name="P249"><text:span text:style-name="T454">x</text:span>0x. xx..</text:p>
          </table:table-cell>
          <table:table-cell table:style-name="Table24.A1" office:value-type="string">
            <text:p text:style-name="P358"><text:span text:style-name="T473">W</text:span>aiting for <text:span text:style-name="T477">an </text:span>interruption <text:span text:style-name="T473">can not be bypassed</text:span>.</text:p>
          </table:table-cell>
        </table:table-row>
        <table:table-row>
          <table:covered-table-cell/>
          <table:covered-table-cell/>
          <table:table-cell table:style-name="Table24.A1" office:value-type="string">
            <text:p text:style-name="P249"><text:span text:style-name="T467">x</text:span><text:span text:style-name="T452">0</text:span>x. 00..</text:p>
          </table:table-cell>
          <table:table-cell table:style-name="Table24.A1" office:value-type="string">
            <text:p text:style-name="P358">Do not wait for either channel end or device end status.</text:p>
          </table:table-cell>
        </table:table-row>
        <table:table-row>
          <table:covered-table-cell/>
          <table:covered-table-cell/>
          <table:table-cell table:style-name="Table24.A1" office:value-type="string">
            <text:p text:style-name="P249"><text:span text:style-name="T467">x</text:span><text:span text:style-name="T452">0</text:span>x. 01..</text:p>
          </table:table-cell>
          <table:table-cell table:style-name="Table24.A1" office:value-type="string">
            <text:p text:style-name="P358">Wait for only device end status</text:p>
          </table:table-cell>
        </table:table-row>
        <table:table-row>
          <table:covered-table-cell/>
          <table:covered-table-cell/>
          <table:table-cell table:style-name="Table24.A1" office:value-type="string">
            <text:p text:style-name="P213"><text:span text:style-name="T56">x</text:span><text:span text:style-name="T42">0</text:span><text:span text:style-name="T41">x. 10..</text:span></text:p>
          </table:table-cell>
          <table:table-cell table:style-name="Table24.A1" office:value-type="string">
            <text:p text:style-name="P358">Wait for only channel end status</text:p>
          </table:table-cell>
        </table:table-row>
        <table:table-row>
          <table:covered-table-cell/>
          <table:covered-table-cell/>
          <table:table-cell table:style-name="Table24.A1" office:value-type="string">
            <text:p text:style-name="P252"><text:span text:style-name="T467">x</text:span><text:span text:style-name="T452">0</text:span>x. 11..</text:p>
          </table:table-cell>
          <table:table-cell table:style-name="Table24.A1" office:value-type="string">
            <text:p text:style-name="P288">Wait for both channel end and device end status. <text:s/><text:span text:style-name="T453">Note 1.</text:span></text:p>
          </table:table-cell>
        </table:table-row>
        <table:table-row>
          <table:covered-table-cell/>
          <table:table-cell table:style-name="Table24.A2" office:value-type="string">
            <text:p text:style-name="P251">3</text:p>
          </table:table-cell>
          <table:table-cell table:style-name="Table24.A1" office:value-type="string">
            <text:p text:style-name="P250"><text:span text:style-name="T454">x</text:span>x0. ....</text:p>
          </table:table-cell>
          <table:table-cell table:style-name="Table24.A1" office:value-type="string">
            <text:p text:style-name="P358"><text:span text:style-name="T473">A</text:span>nalysis of I/O status in the I/O Table <text:span text:style-name="T473">can not be bypassed</text:span></text:p>
          </table:table-cell>
        </table:table-row>
        <table:table-row>
          <table:table-cell table:style-name="Table24.A1" office:value-type="string">
            <text:p text:style-name="P359">1</text:p>
          </table:table-cell>
          <table:table-cell table:style-name="Table24.A1" table:number-columns-spanned="2" office:value-type="string">
            <text:p text:style-name="P324">ignored</text:p>
          </table:table-cell>
          <table:covered-table-cell/>
          <table:table-cell table:style-name="Table24.A1" office:value-type="string">
            <text:p text:style-name="P361"><text:span text:style-name="T451">Not used </text:span><text:span text:style-name="T456">for input to </text:span><text:span text:style-name="T41">EXCP</text:span><text:span text:style-name="T451"> service</text:span></text:p>
          </table:table-cell>
        </table:table-row>
      </table:table>
      <text:p text:style-name="P98"/>
      <text:p text:style-name="P128"><text:span text:style-name="T453">Note 1: <text:s/></text:span><text:span text:style-name="T477">Most I/O operations will use an</text:span><text:span text:style-name="T453"> SI, </text:span><text:span text:style-name="T477">byte 0, of X’0C’: Start the I/O, wait for the interruption</text:span><text:span text:style-name="T538">(s)</text:span><text:span text:style-name="T477"> until both channel end and device end have been received without error.</text:span></text:p>
      <text:p text:style-name="P98"><text:span text:style-name="T101">Input SPBE</text:span><text:span text:style-name="T287">: </text:span><text:span text:style-name="T292">A three word ORB defining the I/O operations to be started </text:span><text:span text:style-name="T293">at the targeted device. <text:s/></text:span><text:span text:style-name="T296">The following tables identify the usage of the ORB. <text:s/>Fields in gray are ignored. <text:s/>Fields in green are required. <text:s/>Fields in blue are </text:span><text:span text:style-name="T297">required</text:span><text:span text:style-name="T296"> in some cases.</text:span></text:p>
      <text:p text:style-name="Text_20_body">For S/360 or S/370 architectures the <text:span text:style-name="T431">ORB structure</text:span> is this:</text:p>
      <table:table table:name="Table17" table:style-name="Table17">
        <table:table-column table:style-name="Table17.A"/>
        <table:table-column table:style-name="Table17.B"/>
        <table:table-column table:style-name="Table17.C" table:number-columns-repeated="3"/>
        <table:table-column table:style-name="Table17.F"/>
        <table:table-column table:style-name="Table17.C" table:number-columns-repeated="7"/>
        <table:table-column table:style-name="Table17.N"/>
        <table:table-column table:style-name="Table17.A" table:number-columns-repeated="2"/>
        <table:table-header-rows>
          <text:soft-page-break/>
          <table:table-row>
            <table:table-cell table:style-name="Table17.A1" office:value-type="string">
              <text:p text:style-name="P449">Word</text:p>
            </table:table-cell>
            <table:table-cell table:style-name="Table17.A1" table:number-columns-spanned="5" office:value-type="string">
              <text:p text:style-name="P449">Byte 0</text:p>
            </table:table-cell>
            <table:covered-table-cell/>
            <table:covered-table-cell/>
            <table:covered-table-cell/>
            <table:covered-table-cell/>
            <table:table-cell table:style-name="Table17.A1" table:number-columns-spanned="8" office:value-type="string">
              <text:p text:style-name="P449">Byte 1</text:p>
            </table:table-cell>
            <table:covered-table-cell/>
            <table:covered-table-cell/>
            <table:covered-table-cell/>
            <table:covered-table-cell/>
            <table:covered-table-cell/>
            <table:covered-table-cell/>
            <table:covered-table-cell/>
            <table:table-cell table:style-name="Table17.A1" office:value-type="string">
              <text:p text:style-name="P449">Byte 2</text:p>
            </table:table-cell>
            <table:table-cell table:style-name="Table17.A1" office:value-type="string">
              <text:p text:style-name="P449">Byte 3</text:p>
            </table:table-cell>
          </table:table-row>
        </table:table-header-rows>
        <table:table-row table:style-name="Table17.2">
          <table:table-cell table:style-name="Table17.A1" office:value-type="string">
            <text:p text:style-name="P226">0</text:p>
          </table:table-cell>
          <table:table-cell table:style-name="Table17.B2" table:number-columns-spanned="15" office:value-type="string">
            <text:p text:style-name="P341">I/O Table entry address of the targeted dev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2">
          <table:table-cell table:style-name="Table17.A1" office:value-type="string">
            <text:p text:style-name="P226">1</text:p>
          </table:table-cell>
          <table:table-cell table:style-name="Table17.B3" office:value-type="string">
            <text:p text:style-name="P226">Key - <text:span text:style-name="T431">0</text:span></text:p>
          </table:table-cell>
          <table:table-cell table:style-name="Table17.B2" office:value-type="string">
            <text:p text:style-name="P341">0</text:p>
          </table:table-cell>
          <table:table-cell table:style-name="Table17.B2" office:value-type="string">
            <text:p text:style-name="P226">0</text:p>
          </table:table-cell>
          <table:table-cell table:style-name="Table17.B2" office:value-type="string">
            <text:p text:style-name="P226">0</text:p>
          </table:table-cell>
          <table:table-cell table:style-name="Table17.B2" office:value-type="string">
            <text:p text:style-name="P226">0</text:p>
          </table:table-cell>
          <table:table-cell table:style-name="Table17.B2" office:value-type="string">
            <text:p text:style-name="P341">0</text:p>
          </table:table-cell>
          <table:table-cell table:style-name="Table17.B2" office:value-type="string">
            <text:p text:style-name="P341">0</text:p>
          </table:table-cell>
          <table:table-cell table:style-name="Table17.B2" office:value-type="string">
            <text:p text:style-name="P341">0</text:p>
          </table:table-cell>
          <table:table-cell table:style-name="Table17.B2" office:value-type="string">
            <text:p text:style-name="P341">0</text:p>
          </table:table-cell>
          <table:table-cell table:style-name="Table17.B2" office:value-type="string">
            <text:p text:style-name="P341">0</text:p>
          </table:table-cell>
          <table:table-cell table:style-name="Table17.B2" office:value-type="string">
            <text:p text:style-name="P232">0</text:p>
          </table:table-cell>
          <table:table-cell table:style-name="Table17.B2" office:value-type="string">
            <text:p text:style-name="P232">0</text:p>
          </table:table-cell>
          <table:table-cell table:style-name="Table17.B2" office:value-type="string">
            <text:p text:style-name="P232">0</text:p>
          </table:table-cell>
          <table:table-cell table:style-name="Table17.O3" office:value-type="string">
            <text:p text:style-name="P214"><text:span text:style-name="T470">LPM - </text:span><text:span text:style-name="T469">255</text:span></text:p>
          </table:table-cell>
          <table:table-cell table:style-name="Table17.B2" office:value-type="string">
            <text:p text:style-name="P226">00000000</text:p>
          </table:table-cell>
        </table:table-row>
        <table:table-row table:style-name="Table17.2">
          <table:table-cell table:style-name="Table17.A1" office:value-type="string">
            <text:p text:style-name="P226">2</text:p>
          </table:table-cell>
          <table:table-cell table:style-name="Table17.O3" table:number-columns-spanned="5" office:value-type="string">
            <text:p text:style-name="P356">Ignored</text:p>
          </table:table-cell>
          <table:covered-table-cell/>
          <table:covered-table-cell/>
          <table:covered-table-cell/>
          <table:covered-table-cell/>
          <table:table-cell table:style-name="Table17.B3" table:number-columns-spanned="10" office:value-type="string">
            <text:p text:style-name="P228">Channel Program Address</text:p>
          </table:table-cell>
          <table:covered-table-cell/>
          <table:covered-table-cell/>
          <table:covered-table-cell/>
          <table:covered-table-cell/>
          <table:covered-table-cell/>
          <table:covered-table-cell/>
          <table:covered-table-cell/>
          <table:covered-table-cell/>
          <table:covered-table-cell/>
        </table:table-row>
      </table:table>
      <text:p text:style-name="Text_20_body"/>
      <text:p text:style-name="Text_20_body">For later architecture<text:span text:style-name="T431">s,</text:span> the ORB structure is this:</text:p>
      <table:table table:name="Table19" table:style-name="Table19">
        <table:table-column table:style-name="Table19.A"/>
        <table:table-column table:style-name="Table19.B"/>
        <table:table-column table:style-name="Table19.C" table:number-columns-repeated="3"/>
        <table:table-column table:style-name="Table19.F"/>
        <table:table-column table:style-name="Table19.C" table:number-columns-repeated="7"/>
        <table:table-column table:style-name="Table19.N"/>
        <table:table-column table:style-name="Table19.A" table:number-columns-repeated="2"/>
        <table:table-header-rows>
          <table:table-row>
            <table:table-cell table:style-name="Table19.A1" office:value-type="string">
              <text:p text:style-name="P450">Word</text:p>
            </table:table-cell>
            <table:table-cell table:style-name="Table19.A1" table:number-columns-spanned="5" office:value-type="string">
              <text:p text:style-name="P450">Byte 0</text:p>
            </table:table-cell>
            <table:covered-table-cell/>
            <table:covered-table-cell/>
            <table:covered-table-cell/>
            <table:covered-table-cell/>
            <table:table-cell table:style-name="Table19.A1" table:number-columns-spanned="8" office:value-type="string">
              <text:p text:style-name="P450">Byte 1</text:p>
            </table:table-cell>
            <table:covered-table-cell/>
            <table:covered-table-cell/>
            <table:covered-table-cell/>
            <table:covered-table-cell/>
            <table:covered-table-cell/>
            <table:covered-table-cell/>
            <table:covered-table-cell/>
            <table:table-cell table:style-name="Table19.A1" office:value-type="string">
              <text:p text:style-name="P450">Byte 2</text:p>
            </table:table-cell>
            <table:table-cell table:style-name="Table19.A1" office:value-type="string">
              <text:p text:style-name="P450">Byte 3</text:p>
            </table:table-cell>
          </table:table-row>
        </table:table-header-rows>
        <table:table-row table:style-name="Table19.2">
          <table:table-cell table:style-name="Table19.A1" office:value-type="string">
            <text:p text:style-name="P227">0</text:p>
          </table:table-cell>
          <table:table-cell table:style-name="Table19.B2" table:number-columns-spanned="15" office:value-type="string">
            <text:p text:style-name="P342">I/O Table entry address of the targeted dev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2">
          <table:table-cell table:style-name="Table19.A1" office:value-type="string">
            <text:p text:style-name="P227">1</text:p>
          </table:table-cell>
          <table:table-cell table:style-name="Table19.B3" office:value-type="string">
            <text:p text:style-name="P227">Key - <text:span text:style-name="T431">0</text:span></text:p>
          </table:table-cell>
          <table:table-cell table:style-name="Table19.B2" office:value-type="string">
            <text:p text:style-name="P344">0</text:p>
          </table:table-cell>
          <table:table-cell table:style-name="Table19.B2" office:value-type="string">
            <text:p text:style-name="P227">0</text:p>
          </table:table-cell>
          <table:table-cell table:style-name="Table19.B2" office:value-type="string">
            <text:p text:style-name="P227">0</text:p>
          </table:table-cell>
          <table:table-cell table:style-name="Table19.B2" office:value-type="string">
            <text:p text:style-name="P227">0</text:p>
          </table:table-cell>
          <table:table-cell table:style-name="Table19.B2" office:value-type="string">
            <text:p text:style-name="P344">1</text:p>
          </table:table-cell>
          <table:table-cell table:style-name="Table19.B2" office:value-type="string">
            <text:p text:style-name="P344">0</text:p>
          </table:table-cell>
          <table:table-cell table:style-name="Table19.B2" office:value-type="string">
            <text:p text:style-name="P344">0</text:p>
          </table:table-cell>
          <table:table-cell table:style-name="Table19.B2" office:value-type="string">
            <text:p text:style-name="P344">0</text:p>
          </table:table-cell>
          <table:table-cell table:style-name="Table19.B2" office:value-type="string">
            <text:p text:style-name="P344">0</text:p>
          </table:table-cell>
          <table:table-cell table:style-name="Table19.B2" office:value-type="string">
            <text:p text:style-name="P233">0</text:p>
          </table:table-cell>
          <table:table-cell table:style-name="Table19.B2" office:value-type="string">
            <text:p text:style-name="P233">0</text:p>
          </table:table-cell>
          <table:table-cell table:style-name="Table19.B2" office:value-type="string">
            <text:p text:style-name="P233">0</text:p>
          </table:table-cell>
          <table:table-cell table:style-name="Table19.B3" office:value-type="string">
            <text:p text:style-name="P215"><text:span text:style-name="T470">LPM - </text:span><text:span text:style-name="T469">255</text:span></text:p>
          </table:table-cell>
          <table:table-cell table:style-name="Table19.B2" office:value-type="string">
            <text:p text:style-name="P227">00000000</text:p>
          </table:table-cell>
        </table:table-row>
        <table:table-row table:style-name="Table19.2">
          <table:table-cell table:style-name="Table19.A1" office:value-type="string">
            <text:p text:style-name="P227">2</text:p>
          </table:table-cell>
          <table:table-cell table:style-name="Table19.B3" table:number-columns-spanned="15" office:value-type="string">
            <text:p text:style-name="P227">Channel Program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
      <text:p text:style-name="Text_20_body">The only difference is the F bit which is 0 (CCW Format 0) for the early architectures and 1 for the later architectures. <text:s/>The Key <text:span text:style-name="T469">is</text:span> set to zero for use with the boot loader <text:span text:style-name="T4">EXCP</text:span> service.</text:p>
      <text:p text:style-name="P127">The ORB must have an I/O Table entry address in all cases. <text:s/>The <text:span text:style-name="T471">key, </text:span>channel program address, <text:span text:style-name="T471">and, for later architectures, the Logical Path Mask (LPM)</text:span> <text:span text:style-name="T471">are</text:span> required <text:span text:style-name="T472">when </text:span>Step1 (start I/O operations) is <text:span text:style-name="T91">not</text:span> bypassed <text:span text:style-name="T472">(</text:span>bit 0 of the first SI byte is 0<text:span text:style-name="T472">)</text:span>.</text:p>
      <text:p text:style-name="P102"><text:span text:style-name="T91">Output Service Information</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56">Byte</text:p>
            </table:table-cell>
            <table:table-cell table:style-name="Table22.A1" office:value-type="string">
              <text:p text:style-name="P456">Value</text:p>
            </table:table-cell>
            <table:table-cell table:style-name="Table22.A1" office:value-type="string">
              <text:p text:style-name="P456">Description</text:p>
            </table:table-cell>
          </table:table-row>
        </table:table-header-rows>
        <table:table-row>
          <table:table-cell table:style-name="Table22.A2" office:value-type="string">
            <text:p text:style-name="P301">0</text:p>
          </table:table-cell>
          <table:table-cell table:style-name="Table22.A2" office:value-type="string">
            <text:p text:style-name="P325">ignored</text:p>
          </table:table-cell>
          <table:table-cell table:style-name="Table22.A1" office:value-type="string">
            <text:p text:style-name="P362"><text:span text:style-name="T438">Not used. <text:s/></text:span><text:span text:style-name="T454">Input value unchanged.</text:span></text:p>
          </table:table-cell>
        </table:table-row>
        <table:table-row>
          <table:table-cell table:style-name="Table22.A2" office:value-type="string">
            <text:p text:style-name="P301">1</text:p>
          </table:table-cell>
          <table:table-cell table:style-name="Table22.A2" office:value-type="string">
            <text:p text:style-name="P346">See Description</text:p>
          </table:table-cell>
          <table:table-cell table:style-name="Table22.A1" office:value-type="string">
            <text:p text:style-name="P348">Device(s) pending status:</text:p>
            <text:list xml:id="list2842437527" text:style-name="L12">
              <text:list-item>
                <text:p text:style-name="P579">X’00’ – No devices with pending actions during this operation.</text:p>
              </text:list-item>
              <text:list-item>
                <text:p text:style-name="P579">X’01’ – At least one device with pending <text:span text:style-name="T522">action requires program notification</text:span>.</text:p>
              </text:list-item>
            </text:list>
          </table:table-cell>
        </table:table-row>
      </table:table>
      <text:p text:style-name="P86"/>
      <text:p text:style-name="P122"><text:span text:style-name="T295">During processing of an I/O request, the CPU will enter an enabled wait state, waiting for an I/O interruption. <text:s/>When I/O interruptions are enabled, any I/O interruption source can present its interruption information. <text:s/></text:span><text:span text:style-name="T312">D</text:span><text:span text:style-name="T295">evices will present such status when they have input to be transferred to the system </text:span><text:span text:style-name="T312">or have sense data needing to be presented to the program</text:span><text:span text:style-name="T295">. <text:s/>The </text:span><text:span text:style-name="T44">EXCP</text:span><text:span text:style-name="T295"> service will be presented with the unsolicited status whether it wants it or not. <text:s/>The service will post such status into the I/O Table </text:span><text:span text:style-name="T298">as a pending action</text:span><text:span text:style-name="T295">. <text:s/>It is the program’s responsibility to </text:span><text:span text:style-name="T298">recognize</text:span><text:span text:style-name="T295"> </text:span><text:span text:style-name="T312">a</text:span><text:span text:style-name="T295"> pending </text:span><text:span text:style-name="T312">action and device</text:span><text:span text:style-name="T295"> by use of the </text:span><text:span text:style-name="T45">PNDING</text:span><text:span text:style-name="T212"> service. <text:s/></text:span><text:span text:style-name="T213">The primary device may also signal a pending action.</text:span></text:p>
      <text:p text:style-name="P129"><text:span text:style-name="T109">Output SPBE</text:span><text:span text:style-name="T439">: Input ORB unchanged. <text:s/></text:span><text:span text:style-name="T455">Bytes 0-3 still contain the address of the I/O Table entry being addressed.</text:span></text:p>
      <text:p text:style-name="P106"><text:span text:style-name="T91">Return Codes</text:span>:</text:p>
      <table:table table:name="Table21" table:style-name="Table21">
        <table:table-column table:style-name="Table21.A"/>
        <table:table-column table:style-name="Table21.B"/>
        <table:table-header-rows>
          <table:table-row>
            <table:table-cell table:style-name="Table21.A1" office:value-type="string">
              <text:p text:style-name="P460">Return Code</text:p>
            </table:table-cell>
            <table:table-cell table:style-name="Table21.A1" office:value-type="string">
              <text:p text:style-name="P460">Meaning</text:p>
            </table:table-cell>
          </table:table-row>
        </table:table-header-rows>
        <table:table-row>
          <table:table-cell table:style-name="Table21.A1" office:value-type="string">
            <text:p text:style-name="P311">0</text:p>
          </table:table-cell>
          <table:table-cell table:style-name="Table21.A1" office:value-type="string">
            <text:p text:style-name="P347"><text:span text:style-name="T106">S</text:span><text:span text:style-name="T91">uccess</text:span>: <text:span text:style-name="T517">Primary d</text:span><text:span text:style-name="T440">evice completed the </text:span><text:span text:style-name="T518">I/O functions</text:span><text:span text:style-name="T440"> without error.</text:span></text:p>
          </table:table-cell>
        </table:table-row>
        <text:soft-page-break/>
        <table:table-row>
          <table:table-cell table:style-name="Table21.A1" office:value-type="string">
            <text:p text:style-name="P363">4</text:p>
          </table:table-cell>
          <table:table-cell table:style-name="Table21.A1" office:value-type="string">
            <text:p text:style-name="P355"><text:span text:style-name="T91">Warning</text:span><text:span text:style-name="T280">:</text:span> <text:span text:style-name="T517">Primary d</text:span>evice detected physical-end-of file condition <text:span text:style-name="T517">during the operation</text:span></text:p>
          </table:table-cell>
        </table:table-row>
        <table:table-row>
          <table:table-cell table:style-name="Table21.A1" office:value-type="string">
            <text:p text:style-name="P412">8</text:p>
          </table:table-cell>
          <table:table-cell table:style-name="Table21.A1" office:value-type="string">
            <text:p text:style-name="P364"><text:span text:style-name="T197">Error</text:span><text:span text:style-name="T205">: </text:span><text:span text:style-name="T218">Primary d</text:span><text:span text:style-name="T205">evice is in an error state. </text:span><text:span text:style-name="T210">See </text:span><text:span text:style-name="T207">the </text:span><text:span text:style-name="T208">I/O Table entry </text:span><text:span text:style-name="T210">for additional information.</text:span></text:p>
          </table:table-cell>
        </table:table-row>
        <table:table-row>
          <table:table-cell table:style-name="Table21.A1" office:value-type="string">
            <text:p text:style-name="P412">12</text:p>
          </table:table-cell>
          <table:table-cell table:style-name="Table21.A1" office:value-type="string">
            <text:p text:style-name="P323"><text:span text:style-name="T91">Error</text:span>: <text:span text:style-name="T517">Primary d</text:span>evice is not operational, <text:span text:style-name="T429">busy, </text:span>or invalid.</text:p>
          </table:table-cell>
        </table:table-row>
        <table:table-row>
          <table:table-cell table:style-name="Table21.A1" office:value-type="string">
            <text:p text:style-name="P412">16</text:p>
          </table:table-cell>
          <table:table-cell table:style-name="Table21.A1" office:value-type="string">
            <text:p text:style-name="P409"><text:span text:style-name="T199">Error</text:span><text:span text:style-name="T219">: ORB not valid for requested </text:span><text:span text:style-name="T218">operation</text:span></text:p>
          </table:table-cell>
        </table:table-row>
      </table:table>
      <text:p text:style-name="P487"/>
      <text:h text:style-name="P573" text:outline-level="3"><text:bookmark-start text:name="__RefHeading___Toc7280_3043058449"/>Service ID – <text:span text:style-name="T353">5</text:span> – Pending Action Notification, PNDING<text:bookmark-end text:name="__RefHeading___Toc7280_3043058449"/></text:h>
      <text:p text:style-name="P175"><text:span text:style-name="T519">The </text:span><text:span text:style-name="T65">PNDING</text:span><text:span text:style-name="T519"> service </text:span><text:span text:style-name="T521">queries a specific device or scans</text:span><text:span text:style-name="T519"> the IOT </text:span><text:span text:style-name="T521">in search of a </text:span><text:span text:style-name="T519">device needing a program action. <text:s/>Only two actions are recognized by the </text:span><text:span text:style-name="T67">PNDING</text:span><text:span text:style-name="T519"> service:</text:span></text:p>
      <text:list xml:id="list1068656653" text:style-name="L13">
        <text:list-item>
          <text:p text:style-name="P605">program needs to read sense data from a device, and</text:p>
        </text:list-item>
        <text:list-item>
          <text:p text:style-name="P605">program needs to read data from a device <text:span text:style-name="T521">that has pending data</text:span>.</text:p>
        </text:list-item>
      </text:list>
      <text:p text:style-name="P174"><text:span text:style-name="T524">When a device has a pending action, t</text:span>he <text:span text:style-name="T4">PNDING</text:span> service’s return code indicates the pending action an<text:span text:style-name="T520">d</text:span> the output SPBE field identifies the device. <text:s/><text:span text:style-name="T69">PNDING</text:span><text:span text:style-name="T529"> does </text:span><text:span text:style-name="T114">NOT</text:span><text:span text:style-name="T529"> clear the pending condition. <text:s/>Only use of EXCP with the identified device will clear the condition.</text:span></text:p>
      <text:p text:style-name="P175"><text:span text:style-name="T522">Program n</text:span><text:span text:style-name="T520">otification</text:span><text:span text:style-name="T519"> of pending actions is only required when the </text:span><text:span text:style-name="T65">EXCP</text:span><text:span text:style-name="T519"> service indicates one or more actions are pending </text:span><text:span text:style-name="T520">as a result of its latest operation. <text:s/>It is possible that servicing of a pending action </text:span><text:span text:style-name="T522">(</text:span><text:span text:style-name="T520">by calling </text:span><text:span text:style-name="T66">EXCP</text:span><text:span text:style-name="T68">)</text:span><text:span text:style-name="T520"> can result in additional pending actions. <text:s/></text:span><text:span text:style-name="T66">PNDING</text:span><text:span text:style-name="T520"> should be called until all pending actions have been notified to the program. <text:s/>This is indicated by a return code of zero.</text:span></text:p>
      <text:p text:style-name="P176">Use of <text:span text:style-name="T4">EXCP</text:span> for a device that has a pending action, eliminates the pending action status regardless of whether the action is the one that is pending.</text:p>
      <text:p text:style-name="P177"><text:span text:style-name="T100">Input Service Information</text:span><text:span text:style-name="T350">: </text:span><text:span text:style-name="T521">Not used</text:span></text:p>
      <text:p text:style-name="P177"><text:span text:style-name="T112">Input SPBE</text:span><text:span text:style-name="T521">: </text:span><text:span text:style-name="T418">The </text:span><text:span text:style-name="T521">IOT device entry being examined for a pending action or zero if the entire IOT is being inspected. <text:s/></text:span><text:span text:style-name="T524">If a specific device is being examined, </text:span><text:span text:style-name="T70">PNDING</text:span><text:span text:style-name="T524"> will inspect only that device. <text:s/>The entire table is not examined. <text:s/>If the entire table is being examined, the inspection of device entries ceases when a pending action is found.</text:span></text:p>
      <text:p text:style-name="P176"><text:span text:style-name="T91">Output Service Information</text:span>: Not used</text:p>
      <text:p text:style-name="P176"><text:span text:style-name="T91">Output SPBE</text:span>: The IOT device entry for which the return code applies. <text:s/>M<text:span text:style-name="T529">a</text:span>y be zero if no devices need to notify the program of a pending action.</text:p>
      <text:p text:style-name="P176"><text:span text:style-name="T91">Return Code</text:span>:</text:p>
      <table:table table:name="Table5" table:style-name="Table5">
        <table:table-column table:style-name="Table5.A"/>
        <table:table-column table:style-name="Table5.B"/>
        <table:table-header-rows>
          <table:table-row>
            <table:table-cell table:style-name="Table5.A1" office:value-type="string">
              <text:p text:style-name="P461">Return Code</text:p>
            </table:table-cell>
            <table:table-cell table:style-name="Table5.A1" office:value-type="string">
              <text:p text:style-name="P461">Meaning</text:p>
            </table:table-cell>
          </table:table-row>
        </table:table-header-rows>
        <table:table-row>
          <table:table-cell table:style-name="Table5.A1" office:value-type="string">
            <text:p text:style-name="P312">0</text:p>
          </table:table-cell>
          <table:table-cell table:style-name="Table5.A1" office:value-type="string">
            <text:p text:style-name="P410"><text:span text:style-name="T313">No pending action(s) for program notification. <text:s/>SPBE </text:span><text:span text:style-name="T316">unchanged from input</text:span><text:span text:style-name="T313">.</text:span></text:p>
          </table:table-cell>
        </table:table-row>
        <table:table-row>
          <table:table-cell table:style-name="Table5.A1" office:value-type="string">
            <text:p text:style-name="P411">4</text:p>
          </table:table-cell>
          <table:table-cell table:style-name="Table5.A1" office:value-type="string">
            <text:p text:style-name="P410"><text:span text:style-name="T200">Warning</text:span><text:span text:style-name="T220">: </text:span><text:span text:style-name="T221">SPBE identifies the IOT entry of the device</text:span><text:span text:style-name="T208"> requir</text:span><text:span text:style-name="T220">ing</text:span><text:span text:style-name="T208"> data to be read</text:span><text:span text:style-name="T220">.</text:span></text:p>
          </table:table-cell>
        </table:table-row>
        <table:table-row>
          <table:table-cell table:style-name="Table5.A1" office:value-type="string">
            <text:p text:style-name="P411">8</text:p>
          </table:table-cell>
          <table:table-cell table:style-name="Table5.A1" office:value-type="string">
            <text:p text:style-name="P410"><text:span text:style-name="T198">Error</text:span><text:span text:style-name="T209">: </text:span><text:span text:style-name="T221">SPBE identifies the IOT entry of the </text:span><text:span text:style-name="T220">d</text:span><text:span text:style-name="T208">evice requir</text:span><text:span text:style-name="T220">ing </text:span><text:span text:style-name="T208">sense data to be read.</text:span></text:p>
          </table:table-cell>
        </table:table-row>
      </table:table>
      <text:p text:style-name="P485"/>
      <text:h text:style-name="P564" text:outline-level="1"><text:bookmark-start text:name="__RefHeading___Toc7714_2392619381"/>BLS – Calling Conventions – <text:span text:style-name="T250">32-bit Registers</text:span><text:bookmark-end text:name="__RefHeading___Toc7714_2392619381"/></text:h>
      <text:p text:style-name="P161"><text:span text:style-name="T148">Calling a Boot Loader Service (BLS), centers around the usage of the save area for preserving CPU state during the call to the service. <text:s/>The save area is provided by the </text:span><text:span text:style-name="T94">caller</text:span><text:span text:style-name="T148"> of the service. <text:s/>In the context of a boot loader, this can be either the boot loader itself during the loading process or the program loaded into memory by the boot loader.</text:span></text:p>
      <text:p text:style-name="P161"><text:span text:style-name="T148">The following table describes the standard save area </text:span><text:span text:style-name="T150">as seen by the </text:span><text:span text:style-name="T95">calling</text:span><text:span text:style-name="T150"> program</text:span><text:span text:style-name="T148">. <text:s/></text:span><text:span text:style-name="T150">It is the responsibility of the </text:span><text:span text:style-name="T95">called</text:span><text:span text:style-name="T150"> </text:span><text:span text:style-name="T153">subroutine</text:span><text:span text:style-name="T150"> to ensure these are the contents of the </text:span><text:span text:style-name="T156">calling program’s </text:span><text:span text:style-name="T150">save area. <text:s/></text:span><text:span text:style-name="T151">The total length of </text:span><text:span text:style-name="T156">a</text:span><text:span text:style-name="T151"> save area is 72 bytes. <text:s/></text:span><text:span text:style-name="T157">The layout assumes 32-bit registers. <text:s/>The layout for 64-bit registers is identical but increases to 144 bytes.</text:span></text:p>
      <table:table table:name="Table33" table:style-name="Table33">
        <table:table-column table:style-name="Table33.A"/>
        <table:table-column table:style-name="Table33.B"/>
        <table:table-column table:style-name="Table33.C"/>
        <table:table-column table:style-name="Table33.B"/>
        <table:table-column table:style-name="Table33.E"/>
        <table:table-header-rows>
          <table:table-row>
            <table:table-cell table:style-name="Table33.A1" office:value-type="string">
              <text:p text:style-name="P472">Disp. (Dec)</text:p>
            </table:table-cell>
            <table:table-cell table:style-name="Table33.A1" office:value-type="string">
              <text:p text:style-name="P472">Disp. (Hex)</text:p>
            </table:table-cell>
            <table:table-cell table:style-name="Table33.A1" office:value-type="string">
              <text:p text:style-name="P442">State</text:p>
            </table:table-cell>
            <table:table-cell table:style-name="Table33.A1" office:value-type="string">
              <text:p text:style-name="P472">Register</text:p>
            </table:table-cell>
            <table:table-cell table:style-name="Table33.A1" office:value-type="string">
              <text:p text:style-name="P472">Description</text:p>
            </table:table-cell>
          </table:table-row>
        </table:table-header-rows>
        <table:table-row>
          <table:table-cell table:style-name="Table33.A1" office:value-type="string">
            <text:p text:style-name="P386">0</text:p>
          </table:table-cell>
          <table:table-cell table:style-name="Table33.B2" office:value-type="float" office:value="0">
            <text:p text:style-name="P388">0</text:p>
          </table:table-cell>
          <table:table-cell table:style-name="Table33.A1" office:value-type="string">
            <text:p text:style-name="P386">undefined</text:p>
          </table:table-cell>
          <table:table-cell table:style-name="Table33.A1" office:value-type="string">
            <text:p text:style-name="P386">none</text:p>
          </table:table-cell>
          <table:table-cell table:style-name="Table33.A1" office:value-type="string">
            <text:p text:style-name="P387">Reserved <text:span text:style-name="T155">for boot loader environment usage </text:span>(originally used by PL/1).</text:p>
          </table:table-cell>
        </table:table-row>
        <table:table-row>
          <table:table-cell table:style-name="Table33.A1" office:value-type="string">
            <text:p text:style-name="P386">4</text:p>
          </table:table-cell>
          <table:table-cell table:style-name="Table33.A1" office:value-type="string">
            <text:p text:style-name="P386">4</text:p>
          </table:table-cell>
          <table:table-cell table:style-name="Table33.A1" office:value-type="string">
            <text:p text:style-name="P390">static</text:p>
          </table:table-cell>
          <table:table-cell table:style-name="Table33.A1" office:value-type="string">
            <text:p text:style-name="P390">none</text:p>
          </table:table-cell>
          <table:table-cell table:style-name="Table33.A1" office:value-type="string">
            <text:p text:style-name="P389">Back pointer to call<text:span text:style-name="T153">ing</text:span> program’s save area, otherwise 0. <text:span text:style-name="T153">Set by the called subroutine in its own save area to preserve the calling program’s R13. <text:s/></text:span><text:span text:style-name="T154">See Description for R13, </text:span><text:span text:style-name="T155">below</text:span><text:span text:style-name="T154">.</text:span></text:p>
          </table:table-cell>
        </table:table-row>
        <table:table-row>
          <table:table-cell table:style-name="Table33.A1" office:value-type="string">
            <text:p text:style-name="P388">8</text:p>
          </table:table-cell>
          <table:table-cell table:style-name="Table33.A1" office:value-type="string">
            <text:p text:style-name="P388">8</text:p>
          </table:table-cell>
          <table:table-cell table:style-name="Table33.A1" office:value-type="string">
            <text:p text:style-name="P388">static</text:p>
          </table:table-cell>
          <table:table-cell table:style-name="Table33.A1" office:value-type="string">
            <text:p text:style-name="P388">none</text:p>
          </table:table-cell>
          <table:table-cell table:style-name="Table33.A1" office:value-type="string">
            <text:p text:style-name="P402"><text:span text:style-name="T149">Forward pointer to call</text:span><text:span text:style-name="T154">ed</text:span><text:span text:style-name="T149"> </text:span><text:span text:style-name="T154">subroutine’s</text:span><text:span text:style-name="T149"> save area, otherwise 0. <text:s/></text:span><text:span text:style-name="T154">If used, must be set by the called subroutine. <text:s/>Only </text:span><text:span text:style-name="T158">the called subroutine</text:span><text:span text:style-name="T154"> knows where its save area resides.</text:span></text:p>
          </table:table-cell>
        </table:table-row>
        <table:table-row>
          <table:table-cell table:style-name="Table33.A1" office:value-type="string">
            <text:p text:style-name="P388">12</text:p>
          </table:table-cell>
          <table:table-cell table:style-name="Table33.A1" office:value-type="string">
            <text:p text:style-name="P388">C</text:p>
          </table:table-cell>
          <table:table-cell table:style-name="Table33.A1" office:value-type="string">
            <text:p text:style-name="P388">static</text:p>
          </table:table-cell>
          <table:table-cell table:style-name="Table33.A1" office:value-type="string">
            <text:p text:style-name="P388">R14</text:p>
          </table:table-cell>
          <table:table-cell table:style-name="Table33.A1" office:value-type="string">
            <text:p text:style-name="P389">Call<text:span text:style-name="T152">ing program’s</text:span> return address</text:p>
          </table:table-cell>
        </table:table-row>
        <table:table-row>
          <table:table-cell table:style-name="Table33.A1" office:value-type="string">
            <text:p text:style-name="P388">16</text:p>
          </table:table-cell>
          <table:table-cell table:style-name="Table33.A1" office:value-type="string">
            <text:p text:style-name="P388">10</text:p>
          </table:table-cell>
          <table:table-cell table:style-name="Table33.A1" office:value-type="string">
            <text:p text:style-name="P391">volatile</text:p>
          </table:table-cell>
          <table:table-cell table:style-name="Table33.A1" office:value-type="string">
            <text:p text:style-name="P391">R15</text:p>
          </table:table-cell>
          <table:table-cell table:style-name="Table33.A1" office:value-type="string">
            <text:p text:style-name="P393">When a subroutine is called, this contains the address of the called subroutine’s entry point. <text:s/><text:span text:style-name="T165">During the execution of the subroutine, the save area will contain the entry address of the subroutine called.</text:span></text:p>
            <text:p text:style-name="P393"/>
            <text:p text:style-name="P402"><text:span text:style-name="T162">Upon return from the c</text:span><text:span text:style-name="T150">alled subroutine, </text:span><text:span text:style-name="T162">the register contains the</text:span><text:span text:style-name="T150"> return</text:span><text:span text:style-name="T162">ed</text:span><text:span text:style-name="T150"> code </text:span><text:span text:style-name="T152">to the calling program </text:span><text:span text:style-name="T162">indicating the success or failure </text:span><text:span text:style-name="T163">of the subroutine</text:span><text:span text:style-name="T162">, </text:span><text:span text:style-name="T152">by convention</text:span><text:span text:style-name="T150">:</text:span></text:p>
            <text:list xml:id="list381115958" text:style-name="L14">
              <text:list-item>
                <text:p text:style-name="P580">0 – called subroutine successful</text:p>
              </text:list-item>
              <text:list-item>
                <text:p text:style-name="P580">4 – warning or failure condition occurred, <text:span text:style-name="T159">or</text:span></text:p>
              </text:list-item>
              <text:list-item>
                <text:p text:style-name="P580">8 <text:span text:style-name="T159">and</text:span> above – failure condition occurred.</text:p>
              </text:list-item>
            </text:list>
            <text:p text:style-name="P394">Values are usually multiples of 4 expected to be used in a branch table.</text:p>
            <text:p text:style-name="P365">This value must be set in the register by the called subroutine <text:span text:style-name="T91">after</text:span> the calling program’s registers are restored or altered within the save area <text:span text:style-name="T158">before restoring the contents</text:span>.</text:p>
          </table:table-cell>
        </table:table-row>
        <table:table-row>
          <table:table-cell table:style-name="Table33.A1" office:value-type="string">
            <text:p text:style-name="P391">20</text:p>
          </table:table-cell>
          <table:table-cell table:style-name="Table33.A1" office:value-type="string">
            <text:p text:style-name="P391">14</text:p>
          </table:table-cell>
          <table:table-cell table:style-name="Table33.A1" office:value-type="string">
            <text:p text:style-name="P391">static</text:p>
          </table:table-cell>
          <table:table-cell table:style-name="Table33.A1" office:value-type="string">
            <text:p text:style-name="P391">R0</text:p>
          </table:table-cell>
          <table:table-cell table:style-name="Table33.A1" office:value-type="string">
            <text:p text:style-name="P392">Calling program’s R0</text:p>
          </table:table-cell>
        </table:table-row>
        <text:soft-page-break/>
        <table:table-row>
          <table:table-cell table:style-name="Table33.A1" office:value-type="string">
            <text:p text:style-name="P391">24</text:p>
          </table:table-cell>
          <table:table-cell table:style-name="Table33.A1" office:value-type="string">
            <text:p text:style-name="P391">18</text:p>
          </table:table-cell>
          <table:table-cell table:style-name="Table33.A1" office:value-type="string">
            <text:p text:style-name="P391">static</text:p>
          </table:table-cell>
          <table:table-cell table:style-name="Table33.A1" office:value-type="string">
            <text:p text:style-name="P391">R1</text:p>
          </table:table-cell>
          <table:table-cell table:style-name="Table33.A1" office:value-type="string">
            <text:p text:style-name="P392">Calling program’s R1 – Address of calling program’s parameters passed to the called program</text:p>
          </table:table-cell>
        </table:table-row>
        <table:table-row>
          <table:table-cell table:style-name="Table33.A1" office:value-type="string">
            <text:p text:style-name="P391">28</text:p>
          </table:table-cell>
          <table:table-cell table:style-name="Table33.A1" office:value-type="string">
            <text:p text:style-name="P391">1C</text:p>
          </table:table-cell>
          <table:table-cell table:style-name="Table33.A1" office:value-type="string">
            <text:p text:style-name="P391">static</text:p>
          </table:table-cell>
          <table:table-cell table:style-name="Table33.A1" office:value-type="string">
            <text:p text:style-name="P391">R2</text:p>
          </table:table-cell>
          <table:table-cell table:style-name="Table33.A1" office:value-type="string">
            <text:p text:style-name="P392">Calling program’s R2</text:p>
          </table:table-cell>
        </table:table-row>
        <table:table-row>
          <table:table-cell table:style-name="Table33.A1" office:value-type="string">
            <text:p text:style-name="P391">32</text:p>
          </table:table-cell>
          <table:table-cell table:style-name="Table33.A1" office:value-type="string">
            <text:p text:style-name="P391">20</text:p>
          </table:table-cell>
          <table:table-cell table:style-name="Table33.A1" office:value-type="string">
            <text:p text:style-name="P391">static</text:p>
          </table:table-cell>
          <table:table-cell table:style-name="Table33.A1" office:value-type="string">
            <text:p text:style-name="P391">R3</text:p>
          </table:table-cell>
          <table:table-cell table:style-name="Table33.A1" office:value-type="string">
            <text:p text:style-name="P392">Calling program’s R3</text:p>
          </table:table-cell>
        </table:table-row>
        <table:table-row>
          <table:table-cell table:style-name="Table33.A1" office:value-type="string">
            <text:p text:style-name="P391">36</text:p>
          </table:table-cell>
          <table:table-cell table:style-name="Table33.A1" office:value-type="string">
            <text:p text:style-name="P391">24</text:p>
          </table:table-cell>
          <table:table-cell table:style-name="Table33.A1" office:value-type="string">
            <text:p text:style-name="P391">static</text:p>
          </table:table-cell>
          <table:table-cell table:style-name="Table33.A1" office:value-type="string">
            <text:p text:style-name="P391">R4</text:p>
          </table:table-cell>
          <table:table-cell table:style-name="Table33.A1" office:value-type="string">
            <text:p text:style-name="P392">Calling program’s R4</text:p>
          </table:table-cell>
        </table:table-row>
        <table:table-row>
          <table:table-cell table:style-name="Table33.A1" office:value-type="string">
            <text:p text:style-name="P391">40</text:p>
          </table:table-cell>
          <table:table-cell table:style-name="Table33.A1" office:value-type="string">
            <text:p text:style-name="P391">28</text:p>
          </table:table-cell>
          <table:table-cell table:style-name="Table33.A1" office:value-type="string">
            <text:p text:style-name="P391">static</text:p>
          </table:table-cell>
          <table:table-cell table:style-name="Table33.A1" office:value-type="string">
            <text:p text:style-name="P391">R5</text:p>
          </table:table-cell>
          <table:table-cell table:style-name="Table33.A1" office:value-type="string">
            <text:p text:style-name="P392">Calling program’s R5</text:p>
          </table:table-cell>
        </table:table-row>
        <table:table-row>
          <table:table-cell table:style-name="Table33.A1" office:value-type="string">
            <text:p text:style-name="P391">44</text:p>
          </table:table-cell>
          <table:table-cell table:style-name="Table33.A1" office:value-type="string">
            <text:p text:style-name="P391">2C</text:p>
          </table:table-cell>
          <table:table-cell table:style-name="Table33.A1" office:value-type="string">
            <text:p text:style-name="P391">static</text:p>
          </table:table-cell>
          <table:table-cell table:style-name="Table33.A1" office:value-type="string">
            <text:p text:style-name="P391">R6</text:p>
          </table:table-cell>
          <table:table-cell table:style-name="Table33.A1" office:value-type="string">
            <text:p text:style-name="P392">Calling program’s R6</text:p>
          </table:table-cell>
        </table:table-row>
        <table:table-row>
          <table:table-cell table:style-name="Table33.A1" office:value-type="string">
            <text:p text:style-name="P391">48</text:p>
          </table:table-cell>
          <table:table-cell table:style-name="Table33.A1" office:value-type="string">
            <text:p text:style-name="P391">30</text:p>
          </table:table-cell>
          <table:table-cell table:style-name="Table33.A1" office:value-type="string">
            <text:p text:style-name="P391">static</text:p>
          </table:table-cell>
          <table:table-cell table:style-name="Table33.A1" office:value-type="string">
            <text:p text:style-name="P391">R7</text:p>
          </table:table-cell>
          <table:table-cell table:style-name="Table33.A1" office:value-type="string">
            <text:p text:style-name="P392">Calling program’s R7</text:p>
          </table:table-cell>
        </table:table-row>
        <table:table-row>
          <table:table-cell table:style-name="Table33.A1" office:value-type="string">
            <text:p text:style-name="P391">52</text:p>
          </table:table-cell>
          <table:table-cell table:style-name="Table33.A1" office:value-type="string">
            <text:p text:style-name="P391">34</text:p>
          </table:table-cell>
          <table:table-cell table:style-name="Table33.A1" office:value-type="string">
            <text:p text:style-name="P391">static</text:p>
          </table:table-cell>
          <table:table-cell table:style-name="Table33.A1" office:value-type="string">
            <text:p text:style-name="P391">R8</text:p>
          </table:table-cell>
          <table:table-cell table:style-name="Table33.A1" office:value-type="string">
            <text:p text:style-name="P392">Calling program’s R8</text:p>
          </table:table-cell>
        </table:table-row>
        <table:table-row>
          <table:table-cell table:style-name="Table33.A1" office:value-type="string">
            <text:p text:style-name="P391">56</text:p>
          </table:table-cell>
          <table:table-cell table:style-name="Table33.A1" office:value-type="string">
            <text:p text:style-name="P391">38</text:p>
          </table:table-cell>
          <table:table-cell table:style-name="Table33.A1" office:value-type="string">
            <text:p text:style-name="P391">static</text:p>
          </table:table-cell>
          <table:table-cell table:style-name="Table33.A1" office:value-type="string">
            <text:p text:style-name="P391">R9</text:p>
          </table:table-cell>
          <table:table-cell table:style-name="Table33.A1" office:value-type="string">
            <text:p text:style-name="P392">Calling program’s R9</text:p>
          </table:table-cell>
        </table:table-row>
        <table:table-row>
          <table:table-cell table:style-name="Table33.A1" office:value-type="string">
            <text:p text:style-name="P391">60</text:p>
          </table:table-cell>
          <table:table-cell table:style-name="Table33.A1" office:value-type="string">
            <text:p text:style-name="P395">3C</text:p>
          </table:table-cell>
          <table:table-cell table:style-name="Table33.A1" office:value-type="string">
            <text:p text:style-name="P395">static</text:p>
          </table:table-cell>
          <table:table-cell table:style-name="Table33.A1" office:value-type="string">
            <text:p text:style-name="P395">R10</text:p>
          </table:table-cell>
          <table:table-cell table:style-name="Table33.A1" office:value-type="string">
            <text:p text:style-name="P396">Calling program’s R10</text:p>
          </table:table-cell>
        </table:table-row>
        <table:table-row>
          <table:table-cell table:style-name="Table33.A1" office:value-type="string">
            <text:p text:style-name="P395">64</text:p>
          </table:table-cell>
          <table:table-cell table:style-name="Table33.A1" office:value-type="string">
            <text:p text:style-name="P395">40</text:p>
          </table:table-cell>
          <table:table-cell table:style-name="Table33.A1" office:value-type="string">
            <text:p text:style-name="P395">static</text:p>
          </table:table-cell>
          <table:table-cell table:style-name="Table33.A1" office:value-type="string">
            <text:p text:style-name="P395">R11</text:p>
          </table:table-cell>
          <table:table-cell table:style-name="Table33.A1" office:value-type="string">
            <text:p text:style-name="P396">Calling program’s R11</text:p>
          </table:table-cell>
        </table:table-row>
        <table:table-row>
          <table:table-cell table:style-name="Table33.A1" office:value-type="string">
            <text:p text:style-name="P397">68</text:p>
          </table:table-cell>
          <table:table-cell table:style-name="Table33.A1" office:value-type="string">
            <text:p text:style-name="P397">44</text:p>
          </table:table-cell>
          <table:table-cell table:style-name="Table33.A1" office:value-type="string">
            <text:p text:style-name="P397">static</text:p>
          </table:table-cell>
          <table:table-cell table:style-name="Table33.A1" office:value-type="string">
            <text:p text:style-name="P397">R12</text:p>
          </table:table-cell>
          <table:table-cell table:style-name="Table33.A1" office:value-type="string">
            <text:p text:style-name="P398">Calling program’s R12</text:p>
          </table:table-cell>
        </table:table-row>
        <table:table-row>
          <table:table-cell table:style-name="Table33.A1" office:value-type="string">
            <text:p text:style-name="P366">Not saved</text:p>
          </table:table-cell>
          <table:table-cell table:style-name="Table33.A1" office:value-type="string">
            <text:p text:style-name="P366">Not saved</text:p>
          </table:table-cell>
          <table:table-cell table:style-name="Table33.A1" office:value-type="string">
            <text:p text:style-name="P397">volatile</text:p>
          </table:table-cell>
          <table:table-cell table:style-name="Table33.A1" office:value-type="string">
            <text:p text:style-name="P397">R13</text:p>
          </table:table-cell>
          <table:table-cell table:style-name="Table33.A1" office:value-type="string">
            <text:p text:style-name="P402"><text:span text:style-name="T151">Address of this save area passed to </text:span><text:span text:style-name="T153">the </text:span><text:span text:style-name="T151">called </text:span><text:span text:style-name="T153">subroutine</text:span><text:span text:style-name="T151">. <text:s/></text:span><text:span text:style-name="T153">The c</text:span><text:span text:style-name="T152">alled </text:span><text:span text:style-name="T153">subroutine</text:span><text:span text:style-name="T152"> must preserve this value during the call so that the registers can be restored from the save area before return to the caller. <text:s/></text:span><text:span text:style-name="T156">If the called subroutine does not issue any of its own calls, it can preserve R13 by simply not using </text:span><text:span text:style-name="T158">the register</text:span><text:span text:style-name="T156">. </text:span><text:span text:style-name="T152"><text:s/></text:span><text:span text:style-name="T153">If the called subroutine calls its own subroutine, the contents of </text:span><text:span text:style-name="T158">R13</text:span><text:span text:style-name="T153"> will change. <text:s/></text:span><text:span text:style-name="T155">See the Description of the field at displacement 4.</text:span></text:p>
          </table:table-cell>
        </table:table-row>
      </table:table>
      <text:p text:style-name="P150"/>
      <text:p text:style-name="P161"><text:span text:style-name="T160">The saves areas, as used above, create a chain of save areas. <text:s/>The following table illustrates the state of the backward and forward pointers depending upon the sequence of subroutines. <text:s/>For this diagram, program A calls subroutine B which in turn calls subroutine C. <text:s/></text:span><text:span text:style-name="T164">This sequence results in two save areas.</text:span><text:span text:style-name="T160"> <text:s/></text:span><text:span text:style-name="T161">The colors illustrate which component sets the pointer in which save area.</text:span></text:p>
      <table:table table:name="Table34" table:style-name="Table34">
        <table:table-column table:style-name="Table34.A" table:number-columns-repeated="3"/>
        <table:table-column table:style-name="Table34.D"/>
        <table:table-header-rows>
          <table:table-row table:style-name="Table34.1">
            <table:table-cell table:style-name="Table34.A1" office:value-type="string">
              <text:p text:style-name="P473">Pointer Usage</text:p>
            </table:table-cell>
            <table:table-cell table:style-name="Table34.A1" office:value-type="string">
              <text:p text:style-name="P473">Program A</text:p>
            </table:table-cell>
            <table:table-cell table:style-name="Table34.C1" office:value-type="string">
              <text:p text:style-name="P473">Subroutine B</text:p>
            </table:table-cell>
            <table:table-cell table:style-name="Table34.D1" office:value-type="string">
              <text:p text:style-name="P473">Subroutine C</text:p>
            </table:table-cell>
          </table:table-row>
        </table:table-header-rows>
        <table:table-row table:style-name="Table34.1">
          <table:table-cell table:style-name="Table34.A1" office:value-type="string">
            <text:p text:style-name="P399">Back Pointer</text:p>
          </table:table-cell>
          <table:table-cell table:style-name="Table34.A1" office:value-type="string">
            <text:p text:style-name="P400">zero</text:p>
          </table:table-cell>
          <table:table-cell table:style-name="Table34.C1" office:value-type="string">
            <text:p text:style-name="P399">Program A’s save area</text:p>
          </table:table-cell>
          <table:table-cell table:style-name="Table34.D1" office:value-type="string">
            <text:p text:style-name="P399">Subroutine B’s save area </text:p>
          </table:table-cell>
        </table:table-row>
        <table:table-row table:style-name="Table34.1">
          <table:table-cell table:style-name="Table34.A1" office:value-type="string">
            <text:p text:style-name="P399">Forward Pointer</text:p>
          </table:table-cell>
          <table:table-cell table:style-name="Table34.C1" office:value-type="string">
            <text:p text:style-name="P399">Subroutine B’s save area</text:p>
          </table:table-cell>
          <table:table-cell table:style-name="Table34.D1" office:value-type="string">
            <text:p text:style-name="P399">Subroutine C’s save area</text:p>
          </table:table-cell>
          <table:table-cell table:style-name="Table34.A1" office:value-type="string">
            <text:p text:style-name="P400">zero</text:p>
          </table:table-cell>
        </table:table-row>
      </table:table>
      <text:p text:style-name="P15"/>
      <text:p text:style-name="P151">Subroutine C must ensure it can return to Subroutine B. <text:s/>It may use a save area for preservation of R13, illustrated above, or preserve it in some other manner. <text:s/>Correspondingly, the forward pointer in Subroutine B’s save area may be zero if Subroutine C does not have a save area. <text:s/>So, everything in orange is optional.</text:p>
      <text:p text:style-name="P152">The presence of forward pointer can be used to indicate whether the save area is available or not. <text:s/>If a forward pointer is present, then the save area is in use and recursion must be prohibited. <text:s/>This would also necessitate clearing of the forward pointer once a subroutine has returned.</text:p>
      <text:p text:style-name="P153"><text:soft-page-break/>While this section assumes that the called subroutine is supplied by the boot loader, there is nothing restricting a booted program from using the same mechanism when calling its own subroutines.</text:p>
      <text:h text:style-name="P566" text:outline-level="2"><text:bookmark-start text:name="__RefHeading___Toc2037_18317503411"/>Calling a Subroutine<text:bookmark-end text:name="__RefHeading___Toc2037_18317503411"/></text:h>
      <text:p text:style-name="P154">The calling program supplies the save area used during the subroutine call. <text:s/>R13 points to this save area before the call.</text:p>
      <text:p text:style-name="P531"><text:s text:c="9"/><text:span text:style-name="T274">LA <text:s text:c="3"/>1,RTNAPRMS</text:span></text:p>
      <text:p text:style-name="P531"><text:s text:c="9"/>LA <text:s text:c="3"/>13,SAVEAREA</text:p>
      <text:p text:style-name="P521">The location of the called subroutine is placed in register 15.</text:p>
      <text:p text:style-name="P533"><text:s text:c="9"/>L <text:s text:c="4"/>15,SUBRTNA</text:p>
      <text:p text:style-name="P521">The call occurs by using a branch-and-link type instruction. <text:s/>For example,</text:p>
      <text:p text:style-name="P531"><text:s text:c="9"/>BALR <text:s/>14,15 <text:s text:c="4"/><text:span text:style-name="T272">Other similar instructions may be used</text:span></text:p>
      <text:p text:style-name="P531">RETURN <text:s text:c="2"/>EQU <text:s text:c="2"/>*</text:p>
      <text:p text:style-name="P521">Control is passed to the called subroutine and register 14 contains the point within the calling program to which the called subroutine returns.</text:p>
      <text:p text:style-name="P521">The values used during the call are coded this way.</text:p>
      <text:p text:style-name="P531">SUBRNTA <text:s/>DC <text:s text:c="3"/>A(SUBRTN) <text:span text:style-name="T272">Address of the called subroutine</text:span></text:p>
      <text:p text:style-name="P531">SAVEAREA DC <text:s text:c="3"/>1<text:span text:style-name="T334">8</text:span>F’0’ <text:s text:c="3"/><text:span text:style-name="T272">My save area</text:span></text:p>
      <text:p text:style-name="P526">RNTAPRMS DC <text:s text:c="3"/>... <text:s text:c="6"/>Parameters passed to the subroutine</text:p>
      <text:p text:style-name="P522">These are the t<text:span text:style-name="T275">hree</text:span> memory areas used to call <text:span text:style-name="T275">a </text:span>subroutine.</text:p>
      <text:h text:style-name="P566" text:outline-level="2"><text:bookmark-start text:name="__RefHeading___Toc2039_18317503411"/>Entering a Subroutine<text:bookmark-end text:name="__RefHeading___Toc2039_18317503411"/></text:h>
      <text:p text:style-name="P522">The subroutine must perform its responsibilities with regards to the caller’s save area and its own, assuming it has one. <text:s/><text:span text:style-name="T276">The subroutine can use register 15 as its base register, or another. <text:s/>Register 15 is not a good choice if the subroutine calls other subroutines. <text:s/></text:span><text:span text:style-name="T330">The following example uses register 12.</text:span></text:p>
      <text:p text:style-name="P531">SUBRTN <text:s text:c="2"/>DS <text:s text:c="3"/>0H <text:s text:c="10"/>The subroutine entry poin<text:span text:style-name="T276">t</text:span></text:p>
      <text:p text:style-name="P531"><text:s text:c="9"/><text:span text:style-name="T273">STM <text:s text:c="2"/>14,12,12(13) Save regs in caller’s save area</text:span></text:p>
      <text:p text:style-name="P527">* It is now safe to use any register <text:span text:style-name="T91">except 13</text:span></text:p>
      <text:p text:style-name="P527"><text:span text:style-name="T91"><text:s text:c="9"/></text:span><text:span text:style-name="T281">LR <text:s text:c="3"/>12,15 <text:s text:c="7"/>Use the entry point for addresses</text:span></text:p>
      <text:p text:style-name="P531"><text:span text:style-name="T273"><text:s text:c="9"/>USING SUBRTN,1</text:span><text:span text:style-name="T279">2 <text:s text:c="3"/>This is needed for access to MYSAVE</text:span></text:p>
      <text:p text:style-name="P531"><text:s text:c="9"/><text:span text:style-name="T273">ST <text:s text:c="3"/>13,MYSAVE+4 <text:s/>Save </text:span><text:span text:style-name="T99">caller’s</text:span><text:span text:style-name="T273"> reg 13</text:span></text:p>
      <text:p text:style-name="P532"><text:span text:style-name="T10">[</text:span><text:span text:style-name="T4"> <text:s text:c="7"/></text:span><text:span text:style-name="T9">LA <text:s text:c="3"/>0,MYSAVE <text:s text:c="4"/>Update the caller’s save area with</text:span></text:p>
      <text:p text:style-name="P532"><text:span text:style-name="T4"><text:s text:c="9"/></text:span><text:span text:style-name="T9">ST <text:s text:c="3"/>0,8(,13) <text:s text:c="4"/>..the address of my save area</text:span><text:span text:style-name="T10">]</text:span></text:p>
      <text:p text:style-name="P528">* Now 13 can be used safely as well.</text:p>
      <text:p text:style-name="P155">At this point the subroutine can process its functions based upon the contents (and agreed upon meaning) of register 1. <text:s/><text:span text:style-name="T277">The last two instructions </text:span><text:span text:style-name="T278">(the LOAD ADDRESS and STORE), </text:span><text:span text:style-name="T279">in square brackets,</text:span><text:span text:style-name="T277"> are optional depending upon whether the forward pointer is being maintained </text:span><text:span text:style-name="T278">or not.</text:span></text:p>
      <text:p text:style-name="P156"><text:soft-page-break/>Only one storage area is required for this logic, the subroutine’s save area.</text:p>
      <text:p text:style-name="P534">MYSAVE <text:s text:c="2"/>DC <text:s text:c="3"/>1<text:span text:style-name="T334">8</text:span>F’0’</text:p>
      <text:p text:style-name="P505">This save area is also used when the subroutine returns.</text:p>
      <text:h text:style-name="P566" text:outline-level="2"><text:bookmark-start text:name="__RefHeading___Toc2041_18317503411"/>Returning to the Caller<text:bookmark-end text:name="__RefHeading___Toc2041_18317503411"/></text:h>
      <text:p text:style-name="P157">Returning to the caller is as follows. <text:s/>It essentially does in reverse what was done upon entry.</text:p>
      <text:p text:style-name="P531"><text:s text:c="9"/>L <text:s text:c="4"/>13,MYSAVE+4 <text:s/>Restore caller’s register 13</text:p>
      <text:p text:style-name="P529">* Update caller’s register 15 with return code here (optional)</text:p>
      <text:p text:style-name="P531"><text:s text:c="9"/>LM <text:s text:c="3"/>14,12,12(13) Restore caller’s registers</text:p>
      <text:p text:style-name="P530">* These are caller’s register. Only alter <text:span text:style-name="T329">reg </text:span>15 for return code</text:p>
      <text:p text:style-name="P531"><text:s text:c="9"/>DROP <text:s/>12 <text:s text:c="10"/>Can not use reg. 12 anymore</text:p>
      <text:p text:style-name="P532"><text:span text:style-name="T4"><text:s text:c="9"/></text:span><text:span text:style-name="T11">LA</text:span><text:span text:style-name="T4"> <text:s text:c="3"/>15,</text:span><text:span text:style-name="T11">4</text:span><text:span text:style-name="T4"> <text:s text:c="8"/>Return a </text:span><text:span text:style-name="T11">4 as the</text:span><text:span text:style-name="T4"> return code</text:span></text:p>
      <text:p text:style-name="P531"><text:s text:c="9"/>BR <text:s text:c="3"/>14 <text:s text:c="10"/>Return to <text:span text:style-name="T330">the </text:span>calling program</text:p>
      <text:p text:style-name="P158">The subroutine has now returned control to the calling program with a return code. <text:s/>How the return code is set can be done in other ways. <text:s/></text:p>
      <text:p text:style-name="P158">Depending upon the needs of the subroutine, the caller’s save area can be used for setting the return code. <text:s/>The called subroutine “reaches” into the caller’s save area and updates the memory contents that will become the contents of register 15. <text:s/>In this case, the return code is set in the save area just after register 13 has been loaded with its address but prior to restoring all of the other registers. <text:s/><text:span text:style-name="T331">If the caller’s save area is used for the return code, the setting of reg 15 just prior to returning to the caller is not needed. <text:s/>This is particularly needed if the return code has been placed in the subroutine’s memory. <text:s/>Memory access requires a base register and so the updating of register 15 is impossible once the subroutine no longer has a base register. <text:s/>Note the location of the assembler </text:span><text:span text:style-name="T18">DROP</text:span><text:span text:style-name="T331"> operation.</text:span></text:p>
      <text:p text:style-name="P158"/>
      <text:p text:style-name="P523"/>
      <text:p text:style-name="P522"/>
      <text:p text:style-name="P521"/>
      <text:p text:style-name="P524"/>
      <text:p text:style-name="P154"/>
      <text:p text:style-name="P13"/>
      <text:p text:style-name="P13"/>
      <text:p text:style-name="P13"/>
      <text:h text:style-name="P564" text:outline-level="1"><text:bookmark-start text:name="__RefHeading___Toc7034_19650889201"/>BLS – Calling Conventions – 64-bit Registers<text:bookmark-end text:name="__RefHeading___Toc7034_19650889201"/></text:h>
      <text:p text:style-name="P159">The calling conventions for 64-bit registers are logically identical to 32-bit register usage, just twice as big.</text:p>
      <text:p text:style-name="P161"><text:span text:style-name="T148">The following table describes the standard save area </text:span><text:span text:style-name="T150">as seen by the </text:span><text:span text:style-name="T95">calling</text:span><text:span text:style-name="T150"> program</text:span><text:span text:style-name="T148">. <text:s/></text:span><text:span text:style-name="T150">It is the responsibility of the </text:span><text:span text:style-name="T95">called</text:span><text:span text:style-name="T150"> </text:span><text:span text:style-name="T153">subroutine</text:span><text:span text:style-name="T150"> to ensure these are the contents of the </text:span><text:span text:style-name="T156">calling program’s </text:span><text:span text:style-name="T150">save area. <text:s/></text:span><text:span text:style-name="T151">The total length of </text:span><text:span text:style-name="T156">a</text:span><text:span text:style-name="T151"> save area is </text:span><text:span text:style-name="T267">144</text:span><text:span text:style-name="T151"> bytes. <text:s/></text:span><text:span text:style-name="T157">The layout assumes </text:span><text:span text:style-name="T267">64</text:span><text:span text:style-name="T157">-bit registers. <text:s/></text:span><text:span text:style-name="T268">See the discussion in the previous section for how the backward and forward pointers are used at displacements 8 and 16 respectively.</text:span></text:p>
      <text:p text:style-name="P161"/>
      <table:table table:name="Table35" table:style-name="Table35">
        <table:table-column table:style-name="Table35.A"/>
        <table:table-column table:style-name="Table35.B"/>
        <table:table-column table:style-name="Table35.C"/>
        <table:table-column table:style-name="Table35.B"/>
        <table:table-column table:style-name="Table35.E"/>
        <table:table-header-rows>
          <table:table-row>
            <table:table-cell table:style-name="Table35.A1" office:value-type="string">
              <text:p text:style-name="P472">Disp. (Dec)</text:p>
            </table:table-cell>
            <table:table-cell table:style-name="Table35.A1" office:value-type="string">
              <text:p text:style-name="P472">Disp. (Hex)</text:p>
            </table:table-cell>
            <table:table-cell table:style-name="Table35.A1" office:value-type="string">
              <text:p text:style-name="P442">State</text:p>
            </table:table-cell>
            <table:table-cell table:style-name="Table35.A1" office:value-type="string">
              <text:p text:style-name="P472">Register</text:p>
            </table:table-cell>
            <table:table-cell table:style-name="Table35.A1" office:value-type="string">
              <text:p text:style-name="P472">Description</text:p>
            </table:table-cell>
          </table:table-row>
        </table:table-header-rows>
        <table:table-row>
          <table:table-cell table:style-name="Table35.A1" office:value-type="string">
            <text:p text:style-name="P386">0</text:p>
          </table:table-cell>
          <table:table-cell table:style-name="Table35.B2" office:value-type="float" office:value="0">
            <text:p text:style-name="P388">0</text:p>
          </table:table-cell>
          <table:table-cell table:style-name="Table35.A1" office:value-type="string">
            <text:p text:style-name="P386">undefined</text:p>
          </table:table-cell>
          <table:table-cell table:style-name="Table35.A1" office:value-type="string">
            <text:p text:style-name="P386">none</text:p>
          </table:table-cell>
          <table:table-cell table:style-name="Table35.A1" office:value-type="string">
            <text:p text:style-name="P387">Reserved <text:span text:style-name="T155">for boot loader environment usage </text:span>(originally used by PL/1).</text:p>
          </table:table-cell>
        </table:table-row>
        <table:table-row>
          <table:table-cell table:style-name="Table35.A1" office:value-type="string">
            <text:p text:style-name="P401">8</text:p>
          </table:table-cell>
          <table:table-cell table:style-name="Table35.A1" office:value-type="string">
            <text:p text:style-name="P401">8</text:p>
          </table:table-cell>
          <table:table-cell table:style-name="Table35.A1" office:value-type="string">
            <text:p text:style-name="P390">static</text:p>
          </table:table-cell>
          <table:table-cell table:style-name="Table35.A1" office:value-type="string">
            <text:p text:style-name="P390">none</text:p>
          </table:table-cell>
          <table:table-cell table:style-name="Table35.A1" office:value-type="string">
            <text:p text:style-name="P389">Back pointer to call<text:span text:style-name="T153">ing</text:span> program’s save area, otherwise 0. <text:span text:style-name="T153">Set by the called subroutine in its own save area to preserve the calling program’s R13. <text:s/></text:span><text:span text:style-name="T154">See Description for R13, </text:span><text:span text:style-name="T155">below</text:span><text:span text:style-name="T154">.</text:span></text:p>
          </table:table-cell>
        </table:table-row>
        <table:table-row>
          <table:table-cell table:style-name="Table35.A1" office:value-type="string">
            <text:p text:style-name="P401">16</text:p>
          </table:table-cell>
          <table:table-cell table:style-name="Table35.A1" office:value-type="string">
            <text:p text:style-name="P401">10</text:p>
          </table:table-cell>
          <table:table-cell table:style-name="Table35.A1" office:value-type="string">
            <text:p text:style-name="P388">static</text:p>
          </table:table-cell>
          <table:table-cell table:style-name="Table35.A1" office:value-type="string">
            <text:p text:style-name="P388">none</text:p>
          </table:table-cell>
          <table:table-cell table:style-name="Table35.A1" office:value-type="string">
            <text:p text:style-name="P402"><text:span text:style-name="T149">Forward pointer to call</text:span><text:span text:style-name="T154">ed</text:span><text:span text:style-name="T149"> </text:span><text:span text:style-name="T154">subroutine’s</text:span><text:span text:style-name="T149"> save area, otherwise 0. <text:s/></text:span><text:span text:style-name="T154">If used, must be set by the called subroutine. <text:s/>Only </text:span><text:span text:style-name="T158">the called subroutine</text:span><text:span text:style-name="T154"> knows where its save area resides.</text:span></text:p>
          </table:table-cell>
        </table:table-row>
        <table:table-row>
          <table:table-cell table:style-name="Table35.A1" office:value-type="string">
            <text:p text:style-name="P401">24</text:p>
          </table:table-cell>
          <table:table-cell table:style-name="Table35.A1" office:value-type="string">
            <text:p text:style-name="P401">18</text:p>
          </table:table-cell>
          <table:table-cell table:style-name="Table35.A1" office:value-type="string">
            <text:p text:style-name="P388">static</text:p>
          </table:table-cell>
          <table:table-cell table:style-name="Table35.A1" office:value-type="string">
            <text:p text:style-name="P388">R14</text:p>
          </table:table-cell>
          <table:table-cell table:style-name="Table35.A1" office:value-type="string">
            <text:p text:style-name="P389">Call<text:span text:style-name="T152">ing program’s</text:span> return address</text:p>
          </table:table-cell>
        </table:table-row>
        <table:table-row>
          <table:table-cell table:style-name="Table35.A1" office:value-type="string">
            <text:p text:style-name="P401">32</text:p>
          </table:table-cell>
          <table:table-cell table:style-name="Table35.A1" office:value-type="string">
            <text:p text:style-name="P401">20</text:p>
          </table:table-cell>
          <table:table-cell table:style-name="Table35.A1" office:value-type="string">
            <text:p text:style-name="P391">volatile</text:p>
          </table:table-cell>
          <table:table-cell table:style-name="Table35.A1" office:value-type="string">
            <text:p text:style-name="P391">R15</text:p>
          </table:table-cell>
          <table:table-cell table:style-name="Table35.A1" office:value-type="string">
            <text:p text:style-name="P393">When a subroutine is called, this contains the address of the called subroutine’s entry point. <text:s/><text:span text:style-name="T165">During the execution of the subroutine, the save area will contain the entry address of the subroutine called.</text:span></text:p>
            <text:p text:style-name="P393"/>
            <text:p text:style-name="P402"><text:span text:style-name="T162">Upon return from the c</text:span><text:span text:style-name="T150">alled subroutine, </text:span><text:span text:style-name="T162">the register contains the</text:span><text:span text:style-name="T150"> return</text:span><text:span text:style-name="T162">ed</text:span><text:span text:style-name="T150"> code </text:span><text:span text:style-name="T152">to the calling program </text:span><text:span text:style-name="T162">indicating the success or failure </text:span><text:span text:style-name="T163">of the subroutine</text:span><text:span text:style-name="T162">, </text:span><text:span text:style-name="T152">by convention</text:span><text:span text:style-name="T150">:</text:span></text:p>
            <text:list xml:id="list81902719475732" text:continue-numbering="true" text:style-name="L14">
              <text:list-item>
                <text:p text:style-name="P580">0 – called subroutine successful</text:p>
              </text:list-item>
              <text:list-item>
                <text:p text:style-name="P580">4 – warning or failure condition occurred, <text:span text:style-name="T159">or</text:span></text:p>
              </text:list-item>
              <text:list-item>
                <text:p text:style-name="P580">8 <text:span text:style-name="T159">and</text:span> above – failure condition occurred.</text:p>
              </text:list-item>
            </text:list>
            <text:p text:style-name="P394">Values are usually multiples of 4 expected to be used in a branch table.</text:p>
            <text:p text:style-name="P365">This value must be set in the register by the called subroutine <text:span text:style-name="T91">after</text:span> the calling program’s registers are restored or altered within the save area <text:span text:style-name="T158">before restoring the contents</text:span>.</text:p>
          </table:table-cell>
        </table:table-row>
        <table:table-row>
          <table:table-cell table:style-name="Table35.A1" office:value-type="string">
            <text:p text:style-name="P401">40</text:p>
          </table:table-cell>
          <table:table-cell table:style-name="Table35.A1" office:value-type="string">
            <text:p text:style-name="P401">28</text:p>
          </table:table-cell>
          <table:table-cell table:style-name="Table35.A1" office:value-type="string">
            <text:p text:style-name="P391">static</text:p>
          </table:table-cell>
          <table:table-cell table:style-name="Table35.A1" office:value-type="string">
            <text:p text:style-name="P391">R0</text:p>
          </table:table-cell>
          <table:table-cell table:style-name="Table35.A1" office:value-type="string">
            <text:p text:style-name="P392">Calling program’s R0</text:p>
          </table:table-cell>
        </table:table-row>
        <text:soft-page-break/>
        <table:table-row>
          <table:table-cell table:style-name="Table35.A1" office:value-type="string">
            <text:p text:style-name="P401">48</text:p>
          </table:table-cell>
          <table:table-cell table:style-name="Table35.A1" office:value-type="string">
            <text:p text:style-name="P401">30</text:p>
          </table:table-cell>
          <table:table-cell table:style-name="Table35.A1" office:value-type="string">
            <text:p text:style-name="P391">static</text:p>
          </table:table-cell>
          <table:table-cell table:style-name="Table35.A1" office:value-type="string">
            <text:p text:style-name="P391">R1</text:p>
          </table:table-cell>
          <table:table-cell table:style-name="Table35.A1" office:value-type="string">
            <text:p text:style-name="P392">Calling program’s R1 – Address of calling program’s parameters passed to the called program</text:p>
          </table:table-cell>
        </table:table-row>
        <table:table-row>
          <table:table-cell table:style-name="Table35.A1" office:value-type="string">
            <text:p text:style-name="P401">56</text:p>
          </table:table-cell>
          <table:table-cell table:style-name="Table35.A1" office:value-type="string">
            <text:p text:style-name="P401">38</text:p>
          </table:table-cell>
          <table:table-cell table:style-name="Table35.A1" office:value-type="string">
            <text:p text:style-name="P391">static</text:p>
          </table:table-cell>
          <table:table-cell table:style-name="Table35.A1" office:value-type="string">
            <text:p text:style-name="P391">R2</text:p>
          </table:table-cell>
          <table:table-cell table:style-name="Table35.A1" office:value-type="string">
            <text:p text:style-name="P392">Calling program’s R2</text:p>
          </table:table-cell>
        </table:table-row>
        <table:table-row>
          <table:table-cell table:style-name="Table35.A1" office:value-type="string">
            <text:p text:style-name="P401">64</text:p>
          </table:table-cell>
          <table:table-cell table:style-name="Table35.A1" office:value-type="string">
            <text:p text:style-name="P401">40</text:p>
          </table:table-cell>
          <table:table-cell table:style-name="Table35.A1" office:value-type="string">
            <text:p text:style-name="P391">static</text:p>
          </table:table-cell>
          <table:table-cell table:style-name="Table35.A1" office:value-type="string">
            <text:p text:style-name="P391">R3</text:p>
          </table:table-cell>
          <table:table-cell table:style-name="Table35.A1" office:value-type="string">
            <text:p text:style-name="P392">Calling program’s R3</text:p>
          </table:table-cell>
        </table:table-row>
        <table:table-row>
          <table:table-cell table:style-name="Table35.A1" office:value-type="string">
            <text:p text:style-name="P401">72</text:p>
          </table:table-cell>
          <table:table-cell table:style-name="Table35.A1" office:value-type="string">
            <text:p text:style-name="P401">48</text:p>
          </table:table-cell>
          <table:table-cell table:style-name="Table35.A1" office:value-type="string">
            <text:p text:style-name="P391">static</text:p>
          </table:table-cell>
          <table:table-cell table:style-name="Table35.A1" office:value-type="string">
            <text:p text:style-name="P391">R4</text:p>
          </table:table-cell>
          <table:table-cell table:style-name="Table35.A1" office:value-type="string">
            <text:p text:style-name="P392">Calling program’s R4</text:p>
          </table:table-cell>
        </table:table-row>
        <table:table-row>
          <table:table-cell table:style-name="Table35.A1" office:value-type="string">
            <text:p text:style-name="P401">80</text:p>
          </table:table-cell>
          <table:table-cell table:style-name="Table35.A1" office:value-type="string">
            <text:p text:style-name="P401">50</text:p>
          </table:table-cell>
          <table:table-cell table:style-name="Table35.A1" office:value-type="string">
            <text:p text:style-name="P391">static</text:p>
          </table:table-cell>
          <table:table-cell table:style-name="Table35.A1" office:value-type="string">
            <text:p text:style-name="P391">R5</text:p>
          </table:table-cell>
          <table:table-cell table:style-name="Table35.A1" office:value-type="string">
            <text:p text:style-name="P392">Calling program’s R5</text:p>
          </table:table-cell>
        </table:table-row>
        <table:table-row>
          <table:table-cell table:style-name="Table35.A1" office:value-type="string">
            <text:p text:style-name="P401">88</text:p>
          </table:table-cell>
          <table:table-cell table:style-name="Table35.A1" office:value-type="string">
            <text:p text:style-name="P401">58</text:p>
          </table:table-cell>
          <table:table-cell table:style-name="Table35.A1" office:value-type="string">
            <text:p text:style-name="P391">static</text:p>
          </table:table-cell>
          <table:table-cell table:style-name="Table35.A1" office:value-type="string">
            <text:p text:style-name="P391">R6</text:p>
          </table:table-cell>
          <table:table-cell table:style-name="Table35.A1" office:value-type="string">
            <text:p text:style-name="P392">Calling program’s R6</text:p>
          </table:table-cell>
        </table:table-row>
        <table:table-row>
          <table:table-cell table:style-name="Table35.A1" office:value-type="string">
            <text:p text:style-name="P401">96</text:p>
          </table:table-cell>
          <table:table-cell table:style-name="Table35.A1" office:value-type="string">
            <text:p text:style-name="P401">60</text:p>
          </table:table-cell>
          <table:table-cell table:style-name="Table35.A1" office:value-type="string">
            <text:p text:style-name="P391">static</text:p>
          </table:table-cell>
          <table:table-cell table:style-name="Table35.A1" office:value-type="string">
            <text:p text:style-name="P391">R7</text:p>
          </table:table-cell>
          <table:table-cell table:style-name="Table35.A1" office:value-type="string">
            <text:p text:style-name="P392">Calling program’s R7</text:p>
          </table:table-cell>
        </table:table-row>
        <table:table-row>
          <table:table-cell table:style-name="Table35.A1" office:value-type="string">
            <text:p text:style-name="P401">104</text:p>
          </table:table-cell>
          <table:table-cell table:style-name="Table35.A1" office:value-type="string">
            <text:p text:style-name="P401">68</text:p>
          </table:table-cell>
          <table:table-cell table:style-name="Table35.A1" office:value-type="string">
            <text:p text:style-name="P391">static</text:p>
          </table:table-cell>
          <table:table-cell table:style-name="Table35.A1" office:value-type="string">
            <text:p text:style-name="P391">R8</text:p>
          </table:table-cell>
          <table:table-cell table:style-name="Table35.A1" office:value-type="string">
            <text:p text:style-name="P392">Calling program’s R8</text:p>
          </table:table-cell>
        </table:table-row>
        <table:table-row>
          <table:table-cell table:style-name="Table35.A1" office:value-type="string">
            <text:p text:style-name="P401">112</text:p>
          </table:table-cell>
          <table:table-cell table:style-name="Table35.A1" office:value-type="string">
            <text:p text:style-name="P401">70</text:p>
          </table:table-cell>
          <table:table-cell table:style-name="Table35.A1" office:value-type="string">
            <text:p text:style-name="P391">static</text:p>
          </table:table-cell>
          <table:table-cell table:style-name="Table35.A1" office:value-type="string">
            <text:p text:style-name="P391">R9</text:p>
          </table:table-cell>
          <table:table-cell table:style-name="Table35.A1" office:value-type="string">
            <text:p text:style-name="P392">Calling program’s R9</text:p>
          </table:table-cell>
        </table:table-row>
        <table:table-row>
          <table:table-cell table:style-name="Table35.A1" office:value-type="string">
            <text:p text:style-name="P401">120</text:p>
          </table:table-cell>
          <table:table-cell table:style-name="Table35.A1" office:value-type="string">
            <text:p text:style-name="P401">78</text:p>
          </table:table-cell>
          <table:table-cell table:style-name="Table35.A1" office:value-type="string">
            <text:p text:style-name="P395">static</text:p>
          </table:table-cell>
          <table:table-cell table:style-name="Table35.A1" office:value-type="string">
            <text:p text:style-name="P395">R10</text:p>
          </table:table-cell>
          <table:table-cell table:style-name="Table35.A1" office:value-type="string">
            <text:p text:style-name="P396">Calling program’s R10</text:p>
          </table:table-cell>
        </table:table-row>
        <table:table-row>
          <table:table-cell table:style-name="Table35.A1" office:value-type="string">
            <text:p text:style-name="P401">128</text:p>
          </table:table-cell>
          <table:table-cell table:style-name="Table35.A1" office:value-type="string">
            <text:p text:style-name="P401">80</text:p>
          </table:table-cell>
          <table:table-cell table:style-name="Table35.A1" office:value-type="string">
            <text:p text:style-name="P395">static</text:p>
          </table:table-cell>
          <table:table-cell table:style-name="Table35.A1" office:value-type="string">
            <text:p text:style-name="P395">R11</text:p>
          </table:table-cell>
          <table:table-cell table:style-name="Table35.A1" office:value-type="string">
            <text:p text:style-name="P396">Calling program’s R11</text:p>
          </table:table-cell>
        </table:table-row>
        <table:table-row>
          <table:table-cell table:style-name="Table35.A1" office:value-type="string">
            <text:p text:style-name="P401">136</text:p>
          </table:table-cell>
          <table:table-cell table:style-name="Table35.A1" office:value-type="string">
            <text:p text:style-name="P401">88</text:p>
          </table:table-cell>
          <table:table-cell table:style-name="Table35.A1" office:value-type="string">
            <text:p text:style-name="P397">static</text:p>
          </table:table-cell>
          <table:table-cell table:style-name="Table35.A1" office:value-type="string">
            <text:p text:style-name="P397">R12</text:p>
          </table:table-cell>
          <table:table-cell table:style-name="Table35.A1" office:value-type="string">
            <text:p text:style-name="P398">Calling program’s R12</text:p>
          </table:table-cell>
        </table:table-row>
        <table:table-row>
          <table:table-cell table:style-name="Table35.A1" office:value-type="string">
            <text:p text:style-name="P366">Not saved</text:p>
          </table:table-cell>
          <table:table-cell table:style-name="Table35.A1" office:value-type="string">
            <text:p text:style-name="P366">Not saved</text:p>
          </table:table-cell>
          <table:table-cell table:style-name="Table35.A1" office:value-type="string">
            <text:p text:style-name="P397">volatile</text:p>
          </table:table-cell>
          <table:table-cell table:style-name="Table35.A1" office:value-type="string">
            <text:p text:style-name="P397">R13</text:p>
          </table:table-cell>
          <table:table-cell table:style-name="Table35.A1" office:value-type="string">
            <text:p text:style-name="P402"><text:span text:style-name="T151">Address of this save area passed to </text:span><text:span text:style-name="T153">the </text:span><text:span text:style-name="T151">called </text:span><text:span text:style-name="T153">subroutine</text:span><text:span text:style-name="T151">. <text:s/></text:span><text:span text:style-name="T153">The c</text:span><text:span text:style-name="T152">alled </text:span><text:span text:style-name="T153">subroutine</text:span><text:span text:style-name="T152"> must preserve this value during the call so that the registers can be restored from the save area before return to the caller. <text:s/></text:span><text:span text:style-name="T156">If the called subroutine does not issue any of its own calls, it can preserve R13 by simply not using </text:span><text:span text:style-name="T158">the register</text:span><text:span text:style-name="T156">. </text:span><text:span text:style-name="T152"><text:s/></text:span><text:span text:style-name="T153">If the called subroutine calls its own subroutine, the contents of </text:span><text:span text:style-name="T158">R13</text:span><text:span text:style-name="T153"> will change. <text:s/></text:span><text:span text:style-name="T155">See the Description of the field at displacement </text:span><text:span text:style-name="T266">8</text:span><text:span text:style-name="T155">.</text:span></text:p>
          </table:table-cell>
        </table:table-row>
      </table:table>
      <text:p text:style-name="P484"/>
      <text:p text:style-name="P160">The following sections are the same as for 32-bit registers, but updated with 64-bit register instructions where needed.</text:p>
      <text:h text:style-name="P566" text:outline-level="2"><text:bookmark-start text:name="__RefHeading___Toc2248_1201995211"/>Calling a Subroutine<text:bookmark-end text:name="__RefHeading___Toc2248_1201995211"/></text:h>
      <text:p text:style-name="P154">The calling program supplies the save area used during the subroutine call. <text:s/>R13 points to this save area before the call.</text:p>
      <text:p text:style-name="P531"><text:s text:c="9"/><text:span text:style-name="T274">LA <text:s text:c="3"/>1,RTNAPRMS</text:span></text:p>
      <text:p text:style-name="P531"><text:s text:c="9"/>LA <text:s text:c="3"/>13,SAVEAREA</text:p>
      <text:p text:style-name="P521">The location of the called subroutine is placed in register 15.</text:p>
      <text:p text:style-name="P533"><text:s text:c="9"/>L<text:span text:style-name="T332">G</text:span> <text:s text:c="3"/>15,SUBRTNA</text:p>
      <text:p text:style-name="P521">The call occurs by using a branch-and-link type instruction. <text:s/>For example,</text:p>
      <text:p text:style-name="P531"><text:s text:c="9"/>BA<text:span text:style-name="T332">SR</text:span> <text:s/>14,15 <text:s text:c="4"/><text:span text:style-name="T272">Other similar instructions may be used</text:span></text:p>
      <text:p text:style-name="P531">RETURN <text:s text:c="2"/>EQU <text:s text:c="2"/>*</text:p>
      <text:p text:style-name="P521">Control is passed to the called subroutine and register 14 contains the point within the calling program to which the called subroutine returns.</text:p>
      <text:p text:style-name="P521">The values used during the call are coded this way.</text:p>
      <text:p text:style-name="P531"><text:soft-page-break/>SUBRNTA <text:s/>DC <text:s text:c="3"/>A<text:span text:style-name="T332">D</text:span>(SUBRTN) <text:span text:style-name="T272">Address of the called subroutine</text:span></text:p>
      <text:p text:style-name="P531">SAVEAREA DC <text:s text:c="3"/>1<text:span text:style-name="T334">8</text:span>F<text:span text:style-name="T332">D</text:span>’0’ <text:s text:c="3"/><text:span text:style-name="T272">My save area </text:span><text:span text:style-name="T334">(13 double words)</text:span></text:p>
      <text:p text:style-name="P526">RNTAPRMS DC <text:s text:c="3"/>... <text:s text:c="7"/>Parameters passed to the subroutine</text:p>
      <text:p text:style-name="P522">These are the t<text:span text:style-name="T275">hree</text:span> memory areas used to call <text:span text:style-name="T275">a </text:span>subroutine.</text:p>
      <text:h text:style-name="P566" text:outline-level="2"><text:bookmark-start text:name="__RefHeading___Toc2250_1201995211"/>Entering a Subroutine<text:bookmark-end text:name="__RefHeading___Toc2250_1201995211"/></text:h>
      <text:p text:style-name="P522">The subroutine must perform its responsibilities with regards to the caller’s save area and its own, assuming it has one. <text:s/><text:span text:style-name="T276">The subroutine can use register 15 as its base register, or another. <text:s/>Register 15 is not a good choice if the subroutine calls other subroutines. <text:s/></text:span><text:span text:style-name="T330">The following example uses register 12.</text:span></text:p>
      <text:p text:style-name="P531">SUBRTN <text:s text:c="2"/>DS <text:s text:c="3"/>0H <text:s text:c="10"/>The subroutine entry poin<text:span text:style-name="T276">t</text:span></text:p>
      <text:p text:style-name="P532"><text:span text:style-name="T4"><text:s text:c="9"/></text:span><text:span text:style-name="T12">STM</text:span><text:span text:style-name="T16">G</text:span><text:span text:style-name="T12"> <text:s/>14,12,</text:span><text:span text:style-name="T17">24</text:span><text:span text:style-name="T12">(13) Save regs in caller’s save area</text:span></text:p>
      <text:p text:style-name="P527">* It is now safe to use any register <text:span text:style-name="T91">except 13</text:span></text:p>
      <text:p text:style-name="P527"><text:span text:style-name="T91"><text:s text:c="9"/></text:span><text:span text:style-name="T281">L</text:span><text:span text:style-name="T282">G</text:span><text:span text:style-name="T281">R <text:s text:c="2"/>12,15 <text:s text:c="7"/>Use the entry point for addresses</text:span></text:p>
      <text:p text:style-name="P531"><text:span text:style-name="T273"><text:s text:c="9"/>USING SUBRTN,1</text:span><text:span text:style-name="T279">2 <text:s text:c="3"/>This is needed for access to MYSAVE</text:span></text:p>
      <text:p text:style-name="P532"><text:span text:style-name="T4"><text:s text:c="9"/></text:span><text:span text:style-name="T12">ST</text:span><text:span text:style-name="T13">G</text:span><text:span text:style-name="T12"> <text:s text:c="2"/>13,MYSAVE+</text:span><text:span text:style-name="T13">8</text:span><text:span text:style-name="T12"> <text:s/>Save </text:span><text:span text:style-name="T14">caller’s</text:span><text:span text:style-name="T12"> reg 13</text:span></text:p>
      <text:p text:style-name="P532"><text:span text:style-name="T10">[</text:span><text:span text:style-name="T4"> <text:s text:c="7"/></text:span><text:span text:style-name="T9">LA <text:s text:c="3"/>0,MYSAVE <text:s text:c="4"/>Update the caller’s save area with</text:span></text:p>
      <text:p text:style-name="P532"><text:span text:style-name="T4"><text:s text:c="9"/></text:span><text:span text:style-name="T9">ST</text:span><text:span text:style-name="T13">G</text:span><text:span text:style-name="T9"> <text:s text:c="2"/>0,</text:span><text:span text:style-name="T13">16</text:span><text:span text:style-name="T9">(,13) <text:s text:c="3"/>..the address of my save area</text:span><text:span text:style-name="T10">]</text:span></text:p>
      <text:p text:style-name="P528">* Now 13 can be used safely as well.</text:p>
      <text:p text:style-name="P155">At this point the subroutine can process its functions based upon the contents (and agreed upon meaning) of register 1. <text:s/><text:span text:style-name="T277">The last two instructions, </text:span><text:span text:style-name="T278">the LOAD ADDRESS and STORE </text:span><text:span text:style-name="T336">(64)</text:span><text:span text:style-name="T278">, </text:span><text:span text:style-name="T279">in </text:span><text:span text:style-name="T336">the </text:span><text:span text:style-name="T279">square brackets,</text:span><text:span text:style-name="T277"> are optional depending upon whether the forward pointer is being maintained </text:span><text:span text:style-name="T278">or not.</text:span></text:p>
      <text:p text:style-name="P156">Only one storage area is required for this logic, the subroutine’s save area.</text:p>
      <text:p text:style-name="P534">MYSAVE <text:s text:c="2"/>DC <text:s text:c="3"/>1<text:span text:style-name="T336">8</text:span>F<text:span text:style-name="T333">D</text:span>’0’</text:p>
      <text:p text:style-name="P505">This save area is also used when the subroutine returns.</text:p>
      <text:h text:style-name="P566" text:outline-level="2"><text:bookmark-start text:name="__RefHeading___Toc2252_1201995211"/>Returning to the Caller<text:bookmark-end text:name="__RefHeading___Toc2252_1201995211"/></text:h>
      <text:p text:style-name="P157">Returning to the caller is as follows. <text:s/>It essentially does in reverse what was done upon entry.</text:p>
      <text:p text:style-name="P532"><text:span text:style-name="T4"><text:s text:c="9"/>L</text:span><text:span text:style-name="T15">G</text:span><text:span text:style-name="T4"> <text:s text:c="3"/>13,MYSAVE+</text:span><text:span text:style-name="T15">8</text:span><text:span text:style-name="T4"> <text:s/>Restore caller’s register 13</text:span></text:p>
      <text:p text:style-name="P529">* Update caller’s register 15 with return code here (optional)</text:p>
      <text:p text:style-name="P532"><text:span text:style-name="T4"><text:s text:c="9"/>LM</text:span><text:span text:style-name="T15">G</text:span><text:span text:style-name="T4"> <text:s text:c="2"/>14,12,</text:span><text:span text:style-name="T17">24</text:span><text:span text:style-name="T4">(13) Restore caller’s registers</text:span></text:p>
      <text:p text:style-name="P530">* These are caller’s register. Only alter <text:span text:style-name="T329">reg </text:span>15 for return code</text:p>
      <text:p text:style-name="P531"><text:s text:c="9"/>DROP <text:s/>12 <text:s text:c="10"/>Can not use reg. 12 anymore</text:p>
      <text:p text:style-name="P532"><text:span text:style-name="T4"><text:s text:c="9"/></text:span><text:span text:style-name="T11">LA</text:span><text:span text:style-name="T4"> <text:s text:c="3"/>15,</text:span><text:span text:style-name="T11">4</text:span><text:span text:style-name="T4"> <text:s text:c="8"/>Return a </text:span><text:span text:style-name="T11">4 as the</text:span><text:span text:style-name="T4"> return code</text:span></text:p>
      <text:p text:style-name="P531"><text:s text:c="9"/>BR <text:s text:c="3"/>14 <text:s text:c="10"/>Return to <text:span text:style-name="T330">the </text:span>calling program</text:p>
      <text:p text:style-name="P158">The subroutine has now returned control to the calling program with a return code. <text:s/>How the return code is set can be done in other ways. <text:s/></text:p>
      <text:p text:style-name="P161"><text:span text:style-name="T330">Depending upon the needs of the subroutine, the caller’s save area can be used for setting the return code. <text:s/>The called subroutine “reaches” into the caller’s save area and updates the memory contents that </text:span><text:soft-page-break/><text:span text:style-name="T330">will become the contents of register 15. <text:s/>In this case, the return code is set in the save area just after register 13 has been loaded with its address but prior to restoring all of the other registers. <text:s/></text:span><text:span text:style-name="T331">If the caller’s save area is used for the return code, the setting of reg 15 just prior to returning to the caller is not needed. <text:s/>This is particularly </text:span><text:span text:style-name="T335">the case when</text:span><text:span text:style-name="T331"> the return code has been placed in the subroutine’s memory. <text:s/>Memory access requires a base register and so the updating of register 15 is impossible once the subroutine no longer has a base register. <text:s/>Note the location of the assembler </text:span><text:span text:style-name="T18">DROP</text:span><text:span text:style-name="T331"> operation.</text:span></text:p>
      <text:p text:style-name="Text_20_body"/>
      <text:p text:style-name="Text_20_body"/>
      <text:h text:style-name="P565" text:outline-level="1"><text:bookmark-start text:name="__RefHeading___Toc1370_1965088920"/><text:span text:style-name="T250">Appendix A – </text:span><text:span text:style-name="T414">System </text:span>Design Constraints<text:bookmark-end text:name="__RefHeading___Toc1370_1965088920"/></text:h>
      <text:p text:style-name="P39">I/O has a single design constraint. <text:s/>I/O CCW residence must be within the first two gigabytes of memory. <text:s/>Period! <text:s/>Without TCW support, which allows for a <text:span text:style-name="T245">TCW</text:span> to reside above this limit, CCW placement is constrained. <text:s/>This is a mainframe design constraint. <text:s/>The I/O can be performed above this limit through use of MIDAW’s or Format 2 IDAW’s, but the CCW’s <text:span text:style-name="T98">and</text:span><text:span text:style-name="T247"> [M]IDAW’s </text:span>must reside below <text:span text:style-name="T404">the limit</text:span>. <text:s/>This applies to all bare-metal programs.</text:p>
      <text:p text:style-name="P43"><text:span text:style-name="T187">Booted program residency is dictated by how directed records are constructed. <text:s/>The directed record defines where in memory the record </text:span><text:span text:style-name="T404">can be</text:span><text:span text:style-name="T187"> placed. <text:s/>It uses a four-byte field for the address. <text:s/>This means that booted program residency will reside within the first two-gigabytes of mainframe memory, </text:span><text:span text:style-name="T244">in mainframe parlance, below the bar. <text:s/></text:span><text:span text:style-name="T245">This is consistent with the constraint on CCW residence. <text:s/>After all, the loading of a booted program by the loader </text:span><text:span text:style-name="T404">is at its core</text:span><text:span text:style-name="T245"> an I/O operation.</text:span></text:p>
      <text:p text:style-name="P40">The residency of the boot loader itself is further constrained by the mainframe IPL function. <text:s/>It only uses Format 0 CCW’s. <text:s/>This means that any CCW’s and data areas addressed by them must be below the first 16 megabytes of memory. <text:s/>No mechanism exists to allow a change to Format-1 CCW’s during the IPL function or use of [M]IDAW’s.</text:p>
      <text:p text:style-name="P43"><text:span text:style-name="T248">Format-0 CCW’s can use an IDAW during the IPL function. <text:s/>But, the IDAW used by a Format-0 CCW is itself constrained to the first 16 megabytes of memory and must </text:span><text:span text:style-name="T249">also </text:span><text:span text:style-name="T248">reside in the </text:span><text:span text:style-name="T249">first 16 megabytes </text:span><text:span text:style-name="T248">because that is the design constraint of the Format-0 CCW </text:span><text:span text:style-name="T249">itself</text:span><text:span text:style-name="T248">. <text:s/>No functional advantage is provided by use of IDAW’s with a Format-0 CCW </text:span><text:span text:style-name="T249">during the IPL function. <text:s/></text:span></text:p>
      <text:p text:style-name="P50">As an aside, why do Format-1 IDAW’s exist? <text:s/>Their purpose is to support virtual storage based I/O where the actual I/O area in absolute addressing terms is split between different physical pages of memory. <text:s/>The program residing in virtual memory sees the pages as contiguous, but the I/O system that only uses absolute addresses does not. <text:s/>The IDAW provides virtual to absolute address translation for the I/O system.</text:p>
      <text:p text:style-name="P43"><text:span text:style-name="T187">Nothing stops the booted program from relocating itself elsewhere, but, by </text:span><text:span text:style-name="T97">design</text:span><text:span text:style-name="T187">, that is where the program will reside, </text:span><text:span text:style-name="T251">below the two gigabyte memory boundary</text:span><text:span text:style-name="T187">. <text:s/></text:span><text:span text:style-name="T188">Can that design be changed? <text:s/>Sure. <text:s/>The directed record format could be changed and the boot loader could adapt to that change. <text:s/></text:span><text:span text:style-name="T246">The reality is that a f</text:span><text:span text:style-name="T251">or</text:span><text:span text:style-name="T246">m of CCW translation is required to perform the I/O operations addressing 64-bit locations. <text:s/>The MIDAW’s or format-2 IDAW’s must be generated at the time of execution. <text:s/></text:span><text:span text:style-name="T188">How to deal with 64-bit addressing while a program is </text:span><text:span text:style-name="T189">being </text:span><text:span text:style-name="T188">loaded </text:span><text:span text:style-name="T189">and how such a booted program can perform I/O in a 64-bit world </text:span><text:span text:style-name="T188">will need to be </text:span><text:span text:style-name="T189">addressed</text:span><text:span text:style-name="T188">. <text:s/></text:span><text:span text:style-name="T245">But why do that when all of the booted program’s I/O CCW’s must reside below the bar when executed.</text:span></text:p>
      <text:p text:style-name="P41">While 64-bit enabled registers and instructions are relatively easy to enable, per se, how to design a boot loader such that it can readily adjust is another. <text:s/>At present, the anticipated approach is to assemble the boot loader for the environment it expects to utilize. <text:s/>This is why the LOD1 information around <text:soft-page-break/>expected environment should be tested by a boot loader and respond appropriately. <text:s/><text:span text:style-name="T192">How can the boot loader be designed to allow these differences without essentially creating three different loaders for each I/O device type (1</text:span><text:span text:style-name="T193">6</text:span><text:span text:style-name="T192"> different loaders – four device types plus </text:span><text:span text:style-name="T193">four</text:span><text:span text:style-name="T192"> operating environments) is still an open question. <text:s/>Adding services to the mix simply increases the need. <text:s/>Who wants to develop 1</text:span><text:span text:style-name="T193">6</text:span><text:span text:style-name="T192"> loaders which essentially do the same things? <text:s/>Not me.</text:span></text:p>
      <text:p text:style-name="P42">The other consideration for boot loaders is size. <text:s/>They really need to be very small. <text:s/>Ideally, a boot loader should be no more than 3,584 bytes in size. <text:s/><text:span text:style-name="T253">It can be stretched to 7,168 bytes. </text:span><text:span text:style-name="T193">This drives the variation support into assembler macros via the macro global symbol </text:span><text:span text:style-name="T8">&amp;ARCHLVL</text:span><text:span text:style-name="T195"> and use of </text:span><text:span text:style-name="T8">$XX</text:span><text:span text:style-name="T195"> instructions.</text:span><text:span text:style-name="T193"> <text:s/>The macro only provides its portion of the support for the targeted architecture.</text:span></text:p>
      <text:p text:style-name="P46"><text:span text:style-name="T255">Register size is another area of concern. <text:s/>For all systems that support 32-bit registers, common structures can be used. <text:s/>This includes all mainframe system</text:span><text:span text:style-name="T256">s</text:span><text:span text:style-name="T255"> from the release of the first S/360 in 1964 to </text:span><text:span text:style-name="T256">2017</text:span><text:span text:style-name="T255">. <text:s/>64-bit registers were introduced in 2000 with z/Architecture systems while still supporting 32-bit registers until </text:span><text:span text:style-name="T256">2017 when the Configuration-z/Architecture-Architectural-Mode </text:span><text:span text:style-name="T262">(CZAM)</text:span><text:span text:style-name="T256"> Facility was introduced. <text:s/>This facility creates a system that is in 64-bit mode immediately upon completion of the IPL function. <text:s/>New boot loaders for th</text:span><text:span text:style-name="T262">e CZAM</text:span><text:span text:style-name="T256"> environment will be required when this facility is introduced into Hercules. <text:s/></text:span><text:span text:style-name="T257">One lesson learned from the past is that 64-bit registers require different structures than does a system utilizing 32-bit registers. <text:s/>Technically of course both could be accommodated with structures designed for 64- and 32-bit registers. <text:s/>This typically increases the size of the structure, in some case</text:span><text:span text:style-name="T258">s</text:span><text:span text:style-name="T257"> doubling it </text:span><text:span text:style-name="T259">(for example register save areas).</text:span></text:p>
      <text:p text:style-name="P48">Note, CZAM can be tested by changing into z/Architecture mode at the start of the boot loader. <text:s/>As far as the boot loader is concerned, it does not really care whether it <text:span text:style-name="T264">changed</text:span> in<text:span text:style-name="T264">to</text:span> z/Architecture mode or <text:span text:style-name="T264">was entered in it </text:span>via a CZAM IPL function.</text:p>
      <text:p text:style-name="P47">The IPL function, from the beginning to today, uses the Format-0 CCW. <text:s/>Regardless of the architecture supported by the system, any bare-metal program that participates in the IPL function (for example, a boot loader) will reside in the first 16-megabytes of memory. <text:s/>This is true even for systems that only support z/Architecture mode.</text:p>
      <text:p text:style-name="P44"><text:span text:style-name="T251">These musings drive these “</text:span><text:span text:style-name="T270">keep it simple” </text:span><text:span text:style-name="T251">conclusions:</text:span></text:p>
      <text:list xml:id="list81902704224541" text:continue-list="list3709164977" text:style-name="L1">
        <text:list-item>
          <text:p text:style-name="P583">Boot <text:span text:style-name="T265">l</text:span>oaders will reside below the 16-megabyte memory boundary.</text:p>
        </text:list-item>
        <text:list-item>
          <text:p text:style-name="P583">Boot loader services will be restricted to 32-bit <text:span text:style-name="T252">register</text:span> modes <text:span text:style-name="T264">(except in the CZAM case)</text:span>.</text:p>
        </text:list-item>
        <text:list-item>
          <text:p text:style-name="P584">Boot loader services will utilize 24 <text:span text:style-name="T270">(Format 0 CCW) </text:span>or 31 <text:span text:style-name="T270">(Format 1 CCW) -bit</text:span> I/O commands depending upon the operating environment’<text:span text:style-name="T335">s</text:span> requirements.</text:p>
        </text:list-item>
        <text:list-item>
          <text:p text:style-name="P588">Boot loaders will not utilize MIDAW’<text:span text:style-name="T269">s</text:span> or IDAW’s.</text:p>
        </text:list-item>
        <text:list-item>
          <text:p text:style-name="P585">Booted programs will reside below the two-gigabyte memory boundary.</text:p>
        </text:list-item>
        <text:list-item>
          <text:p text:style-name="P590">Booted program entry will be in <text:span text:style-name="T263">the </text:span>mode <text:span text:style-name="T263">dictated by the boot loader</text:span>.</text:p>
        </text:list-item>
        <text:list-item>
          <text:p text:style-name="P591"><text:soft-page-break/>Booted program architecture changes are the responsibility of the <text:span text:style-name="T91">booted</text:span> program, not the boot loader <text:span text:style-name="T264">(</text:span><text:span text:style-name="T263">except in the CZAM case</text:span><text:span text:style-name="T264">)</text:span>.</text:p>
        </text:list-item>
        <text:list-item>
          <text:p text:style-name="P606">64-bit I/O using MIDAW or IDAW is the responsibility of the <text:span text:style-name="T91">booted</text:span> program, not the boot loader.</text:p>
        </text:list-item>
      </text:list>
      <text:p text:style-name="P45">Booted programs may utilize services offered by a boot loader or create its own. <text:s/><text:span text:style-name="T254">Interrupt service routines may be utilized for more advanced control of the environment. <text:s/></text:span><text:span text:style-name="T259">In this </text:span><text:span text:style-name="T465">latter </text:span><text:span text:style-name="T259">case the booted program abandons the boot loader facilities for its own.</text:span></text:p>
      <text:p text:style-name="P45"/>
      <text:p text:style-name="P45"/>
      <text:h text:style-name="P562" text:outline-level="1"><text:bookmark-start text:name="__RefHeading___Toc3591_1066648634"/>Appendix B – What APROB Does and Does Not Tell Us<text:bookmark-end text:name="__RefHeading___Toc3591_1066648634"/></text:h>
      <text:p text:style-name="P73">The <text:span text:style-name="T4">APROB</text:span> macro provided by the <text:span text:style-name="T4">maclib</text:span> directory of SATK, performs a “probe” of the CPU. <text:s/>It ultimately identifies the architecture level of the CPU. <text:s/><text:span text:style-name="T380">Aside from identifying the running architecture, it is also intended to provide a mechanism that ensures the architecture for which the program was assembled is compatible with the architecture executing in the CPU.</text:span></text:p>
      <text:p text:style-name="P74"><text:span text:style-name="T25">APROB</text:span><text:span text:style-name="T380"> can not do its job if there is not some level of compatibility. <text:s/>It requires an executing CPU, a CPU that is only executing instructions because the program’s IPL PSW </text:span><text:span text:style-name="T103">is</text:span><text:span text:style-name="T380"> compatible with the CPU architecture. </text:span><text:span text:style-name="T381">For example, if the IPL PSW is in extended mode and has 31-bit addressing enabled, but the CPU is configured for System/370 operation, the program will never execute any instructions. <text:s/>The IPL PSW is invalid for this system. <text:s/>(System/370 does not support 31-bit addressing.) <text:s/>In this case, the </text:span><text:span text:style-name="T26">APROB</text:span><text:span text:style-name="T381"> macro will never execute. <text:s/></text:span><text:span text:style-name="T382">In similar manner, if the IPL PSW is a BC-mode PSW and the CPU architecture is configured for ESA/390, the CPU will never execute any instructions. <text:s/>(ESA/390 does not support a PSW that is not in EC-mode.)</text:span></text:p>
      <text:p text:style-name="P75">z/Architecture is a special case. <text:s/>As implemented by Hercules, the CPU will always start out in ESA/390-mode. <text:s/>That is architecture level 8. <text:s/>To get to z/Architecture-mode requires a SIGNAL PROCESSOR instruction. <text:s/>Once successfully executed, the <text:span text:style-name="T383">current </text:span><text:span text:style-name="T568">execution </text:span><text:span text:style-name="T383">architecture level </text:span><text:span text:style-name="T385">changes to</text:span><text:span text:style-name="T383"> 9.</text:span></text:p>
      <text:p text:style-name="P76"><text:span text:style-name="T383">As described above, there are certain cases that will guarantee an IPL failure. <text:s/>There are also cases that are, based upon the IPL PSW, ambiguous. <text:s/>For example, if the IPL PSW is for System/370 in EC-mode <text:s/>with 24-bit addressing mode, the CPU is unable to detect the difference from a 370-XA or above system also in 24-bit addressing mode. <text:s/></text:span><text:span text:style-name="T384">From the CPU alone, architecture </text:span><text:span text:style-name="T385">levels</text:span><text:span text:style-name="T384"> 3-8 are essentially indistinguishable </text:span><text:span text:style-name="T385">from the PSW alone </text:span><text:span text:style-name="T384">when in 24-bit addressing mode. <text:s/></text:span><text:span text:style-name="T27">APROB</text:span><text:span text:style-name="T384"> </text:span><text:span text:style-name="T104">is</text:span><text:span text:style-name="T384"> able to distinguish between these cases. <text:s/></text:span><text:span text:style-name="T386">For Hercules, </text:span><text:span text:style-name="T28">APROB</text:span><text:span text:style-name="T386"> only needs to differentiate between architecture level 3 (System/370 in EC-mode) and 7 or 8 (ESA/390).</text:span></text:p>
      <text:p text:style-name="P77"><text:span text:style-name="T384">While all of these architectures are compatible to the extent that they run, they certainly have different instructions available. <text:s/>The most important being how the CPU accesses the input/output system. <text:s/></text:span><text:span text:style-name="T386">Even though </text:span><text:span text:style-name="T28">APROB</text:span><text:span text:style-name="T386"> can differentiate these cases, the program must examine the results to determine whether a program assembled for </text:span><text:span text:style-name="T387">a given architecture level is “compatible” with a given </text:span><text:span text:style-name="T568">execution</text:span><text:span text:style-name="T387"> architecture. <text:s/></text:span></text:p>
      <text:p text:style-name="P77"><text:span text:style-name="T387">The following table illustrates the situation for Hercules architectures. <text:s/>The top of the table identifies the architecture as assembled. <text:s/>The left side of the table identifies the </text:span><text:span text:style-name="T29">APROB</text:span><text:span text:style-name="T387"> </text:span><text:span text:style-name="T388">run-time </text:span><text:span text:style-name="T387">results. <text:s/>At the intersection is the action that the program should take. <text:s/></text:span><text:span text:style-name="T393">Gray</text:span><text:span text:style-name="T388"> indicates that the assembled architectures are incompatible with the run-time architecture. <text:s/></text:span><text:span text:style-name="T394">Yellow</text:span><text:span text:style-name="T389"> indicates that the run-time architecture can be made compatible with the assembled architecture by using the instruction to change the run-time architecture. <text:s/>Yellow e</text:span><text:span text:style-name="T388">ntries contain an instruction mnemonic indicates what is required to make the </text:span><text:soft-page-break/><text:span text:style-name="T388">two architectures compatible at run-time. <text:s/></text:span><text:span text:style-name="T395">Red</text:span><text:span text:style-name="T389"> means that the assembled architecture can not be made compatible with the run-time architecture during run-time but can be made compatible by changing the Hercules configured architecture. <text:s/></text:span><text:span text:style-name="T392">The </text:span><text:span text:style-name="T396">blue</text:span><text:span text:style-name="T392"> entries are essentially red entries that may execute depending upon the IPL PSW contents. <text:s/>These too should change the Hercules configuration. <text:s/></text:span><text:span text:style-name="T390">Some cases are not possible when the program participates in the IPL process.</text:span></text:p>
      <table:table table:name="Table11" table:style-name="Table11">
        <table:table-column table:style-name="Table11.A" table:number-columns-repeated="9"/>
        <table:table-column table:style-name="Table11.J"/>
        <table:table-header-rows>
          <table:table-row>
            <table:table-cell table:style-name="Table11.A1" office:value-type="string">
              <text:p text:style-name="P445">APROB</text:p>
            </table:table-cell>
            <table:table-cell table:style-name="Table11.A1" office:value-type="string">
              <text:p text:style-name="P452">1</text:p>
            </table:table-cell>
            <table:table-cell table:style-name="Table11.A1" office:value-type="string">
              <text:p text:style-name="P452">2</text:p>
            </table:table-cell>
            <table:table-cell table:style-name="Table11.A1" office:value-type="string">
              <text:p text:style-name="P452">3</text:p>
            </table:table-cell>
            <table:table-cell table:style-name="Table11.A1" office:value-type="string">
              <text:p text:style-name="P452">4</text:p>
            </table:table-cell>
            <table:table-cell table:style-name="Table11.A1" office:value-type="string">
              <text:p text:style-name="P452">5</text:p>
            </table:table-cell>
            <table:table-cell table:style-name="Table11.A1" office:value-type="string">
              <text:p text:style-name="P452">6</text:p>
            </table:table-cell>
            <table:table-cell table:style-name="Table11.A1" office:value-type="string">
              <text:p text:style-name="P452">7</text:p>
            </table:table-cell>
            <table:table-cell table:style-name="Table11.A1" office:value-type="string">
              <text:p text:style-name="P452">8</text:p>
            </table:table-cell>
            <table:table-cell table:style-name="Table11.A1" office:value-type="string">
              <text:p text:style-name="P452">9</text:p>
            </table:table-cell>
          </table:table-row>
        </table:table-header-rows>
        <table:table-row table:style-name="Table11.2">
          <table:table-cell table:style-name="Table11.A1" office:value-type="string">
            <text:p text:style-name="P287">2</text:p>
          </table:table-cell>
          <table:table-cell table:style-name="Table11.B2" office:value-type="string">
            <text:p text:style-name="P292">ok</text:p>
          </table:table-cell>
          <table:table-cell table:style-name="Table11.B2" office:value-type="string">
            <text:p text:style-name="P292">ok</text:p>
          </table:table-cell>
          <table:table-cell table:style-name="Table11.D2" office:value-type="string">
            <text:p text:style-name="P293">LPSW</text:p>
          </table:table-cell>
          <table:table-cell table:style-name="Table11.E2" office:value-type="string">
            <text:p text:style-name="P210"/>
          </table:table-cell>
          <table:table-cell table:style-name="Table11.F2" office:value-type="string">
            <text:p text:style-name="P295">ESA/390</text:p>
          </table:table-cell>
          <table:table-cell table:style-name="Table11.F2" office:value-type="string">
            <text:p text:style-name="P295">ESA/390</text:p>
          </table:table-cell>
          <table:table-cell table:style-name="Table11.F2" office:value-type="string">
            <text:p text:style-name="P295">ESA/390</text:p>
          </table:table-cell>
          <table:table-cell table:style-name="Table11.F2" office:value-type="string">
            <text:p text:style-name="P295">z/Arch</text:p>
          </table:table-cell>
          <table:table-cell table:style-name="Table11.J2" office:value-type="string">
            <text:p text:style-name="P295">z/Arch</text:p>
          </table:table-cell>
        </table:table-row>
        <table:table-row table:style-name="Table11.2">
          <table:table-cell table:style-name="Table11.A1" office:value-type="string">
            <text:p text:style-name="P287">3</text:p>
          </table:table-cell>
          <table:table-cell table:style-name="Table11.D2" office:value-type="string">
            <text:p text:style-name="P292">LPSW</text:p>
          </table:table-cell>
          <table:table-cell table:style-name="Table11.D2" office:value-type="string">
            <text:p text:style-name="P292">LPSW</text:p>
          </table:table-cell>
          <table:table-cell table:style-name="Table11.B2" office:value-type="string">
            <text:p text:style-name="P292">ok</text:p>
          </table:table-cell>
          <table:table-cell table:style-name="Table11.E2" office:value-type="string">
            <text:p text:style-name="P210"/>
          </table:table-cell>
          <table:table-cell table:style-name="Table11.F2" office:value-type="string">
            <text:p text:style-name="P295">ESA/390</text:p>
          </table:table-cell>
          <table:table-cell table:style-name="Table11.F2" office:value-type="string">
            <text:p text:style-name="P295">ESA/390</text:p>
          </table:table-cell>
          <table:table-cell table:style-name="Table11.F2" office:value-type="string">
            <text:p text:style-name="P295">ESA/390</text:p>
          </table:table-cell>
          <table:table-cell table:style-name="Table11.F2" office:value-type="string">
            <text:p text:style-name="P296">z/Arch</text:p>
          </table:table-cell>
          <table:table-cell table:style-name="Table11.J2" office:value-type="string">
            <text:p text:style-name="P296">z/Arch</text:p>
          </table:table-cell>
        </table:table-row>
        <table:table-row table:style-name="Table11.2">
          <table:table-cell table:style-name="Table11.A1" office:value-type="string">
            <text:p text:style-name="P287">7</text:p>
          </table:table-cell>
          <table:table-cell table:style-name="Table11.J2" office:value-type="string">
            <text:p text:style-name="P295">S/370</text:p>
          </table:table-cell>
          <table:table-cell table:style-name="Table11.J2" office:value-type="string">
            <text:p text:style-name="P295">S/370</text:p>
          </table:table-cell>
          <table:table-cell table:style-name="Table11.F2" office:value-type="string">
            <text:p text:style-name="P295">S/370</text:p>
          </table:table-cell>
          <table:table-cell table:style-name="Table11.E2" office:value-type="string">
            <text:p text:style-name="P292"/>
          </table:table-cell>
          <table:table-cell table:style-name="Table11.B2" office:value-type="string">
            <text:p text:style-name="P292">ok</text:p>
          </table:table-cell>
          <table:table-cell table:style-name="Table11.B2" office:value-type="string">
            <text:p text:style-name="P292">ok</text:p>
          </table:table-cell>
          <table:table-cell table:style-name="Table11.B2" office:value-type="string">
            <text:p text:style-name="P292">ok</text:p>
          </table:table-cell>
          <table:table-cell table:style-name="Table11.F2" office:value-type="string">
            <text:p text:style-name="P296">z/Arch</text:p>
          </table:table-cell>
          <table:table-cell table:style-name="Table11.J2" office:value-type="string">
            <text:p text:style-name="P296">z/Arch</text:p>
          </table:table-cell>
        </table:table-row>
        <table:table-row table:style-name="Table11.2">
          <table:table-cell table:style-name="Table11.A1" office:value-type="string">
            <text:p text:style-name="P287">8</text:p>
          </table:table-cell>
          <table:table-cell table:style-name="Table11.J2" office:value-type="string">
            <text:p text:style-name="P295">S/370</text:p>
          </table:table-cell>
          <table:table-cell table:style-name="Table11.J2" office:value-type="string">
            <text:p text:style-name="P295">S/370</text:p>
          </table:table-cell>
          <table:table-cell table:style-name="Table11.F2" office:value-type="string">
            <text:p text:style-name="P295">S/370</text:p>
          </table:table-cell>
          <table:table-cell table:style-name="Table11.E2" office:value-type="string">
            <text:p text:style-name="P210"/>
          </table:table-cell>
          <table:table-cell table:style-name="Table11.B2" office:value-type="string">
            <text:p text:style-name="P292">ok</text:p>
          </table:table-cell>
          <table:table-cell table:style-name="Table11.B2" office:value-type="string">
            <text:p text:style-name="P292">ok</text:p>
          </table:table-cell>
          <table:table-cell table:style-name="Table11.B2" office:value-type="string">
            <text:p text:style-name="P292">ok</text:p>
          </table:table-cell>
          <table:table-cell table:style-name="Table11.B2" office:value-type="string">
            <text:p text:style-name="P292">ok</text:p>
          </table:table-cell>
          <table:table-cell table:style-name="Table11.D2" office:value-type="string">
            <text:p text:style-name="P292">SIGP</text:p>
          </table:table-cell>
        </table:table-row>
        <table:table-row table:style-name="Table11.2">
          <table:table-cell table:style-name="Table11.A1" office:value-type="string">
            <text:p text:style-name="P287">9</text:p>
          </table:table-cell>
          <table:table-cell table:style-name="Table11.J2" office:value-type="string">
            <text:p text:style-name="P295">S/370</text:p>
          </table:table-cell>
          <table:table-cell table:style-name="Table11.J2" office:value-type="string">
            <text:p text:style-name="P295">S/370</text:p>
          </table:table-cell>
          <table:table-cell table:style-name="Table11.F2" office:value-type="string">
            <text:p text:style-name="P295">S/370</text:p>
          </table:table-cell>
          <table:table-cell table:style-name="Table11.E2" office:value-type="string">
            <text:p text:style-name="P210"/>
          </table:table-cell>
          <table:table-cell table:style-name="Table11.J2" office:value-type="string">
            <text:p text:style-name="P296">ESA/390</text:p>
          </table:table-cell>
          <table:table-cell table:style-name="Table11.J2" office:value-type="string">
            <text:p text:style-name="P296">ESA/<text:span text:style-name="T391">3</text:span>90</text:p>
          </table:table-cell>
          <table:table-cell table:style-name="Table11.J2" office:value-type="string">
            <text:p text:style-name="P296">ESA/390</text:p>
          </table:table-cell>
          <table:table-cell table:style-name="Table11.D2" office:value-type="string">
            <text:p text:style-name="P294">SIGP</text:p>
          </table:table-cell>
          <table:table-cell table:style-name="Table11.B2" office:value-type="string">
            <text:p text:style-name="P292">ok</text:p>
          </table:table-cell>
        </table:table-row>
      </table:table>
      <text:p text:style-name="P76"/>
      <text:p text:style-name="P78"><text:span text:style-name="T397">In the case of a</text:span><text:span text:style-name="T390"> booted program, </text:span><text:span text:style-name="T397">some combinations are</text:span><text:span text:style-name="T390"> possible because the boot loader has already taken some action. <text:s/></text:span><text:span text:style-name="T392">This is true when </text:span><text:span text:style-name="T30">APROB</text:span><text:span text:style-name="T392"> indicates the running architecture is 9. <text:s/>This is only possible on Hercules when the boot loader has transitioned to full z/Architecture.</text:span></text:p>
      <text:p text:style-name="P78"><text:span text:style-name="T398">There are definitely corner cases that can produce unexpected results. <text:s/>If the boot loader and booted programs </text:span><text:span text:style-name="T399">are assembled for the same </text:span><text:span text:style-name="T568">execution</text:span><text:span text:style-name="T399"> architecture </text:span><text:span text:style-name="T400">(and Hercules is running with the proper configuration)</text:span><text:span text:style-name="T399">, </text:span><text:span text:style-name="T398">the programs should run without issue. <text:s/></text:span><text:span text:style-name="T399">Mistakes do occur. <text:s/></text:span><text:span text:style-name="T568">T</text:span><text:span text:style-name="T399">his is an attempt to catch them and produce meaningful information for a resolution before the unpredictable occurs.</text:span></text:p>
      <text:p text:style-name="P78"/>
      <text:p text:style-name="P78"/>
      <text:h text:style-name="P562" text:outline-level="1"><text:bookmark-start text:name="__RefHeading___Toc6715_2244678087"/>Appendix C – EXCP Service Processing<text:bookmark-end text:name="__RefHeading___Toc6715_2244678087"/></text:h>
      <text:p text:style-name="P164">The EXCP service is driven by the program through the I/O Table <text:span text:style-name="T501">(IOT)</text:span> entry for a device. <text:s/>It primarily is intended for operations on a specific device, the primary device, <text:span text:style-name="T504">identified in the SPBE ORB</text:span>:</text:p>
      <text:list xml:id="list155733704" text:style-name="L15">
        <text:list-item>
          <text:p text:style-name="P607">Execute a channel program, or</text:p>
        </text:list-item>
        <text:list-item>
          <text:p text:style-name="P607">Wait for an Attention interrupt (interrupt with Attention set to 1 in the unit status)</text:p>
        </text:list-item>
      </text:list>
      <text:p text:style-name="P165">The service must also deal with the situation that an interrupt can occur from some other device, the secondary device. <text:s/>For the secondary device, it only needs to store the interruption information <text:span text:style-name="T501">in the IOT</text:span> and indicate that further processing of the <text:span text:style-name="T501">secondary </text:span>device is required. <text:s/><text:span text:style-name="T501">Once this occurs, the service can return to working with the primary device.</text:span></text:p>
      <text:p text:style-name="P166">A third situation exists for channel-based operations. <text:s/>An interruption is possible from a device that has not been enabled, <text:span text:style-name="T504">unknown to the service</text:span>. <text:s/>This is not possible for channel-subsystem operations. <text:s/>Only enabled devices, all of which are in the I/O Table, can actually cause an interruption with the channel-subsystem. <text:s/><text:span text:style-name="T508">Interruptions from unknown devices are ignored, as they would be with the channel subsystem.</text:span></text:p>
      <text:p text:style-name="P166">The <text:span text:style-name="T4">EXCP</text:span> service is broken down into th<text:span text:style-name="T502">ese</text:span> steps:</text:p>
      <text:list xml:id="list2221702953" text:style-name="L16">
        <text:list-item>
          <text:p text:style-name="P609">Start an I/O <text:span text:style-name="T502">operation </text:span>with the primary device, <text:span text:style-name="T503">if requested </text:span><text:span text:style-name="T504">by SPB SI information</text:span></text:p>
        </text:list-item>
        <text:list-item>
          <text:p text:style-name="P609">Wait for an interruption <text:span text:style-name="T502">(store it in the IOT entry of the interrupting device)</text:span></text:p>
        </text:list-item>
        <text:list-item>
          <text:p text:style-name="P610">Determine if interruption is from the primary, <text:span text:style-name="T505">a </text:span>secondary, <text:span text:style-name="T505">or unknown device</text:span></text:p>
        </text:list-item>
        <text:list-item>
          <text:p text:style-name="P608"><text:span text:style-name="T504">Analyze</text:span><text:span text:style-name="T502"> the secondary </text:span><text:span text:style-name="T503">or primary</text:span><text:span text:style-name="T502"> device interruption and record pending action.</text:span></text:p>
        </text:list-item>
        <text:list-item>
          <text:p text:style-name="P611">If primary device and waiting for more status, return to step 2</text:p>
        </text:list-item>
        <text:list-item>
          <text:p text:style-name="P611">If secondary device return to step 2. <text:s/>Still waiting for primary device interruption(s)</text:p>
        </text:list-item>
        <text:list-item>
          <text:p text:style-name="P612">Unknown devices are ignored (and can only occur with a channel-based I/O system<text:span text:style-name="T528">)</text:span>.</text:p>
        </text:list-item>
      </text:list>
      <text:p text:style-name="P167"/>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74">Step</text:p>
            </table:table-cell>
            <table:table-cell table:style-name="Table2.A1" office:value-type="string">
              <text:p text:style-name="P474">Primary Device</text:p>
            </table:table-cell>
            <table:table-cell table:style-name="Table2.A1" office:value-type="string">
              <text:p text:style-name="P474">Secondary Device</text:p>
            </table:table-cell>
            <table:table-cell table:style-name="Table2.A1" office:value-type="string">
              <text:p text:style-name="P474">Unknown Device</text:p>
            </table:table-cell>
            <table:table-cell table:style-name="Table2.A1" office:value-type="string">
              <text:p text:style-name="P474">Next Step</text:p>
            </table:table-cell>
          </table:table-row>
        </table:table-header-rows>
        <table:table-row>
          <table:table-cell table:style-name="Table2.A1" office:value-type="string">
            <text:p text:style-name="P405">1 – <text:span text:style-name="T506">start I/O</text:span></text:p>
          </table:table-cell>
          <table:table-cell table:style-name="Table2.A1" office:value-type="string">
            <text:p text:style-name="P405">Yes, SPB SI</text:p>
          </table:table-cell>
          <table:table-cell table:style-name="Table2.A1" office:value-type="string">
            <text:p text:style-name="P407">Not applicable</text:p>
          </table:table-cell>
          <table:table-cell table:style-name="Table2.A1" office:value-type="string">
            <text:p text:style-name="P407">Not applicable</text:p>
          </table:table-cell>
          <table:table-cell table:style-name="Table2.A1" office:value-type="string">
            <text:p text:style-name="P405">2</text:p>
          </table:table-cell>
        </table:table-row>
        <table:table-row>
          <table:table-cell table:style-name="Table2.A1" office:value-type="string">
            <text:p text:style-name="P405">2 - <text:span text:style-name="T506">wait</text:span></text:p>
          </table:table-cell>
          <table:table-cell table:style-name="Table2.A1" table:number-columns-spanned="3" office:value-type="string">
            <text:p text:style-name="P408">yes</text:p>
          </table:table-cell>
          <table:covered-table-cell/>
          <table:covered-table-cell/>
          <table:table-cell table:style-name="Table2.A1" office:value-type="string">
            <text:p text:style-name="P405">3<text:span text:style-name="T507">b</text:span></text:p>
          </table:table-cell>
        </table:table-row>
        <table:table-row>
          <table:table-cell table:style-name="Table2.A1" office:value-type="string">
            <text:p text:style-name="P219"><text:span text:style-name="T506">3</text:span><text:span text:style-name="T507">a - </text:span><text:span text:style-name="T528">interrupt</text:span></text:p>
          </table:table-cell>
          <table:table-cell table:style-name="Table2.A1" office:value-type="string">
            <text:p text:style-name="P405"/>
          </table:table-cell>
          <table:table-cell table:style-name="Table2.A1" office:value-type="string">
            <text:p text:style-name="P406"/>
          </table:table-cell>
          <table:table-cell table:style-name="Table2.A1" office:value-type="string">
            <text:p text:style-name="P413">ignored</text:p>
          </table:table-cell>
          <table:table-cell table:style-name="Table2.A1" office:value-type="string">
            <text:p text:style-name="P407">2</text:p>
          </table:table-cell>
        </table:table-row>
        <table:table-row>
          <table:table-cell table:style-name="Table2.A1" office:value-type="string">
            <text:p text:style-name="P220"><text:span text:style-name="T505">3</text:span><text:span text:style-name="T507">b - </text:span><text:span text:style-name="T528">interrupt</text:span></text:p>
          </table:table-cell>
          <table:table-cell table:style-name="Table2.A1" table:number-columns-spanned="2" office:value-type="string">
            <text:p text:style-name="P405">yes</text:p>
          </table:table-cell>
          <table:covered-table-cell/>
          <table:table-cell table:style-name="Table2.A1" office:value-type="string">
            <text:p text:style-name="P407"/>
          </table:table-cell>
          <table:table-cell table:style-name="Table2.A1" office:value-type="string">
            <text:p text:style-name="P406">4</text:p>
          </table:table-cell>
        </table:table-row>
        <table:table-row>
          <table:table-cell table:style-name="Table2.A1" office:value-type="string">
            <text:p text:style-name="P405">4</text:p>
          </table:table-cell>
          <table:table-cell table:style-name="Table2.A1" office:value-type="string">
            <text:p text:style-name="P406"><text:span text:style-name="T527">next step </text:span><text:span text:style-name="T506">5</text:span></text:p>
          </table:table-cell>
          <table:table-cell table:style-name="Table2.A1" office:value-type="string">
            <text:p text:style-name="P407"><text:span text:style-name="T527">n</text:span>ext Step 2</text:p>
          </table:table-cell>
          <table:table-cell table:style-name="Table2.A1" office:value-type="string">
            <text:p text:style-name="P405"/>
          </table:table-cell>
          <table:table-cell table:style-name="Table2.A1" office:value-type="string">
            <text:p text:style-name="P405"/>
          </table:table-cell>
        </table:table-row>
        <table:table-row>
          <table:table-cell table:style-name="Table2.A1" office:value-type="string">
            <text:p text:style-name="P405">5</text:p>
          </table:table-cell>
          <table:table-cell table:style-name="Table2.A1" office:value-type="string">
            <text:p text:style-name="P405">need more status? - <text:span text:style-name="T506">2</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405"/>
          </table:table-cell>
        </table:table-row>
        <table:table-row>
          <table:table-cell table:style-name="Table2.A1" office:value-type="string">
            <text:p text:style-name="P405"/>
          </table:table-cell>
          <table:table-cell table:style-name="Table2.A1" office:value-type="string">
            <text:p text:style-name="P405">Done</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405"/>
          </table:table-cell>
        </table:table-row>
      </table:table>
      <text:p text:style-name="P179"/>
      <text:p text:style-name="P180"><text:soft-page-break/><text:span text:style-name="T525">The EXCP service interacts most directly with the I/O system of the underlying hardware than any of the other services. <text:s/>The service is developed and tested with use of the Hercules emulator. <text:s/>Certain realities of this environment control how successful the services will run in other environment</text:span><text:span text:style-name="T526">s</text:span><text:span text:style-name="T525">, for example, a virtual machine. <text:s/>An emulator is not a simulator that creates an environment exactly like the physical environment. <text:s/>It should also be recognized that the S/360 and S/370 environment of channels, control units and devices does not exist even within the emulator. <text:s/>Hercules started out in the late 1990’s as an emulator of the ESA/390 channel subsystem. <text:s/>The channel based environment was layered on top of the channel subsystem </text:span><text:span text:style-name="T526">emulation</text:span><text:span text:style-name="T525">. <text:s/>Most of the status conditions and responses that could occur in a physical channel environment simply do not exist in Hercules. <text:s/>Testing of these conditions are impossible with Hercules. <text:s/>While the coding of the services tries to maintain a perspective of the physical world that existed in that time frame, </text:span><text:span text:style-name="T526">forgetting that it is running on Hercules,</text:span><text:span text:style-name="T525"> it is simply impossible to test </text:span><text:span text:style-name="T526">thoroughly</text:span><text:span text:style-name="T525">. <text:s/>Movement of these services to other environments where testing has not occurred will likely result in variable </text:span><text:span text:style-name="T526">degrees of </text:span><text:span text:style-name="T525">success. <text:s/></text:span><text:span text:style-name="T526">The author would be most interested in any reports of such.</text:span></text:p>
      <text:h text:style-name="Heading_20_2" text:outline-level="2"><text:bookmark-start text:name="__RefHeading___Toc7282_3043058449"/>Implications of Pending Actions<text:bookmark-end text:name="__RefHeading___Toc7282_3043058449"/></text:h>
      <text:p text:style-name="P168">There is a small window into which an I/O interruption can occur. <text:s/>That window opens following the initiation of an I/O to a device and closes upon receipt of an interruption. <text:s/><text:span text:style-name="T515">By specifying that the I/O start be bypassed, EXCP goes directly to the I/O wait functionality, waiting for an interrupt from the primary device. <text:s/></text:span>The only way a secondary device can cause an interruption is for it to be already pending when the window opens or occurs sufficiently close in time that the interruption priority of the secondary device is higher than that of the primary device.</text:p>
      <text:p text:style-name="P172"><text:span text:style-name="T509">In either situation the pending action for the secondary device should be handled by the program sooner than the results of the primary device. <text:s/>That is of course impossible with the design of the EXCP service. <text:s/></text:span><text:span text:style-name="T510">The action being performed on the primary device will complete before the program even finds out about the secondary device’s pending action (when </text:span><text:span text:style-name="T63">EXCP</text:span><text:span text:style-name="T510"> returns with a pending action flag in the </text:span><text:span text:style-name="T63">SPBSI</text:span><text:span text:style-name="T510"> field).</text:span></text:p>
      <text:p text:style-name="P173">Both the primary and secondary device may require an action on the part of the program. <text:s/>The only actions that can be required are:</text:p>
      <text:list xml:id="list2803156232" text:style-name="L17">
        <text:list-item>
          <text:p text:style-name="P613">reading sense data from a device, or</text:p>
        </text:list-item>
        <text:list-item>
          <text:p text:style-name="P613">reading data for the program from a device.</text:p>
        </text:list-item>
      </text:list>
      <text:p text:style-name="P173">While the action requests can occur at the same time, the two actions can not occur for the same device. <text:s/>Additionally one is the primary device and one is the <text:span text:style-name="T516">secondary device. <text:s/>The primary device request is always communicated by means of a return code from the </text:span><text:span text:style-name="T64">EXCP</text:span><text:span text:style-name="T516"> service. <text:s/>The fact that a secondary device has a request for program action is communicated to the program by means of the </text:span><text:span text:style-name="T64">EXCP</text:span><text:span text:style-name="T516"> service SPB service information field.</text:span></text:p>
      <text:p text:style-name="P169"><text:soft-page-break/>The only way to find out which <text:span text:style-name="T516">secondary </text:span>device is pending and what action is pending is to use the <text:span text:style-name="T4">PNDING</text:span> service. <text:s/>It will identify the device by its IOT entry address and the action that is pending via its return code. <text:s/>When should this occur? <text:s/>The service user program is the only one that can determine that. <text:s/>Most programs have a “processing loop”. <text:s/>Either at the beginning of the loop or at the end is a good place to position this. <text:s/>The nature of the pending actions may also dictate when to use <text:span text:style-name="T4">PNDING</text:span>. <text:s/><text:span text:style-name="T511">A read for sense data is logically providing information about the previous action. <text:s/>A read for operator data would logically be desirable at the beginning of the loop. <text:s/></text:span><text:span text:style-name="T516">However, the bottom of the loop can also be viewed as the top of the loop just at a different spot in the “loop”.</text:span></text:p>
      <text:p text:style-name="P169"/>
      <text:p text:style-name="P169"/>
      <text:h text:style-name="P562" text:outline-level="1"><text:bookmark-start text:name="__RefHeading___Toc7930_965947581"/>Appendix D – Boot Loader Structure and Service Implementation<text:bookmark-end text:name="__RefHeading___Toc7930_965947581"/></text:h>
      <text:p text:style-name="P196"><text:span text:style-name="T547">Here is a general design of SATK boot loaders and the service structure. <text:s/>All macros are found in the </text:span><text:span text:style-name="T76">lodrmac</text:span><text:span text:style-name="T547"> directory. <text:s/>All source files are found in the </text:span><text:span text:style-name="T76">lodrsrc</text:span><text:span text:style-name="T547"> directory.</text:span></text:p>
      <text:p text:style-name="P195">A boot loader is separated into two source files. <text:s/>The primary source used in the command line of ASMA that assembles the loader for a specific IPL device type, for example, <text:span text:style-name="T4">fbalodr.asm</text:span> perform<text:span text:style-name="T549">ing</text:span> the boot loader process from a FBA DASD volume. <text:s/>The services offered by the loader is included via an assembler COPY operation, ensuring each loader provides the same set of services. <text:s/>This source file is <text:span text:style-name="T4">bls.asm</text:span>. <text:s/>The services are required because the boot loader itself will use the services while loading the booted program.</text:p>
      <text:p text:style-name="P197"><text:span text:style-name="T548">Do to the nature of ASMA, macros are </text:span><text:span text:style-name="T556">largely</text:span><text:span text:style-name="T548"> used due to the need for conditional assembly for the different target architectures. <text:s/>Much of the boot loader </text:span><text:span text:style-name="T173">source</text:span><text:span text:style-name="T548"> is therefore identical between different target</text:span><text:span text:style-name="T549">ed</text:span><text:span text:style-name="T548"> IPL devices. <text:s/></text:span><text:span text:style-name="T550">While half of the implementation for a targeted device is within the boot loader itself, the other half is in the </text:span><text:span text:style-name="T77">iplasma.py</text:span><text:span text:style-name="T550"> tool. <text:s/>The tool actually builds the device content. <text:s/></text:span><text:span text:style-name="T556">The two are tightly coupled. <text:s/>Changes in one can force changes in the other.</text:span></text:p>
      <text:p text:style-name="P200"><text:span text:style-name="T550">This description of the boot loader technology is split into two sections. <text:s/>The first describes the macros used for conditional assembly, in the order they are encountered within the boot loader. <text:s/>The second describes the </text:span><text:span text:style-name="T565">macros used by the</text:span><text:span text:style-name="T550"> service</text:span><text:span text:style-name="T565">s</text:span><text:span text:style-name="T550">.</text:span></text:p>
      <text:h text:style-name="Heading_20_2" text:outline-level="2"><text:bookmark-start text:name="__RefHeading___Toc13348_3634743702"/>The <text:span text:style-name="T354">Device Targeted</text:span> Boot Loader<text:bookmark-end text:name="__RefHeading___Toc13348_3634743702"/></text:h>
      <text:p text:style-name="P200"><text:span text:style-name="T550">The following macros are used within the boot loader, found in the </text:span><text:span text:style-name="T77">lodrmac</text:span><text:span text:style-name="T550"> directory. <text:s/></text:span><text:span text:style-name="T559">The </text:span><text:span text:style-name="T79">BLINIT</text:span><text:span text:style-name="T559"> and </text:span><text:span text:style-name="T79">BOOTNTR</text:span><text:span text:style-name="T559"> macros must not be used outside of the context of the boot loader.</text:span></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477">Macro</text:p>
            </table:table-cell>
            <table:table-cell table:style-name="Table36.A1" office:value-type="string">
              <text:p text:style-name="P477">Directory</text:p>
            </table:table-cell>
            <table:table-cell table:style-name="Table36.A1" office:value-type="string">
              <text:p text:style-name="P477">Description</text:p>
            </table:table-cell>
          </table:table-row>
        </table:table-header-rows>
        <table:table-row>
          <table:table-cell table:style-name="Table36.A1" office:value-type="string">
            <text:p text:style-name="P270">ARCHLVL</text:p>
          </table:table-cell>
          <table:table-cell table:style-name="Table36.A1" office:value-type="string">
            <text:p text:style-name="P270">maclib</text:p>
          </table:table-cell>
          <table:table-cell table:style-name="Table36.A1" office:value-type="string">
            <text:p text:style-name="P420">Establishes the assembly architecture level. <text:s/>Required for all other macros.</text:p>
          </table:table-cell>
        </table:table-row>
        <table:table-row>
          <table:table-cell table:style-name="Table36.A1" office:value-type="string">
            <text:p text:style-name="P270">BLASALD</text:p>
          </table:table-cell>
          <table:table-cell table:style-name="Table36.A1" office:value-type="string">
            <text:p text:style-name="P270">lodrmac</text:p>
          </table:table-cell>
          <table:table-cell table:style-name="Table36.A1" office:value-type="string">
            <text:p text:style-name="P420">Establishes the PSW trap content of the first 512 bytes at assigned storage locations and the IPL PSW used by <text:span text:style-name="T4">iplasma.py</text:span>.</text:p>
          </table:table-cell>
        </table:table-row>
        <table:table-row>
          <table:table-cell table:style-name="Table36.A1" office:value-type="string">
            <text:p text:style-name="P270">BLINIT</text:p>
          </table:table-cell>
          <table:table-cell table:style-name="Table36.A1" office:value-type="string">
            <text:p text:style-name="P270">lodrmac</text:p>
          </table:table-cell>
          <table:table-cell table:style-name="Table36.A1" office:value-type="string">
            <text:p text:style-name="P421"><text:span text:style-name="T551">Initializes the boot loader. <text:s/>Save the Hercules IPL parameters. <text:s/>Establishes the base register. <text:s/>Loads the LOD1 with the </text:span><text:span text:style-name="T553">boot </text:span><text:span text:style-name="T551">loader’s data. Determines the execution architecture. <text:s/>Adjusts if needed and possible to that architecture, includ</text:span><text:span text:style-name="T555">ing</text:span><text:span text:style-name="T551"> changing </text:span><text:span text:style-name="T555">a</text:span><text:span text:style-name="T551">rchitecture mode.</text:span></text:p>
          </table:table-cell>
        </table:table-row>
        <table:table-row>
          <table:table-cell table:style-name="Table36.A1" office:value-type="string">
            <text:p text:style-name="P422">none</text:p>
          </table:table-cell>
          <table:table-cell table:style-name="Table36.A1" office:value-type="string">
            <text:p text:style-name="P422">none</text:p>
          </table:table-cell>
          <table:table-cell table:style-name="Table36.A1" office:value-type="string">
            <text:p text:style-name="P423"><text:span text:style-name="T552">Tests the boot loader services framework using the </text:span><text:span text:style-name="T78">NOOP</text:span><text:span text:style-name="T552"> service. <text:s/>Initializes the Input/Output Table </text:span><text:span text:style-name="T553">and a</text:span><text:span text:style-name="T552">dds the IPL device to the IOT using the </text:span><text:span text:style-name="T78">INIT</text:span><text:span text:style-name="T552"> service. <text:s/>Ensures the </text:span><text:span text:style-name="T553">IPL </text:span><text:span text:style-name="T552">device can be found in the IOT using the </text:span><text:span text:style-name="T78">QIOT</text:span><text:span text:style-name="T552"> service. <text:s/>Initializes the CCW’s and related data for reading the booted program. <text:s/>Reads and loads the booted program’s </text:span><text:soft-page-break/><text:span text:style-name="T552">directed records from the IPL device using the </text:span><text:span text:style-name="T78">EXCP</text:span><text:span text:style-name="T552"> service.</text:span></text:p>
          </table:table-cell>
        </table:table-row>
        <table:table-row>
          <table:table-cell table:style-name="Table36.A1" office:value-type="string">
            <text:p text:style-name="P271">BOOTNTR</text:p>
          </table:table-cell>
          <table:table-cell table:style-name="Table36.A1" office:value-type="string">
            <text:p text:style-name="P271">lodrmac</text:p>
          </table:table-cell>
          <table:table-cell table:style-name="Table36.A1" office:value-type="string">
            <text:p text:style-name="P424">Enters the booted program by setting its address mode and branching into the program based upon the LOD1 entry address.</text:p>
          </table:table-cell>
        </table:table-row>
        <table:table-row>
          <table:table-cell table:style-name="Table36.A1" table:number-columns-spanned="3" office:value-type="string">
            <text:p text:style-name="P223"><text:span text:style-name="T80">Loader Services - srcasm/</text:span><text:span text:style-name="T81">bls</text:span><text:span text:style-name="T80">.asm </text:span></text:p>
          </table:table-cell>
          <table:covered-table-cell/>
          <table:covered-table-cell/>
        </table:table-row>
        <table:table-row>
          <table:table-cell table:style-name="Table36.A1" office:value-type="string">
            <text:p text:style-name="P276">BLSPB</text:p>
          </table:table-cell>
          <table:table-cell table:style-name="Table36.A1" office:value-type="string">
            <text:p text:style-name="P276">lodrmac</text:p>
          </table:table-cell>
          <table:table-cell table:style-name="Table36.A1" office:value-type="string">
            <text:p text:style-name="P431">Service Parameter Block and extension usage by the services</text:p>
          </table:table-cell>
        </table:table-row>
        <table:table-row>
          <table:table-cell table:style-name="Table36.A1" office:value-type="string">
            <text:p text:style-name="P274">BLSIOT</text:p>
          </table:table-cell>
          <table:table-cell table:style-name="Table36.A1" office:value-type="string">
            <text:p text:style-name="P274">lodrmac</text:p>
          </table:table-cell>
          <table:table-cell table:style-name="Table36.A1" office:value-type="string">
            <text:p text:style-name="P430"><text:span text:style-name="T565">Structure</text:span><text:span text:style-name="T563"> of an IOT entry</text:span></text:p>
          </table:table-cell>
        </table:table-row>
        <table:table-row>
          <table:table-cell table:style-name="Table36.A1" office:value-type="string">
            <text:p text:style-name="P274">SAVEAREA</text:p>
          </table:table-cell>
          <table:table-cell table:style-name="Table36.A1" office:value-type="string">
            <text:p text:style-name="P274">lodrmac</text:p>
          </table:table-cell>
          <table:table-cell table:style-name="Table36.A1" office:value-type="string">
            <text:p text:style-name="P430"><text:span text:style-name="T565">Structure </text:span><text:span text:style-name="T563">of a save area used </text:span><text:span text:style-name="T565">with </text:span><text:span text:style-name="T563">boot loader services</text:span></text:p>
          </table:table-cell>
        </table:table-row>
        <table:table-row>
          <table:table-cell table:style-name="Table36.A1" office:value-type="string">
            <text:p text:style-name="P274">BLSIODS</text:p>
          </table:table-cell>
          <table:table-cell table:style-name="Table36.A1" office:value-type="string">
            <text:p text:style-name="P274">lodrmac</text:p>
          </table:table-cell>
          <table:table-cell table:style-name="Table36.A1" office:value-type="string">
            <text:p text:style-name="P428">I/O related structures used by the boot loader <text:span text:style-name="T567">and</text:span> its services</text:p>
          </table:table-cell>
        </table:table-row>
        <table:table-row>
          <table:table-cell table:style-name="Table36.A1" office:value-type="string">
            <text:p text:style-name="P275">BLSASA</text:p>
          </table:table-cell>
          <table:table-cell table:style-name="Table36.A1" office:value-type="string">
            <text:p text:style-name="P275">lodrmac</text:p>
          </table:table-cell>
          <table:table-cell table:style-name="Table36.A1" office:value-type="string">
            <text:p text:style-name="P429">Hardware assigned storage areas and the LOD1 record definition</text:p>
          </table:table-cell>
        </table:table-row>
      </table:table>
      <text:p text:style-name="P198"/>
      <text:p text:style-name="P202"><text:span text:style-name="T553">The line in the previous table that lacks a macro, </text:span><text:span text:style-name="T564">indicated by the word “</text:span><text:span text:style-name="T566">n</text:span><text:span text:style-name="T564">one”,</text:span><text:span text:style-name="T553"> is in essence the portion of the boot loader that is </text:span><text:span text:style-name="T554">specific to the</text:span><text:span text:style-name="T553"> IPL device. <text:s/></text:span><text:span text:style-name="T554">Some macros exist to normalize access </text:span><text:span text:style-name="T556">between</text:span><text:span text:style-name="T554"> the </text:span><text:span text:style-name="T556">different </text:span><text:span text:style-name="T554">CCW </text:span><text:span text:style-name="T556">f</text:span><text:span text:style-name="T554">ormat</text:span><text:span text:style-name="T556">s</text:span><text:span text:style-name="T554">.</text:span></text:p>
      <text:h text:style-name="Heading_20_3" text:outline-level="3"><text:bookmark-start text:name="__RefHeading___Toc8271_269546939"/>Macros Internal to the Boot Loader<text:bookmark-end text:name="__RefHeading___Toc8271_269546939"/></text:h>
      <text:p text:style-name="P203">Some of the macros are generally provided by SATK and some are specific to the boot loader. <text:s/>The Directory column indicates which is the case.</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P479">Macro</text:p>
            </table:table-cell>
            <table:table-cell table:style-name="Table38.A1" office:value-type="string">
              <text:p text:style-name="P443">Used In</text:p>
            </table:table-cell>
            <table:table-cell table:style-name="Table38.A1" office:value-type="string">
              <text:p text:style-name="P443">Directory</text:p>
            </table:table-cell>
            <table:table-cell table:style-name="Table38.A1" office:value-type="string">
              <text:p text:style-name="P479">Description</text:p>
            </table:table-cell>
          </table:table-row>
        </table:table-header-rows>
        <table:table-row>
          <table:table-cell table:style-name="Table38.A1" office:value-type="string">
            <text:p text:style-name="P278">ASALOAD</text:p>
          </table:table-cell>
          <table:table-cell table:style-name="Table38.A1" office:value-type="string">
            <text:p text:style-name="P278">BLASALD</text:p>
          </table:table-cell>
          <table:table-cell table:style-name="Table38.A1" office:value-type="string">
            <text:p text:style-name="P278">maclib</text:p>
          </table:table-cell>
          <table:table-cell table:style-name="Table38.A1" office:value-type="string">
            <text:p text:style-name="P433">Creates the ASA trap PSW’s</text:p>
          </table:table-cell>
        </table:table-row>
        <table:table-row>
          <table:table-cell table:style-name="Table38.A1" office:value-type="string">
            <text:p text:style-name="P278">ASAIPL</text:p>
          </table:table-cell>
          <table:table-cell table:style-name="Table38.A1" office:value-type="string">
            <text:p text:style-name="P278">BLASALD</text:p>
          </table:table-cell>
          <table:table-cell table:style-name="Table38.A1" office:value-type="string">
            <text:p text:style-name="P278">maclib</text:p>
          </table:table-cell>
          <table:table-cell table:style-name="Table38.A1" office:value-type="string">
            <text:p text:style-name="P433">Creates the IPL PSW used by <text:span text:style-name="T4">iplasma.py</text:span>.</text:p>
          </table:table-cell>
        </table:table-row>
        <table:table-row>
          <table:table-cell table:style-name="Table38.A1" office:value-type="string">
            <text:p text:style-name="P277">STLOD1</text:p>
          </table:table-cell>
          <table:table-cell table:style-name="Table38.A1" office:value-type="string">
            <text:p text:style-name="P277">BLINIT</text:p>
          </table:table-cell>
          <table:table-cell table:style-name="Table38.A1" office:value-type="string">
            <text:p text:style-name="P277">lodrmac</text:p>
          </table:table-cell>
          <table:table-cell table:style-name="Table38.A1" office:value-type="string">
            <text:p text:style-name="P432">Stores into the LOD1 assigned storage area the content expected from the boot loader.</text:p>
          </table:table-cell>
        </table:table-row>
        <table:table-row>
          <table:table-cell table:style-name="Table38.A1" office:value-type="string">
            <text:p text:style-name="P277">APROB</text:p>
          </table:table-cell>
          <table:table-cell table:style-name="Table38.A1" office:value-type="string">
            <text:p text:style-name="P277">BLINIT</text:p>
          </table:table-cell>
          <table:table-cell table:style-name="Table38.A1" office:value-type="string">
            <text:p text:style-name="P277">maclib</text:p>
          </table:table-cell>
          <table:table-cell table:style-name="Table38.A1" office:value-type="string">
            <text:p text:style-name="P432">Perform a probing operation determining the execution architecture.</text:p>
          </table:table-cell>
        </table:table-row>
        <table:table-row>
          <table:table-cell table:style-name="Table38.A1" office:value-type="string">
            <text:p text:style-name="P277">AARCH</text:p>
          </table:table-cell>
          <table:table-cell table:style-name="Table38.A1" office:value-type="string">
            <text:p text:style-name="P277">BLINIT</text:p>
          </table:table-cell>
          <table:table-cell table:style-name="Table38.A1" office:value-type="string">
            <text:p text:style-name="P277">lodrmac</text:p>
          </table:table-cell>
          <table:table-cell table:style-name="Table38.A1" office:value-type="string">
            <text:p text:style-name="P432">Adjust to the execution architecture if needed.</text:p>
          </table:table-cell>
        </table:table-row>
        <table:table-row>
          <table:table-cell table:style-name="Table38.A1" office:value-type="string">
            <text:p text:style-name="P278">ZARCH</text:p>
          </table:table-cell>
          <table:table-cell table:style-name="Table38.A1" office:value-type="string">
            <text:p text:style-name="P278">BLINIT</text:p>
          </table:table-cell>
          <table:table-cell table:style-name="Table38.A1" office:value-type="string">
            <text:p text:style-name="P278">maclib</text:p>
          </table:table-cell>
          <table:table-cell table:style-name="Table38.A1" office:value-type="string">
            <text:p text:style-name="P433">Issue the instructions to convert to z/Architecture. <text:s/>Only generated when this is a possibility.</text:p>
          </table:table-cell>
        </table:table-row>
        <table:table-row>
          <table:table-cell table:style-name="Table38.A1" office:value-type="string">
            <text:p text:style-name="P279">BLSCALL</text:p>
          </table:table-cell>
          <table:table-cell table:style-name="Table38.A1" office:value-type="string">
            <text:p text:style-name="P330">Boot <text:span text:style-name="T568">L</text:span>oader</text:p>
          </table:table-cell>
          <table:table-cell table:style-name="Table38.A1" office:value-type="string">
            <text:p text:style-name="P279">srcasm</text:p>
          </table:table-cell>
          <table:table-cell table:style-name="Table38.A1" office:value-type="string">
            <text:p text:style-name="P434">Internal calls by the boot loader to its own services.</text:p>
          </table:table-cell>
        </table:table-row>
      </table:table>
      <text:h text:style-name="P567" text:outline-level="2"><text:bookmark-start text:name="__RefHeading___Toc7932_965947581"/><text:span text:style-name="T560">Boot Loader </text:span>Service<text:span text:style-name="T560">s</text:span><text:bookmark-end text:name="__RefHeading___Toc7932_965947581"/></text:h>
      <text:p text:style-name="P201"><text:span text:style-name="T560">Boot loader services are implemented within the </text:span><text:span text:style-name="T82">lodrsrc/bls.asm</text:span><text:span text:style-name="T560"> source file. <text:s/>The following table identifies the macros used by this implementation. <text:s/></text:span><text:span text:style-name="T562">The boot loader services depend completely upon macros. <text:s/>Accommodating the different CPU and I/O architectures requires significant tailoring of the generated instructions.</text:span></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478">Macro</text:p>
            </table:table-cell>
            <table:table-cell table:style-name="Table37.A1" office:value-type="string">
              <text:p text:style-name="P478">Directory</text:p>
            </table:table-cell>
            <table:table-cell table:style-name="Table37.A1" office:value-type="string">
              <text:p text:style-name="P478">Description</text:p>
            </table:table-cell>
          </table:table-row>
        </table:table-header-rows>
        <table:table-row>
          <table:table-cell table:style-name="Table37.A1" office:value-type="string">
            <text:p text:style-name="P272">SERVS</text:p>
          </table:table-cell>
          <table:table-cell table:style-name="Table37.A1" office:value-type="string">
            <text:p text:style-name="P272">lodrmac</text:p>
          </table:table-cell>
          <table:table-cell table:style-name="Table37.A1" office:value-type="string">
            <text:p text:style-name="P426">Implements the boot loader services framework. <text:s/>The framework acts as an intermediary between the caller and the service. <text:s/>It locates a service’s entry address from its service ID.</text:p>
          </table:table-cell>
        </table:table-row>
        <table:table-row>
          <table:table-cell table:style-name="Table37.A1" office:value-type="string">
            <text:p text:style-name="P272">BLSTABLE</text:p>
          </table:table-cell>
          <table:table-cell table:style-name="Table37.A1" office:value-type="string">
            <text:p text:style-name="P272">lodrmac</text:p>
          </table:table-cell>
          <table:table-cell table:style-name="Table37.A1" office:value-type="string">
            <text:p text:style-name="P426">This is the same macro as used by a program defining the service ID’s. <text:s/><text:soft-page-break/>But when used within the boot loader itself, it also generates a table of entry addresses. <text:s/>Internally, the <text:span text:style-name="T4">SERVID</text:span> macro provides a service’s entry address and its service ID, <text:span text:style-name="T565">t</text:span>he same service ID exposed to other programs that call a service.</text:p>
          </table:table-cell>
        </table:table-row>
        <table:table-row>
          <table:table-cell table:style-name="Table37.A1" office:value-type="string">
            <text:p text:style-name="P272">SERVNOOP</text:p>
          </table:table-cell>
          <table:table-cell table:style-name="Table37.A1" office:value-type="string">
            <text:p text:style-name="P272">lodrmac</text:p>
          </table:table-cell>
          <table:table-cell table:style-name="Table37.A1" office:value-type="string">
            <text:p text:style-name="P426">The <text:span text:style-name="T4">NOOP</text:span> service. <text:s/><text:span text:style-name="T561">Service ID: 0.</text:span></text:p>
          </table:table-cell>
        </table:table-row>
        <table:table-row>
          <table:table-cell table:style-name="Table37.A1" office:value-type="string">
            <text:p text:style-name="P273">SERVIOIN</text:p>
          </table:table-cell>
          <table:table-cell table:style-name="Table37.A1" office:value-type="string">
            <text:p text:style-name="P273">lodrmac</text:p>
          </table:table-cell>
          <table:table-cell table:style-name="Table37.A1" office:value-type="string">
            <text:p text:style-name="P427">The <text:span text:style-name="T4">IOINIT</text:span> service used exclusively by the boot loader. <text:s/>Service ID: 1.</text:p>
          </table:table-cell>
        </table:table-row>
        <table:table-row>
          <table:table-cell table:style-name="Table37.A1" office:value-type="string">
            <text:p text:style-name="P273">SERVQIOT</text:p>
          </table:table-cell>
          <table:table-cell table:style-name="Table37.A1" office:value-type="string">
            <text:p text:style-name="P273">lodrmac</text:p>
          </table:table-cell>
          <table:table-cell table:style-name="Table37.A1" office:value-type="string">
            <text:p text:style-name="P427">The <text:span text:style-name="T4">QIOT</text:span> service. <text:s/>Service ID: 2.</text:p>
          </table:table-cell>
        </table:table-row>
        <table:table-row>
          <table:table-cell table:style-name="Table37.A1" office:value-type="string">
            <text:p text:style-name="P273">SERVENAD</text:p>
          </table:table-cell>
          <table:table-cell table:style-name="Table37.A1" office:value-type="string">
            <text:p text:style-name="P273">lodrmac</text:p>
          </table:table-cell>
          <table:table-cell table:style-name="Table37.A1" office:value-type="string">
            <text:p text:style-name="P427">The <text:span text:style-name="T4">ENADEV</text:span> service. <text:s/>Service ID: 3.</text:p>
          </table:table-cell>
        </table:table-row>
        <table:table-row>
          <table:table-cell table:style-name="Table37.A1" office:value-type="string">
            <text:p text:style-name="P273">SERVEXCP</text:p>
          </table:table-cell>
          <table:table-cell table:style-name="Table37.A1" office:value-type="string">
            <text:p text:style-name="P273">lodrmac</text:p>
          </table:table-cell>
          <table:table-cell table:style-name="Table37.A1" office:value-type="string">
            <text:p text:style-name="P427">The <text:span text:style-name="T4">EXCP</text:span> service. <text:s/>Service ID: 4.</text:p>
          </table:table-cell>
        </table:table-row>
        <table:table-row>
          <table:table-cell table:style-name="Table37.A1" office:value-type="string">
            <text:p text:style-name="P273">SERVPEND</text:p>
          </table:table-cell>
          <table:table-cell table:style-name="Table37.A1" office:value-type="string">
            <text:p text:style-name="P273">lodrmac</text:p>
          </table:table-cell>
          <table:table-cell table:style-name="Table37.A1" office:value-type="string">
            <text:p text:style-name="P427">The <text:span text:style-name="T4">PNDING</text:span> service. <text:s/>Service ID: 5.</text:p>
          </table:table-cell>
        </table:table-row>
        <table:table-row>
          <table:table-cell table:style-name="Table37.A1" office:value-type="string">
            <text:p text:style-name="P273">BLCOMMON</text:p>
          </table:table-cell>
          <table:table-cell table:style-name="Table37.A1" office:value-type="string">
            <text:p text:style-name="P273">lodrmac</text:p>
          </table:table-cell>
          <table:table-cell table:style-name="Table37.A1" office:value-type="string">
            <text:p text:style-name="P427">Data shared between the various services and assembled as part of the boot loader.</text:p>
          </table:table-cell>
        </table:table-row>
        <table:table-row>
          <table:table-cell table:style-name="Table37.A1" office:value-type="string">
            <text:p text:style-name="P273">BLMEM</text:p>
          </table:table-cell>
          <table:table-cell table:style-name="Table37.A1" office:value-type="string">
            <text:p text:style-name="P273">lodrmac</text:p>
          </table:table-cell>
          <table:table-cell table:style-name="Table37.A1" office:value-type="string">
            <text:p text:style-name="P427">Areas used by the boot loader but not assembled as part of the boot loader. <text:s/>Includes service save areas and the Input/Output Table itself. <text:s/>The DSECT generated by this macro, <text:span text:style-name="T83">DMEMORY</text:span><text:span text:style-name="T565">,</text:span> must be <text:span text:style-name="T565">made addressable </text:span>during execution.</text:p>
          </table:table-cell>
        </table:table-row>
      </table:table>
      <text:p text:style-name="P489"/>
      <text:p text:style-name="P204">The addition of a service requires a number of steps.</text:p>
      <text:list xml:id="list1827773911" text:style-name="L18">
        <text:list-item>
          <text:p text:style-name="P614">Code the service in its own macro. <text:s/>It generates code as required by the assembly architecture level. <text:s/>See notes below.</text:p>
        </text:list-item>
        <text:list-item>
          <text:p text:style-name="P614">Call the macro, generating the code for the assembly architecture level.</text:p>
        </text:list-item>
        <text:list-item>
          <text:p text:style-name="P614">Any data shared between services must be added to <text:span text:style-name="T4">BLCOMMON</text:span>.</text:p>
        </text:list-item>
        <text:list-item>
          <text:p text:style-name="P614">Any data that is strictly used during execution must be added to <text:span text:style-name="T4">BLMEM</text:span><text:span text:style-name="T194">, </text:span><text:span text:style-name="T225">including the service’s save area.</text:span></text:p>
        </text:list-item>
        <text:list-item>
          <text:p text:style-name="P614">Add a <text:span text:style-name="T4">SERVID</text:span> macro for the added service to <text:span text:style-name="T4">BLSTABLE</text:span>.</text:p>
        </text:list-item>
      </text:list>
      <text:p text:style-name="P206"><text:span text:style-name="T569">When a new service is coded, it is initiated with a </text:span><text:span text:style-name="T85">SERVICE</text:span><text:span text:style-name="T569"> macro. <text:s/>The service macro </text:span><text:span text:style-name="T570">identifies</text:span><text:span text:style-name="T569"> the:</text:span></text:p>
      <text:list xml:id="list3882665696" text:style-name="L19">
        <text:list-item>
          <text:p text:style-name="P615">service’s entry address (referenced by the service’s <text:span text:style-name="T4">SERVID</text:span> macro),</text:p>
        </text:list-item>
        <text:list-item>
          <text:p text:style-name="P615">service’s <text:span text:style-name="T570">required </text:span>save area <text:span text:style-name="T570">(</text:span>added to <text:span text:style-name="T4">BLMEM</text:span><text:span text:style-name="T84">)</text:span>,</text:p>
        </text:list-item>
        <text:list-item>
          <text:p text:style-name="P615">service’s service ID symbol (used for a storage eye catcher), <text:span text:style-name="T570">and</text:span></text:p>
        </text:list-item>
        <text:list-item>
          <text:p text:style-name="P616">does some entry housekeeping for the service.</text:p>
        </text:list-item>
      </text:list>
      <text:p text:style-name="P205">The service macro is terminated by the <text:span text:style-name="T4">SERVRTN</text:span> macro that returns to the services framework, which in turn will return to the service caller.</text:p>
      <text:h text:style-name="Heading_20_3" text:outline-level="3"><text:bookmark-start text:name="__RefHeading___Toc8479_4153570093"/><text:soft-page-break/>Macros Internal to the Boot Loader Services<text:bookmark-end text:name="__RefHeading___Toc8479_4153570093"/></text:h>
      <text:p text:style-name="P207">The macros used internal to the boot loader services do two primary tasks:</text:p>
      <text:list xml:id="list3846195651" text:style-name="L20">
        <text:list-item>
          <text:p text:style-name="P617">Contribute to the Boot Loader Service Table and</text:p>
        </text:list-item>
        <text:list-item>
          <text:p text:style-name="P617">Manage registers and save areas in conjunction with the services framework (<text:span text:style-name="T4">SERVS</text:span> macro).</text:p>
        </text:list-item>
      </text:list>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480">Macro</text:p>
            </table:table-cell>
            <table:table-cell table:style-name="Table39.A1" office:value-type="string">
              <text:p text:style-name="P444">Used In</text:p>
            </table:table-cell>
            <table:table-cell table:style-name="Table39.A1" office:value-type="string">
              <text:p text:style-name="P444">Directory</text:p>
            </table:table-cell>
            <table:table-cell table:style-name="Table39.A1" office:value-type="string">
              <text:p text:style-name="P480">Description</text:p>
            </table:table-cell>
          </table:table-row>
        </table:table-header-rows>
        <table:table-row>
          <table:table-cell table:style-name="Table39.A2" office:value-type="string">
            <text:p text:style-name="P281">BLSERR</text:p>
          </table:table-cell>
          <table:table-cell table:style-name="Table39.A1" office:value-type="string">
            <text:p text:style-name="P281">SERVIOIN</text:p>
            <text:p text:style-name="P281">SERVENAD</text:p>
          </table:table-cell>
          <table:table-cell table:style-name="Table39.A2" office:value-type="string">
            <text:p text:style-name="P281">lodrmac</text:p>
          </table:table-cell>
          <table:table-cell table:style-name="Table39.A1" office:value-type="string">
            <text:p text:style-name="P436">Common logic used in two services for creation of the I/O error device status mask based upon the device type attributes.</text:p>
          </table:table-cell>
        </table:table-row>
        <table:table-row>
          <table:table-cell table:style-name="Table39.A1" office:value-type="string">
            <text:p text:style-name="P280">SERVEND</text:p>
          </table:table-cell>
          <table:table-cell table:style-name="Table39.A1" office:value-type="string">
            <text:p text:style-name="P280">BLSTABLE</text:p>
          </table:table-cell>
          <table:table-cell table:style-name="Table39.A1" office:value-type="string">
            <text:p text:style-name="P280">lodrmac</text:p>
          </table:table-cell>
          <table:table-cell table:style-name="Table39.A1" office:value-type="string">
            <text:p text:style-name="P435">Terminates the Boot Loader Service Table.</text:p>
          </table:table-cell>
        </table:table-row>
        <table:table-row>
          <table:table-cell table:style-name="Table39.A1" office:value-type="string">
            <text:p text:style-name="P280">SERVICE</text:p>
          </table:table-cell>
          <table:table-cell table:style-name="Table39.A1" office:value-type="string">
            <text:p text:style-name="P224"><text:span text:style-name="T228">each</text:span><text:span text:style-name="T226"> </text:span><text:span text:style-name="T227">service</text:span></text:p>
          </table:table-cell>
          <table:table-cell table:style-name="Table39.A1" office:value-type="string">
            <text:p text:style-name="P280">lodrmac</text:p>
          </table:table-cell>
          <table:table-cell table:style-name="Table39.A1" office:value-type="string">
            <text:p text:style-name="P435">Initiates the service and provides information for <text:span text:style-name="T4">SERVID</text:span>.</text:p>
          </table:table-cell>
        </table:table-row>
        <table:table-row>
          <table:table-cell table:style-name="Table39.A1" office:value-type="string">
            <text:p text:style-name="P280">SERVID</text:p>
          </table:table-cell>
          <table:table-cell table:style-name="Table39.A1" office:value-type="string">
            <text:p text:style-name="P280">BLSTABLE</text:p>
          </table:table-cell>
          <table:table-cell table:style-name="Table39.A1" office:value-type="string">
            <text:p text:style-name="P280">lodrmac</text:p>
          </table:table-cell>
          <table:table-cell table:style-name="Table39.A1" office:value-type="string">
            <text:p text:style-name="P435">Creates an entry for a service within the Boot Loader Services Table.</text:p>
          </table:table-cell>
        </table:table-row>
        <table:table-row>
          <table:table-cell table:style-name="Table39.A1" office:value-type="string">
            <text:p text:style-name="P280">SERVRTN</text:p>
          </table:table-cell>
          <table:table-cell table:style-name="Table39.A1" office:value-type="string">
            <text:p text:style-name="P224"><text:span text:style-name="T228">each</text:span><text:span text:style-name="T226"> </text:span><text:span text:style-name="T227">service</text:span></text:p>
          </table:table-cell>
          <table:table-cell table:style-name="Table39.A1" office:value-type="string">
            <text:p text:style-name="P280">lodrmac</text:p>
          </table:table-cell>
          <table:table-cell table:style-name="Table39.A1" office:value-type="string">
            <text:p text:style-name="P435">Terminates the service and returns to the caller via the services framework.</text:p>
          </table:table-cell>
        </table:table-row>
      </table:table>
      <text:p text:style-name="P4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0784ab" officeooo:paragraph-rsid="000784ab" style:font-size-asian="14pt" style:font-size-complex="14pt"/>
    </style:style>
    <style:style style:name="MP2" style:family="paragraph" style:parent-style-name="Footer">
      <style:paragraph-properties fo:text-align="center" style:justify-single-word="false"/>
      <style:text-properties fo:font-size="12pt" officeooo:rsid="02a7f0ab" officeooo:paragraph-rsid="02a7f0ab"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S – Boot Loader Services</text:p>
      </style:header>
      <style:footer>
        <text:p text:style-name="MP2">Page <text:page-number text:select-page="current">44</text:page-number><text:s/>of <text:page-count>5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0:52:41.717115252</meta:creation-date>
    <dc:date>2020-09-08T08:19:01.827534142</dc:date>
    <meta:editing-duration>P3DT2H56M17S</meta:editing-duration>
    <meta:editing-cycles>402</meta:editing-cycles>
    <meta:generator>LibreOffice/6.4.5.2$Linux_X86_64 LibreOffice_project/40$Build-2</meta:generator>
    <meta:document-statistic meta:table-count="39" meta:image-count="0" meta:object-count="0" meta:page-count="56" meta:paragraph-count="1650" meta:word-count="16208" meta:character-count="96217" meta:non-whitespace-character-count="80451"/>
  </office:meta>
</office:document-meta>
</file>